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officeooo:rsid="000bb970" officeooo:paragraph-rsid="0026723b"/>
    </style:style>
    <style:style style:name="P3" style:family="paragraph" style:parent-style-name="Standard">
      <style:paragraph-properties fo:text-align="justify" style:justify-single-word="false"/>
      <style:text-properties style:font-name="Times New Roman" officeooo:rsid="000bb970" officeooo:paragraph-rsid="00334ccb"/>
    </style:style>
    <style:style style:name="P4" style:family="paragraph" style:parent-style-name="Standard">
      <style:paragraph-properties fo:text-align="justify" style:justify-single-word="false"/>
      <style:text-properties style:font-name="Times New Roman" officeooo:rsid="000bb970" officeooo:paragraph-rsid="00272edd"/>
    </style:style>
    <style:style style:name="P5" style:family="paragraph" style:parent-style-name="Standard">
      <style:paragraph-properties fo:text-align="justify" style:justify-single-word="false"/>
      <style:text-properties style:font-name="Times New Roman" officeooo:rsid="000bb970" officeooo:paragraph-rsid="00327af6"/>
    </style:style>
    <style:style style:name="P6" style:family="paragraph" style:parent-style-name="Standard">
      <style:paragraph-properties fo:text-align="justify" style:justify-single-word="false"/>
      <style:text-properties style:font-name="Times New Roman" officeooo:rsid="000bb970" officeooo:paragraph-rsid="004927cb"/>
    </style:style>
    <style:style style:name="P7" style:family="paragraph" style:parent-style-name="Standard">
      <style:paragraph-properties fo:text-align="justify" style:justify-single-word="false"/>
      <style:text-properties style:font-name="Times New Roman" officeooo:rsid="000bb970" officeooo:paragraph-rsid="00724b64"/>
    </style:style>
    <style:style style:name="P8" style:family="paragraph" style:parent-style-name="Standard">
      <style:paragraph-properties fo:text-align="justify" style:justify-single-word="false"/>
      <style:text-properties style:font-name="Times New Roman" officeooo:rsid="000bb970" officeooo:paragraph-rsid="007ef7a6"/>
    </style:style>
    <style:style style:name="P9" style:family="paragraph" style:parent-style-name="Standard">
      <style:paragraph-properties fo:text-align="justify" style:justify-single-word="false"/>
      <style:text-properties style:font-name="Times New Roman" officeooo:rsid="000bb970" officeooo:paragraph-rsid="00897883"/>
    </style:style>
    <style:style style:name="P10" style:family="paragraph" style:parent-style-name="Standard">
      <style:paragraph-properties fo:text-align="justify" style:justify-single-word="false"/>
      <style:text-properties style:font-name="Times New Roman" officeooo:rsid="000bb970" officeooo:paragraph-rsid="009d91d6"/>
    </style:style>
    <style:style style:name="P11" style:family="paragraph" style:parent-style-name="Standard">
      <style:paragraph-properties fo:text-align="justify" style:justify-single-word="false"/>
      <style:text-properties style:font-name="Times New Roman" officeooo:rsid="000bb970" officeooo:paragraph-rsid="00ab2034"/>
    </style:style>
    <style:style style:name="P12" style:family="paragraph" style:parent-style-name="Standard">
      <style:paragraph-properties fo:text-align="justify" style:justify-single-word="false"/>
      <style:text-properties style:font-name="Times New Roman" officeooo:rsid="000bb970" officeooo:paragraph-rsid="00ae9578"/>
    </style:style>
    <style:style style:name="P13" style:family="paragraph" style:parent-style-name="Standard">
      <style:paragraph-properties fo:text-align="justify" style:justify-single-word="false"/>
      <style:text-properties style:font-name="Times New Roman" officeooo:rsid="000bb970" officeooo:paragraph-rsid="002ceff5"/>
    </style:style>
    <style:style style:name="P14" style:family="paragraph" style:parent-style-name="Standard">
      <style:paragraph-properties fo:text-align="justify" style:justify-single-word="false"/>
      <style:text-properties style:font-name="Times New Roman" officeooo:rsid="000bb970" officeooo:paragraph-rsid="006b0baf"/>
    </style:style>
    <style:style style:name="P15" style:family="paragraph" style:parent-style-name="Standard">
      <style:paragraph-properties fo:text-align="justify" style:justify-single-word="false"/>
      <style:text-properties style:font-name="Times New Roman" officeooo:rsid="000bb970" officeooo:paragraph-rsid="003d6952"/>
    </style:style>
    <style:style style:name="P16" style:family="paragraph" style:parent-style-name="Standard">
      <style:paragraph-properties fo:text-align="justify" style:justify-single-word="false"/>
      <style:text-properties style:font-name="Times New Roman" officeooo:rsid="000bb970" officeooo:paragraph-rsid="0090cc4e"/>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26723b"/>
    </style:style>
    <style:style style:name="P19" style:family="paragraph" style:parent-style-name="Standard">
      <style:paragraph-properties fo:text-align="justify" style:justify-single-word="false"/>
      <style:text-properties style:font-name="Times New Roman" officeooo:paragraph-rsid="00272edd"/>
    </style:style>
    <style:style style:name="P20" style:family="paragraph" style:parent-style-name="Standard">
      <style:paragraph-properties fo:text-align="justify" style:justify-single-word="false"/>
      <style:text-properties style:font-name="Times New Roman" officeooo:paragraph-rsid="004fb3cf"/>
    </style:style>
    <style:style style:name="P21" style:family="paragraph" style:parent-style-name="Standard">
      <style:paragraph-properties fo:text-align="justify" style:justify-single-word="false"/>
      <style:text-properties style:font-name="Times New Roman" officeooo:paragraph-rsid="008e222d"/>
    </style:style>
    <style:style style:name="P22" style:family="paragraph" style:parent-style-name="Standard">
      <style:text-properties style:font-name="Times New Roman" fo:language="gl" fo:country="ES"/>
    </style:style>
    <style:style style:name="P23" style:family="paragraph" style:parent-style-name="Standard">
      <style:text-properties style:font-name="Times New Roman" fo:language="gl" fo:country="ES" style:font-size-asian="10.5pt"/>
    </style:style>
    <style:style style:name="P24" style:family="paragraph" style:parent-style-name="Standard">
      <style:paragraph-properties fo:text-align="justify" style:justify-single-word="false"/>
      <style:text-properties style:font-name="Times New Roman" fo:language="gl" fo:country="ES" style:font-size-asian="10.5pt"/>
    </style:style>
    <style:style style:name="P25" style:family="paragraph" style:parent-style-name="Standard">
      <style:paragraph-properties fo:text-align="justify" style:justify-single-word="false"/>
      <style:text-properties style:font-name="Times New Roman" fo:language="gl" fo:country="ES" officeooo:rsid="000bb970" style:font-size-asian="10.5pt"/>
    </style:style>
    <style:style style:name="P26" style:family="paragraph" style:parent-style-name="Standard">
      <style:paragraph-properties fo:text-align="justify" style:justify-single-word="false"/>
      <style:text-properties style:font-name="Times New Roman" fo:language="gl" fo:country="ES" officeooo:rsid="000bb970"/>
    </style:style>
    <style:style style:name="P27" style:family="paragraph" style:parent-style-name="Standard">
      <style:paragraph-properties fo:text-align="justify" style:justify-single-word="false"/>
      <style:text-properties style:font-name="Times New Roman" fo:language="gl" fo:country="ES"/>
    </style:style>
    <style:style style:name="P28" style:family="paragraph" style:parent-style-name="Standard">
      <style:paragraph-properties fo:text-align="justify" style:justify-single-word="false"/>
      <style:text-properties style:font-name="Times New Roman" fo:language="gl" fo:country="ES" fo:font-style="italic" style:font-style-asian="italic" style:font-style-complex="italic"/>
    </style:style>
    <style:style style:name="P29" style:family="paragraph" style:parent-style-name="Standard">
      <style:paragraph-properties fo:text-align="justify" style:justify-single-word="false"/>
      <style:text-properties style:font-name="Arial" fo:font-size="10pt" style:font-size-asian="10pt" style:font-size-complex="10pt"/>
    </style:style>
    <style:style style:name="P30" style:family="paragraph" style:parent-style-name="Standard">
      <style:paragraph-properties fo:text-align="justify" style:justify-single-word="false"/>
      <style:text-properties style:font-name="Arial" fo:font-size="10pt" officeooo:paragraph-rsid="0051fad2" style:font-size-asian="10pt" style:font-size-complex="10pt"/>
    </style:style>
    <style:style style:name="P31" style:family="paragraph" style:parent-style-name="Standard">
      <style:paragraph-properties fo:text-align="justify" style:justify-single-word="false"/>
      <style:text-properties style:font-name="Arial" fo:font-size="10pt" officeooo:paragraph-rsid="0059e94d"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005e2c40" style:font-size-asian="10pt" style:font-size-complex="10pt"/>
    </style:style>
    <style:style style:name="P33" style:family="paragraph" style:parent-style-name="Standard">
      <style:paragraph-properties fo:text-align="justify" style:justify-single-word="false"/>
      <style:text-properties style:font-name="Arial" fo:font-size="10pt" officeooo:paragraph-rsid="00683193" style:font-size-asian="10pt" style:font-size-complex="10pt"/>
    </style:style>
    <style:style style:name="P34" style:family="paragraph" style:parent-style-name="Standard">
      <style:paragraph-properties fo:text-align="justify" style:justify-single-word="false"/>
      <style:text-properties style:font-name="Arial" fo:font-size="10pt" fo:background-color="#ff0000" style:font-size-asian="10pt" style:font-size-complex="10pt"/>
    </style:style>
    <style:style style:name="P35" style:family="paragraph" style:parent-style-name="Standard">
      <style:paragraph-properties fo:text-align="justify" style:justify-single-word="false"/>
      <style:text-properties style:font-name="Arial" fo:font-size="10pt" fo:background-color="transparent" style:font-size-asian="10pt" style:font-size-complex="10pt"/>
    </style:style>
    <style:style style:name="P36" style:family="paragraph" style:parent-style-name="Standard">
      <style:paragraph-properties fo:text-align="justify" style:justify-single-word="false"/>
      <style:text-properties style:font-name="Courier 10 Pitch" fo:font-size="8pt" officeooo:rsid="000bb970" officeooo:paragraph-rsid="00272edd" style:font-size-asian="8pt" style:font-size-complex="8pt"/>
    </style:style>
    <style:style style:name="P37" style:family="paragraph" style:parent-style-name="Standard">
      <style:paragraph-properties fo:text-align="justify" style:justify-single-word="false"/>
      <style:text-properties style:font-name="Courier 10 Pitch" fo:font-size="8pt" officeooo:rsid="000bb970" officeooo:paragraph-rsid="009fd0bc" style:font-size-asian="8pt" style:font-size-complex="8pt"/>
    </style:style>
    <style:style style:name="P38" style:family="paragraph" style:parent-style-name="Standard">
      <style:paragraph-properties fo:text-align="justify" style:justify-single-word="false"/>
      <style:text-properties style:font-name="Courier 10 Pitch" fo:font-size="8pt" style:font-size-asian="8pt" style:font-size-complex="8pt"/>
    </style:style>
    <style:style style:name="P39" style:family="paragraph" style:parent-style-name="Standard">
      <style:paragraph-properties fo:text-align="justify" style:justify-single-word="false"/>
      <style:text-properties fo:language="gl" fo:country="ES"/>
    </style:style>
    <style:style style:name="P40" style:family="paragraph" style:parent-style-name="Standard">
      <style:paragraph-properties fo:text-align="justify" style:justify-single-word="false"/>
      <style:text-properties fo:language="gl" fo:country="ES" officeooo:rsid="000bb970"/>
    </style:style>
    <style:style style:name="P41" style:family="paragraph" style:parent-style-name="Standard">
      <style:paragraph-properties fo:text-align="justify" style:justify-single-word="false"/>
      <style:text-properties fo:language="gl" fo:country="ES" style:font-size-asian="10.5pt"/>
    </style:style>
    <style:style style:name="P42" style:family="paragraph" style:parent-style-name="Standard">
      <style:paragraph-properties fo:text-align="start" style:justify-single-word="false"/>
      <style:text-properties fo:language="gl" fo:country="ES" style:font-size-asian="10.5pt"/>
    </style:style>
    <style:style style:name="P43" style:family="paragraph" style:parent-style-name="Standard">
      <style:paragraph-properties fo:margin-left="0.1917in" fo:margin-right="0.2756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4" style:family="paragraph" style:parent-style-name="Standard">
      <style:paragraph-properties fo:margin-left="0.3055in" fo:margin-right="0.339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5" style:family="paragraph" style:parent-style-name="Standard">
      <style:paragraph-properties fo:margin-left="0.372in" fo:margin-right="0.3965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46" style:family="paragraph" style:parent-style-name="Standard">
      <style:paragraph-properties fo:margin-left="0.2811in" fo:margin-right="0.4217in" fo:text-align="justify"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7" style:family="paragraph" style:parent-style-name="Standard">
      <style:paragraph-properties fo:margin-left="0.2811in" fo:margin-right="0.4217in" fo:text-align="start" style:justify-single-word="false" fo:text-indent="0in" style:auto-text-indent="false">
        <style:tab-stops>
          <style:tab-stop style:position="6.4728in"/>
        </style:tab-stops>
      </style:paragraph-properties>
      <style:text-properties style:font-name="Arial" fo:font-size="10pt" fo:font-style="italic" style:font-size-asian="10pt" style:font-style-asian="italic" style:font-size-complex="10pt" style:font-style-complex="italic"/>
    </style:style>
    <style:style style:name="P48" style:family="paragraph" style:parent-style-name="Footnote">
      <style:text-properties style:font-name="Times New Roman"/>
    </style:style>
    <style:style style:name="P49" style:family="paragraph" style:parent-style-name="Footnote">
      <style:text-properties style:font-name="Arial" fo:font-size="8pt" style:font-size-asian="8pt" style:font-size-complex="8pt"/>
    </style:style>
    <style:style style:name="P50" style:family="paragraph" style:parent-style-name="Footnote">
      <style:text-properties style:font-name="Arial" fo:font-size="10pt" style:font-size-asian="10pt" style:font-size-complex="10pt"/>
    </style:style>
    <style:style style:name="P51" style:family="paragraph" style:parent-style-name="Footnote">
      <style:text-properties fo:language="gl" fo:country="ES"/>
    </style:style>
    <style:style style:name="P52"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272edd"/>
    </style:style>
    <style:style style:name="P53"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4588de"/>
    </style:style>
    <style:style style:name="P54" style:family="paragraph" style:parent-style-name="Standard">
      <style:paragraph-properties fo:margin-left="0.4925in" fo:margin-right="0in" fo:text-align="justify" style:justify-single-word="false" fo:text-indent="0in" style:auto-text-indent="false"/>
      <style:text-properties style:font-name="Times New Roman" officeooo:rsid="000bb970" officeooo:paragraph-rsid="005864c3"/>
    </style:style>
    <style:style style:name="P55"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272edd" style:font-style-asian="italic" style:font-style-complex="italic"/>
    </style:style>
    <style:style style:name="P56" style:family="paragraph" style:parent-style-name="Standard">
      <style:paragraph-properties fo:margin-left="0.4925in" fo:margin-right="0in" fo:text-align="justify" style:justify-single-word="false" fo:text-indent="0in" style:auto-text-indent="false"/>
      <style:text-properties style:font-name="Times New Roman" fo:font-style="italic" officeooo:rsid="000bb970" officeooo:paragraph-rsid="00680b98" style:font-style-asian="italic" style:font-style-complex="italic"/>
    </style:style>
    <style:style style:name="P57" style:family="paragraph" style:parent-style-name="Standard">
      <style:paragraph-properties fo:margin-left="0.4925in" fo:margin-right="0in" fo:text-indent="0in" style:auto-text-indent="false"/>
      <style:text-properties style:font-name="Times New Roman" fo:language="gl" fo:country="ES"/>
    </style:style>
    <style:style style:name="P58"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font-size-asian="10.5pt"/>
    </style:style>
    <style:style style:name="P59"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rsid="000bb970" style:font-size-asian="10.5pt"/>
    </style:style>
    <style:style style:name="P60"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ize-asian="10.5pt" style:font-style-asian="italic" style:font-style-complex="italic"/>
    </style:style>
    <style:style style:name="P61"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ize-asian="10.5pt" style:font-style-asian="italic" style:font-style-complex="italic"/>
    </style:style>
    <style:style style:name="P62"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officeooo:rsid="000bb970" style:font-style-asian="italic" style:font-style-complex="italic"/>
    </style:style>
    <style:style style:name="P63" style:family="paragraph" style:parent-style-name="Standard">
      <style:paragraph-properties fo:margin-left="0.4925in" fo:margin-right="0in" fo:text-align="justify" style:justify-single-word="false" fo:text-indent="0in" style:auto-text-indent="false"/>
      <style:text-properties style:font-name="Times New Roman" fo:language="gl" fo:country="ES" fo:font-style="italic" style:font-style-asian="italic" style:font-style-complex="italic"/>
    </style:style>
    <style:style style:name="P64" style:family="paragraph" style:parent-style-name="Standard">
      <style:paragraph-properties fo:margin-left="0.4925in" fo:margin-right="0in" fo:text-align="justify" style:justify-single-word="false" fo:text-indent="0in" style:auto-text-indent="false"/>
      <style:text-properties style:font-name="Times New Roman" fo:language="gl" fo:country="ES"/>
    </style:style>
    <style:style style:name="P65" style:family="paragraph" style:parent-style-name="Standard">
      <style:paragraph-properties fo:margin-left="0.4925in" fo:margin-right="0in" fo:text-align="justify" style:justify-single-word="false" fo:text-indent="0in" style:auto-text-indent="false"/>
    </style:style>
    <style:style style:name="P66" style:family="paragraph" style:parent-style-name="Standard">
      <style:paragraph-properties fo:margin-left="0.4925in" fo:margin-right="0in" fo:text-align="justify" style:justify-single-word="false" fo:text-indent="0in" style:auto-text-indent="false"/>
      <style:text-properties officeooo:paragraph-rsid="006b0baf"/>
    </style:style>
    <style:style style:name="P67" style:family="paragraph" style:parent-style-name="Standard">
      <style:paragraph-properties fo:margin-left="0.4925in" fo:margin-right="0in" fo:text-align="justify" style:justify-single-word="false" fo:text-indent="0in" style:auto-text-indent="false"/>
      <style:text-properties officeooo:paragraph-rsid="0061e41c"/>
    </style:style>
    <style:style style:name="P68" style:family="paragraph" style:parent-style-name="Standard">
      <style:paragraph-properties fo:margin-left="0.4925in" fo:margin-right="0in" fo:text-align="justify" style:justify-single-word="false" fo:text-indent="0in" style:auto-text-indent="false"/>
      <style:text-properties officeooo:paragraph-rsid="00644cec"/>
    </style:style>
    <style:style style:name="P69" style:family="paragraph" style:parent-style-name="Standard">
      <style:paragraph-properties fo:margin-left="0.4925in" fo:margin-right="0in" fo:text-align="justify" style:justify-single-word="false" fo:text-indent="0in" style:auto-text-indent="false"/>
      <style:text-properties style:font-name="Courier 10 Pitch" fo:font-size="8pt" officeooo:rsid="000bb970" officeooo:paragraph-rsid="00272edd" style:font-size-asian="8pt" style:font-size-complex="8pt"/>
    </style:style>
    <style:style style:name="P70" style:family="paragraph" style:parent-style-name="Standard">
      <style:paragraph-properties fo:margin-left="0.4925in" fo:margin-right="0in" fo:text-align="justify" style:justify-single-word="false" fo:text-indent="0in" style:auto-text-indent="false"/>
      <style:text-properties style:font-name="Courier 10 Pitch" fo:font-size="8pt" fo:language="gl" fo:country="ES" style:font-size-asian="8pt" style:font-size-complex="8pt"/>
    </style:style>
    <style:style style:name="P71" style:family="paragraph" style:parent-style-name="Standard">
      <style:paragraph-properties fo:margin-left="0.4925in" fo:margin-right="0in" fo:text-align="justify" style:justify-single-word="false" fo:text-indent="0in" style:auto-text-indent="false"/>
      <style:text-properties style:font-name="Courier 10 Pitch" fo:font-size="10pt" officeooo:paragraph-rsid="0004cea4" fo:background-color="transparent" style:font-size-asian="10pt" style:font-size-complex="10pt"/>
    </style:style>
    <style:style style:name="P72" style:family="paragraph" style:parent-style-name="Standard">
      <style:paragraph-properties fo:margin-left="0.4925in" fo:margin-right="0in" fo:text-align="justify" style:justify-single-word="false" fo:text-indent="0in" style:auto-text-indent="false"/>
      <style:text-properties style:font-name="Courier 10 Pitch" fo:font-size="10pt" style:font-size-asian="10pt" style:font-size-complex="10pt"/>
    </style:style>
    <style:style style:name="P73" style:family="paragraph" style:parent-style-name="Standard">
      <style:paragraph-properties fo:margin-left="0.4925in" fo:margin-right="0in" fo:text-align="justify" style:justify-single-word="false" fo:text-indent="0in" style:auto-text-indent="false"/>
      <style:text-properties style:font-name="Courier 10 Pitch" fo:font-size="10pt" fo:language="gl" fo:country="ES" style:font-size-asian="10pt" style:font-size-complex="10pt"/>
    </style:style>
    <style:style style:name="P74" style:family="paragraph" style:parent-style-name="Standard">
      <style:paragraph-properties fo:margin-left="0.4925in" fo:margin-right="0in" fo:text-align="justify" style:justify-single-word="false" fo:text-indent="0in" style:auto-text-indent="false"/>
      <style:text-properties style:font-name="Courier 10 Pitch" fo:language="gl" fo:country="ES" style:font-size-asian="10.5pt"/>
    </style:style>
    <style:style style:name="P75" style:family="paragraph" style:parent-style-name="Standard">
      <style:paragraph-properties fo:margin-left="0.4925in" fo:margin-right="0in" fo:text-align="justify" style:justify-single-word="false" fo:text-indent="0in" style:auto-text-indent="false"/>
      <style:text-properties style:font-name="Arial" fo:font-size="10pt" fo:background-color="transparent" style:font-size-asian="10pt" style:font-size-complex="10pt"/>
    </style:style>
    <style:style style:name="P76" style:family="paragraph" style:parent-style-name="Standard">
      <style:paragraph-properties fo:margin-left="0.4925in" fo:margin-right="0in" fo:text-align="justify" style:justify-single-word="false" fo:text-indent="0in" style:auto-text-indent="false"/>
      <style:text-properties style:font-name="Arial" fo:font-size="10pt" officeooo:paragraph-rsid="0004cea4" fo:background-color="transparent" style:font-size-asian="10pt" style:font-size-complex="10pt"/>
    </style:style>
    <style:style style:name="P77"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78" style:family="paragraph" style:parent-style-name="Standard">
      <style:paragraph-properties fo:margin-left="0.4925in" fo:margin-right="0in" fo:text-align="justify" style:justify-single-word="false" fo:text-indent="0in" style:auto-text-indent="false"/>
      <style:text-properties style:font-name="Arial" fo:font-size="10pt" officeooo:paragraph-rsid="0051fad2" style:font-size-asian="10pt" style:font-size-complex="10pt"/>
    </style:style>
    <style:style style:name="P79" style:family="paragraph" style:parent-style-name="Standard">
      <style:paragraph-properties fo:margin-left="0.4925in" fo:margin-right="0in" fo:text-align="justify" style:justify-single-word="false" fo:text-indent="0in" style:auto-text-indent="false"/>
      <style:text-properties fo:font-size="10pt" style:font-size-asian="10pt" style:font-size-complex="10pt"/>
    </style:style>
    <style:style style:name="P80" style:family="paragraph" style:parent-style-name="Standard">
      <style:paragraph-properties fo:margin-left="0.4925in" fo:margin-right="0in" fo:text-align="justify" style:justify-single-word="false" fo:text-indent="0in" style:auto-text-indent="false"/>
      <style:text-properties style:font-name="Courier New" fo:language="gl" fo:country="ES"/>
    </style:style>
    <style:style style:name="P81" style:family="paragraph" style:parent-style-name="Standard">
      <style:paragraph-properties fo:margin-left="0.4925in" fo:margin-right="0in" fo:text-indent="0in" style:auto-text-indent="false"/>
      <style:text-properties style:font-name="Courier New" fo:language="gl" fo:country="ES" style:font-size-asian="10.5pt"/>
    </style:style>
    <style:style style:name="P82" style:family="paragraph" style:parent-style-name="Standard">
      <style:paragraph-properties fo:margin-left="0.4925in" fo:margin-right="0in" fo:text-align="center" style:justify-single-word="false" fo:text-indent="0in" style:auto-text-indent="false"/>
      <style:text-properties style:font-name="Courier New" fo:language="gl" fo:country="ES" style:font-size-asian="10.5pt"/>
    </style:style>
    <style:style style:name="P83" style:family="paragraph" style:parent-style-name="Standard">
      <style:paragraph-properties fo:margin-left="0.4925in" fo:margin-right="0in" fo:text-indent="0in" style:auto-text-indent="false"/>
      <style:text-properties style:font-name="Courier New" fo:language="gl" fo:country="ES" fo:font-style="italic" style:font-size-asian="10.5pt" style:font-style-asian="italic" style:font-style-complex="italic"/>
    </style:style>
    <style:style style:name="P84" style:family="paragraph" style:parent-style-name="Standard">
      <style:paragraph-properties fo:margin-left="0.4925in" fo:margin-right="0in" fo:text-align="start" style:justify-single-word="false" fo:text-indent="0in" style:auto-text-indent="false"/>
      <style:text-properties style:font-name="Courier New" fo:font-size="10pt" fo:language="gl" fo:country="ES" style:font-size-asian="10pt" style:font-size-complex="10pt"/>
    </style:style>
    <style:style style:name="P85"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2ceff5" style:font-style-asian="normal" style:font-style-complex="normal"/>
    </style:style>
    <style:style style:name="P86" style:family="paragraph" style:parent-style-name="Standard">
      <style:paragraph-properties fo:margin-left="0in" fo:margin-right="0in" fo:text-align="justify" style:justify-single-word="false" fo:text-indent="0in" style:auto-text-indent="false"/>
      <style:text-properties style:font-name="Times New Roman" fo:font-style="normal" officeooo:rsid="000bb970" officeooo:paragraph-rsid="00680b98" style:font-style-asian="normal" style:font-style-complex="normal"/>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 fo:language="gl" fo:country="ES" style:font-size-asian="10.5pt"/>
    </style:style>
    <style:style style:name="P88" style:family="paragraph" style:parent-style-name="Standard">
      <style:paragraph-properties fo:margin-left="0in" fo:margin-right="0in" fo:text-align="justify" style:justify-single-word="false" fo:text-indent="0in" style:auto-text-indent="false"/>
      <style:text-properties style:font-name="Times New Roman" fo:language="gl" fo:country="ES"/>
    </style:style>
    <style:style style:name="P89" style:family="paragraph" style:parent-style-name="Standard">
      <style:paragraph-properties fo:margin-left="0in" fo:margin-right="0in" fo:text-align="justify" style:justify-single-word="false" fo:text-indent="0in" style:auto-text-indent="false"/>
      <style:text-properties style:font-name="Arial" fo:font-size="10pt" style:font-size-asian="10pt" style:font-size-complex="10pt"/>
    </style:style>
    <style:style style:name="P90" style:family="paragraph" style:parent-style-name="Standard">
      <style:paragraph-properties fo:margin-left="0in" fo:margin-right="0in" fo:text-align="start" style:justify-single-word="false" fo:text-indent="0in" style:auto-text-indent="false"/>
      <style:text-properties style:font-name="Courier New" fo:font-size="10pt" fo:language="gl" fo:country="ES" style:font-size-asian="10pt" style:font-size-complex="10pt"/>
    </style:style>
    <style:style style:name="P91" style:family="paragraph" style:parent-style-name="Footnote">
      <style:paragraph-properties fo:margin-left="0in" fo:margin-right="0in" fo:text-indent="0in" style:auto-text-indent="false"/>
      <style:text-properties fo:font-size="12pt" style:font-size-asian="12pt" style:font-size-complex="12pt"/>
    </style:style>
    <style:style style:name="P92" style:family="paragraph" style:parent-style-name="Standard">
      <style:paragraph-properties fo:margin-left="0.389in" fo:margin-right="0.4217in" fo:text-align="justify" style:justify-single-word="false" fo:text-indent="0in" style:auto-text-indent="false"/>
      <style:text-properties style:font-name="Arial" fo:font-size="10pt" fo:font-style="italic" style:font-size-asian="10pt" style:font-style-asian="italic" style:font-size-complex="10pt" style:font-style-complex="italic"/>
    </style:style>
    <style:style style:name="P93" style:family="paragraph" style:parent-style-name="Standard">
      <style:paragraph-properties fo:margin-left="0.372in" fo:margin-right="0.3307in" fo:text-align="justify" style:justify-single-word="false" fo:text-indent="0in" style:auto-text-indent="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94" style:family="paragraph" style:parent-style-name="Standard">
      <style:paragraph-properties fo:margin-left="0.372in" fo:margin-right="0.330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5" style:family="paragraph" style:parent-style-name="Standard">
      <style:paragraph-properties fo:margin-left="0.389in" fo:margin-right="0.4717in" fo:text-align="justify" style:justify-single-word="false"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96" style:family="paragraph" style:parent-style-name="Heading_20_4">
      <style:paragraph-properties fo:margin-left="0.9846in" fo:margin-right="0in" fo:text-indent="-0.6in" style:auto-text-indent="false"/>
    </style:style>
    <style:style style:name="P97" style:family="paragraph" style:parent-style-name="Heading_20_6">
      <style:text-properties fo:font-size="10pt" style:font-size-asian="10pt" style:font-size-complex="10pt"/>
    </style:style>
    <style:style style:name="P98" style:family="paragraph" style:parent-style-name="Heading_20_6">
      <style:text-properties fo:font-size="10pt" officeooo:paragraph-rsid="0059e94d" style:font-size-asian="10pt" style:font-size-complex="10pt"/>
    </style:style>
    <style:style style:name="P99" style:family="paragraph" style:parent-style-name="Heading_20_6">
      <style:paragraph-properties fo:margin-top="0.1665in" fo:margin-bottom="0.0835in" fo:keep-with-next="always"/>
      <style:text-properties style:font-name="Arial" fo:font-size="10pt" style:font-name-asian="DejaVu Sans" style:font-size-asian="10pt" style:font-name-complex="DejaVu Sans" style:font-size-complex="10pt"/>
    </style:style>
    <style:style style:name="P100" style:family="paragraph" style:parent-style-name="Heading_20_6">
      <style:paragraph-properties fo:margin-top="0.1665in" fo:margin-bottom="0.0835in" fo:keep-with-next="always"/>
      <style:text-properties style:font-name="Arial" fo:font-size="10pt" style:font-size-asian="10pt" style:font-size-complex="10pt"/>
    </style:style>
    <style:style style:name="P101" style:family="paragraph" style:parent-style-name="code">
      <style:text-properties officeooo:paragraph-rsid="0067b582"/>
    </style:style>
    <style:style style:name="P102" style:family="paragraph" style:parent-style-name="Heading_20_4">
      <style:paragraph-properties fo:text-align="justify" style:justify-single-word="false"/>
      <style:text-properties fo:font-size="12pt" style:font-size-asian="12pt" style:font-size-complex="12pt"/>
    </style:style>
    <style:style style:name="P103" style:family="paragraph" style:parent-style-name="Heading_20_4">
      <style:paragraph-properties fo:text-align="justify" style:justify-single-word="false"/>
    </style:style>
    <style:style style:name="P104" style:family="paragraph" style:parent-style-name="Heading_20_4">
      <style:paragraph-properties fo:text-align="justify" style:justify-single-word="false"/>
      <style:text-properties fo:language="gl" fo:country="ES"/>
    </style:style>
    <style:style style:name="P105" style:family="paragraph" style:parent-style-name="Standard">
      <style:paragraph-properties fo:margin-left="0.9846in" fo:margin-right="0in" fo:text-align="justify" style:justify-single-word="false" fo:text-indent="0in" style:auto-text-indent="false"/>
      <style:text-properties style:font-name="Times New Roman" fo:language="gl" fo:country="ES" style:font-size-asian="10.5pt"/>
    </style:style>
    <style:style style:name="P106" style:family="paragraph" style:parent-style-name="Heading_20_5">
      <style:paragraph-properties fo:margin-left="0.9846in" fo:margin-right="0in" fo:text-align="justify" style:justify-single-word="false" fo:text-indent="-0.7in" style:auto-text-indent="false"/>
    </style:style>
    <style:style style:name="P107" style:family="paragraph" style:parent-style-name="Heading_20_5">
      <style:paragraph-properties fo:margin-left="0.9846in" fo:margin-right="0in" fo:text-align="justify" style:justify-single-word="false" fo:text-indent="-0.7in" style:auto-text-indent="false"/>
      <style:text-properties fo:language="gl" fo:country="ES"/>
    </style:style>
    <style:style style:name="P108" style:family="paragraph" style:parent-style-name="Heading_20_5">
      <style:paragraph-properties fo:text-align="justify" style:justify-single-word="false"/>
      <style:text-properties fo:language="gl" fo:country="ES"/>
    </style:style>
    <style:style style:name="P109" style:family="paragraph" style:parent-style-name="Standard">
      <style:paragraph-properties fo:text-align="justify" style:justify-single-word="false"/>
    </style:style>
    <style:style style:name="P110" style:family="paragraph" style:parent-style-name="Standard" style:list-style-name="L1">
      <style:paragraph-properties fo:text-align="justify" style:justify-single-word="false"/>
      <style:text-properties officeooo:paragraph-rsid="002f12a2"/>
    </style:style>
    <style:style style:name="P111" style:family="paragraph" style:parent-style-name="Standard" style:list-style-name="L3">
      <style:paragraph-properties fo:text-align="justify" style:justify-single-word="false"/>
      <style:text-properties officeooo:paragraph-rsid="00272edd"/>
    </style:style>
    <style:style style:name="P112" style:family="paragraph" style:parent-style-name="Standard" style:list-style-name="L8">
      <style:paragraph-properties fo:text-align="justify" style:justify-single-word="false"/>
      <style:text-properties officeooo:paragraph-rsid="003d6952"/>
    </style:style>
    <style:style style:name="P113" style:family="paragraph" style:parent-style-name="Standard" style:list-style-name="L9">
      <style:paragraph-properties fo:text-align="justify" style:justify-single-word="false"/>
      <style:text-properties officeooo:paragraph-rsid="0056c3a3"/>
    </style:style>
    <style:style style:name="P114" style:family="paragraph" style:parent-style-name="Standard" style:list-style-name="L10">
      <style:paragraph-properties fo:text-align="justify" style:justify-single-word="false"/>
    </style:style>
    <style:style style:name="P115" style:family="paragraph" style:parent-style-name="Standard" style:list-style-name="L11">
      <style:paragraph-properties fo:text-align="justify" style:justify-single-word="false"/>
    </style:style>
    <style:style style:name="P116" style:family="paragraph" style:parent-style-name="Standard" style:list-style-name="L12">
      <style:paragraph-properties fo:text-align="justify" style:justify-single-word="false"/>
    </style:style>
    <style:style style:name="P117" style:family="paragraph" style:parent-style-name="Standard" style:list-style-name="L13">
      <style:paragraph-properties fo:text-align="justify" style:justify-single-word="false"/>
    </style:style>
    <style:style style:name="P118" style:family="paragraph" style:parent-style-name="Standard" style:list-style-name="L14">
      <style:paragraph-properties fo:text-align="justify" style:justify-single-word="false"/>
      <style:text-properties officeooo:paragraph-rsid="0059e94d"/>
    </style:style>
    <style:style style:name="P119" style:family="paragraph" style:parent-style-name="Standard" style:list-style-name="L15">
      <style:paragraph-properties fo:text-align="justify" style:justify-single-word="false"/>
      <style:text-properties officeooo:paragraph-rsid="0061e41c"/>
    </style:style>
    <style:style style:name="P120" style:family="paragraph" style:parent-style-name="Standard" style:list-style-name="L16">
      <style:paragraph-properties fo:text-align="justify" style:justify-single-word="false"/>
      <style:text-properties officeooo:paragraph-rsid="00644cec"/>
    </style:style>
    <style:style style:name="P121" style:family="paragraph" style:parent-style-name="Standard" style:list-style-name="L17">
      <style:paragraph-properties fo:text-align="justify" style:justify-single-word="false"/>
      <style:text-properties officeooo:paragraph-rsid="0066069a"/>
    </style:style>
    <style:style style:name="P122" style:family="paragraph" style:parent-style-name="Standard" style:list-style-name="L19">
      <style:paragraph-properties fo:text-align="justify" style:justify-single-word="false"/>
      <style:text-properties officeooo:paragraph-rsid="00683193"/>
    </style:style>
    <style:style style:name="P123" style:family="paragraph" style:parent-style-name="Standard" style:list-style-name="L1">
      <style:paragraph-properties fo:text-align="justify" style:justify-single-word="false"/>
      <style:text-properties style:font-name="Times New Roman" officeooo:rsid="000bb970" officeooo:paragraph-rsid="002f12a2"/>
    </style:style>
    <style:style style:name="P124" style:family="paragraph" style:parent-style-name="Standard" style:list-style-name="L2">
      <style:paragraph-properties fo:text-align="justify" style:justify-single-word="false"/>
      <style:text-properties style:font-name="Times New Roman" officeooo:rsid="000bb970" officeooo:paragraph-rsid="002ceff5"/>
    </style:style>
    <style:style style:name="P125" style:family="paragraph" style:parent-style-name="Standard" style:list-style-name="L4">
      <style:paragraph-properties fo:text-align="justify" style:justify-single-word="false"/>
      <style:text-properties style:font-name="Times New Roman" officeooo:rsid="000bb970" officeooo:paragraph-rsid="006b0baf"/>
    </style:style>
    <style:style style:name="P126" style:family="paragraph" style:parent-style-name="Standard" style:list-style-name="L5">
      <style:paragraph-properties fo:text-align="justify" style:justify-single-word="false"/>
      <style:text-properties style:font-name="Times New Roman" officeooo:rsid="000bb970" officeooo:paragraph-rsid="006b0baf"/>
    </style:style>
    <style:style style:name="P127" style:family="paragraph" style:parent-style-name="Standard" style:list-style-name="L6">
      <style:paragraph-properties fo:text-align="justify" style:justify-single-word="false"/>
      <style:text-properties style:font-name="Times New Roman" officeooo:rsid="000bb970" officeooo:paragraph-rsid="00327af6"/>
    </style:style>
    <style:style style:name="P128" style:family="paragraph" style:parent-style-name="Standard" style:list-style-name="L7">
      <style:paragraph-properties fo:text-align="justify" style:justify-single-word="false"/>
      <style:text-properties style:font-name="Times New Roman" officeooo:rsid="000bb970" officeooo:paragraph-rsid="0034da69"/>
    </style:style>
    <style:style style:name="P129" style:family="paragraph" style:parent-style-name="Standard" style:list-style-name="L8">
      <style:paragraph-properties fo:text-align="justify" style:justify-single-word="false"/>
      <style:text-properties style:font-name="Times New Roman" officeooo:rsid="000bb970" officeooo:paragraph-rsid="003d6952"/>
    </style:style>
    <style:style style:name="P130" style:family="paragraph" style:parent-style-name="Standard">
      <style:text-properties style:font-name="Times New Roman" officeooo:rsid="000bb970" officeooo:paragraph-rsid="001ab324"/>
    </style:style>
    <style:style style:name="P131" style:family="paragraph" style:parent-style-name="Standard" style:list-style-name="L29">
      <style:paragraph-properties fo:text-align="justify" style:justify-single-word="false"/>
      <style:text-properties style:font-name="Times New Roman" fo:language="gl" fo:country="ES" style:font-size-asian="10.5pt"/>
    </style:style>
    <style:style style:name="P132" style:family="paragraph" style:parent-style-name="Standard" style:list-style-name="L30">
      <style:paragraph-properties fo:text-align="justify" style:justify-single-word="false"/>
      <style:text-properties style:font-name="Times New Roman" fo:language="gl" fo:country="ES" style:font-size-asian="10.5pt"/>
    </style:style>
    <style:style style:name="P133" style:family="paragraph" style:parent-style-name="Standard" style:list-style-name="L31">
      <style:paragraph-properties fo:text-align="justify" style:justify-single-word="false"/>
      <style:text-properties style:font-name="Times New Roman" fo:language="gl" fo:country="ES" style:font-size-asian="10.5pt"/>
    </style:style>
    <style:style style:name="P134" style:family="paragraph" style:parent-style-name="Standard" style:list-style-name="L32">
      <style:paragraph-properties fo:text-align="justify" style:justify-single-word="false"/>
      <style:text-properties style:font-name="Times New Roman" fo:language="gl" fo:country="ES" style:font-size-asian="10.5pt"/>
    </style:style>
    <style:style style:name="P135" style:family="paragraph" style:parent-style-name="Standard" style:list-style-name="L33">
      <style:paragraph-properties fo:text-align="justify" style:justify-single-word="false"/>
      <style:text-properties style:font-name="Times New Roman" fo:language="gl" fo:country="ES" style:font-size-asian="10.5pt"/>
    </style:style>
    <style:style style:name="P136" style:family="paragraph" style:parent-style-name="Standard" style:list-style-name="L34">
      <style:paragraph-properties fo:text-align="justify" style:justify-single-word="false"/>
      <style:text-properties style:font-name="Times New Roman" fo:language="gl" fo:country="ES" style:font-size-asian="10.5pt"/>
    </style:style>
    <style:style style:name="P137" style:family="paragraph" style:parent-style-name="Standard" style:list-style-name="L35">
      <style:paragraph-properties fo:text-align="justify" style:justify-single-word="false"/>
      <style:text-properties style:font-name="Times New Roman" fo:language="gl" fo:country="ES" style:font-size-asian="10.5pt"/>
    </style:style>
    <style:style style:name="P138" style:family="paragraph" style:parent-style-name="Standard">
      <style:paragraph-properties fo:text-align="justify" style:justify-single-word="false"/>
      <style:text-properties style:font-name="Times New Roman" fo:language="gl" fo:country="ES" officeooo:rsid="000bb970" style:font-size-asian="10.5pt"/>
    </style:style>
    <style:style style:name="P139" style:family="paragraph" style:parent-style-name="Standard">
      <style:paragraph-properties fo:text-align="justify" style:justify-single-word="false"/>
      <style:text-properties style:font-name="Times New Roman" fo:language="gl" fo:country="ES"/>
    </style:style>
    <style:style style:name="P140" style:family="paragraph" style:parent-style-name="Standard" style:list-style-name="L38">
      <style:paragraph-properties fo:text-align="justify" style:justify-single-word="false"/>
      <style:text-properties style:font-name="Times New Roman" fo:language="gl" fo:country="ES"/>
    </style:style>
    <style:style style:name="P141" style:family="paragraph" style:parent-style-name="Standard" style:list-style-name="L39">
      <style:paragraph-properties fo:text-align="justify" style:justify-single-word="false"/>
      <style:text-properties style:font-name="Times New Roman" fo:language="gl" fo:country="ES"/>
    </style:style>
    <style:style style:name="P142" style:family="paragraph" style:parent-style-name="Standard" style:list-style-name="L40">
      <style:paragraph-properties fo:text-align="justify" style:justify-single-word="false"/>
      <style:text-properties style:font-name="Times New Roman" fo:language="gl" fo:country="ES"/>
    </style:style>
    <style:style style:name="P143" style:family="paragraph" style:parent-style-name="Standard" style:list-style-name="L41">
      <style:paragraph-properties fo:text-align="justify" style:justify-single-word="false"/>
      <style:text-properties style:font-name="Times New Roman" fo:language="gl" fo:country="ES"/>
    </style:style>
    <style:style style:name="P144" style:family="paragraph" style:parent-style-name="Standard" style:list-style-name="L36">
      <style:paragraph-properties fo:text-align="justify" style:justify-single-word="false"/>
      <style:text-properties style:font-name="Times New Roman"/>
    </style:style>
    <style:style style:name="P145" style:family="paragraph" style:parent-style-name="Standard">
      <style:paragraph-properties fo:text-align="justify" style:justify-single-word="false"/>
      <style:text-properties style:font-name="Arial" fo:font-size="10pt" style:font-size-asian="10pt" style:font-size-complex="10pt"/>
    </style:style>
    <style:style style:name="P146" style:family="paragraph" style:parent-style-name="Standard">
      <style:paragraph-properties fo:text-align="justify" style:justify-single-word="false"/>
      <style:text-properties style:font-name="Arial" fo:font-size="10pt" officeooo:paragraph-rsid="00434db3" style:font-size-asian="10pt" style:font-size-complex="10pt"/>
    </style:style>
    <style:style style:name="P147" style:family="paragraph" style:parent-style-name="Standard">
      <style:paragraph-properties fo:text-align="justify" style:justify-single-word="false"/>
      <style:text-properties style:font-name="Arial" fo:font-size="10pt" officeooo:paragraph-rsid="0061e41c" style:font-size-asian="10pt" style:font-size-complex="10pt"/>
    </style:style>
    <style:style style:name="P148" style:family="paragraph" style:parent-style-name="Standard" style:list-style-name="L16">
      <style:paragraph-properties fo:text-align="justify" style:justify-single-word="false"/>
      <style:text-properties style:font-name="Arial" fo:font-size="10pt" officeooo:paragraph-rsid="00644cec" style:font-size-asian="10pt" style:font-size-complex="10pt"/>
    </style:style>
    <style:style style:name="P149" style:family="paragraph" style:parent-style-name="Standard" style:list-style-name="L18">
      <style:paragraph-properties fo:text-align="justify" style:justify-single-word="false"/>
      <style:text-properties style:font-name="Arial" fo:font-size="10pt" officeooo:paragraph-rsid="0067b582" style:font-size-asian="10pt" style:font-size-complex="10pt"/>
    </style:style>
    <style:style style:name="P150" style:family="paragraph" style:parent-style-name="Standard">
      <style:paragraph-properties fo:text-align="justify" style:justify-single-word="false"/>
      <style:text-properties style:font-name="Arial" fo:font-size="10pt" officeooo:paragraph-rsid="00739131" style:font-size-asian="10pt" style:font-size-complex="10pt"/>
    </style:style>
    <style:style style:name="P151" style:family="paragraph" style:parent-style-name="Standard">
      <style:paragraph-properties fo:text-align="justify" style:justify-single-word="false"/>
      <style:text-properties style:font-name="Arial" fo:font-size="10pt" officeooo:paragraph-rsid="0073fd7f" style:font-size-asian="10pt" style:font-size-complex="10pt"/>
    </style:style>
    <style:style style:name="P152" style:family="paragraph" style:parent-style-name="Standard" style:list-style-name="L21">
      <style:paragraph-properties fo:text-align="justify" style:justify-single-word="false"/>
      <style:text-properties style:font-name="Arial" fo:font-size="10pt" officeooo:paragraph-rsid="00766cb4" style:font-size-asian="10pt" style:font-size-complex="10pt"/>
    </style:style>
    <style:style style:name="P153" style:family="paragraph" style:parent-style-name="Standard" style:list-style-name="L21">
      <style:paragraph-properties fo:text-align="justify" style:justify-single-word="false"/>
      <style:text-properties style:font-name="Arial" fo:font-size="10pt" fo:font-style="normal" officeooo:paragraph-rsid="007712de" style:font-size-asian="10pt" style:font-style-asian="normal" style:font-size-complex="10pt" style:font-style-complex="normal"/>
    </style:style>
    <style:style style:name="P154" style:family="paragraph" style:parent-style-name="Standard" style:list-style-name="L21">
      <style:text-properties officeooo:paragraph-rsid="00739131"/>
    </style:style>
    <style:style style:name="P155" style:family="paragraph" style:parent-style-name="Standard">
      <style:paragraph-properties fo:text-align="justify" style:justify-single-word="false"/>
      <style:text-properties fo:font-style="normal" officeooo:paragraph-rsid="007712de" style:font-style-asian="normal" style:font-style-complex="normal"/>
    </style:style>
    <style:style style:name="P156" style:family="paragraph" style:parent-style-name="Standard">
      <style:paragraph-properties fo:text-align="justify" style:justify-single-word="false"/>
      <style:text-properties fo:language="gl" fo:country="ES"/>
    </style:style>
    <style:style style:name="P157" style:family="paragraph" style:parent-style-name="Standard" style:list-style-name="L37">
      <style:paragraph-properties fo:text-align="justify" style:justify-single-word="false"/>
      <style:text-properties fo:language="gl" fo:country="ES"/>
    </style:style>
    <style:style style:name="P158" style:family="paragraph" style:parent-style-name="Standard">
      <style:paragraph-properties fo:text-align="justify" style:justify-single-word="false"/>
      <style:text-properties fo:language="gl" fo:country="ES" style:font-size-asian="10.5pt"/>
    </style:style>
    <style:style style:name="P159" style:family="paragraph" style:parent-style-name="Standard" style:list-style-name="L42">
      <style:paragraph-properties fo:text-align="justify" style:justify-single-word="false"/>
      <style:text-properties fo:language="gl" fo:country="ES" style:font-size-asian="10.5pt"/>
    </style:style>
    <style:style style:name="P160" style:family="paragraph" style:parent-style-name="Standard">
      <style:paragraph-properties fo:margin-left="0.4925in" fo:margin-right="0in" fo:text-align="justify" style:justify-single-word="false" fo:text-indent="0in" style:auto-text-indent="false"/>
      <style:text-properties style:font-name="Arial" fo:font-size="10pt" style:font-size-asian="10pt" style:font-size-complex="10pt"/>
    </style:style>
    <style:style style:name="P161" style:family="paragraph" style:parent-style-name="Standard">
      <style:paragraph-properties fo:margin-left="0.4925in" fo:margin-right="0in" fo:text-align="justify" style:justify-single-word="false" fo:text-indent="0in" style:auto-text-indent="false"/>
      <style:text-properties style:font-name="Arial" fo:font-size="10pt" officeooo:paragraph-rsid="0061e41c" style:font-size-asian="10pt" style:font-size-complex="10pt"/>
    </style:style>
    <style:style style:name="P162" style:family="paragraph" style:parent-style-name="Standard">
      <style:paragraph-properties fo:margin-left="0.4925in" fo:margin-right="0in" fo:text-align="justify" style:justify-single-word="false" fo:text-indent="0in" style:auto-text-indent="false"/>
      <style:text-properties style:font-name="Times New Roman" fo:language="gl" fo:country="ES" officeooo:paragraph-rsid="007fab5f" style:font-size-asian="10.5pt"/>
    </style:style>
    <style:style style:name="P163" style:family="paragraph" style:parent-style-name="Standard">
      <style:paragraph-properties fo:margin-left="0.4925in" fo:margin-right="0in" fo:text-align="start" style:justify-single-word="false" fo:text-indent="0in" style:auto-text-indent="false"/>
      <style:text-properties style:font-name="Courier New" fo:font-size="10pt" fo:language="gl" fo:country="ES" style:font-size-asian="10pt" style:font-size-complex="10pt"/>
    </style:style>
    <style:style style:name="P164" style:family="paragraph" style:parent-style-name="Standard">
      <style:paragraph-properties fo:margin-left="0.4925in" fo:margin-right="0in" fo:text-indent="0in" style:auto-text-indent="false"/>
      <style:text-properties style:font-name="Courier New" fo:language="gl" fo:country="ES" style:font-size-asian="10.5pt"/>
    </style:style>
    <style:style style:name="P165" style:family="paragraph" style:parent-style-name="Standard">
      <style:paragraph-properties fo:margin-left="0in" fo:margin-right="0in" fo:text-align="start" style:justify-single-word="false" fo:text-indent="0in" style:auto-text-indent="false"/>
      <style:text-properties style:font-name="Courier New" fo:font-size="10pt" fo:language="gl" fo:country="ES" style:font-size-asian="10pt" style:font-size-complex="10pt"/>
    </style:style>
    <style:style style:name="P166" style:family="paragraph" style:parent-style-name="Heading_20_1">
      <style:paragraph-properties fo:text-align="justify" style:justify-single-word="false"/>
      <style:text-properties officeooo:rsid="002778a5"/>
    </style:style>
    <style:style style:name="P167" style:family="paragraph" style:parent-style-name="Heading_20_1">
      <style:paragraph-properties fo:text-align="justify" style:justify-single-word="false"/>
      <style:text-properties style:font-name="Times New Roman" officeooo:rsid="001c1132" officeooo:paragraph-rsid="0026723b"/>
    </style:style>
    <style:style style:name="P168" style:family="paragraph" style:parent-style-name="Heading_20_1">
      <style:paragraph-properties fo:text-align="justify" style:justify-single-word="false"/>
      <style:text-properties style:font-name="Times New Roman" officeooo:rsid="000bb970" officeooo:paragraph-rsid="0026723b"/>
    </style:style>
    <style:style style:name="P169" style:family="paragraph" style:parent-style-name="Heading_20_1">
      <style:paragraph-properties fo:text-align="justify" style:justify-single-word="false"/>
      <style:text-properties style:font-name="Times New Roman" fo:language="gl" fo:country="ES"/>
    </style:style>
    <style:style style:name="P170" style:family="paragraph" style:parent-style-name="Heading_20_1">
      <style:paragraph-properties fo:text-align="justify" style:justify-single-word="false"/>
    </style:style>
    <style:style style:name="P171" style:family="paragraph" style:parent-style-name="Heading_20_1">
      <style:paragraph-properties fo:text-align="justify" style:justify-single-word="false"/>
      <style:text-properties style:font-name="Arial" fo:font-size="10pt" style:font-size-asian="10pt" style:font-size-complex="10pt"/>
    </style:style>
    <style:style style:name="P172" style:family="paragraph" style:parent-style-name="Heading_20_1">
      <style:text-properties fo:language="gl" fo:country="ES"/>
    </style:style>
    <style:style style:name="P173" style:family="paragraph" style:parent-style-name="Heading_20_1">
      <style:paragraph-properties fo:text-align="justify" style:justify-single-word="false"/>
      <style:text-properties fo:language="gl" fo:country="ES"/>
    </style:style>
    <style:style style:name="P174" style:family="paragraph" style:parent-style-name="Heading_20_1">
      <style:paragraph-properties fo:text-align="justify" style:justify-single-word="false"/>
      <style:text-properties fo:language="gl" fo:country="ES" style:font-size-asian="10.5pt"/>
    </style:style>
    <style:style style:name="P175" style:family="paragraph" style:parent-style-name="Heading_20_1">
      <style:paragraph-properties fo:margin-left="0in" fo:margin-right="0in" fo:text-align="justify" style:justify-single-word="false" fo:text-indent="0in" style:auto-text-indent="false"/>
    </style:style>
    <style:style style:name="P176" style:family="paragraph" style:parent-style-name="Heading_20_1">
      <style:paragraph-properties fo:margin-left="0in" fo:margin-right="0in" fo:text-indent="0in" style:auto-text-indent="false"/>
      <style:text-properties style:font-name="Courier New" fo:language="gl" fo:country="ES" style:font-size-asian="10.5pt"/>
    </style:style>
    <style:style style:name="P177" style:family="paragraph" style:parent-style-name="Contents_20_2">
      <style:paragraph-properties>
        <style:tab-stops>
          <style:tab-stop style:position="6.7283in" style:type="right" style:leader-style="dotted" style:leader-text="."/>
        </style:tab-stops>
      </style:paragraph-properties>
    </style:style>
    <style:style style:name="P178" style:family="paragraph" style:parent-style-name="Heading_20_2">
      <style:paragraph-properties fo:text-align="justify" style:justify-single-word="false"/>
    </style:style>
    <style:style style:name="P179" style:family="paragraph" style:parent-style-name="Heading_20_2">
      <style:paragraph-properties fo:text-align="justify" style:justify-single-word="false"/>
      <style:text-properties fo:language="gl" fo:country="ES"/>
    </style:style>
    <style:style style:name="P180" style:family="paragraph" style:parent-style-name="Contents_20_1">
      <style:paragraph-properties>
        <style:tab-stops>
          <style:tab-stop style:position="6.9252in" style:type="right" style:leader-style="dotted" style:leader-text="."/>
        </style:tab-stops>
      </style:paragraph-properties>
    </style:style>
    <style:style style:name="P181" style:family="paragraph" style:parent-style-name="Contents_20_4">
      <style:paragraph-properties>
        <style:tab-stops>
          <style:tab-stop style:position="6.3354in" style:type="right" style:leader-style="dotted" style:leader-text="."/>
        </style:tab-stops>
      </style:paragraph-properties>
    </style:style>
    <style:style style:name="P182" style:family="paragraph" style:parent-style-name="Contents_20_3">
      <style:paragraph-properties>
        <style:tab-stops>
          <style:tab-stop style:position="6.5319in" style:type="right" style:leader-style="dotted" style:leader-text="."/>
        </style:tab-stops>
      </style:paragraph-properties>
    </style:style>
    <style:style style:name="P183" style:family="paragraph" style:parent-style-name="Heading_20_3">
      <style:paragraph-properties fo:text-align="justify" style:justify-single-word="false"/>
    </style:style>
    <style:style style:name="P184" style:family="paragraph" style:parent-style-name="Heading_20_3">
      <style:paragraph-properties fo:text-align="justify" style:justify-single-word="false"/>
      <style:text-properties fo:language="gl" fo:country="ES"/>
    </style:style>
    <style:style style:name="P185" style:family="paragraph" style:parent-style-name="Heading_20_3">
      <style:paragraph-properties fo:margin-left="-0.0075in" fo:margin-right="0in" fo:text-indent="0.0075in" style:auto-text-indent="false"/>
    </style:style>
    <style:style style:name="P186" style:family="paragraph" style:parent-style-name="Heading_20_6">
      <style:text-properties fo:font-weight="bold" style:font-weight-asian="bold" style:font-weight-complex="bold"/>
    </style:style>
    <style:style style:name="P187"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officeooo:rsid="000bb970"/>
    </style:style>
    <style:style style:name="T2" style:family="text">
      <style:text-properties officeooo:rsid="002778a5"/>
    </style:style>
    <style:style style:name="T3" style:family="text">
      <style:text-properties style:font-name="Times New Roman"/>
    </style:style>
    <style:style style:name="T4" style:family="text">
      <style:text-properties style:font-name="Times New Roman" officeooo:rsid="000bb970"/>
    </style:style>
    <style:style style:name="T5" style:family="text">
      <style:text-properties style:font-name="Times New Roman" fo:font-style="italic" officeooo:rsid="000bb970" style:font-style-asian="italic" style:font-style-complex="italic"/>
    </style:style>
    <style:style style:name="T6" style:family="text">
      <style:text-properties style:font-name="Times New Roman" fo:font-style="normal" officeooo:rsid="000bb970" style:font-style-asian="normal" style:font-style-complex="normal"/>
    </style:style>
    <style:style style:name="T7" style:family="text">
      <style:text-properties style:font-name="Times New Roman" officeooo:rsid="005df55e"/>
    </style:style>
    <style:style style:name="T8" style:family="text">
      <style:text-properties style:font-name="Times New Roman" officeooo:rsid="00901e2a"/>
    </style:style>
    <style:style style:name="T9" style:family="text">
      <style:text-properties style:font-name="Times New Roman" fo:language="gl" fo:country="ES"/>
    </style:style>
    <style:style style:name="T10" style:family="text">
      <style:text-properties officeooo:rsid="002b4f11"/>
    </style:style>
    <style:style style:name="T11" style:family="text">
      <style:text-properties officeooo:rsid="002ea178"/>
    </style:style>
    <style:style style:name="T12" style:family="text">
      <style:text-properties fo:font-style="italic" style:font-style-asian="italic" style:font-style-complex="italic"/>
    </style:style>
    <style:style style:name="T13" style:family="text">
      <style:text-properties fo:font-style="italic" officeooo:rsid="00449fd3" style:font-style-asian="italic" style:font-style-complex="italic"/>
    </style:style>
    <style:style style:name="T14" style:family="text">
      <style:text-properties fo:font-style="italic" officeooo:rsid="000bb970" style:font-style-asian="italic" style:font-style-complex="italic"/>
    </style:style>
    <style:style style:name="T15" style:family="text">
      <style:text-properties fo:font-style="italic" officeooo:rsid="00847149" style:font-style-asian="italic" style:font-style-complex="italic"/>
    </style:style>
    <style:style style:name="T16" style:family="text">
      <style:text-properties fo:font-style="italic" officeooo:rsid="009591c0" style:font-style-asian="italic" style:font-style-complex="italic"/>
    </style:style>
    <style:style style:name="T17" style:family="text">
      <style:text-properties fo:font-style="italic" officeooo:rsid="0082af8f" style:font-style-asian="italic" style:font-style-complex="italic"/>
    </style:style>
    <style:style style:name="T18" style:family="text">
      <style:text-properties fo:font-style="italic" officeooo:rsid="009713b9" style:font-style-asian="italic" style:font-style-complex="italic"/>
    </style:style>
    <style:style style:name="T19" style:family="text">
      <style:text-properties fo:font-style="italic" officeooo:rsid="00739131"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officeooo:rsid="000bb970" style:font-style-asian="italic" style:font-style-complex="italic"/>
    </style:style>
    <style:style style:name="T22" style:family="text">
      <style:text-properties fo:font-style="italic" fo:background-color="transparent"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0bb970" style:font-style-asian="normal" style:font-style-complex="normal"/>
    </style:style>
    <style:style style:name="T26" style:family="text">
      <style:text-properties fo:font-style="normal" fo:font-weight="bold" officeooo:rsid="00766cb4" style:font-style-asian="normal" style:font-weight-asian="bold" style:font-style-complex="normal" style:font-weight-complex="bold"/>
    </style:style>
    <style:style style:name="T27" style:family="text">
      <style:text-properties officeooo:rsid="0036fc2b"/>
    </style:style>
    <style:style style:name="T28" style:family="text">
      <style:text-properties officeooo:rsid="003acc07"/>
    </style:style>
    <style:style style:name="T29" style:family="text">
      <style:text-properties fo:font-weight="bold" style:font-weight-asian="bold"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officeooo:rsid="0037bace"/>
    </style:style>
    <style:style style:name="T33" style:family="text">
      <style:text-properties officeooo:rsid="0040c259"/>
    </style:style>
    <style:style style:name="T34" style:family="text">
      <style:text-properties officeooo:rsid="00580931"/>
    </style:style>
    <style:style style:name="T35" style:family="text">
      <style:text-properties officeooo:rsid="00638acb"/>
    </style:style>
    <style:style style:name="T36" style:family="text">
      <style:text-properties officeooo:rsid="006509d3"/>
    </style:style>
    <style:style style:name="T37" style:family="text">
      <style:text-properties officeooo:rsid="00659239"/>
    </style:style>
    <style:style style:name="T38" style:family="text">
      <style:text-properties officeooo:rsid="006e5c74"/>
    </style:style>
    <style:style style:name="T39" style:family="text">
      <style:text-properties officeooo:rsid="006ee012"/>
    </style:style>
    <style:style style:name="T40" style:family="text">
      <style:text-properties officeooo:rsid="007086bc"/>
    </style:style>
    <style:style style:name="T41" style:family="text">
      <style:text-properties officeooo:rsid="007343bb"/>
    </style:style>
    <style:style style:name="T42" style:family="text">
      <style:text-properties officeooo:rsid="00757522"/>
    </style:style>
    <style:style style:name="T43" style:family="text">
      <style:text-properties officeooo:rsid="00774afa"/>
    </style:style>
    <style:style style:name="T44" style:family="text">
      <style:text-properties officeooo:rsid="0078cc69"/>
    </style:style>
    <style:style style:name="T45" style:family="text">
      <style:text-properties officeooo:rsid="0079fb61"/>
    </style:style>
    <style:style style:name="T46" style:family="text">
      <style:text-properties officeooo:rsid="0080cc49"/>
    </style:style>
    <style:style style:name="T47" style:family="text">
      <style:text-properties officeooo:rsid="0082af8f"/>
    </style:style>
    <style:style style:name="T48" style:family="text">
      <style:text-properties officeooo:rsid="0083cd73"/>
    </style:style>
    <style:style style:name="T49" style:family="text">
      <style:text-properties officeooo:rsid="00847149"/>
    </style:style>
    <style:style style:name="T50" style:family="text">
      <style:text-properties officeooo:rsid="0085056f"/>
    </style:style>
    <style:style style:name="T51" style:family="text">
      <style:text-properties officeooo:rsid="0086ee3c"/>
    </style:style>
    <style:style style:name="T52" style:family="text">
      <style:text-properties officeooo:rsid="00877279"/>
    </style:style>
    <style:style style:name="T53" style:family="text">
      <style:text-properties officeooo:rsid="0087c070"/>
    </style:style>
    <style:style style:name="T54" style:family="text">
      <style:text-properties officeooo:rsid="0087ed52"/>
    </style:style>
    <style:style style:name="T55" style:family="text">
      <style:text-properties officeooo:rsid="0089c226"/>
    </style:style>
    <style:style style:name="T56" style:family="text">
      <style:text-properties officeooo:rsid="00951530"/>
    </style:style>
    <style:style style:name="T57" style:family="text">
      <style:text-properties officeooo:rsid="009591c0"/>
    </style:style>
    <style:style style:name="T58" style:family="text">
      <style:text-properties officeooo:rsid="009713b9"/>
    </style:style>
    <style:style style:name="T59" style:family="text">
      <style:text-properties officeooo:rsid="0099d005"/>
    </style:style>
    <style:style style:name="T60" style:family="text">
      <style:text-properties officeooo:rsid="009a653d"/>
    </style:style>
    <style:style style:name="T61" style:family="text">
      <style:text-properties officeooo:rsid="009bd383"/>
    </style:style>
    <style:style style:name="T62" style:family="text">
      <style:text-properties officeooo:rsid="00a12d24"/>
    </style:style>
    <style:style style:name="T63" style:family="text">
      <style:text-properties officeooo:rsid="00b0f965"/>
    </style:style>
    <style:style style:name="T64" style:family="text">
      <style:text-properties officeooo:rsid="00b52b7c"/>
    </style:style>
    <style:style style:name="T65" style:family="text">
      <style:text-properties officeooo:rsid="00418f6b"/>
    </style:style>
    <style:style style:name="T66" style:family="text">
      <style:text-properties officeooo:rsid="0042ac65"/>
    </style:style>
    <style:style style:name="T67" style:family="text">
      <style:text-properties style:font-name="Arial"/>
    </style:style>
    <style:style style:name="T68" style:family="text">
      <style:text-properties style:font-name="Arial" fo:font-style="italic" style:font-style-asian="italic" style:font-style-complex="italic"/>
    </style:style>
    <style:style style:name="T69" style:family="text">
      <style:text-properties style:font-name="Arial" fo:font-style="italic" style:text-underline-style="none" style:font-style-asian="italic" style:font-style-complex="italic"/>
    </style:style>
    <style:style style:name="T70" style:family="text">
      <style:text-properties style:font-name="Arial" fo:font-size="8pt" style:font-size-asian="8pt" style:font-size-complex="8pt"/>
    </style:style>
    <style:style style:name="T71" style:family="text">
      <style:text-properties style:font-name="Arial" fo:font-size="8pt" fo:font-style="italic" style:font-size-asian="8pt" style:font-style-asian="italic" style:font-size-complex="8pt" style:font-style-complex="italic"/>
    </style:style>
    <style:style style:name="T72" style:family="text">
      <style:text-properties style:font-name="Arial" fo:font-size="8pt" fo:font-style="normal" style:font-size-asian="8pt" style:font-style-asian="normal" style:font-size-complex="8pt" style:font-style-complex="normal"/>
    </style:style>
    <style:style style:name="T73" style:family="text">
      <style:text-properties style:font-name="Arial" fo:font-size="10pt" style:font-size-asian="10pt" style:font-size-complex="10pt"/>
    </style:style>
    <style:style style:name="T74" style:family="text">
      <style:text-properties style:font-name="Arial" fo:font-size="10pt" officeooo:rsid="00125f93" style:font-size-asian="10pt" style:font-size-complex="10pt"/>
    </style:style>
    <style:style style:name="T75" style:family="text">
      <style:text-properties style:font-name="Arial" fo:font-size="10pt" officeooo:rsid="00138c76" style:font-size-asian="10pt" style:font-size-complex="10pt"/>
    </style:style>
    <style:style style:name="T76" style:family="text">
      <style:text-properties style:font-name="Arial" fo:font-size="10pt" officeooo:rsid="0014f8ac" style:font-size-asian="10pt" style:font-size-complex="10pt"/>
    </style:style>
    <style:style style:name="T77" style:family="text">
      <style:text-properties style:font-name="Arial" fo:font-size="10pt" officeooo:rsid="007712de" style:font-size-asian="10pt" style:font-size-complex="10pt"/>
    </style:style>
    <style:style style:name="T78" style:family="text">
      <style:text-properties style:font-name="Arial" fo:font-size="10pt" fo:font-style="italic" style:font-size-asian="10pt" style:font-style-asian="italic" style:font-size-complex="10pt" style:font-style-complex="italic"/>
    </style:style>
    <style:style style:name="T79" style:family="text">
      <style:text-properties style:font-name="Arial" fo:font-size="10pt" fo:font-style="italic" fo:background-color="transparent" style:font-size-asian="10pt" style:font-style-asian="italic" style:font-size-complex="10pt" style:font-style-complex="italic"/>
    </style:style>
    <style:style style:name="T80" style:family="text">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T81" style:family="text">
      <style:text-properties style:font-name="Arial" fo:font-size="10pt" fo:background-color="transparent" style:font-size-asian="10pt" style:font-size-complex="10pt"/>
    </style:style>
    <style:style style:name="T82" style:family="text">
      <style:text-properties style:font-name="Arial" fo:font-size="10pt" fo:font-weight="bold" style:font-size-asian="10pt" style:font-weight-asian="bold" style:font-size-complex="10pt" style:font-weight-complex="bold"/>
    </style:style>
    <style:style style:name="T83" style:family="text">
      <style:text-properties style:font-name="Arial" fo:font-size="10pt" fo:font-weight="bold" style:font-name-asian="DejaVu Sans" style:font-size-asian="10pt" style:font-weight-asian="bold" style:font-name-complex="DejaVu Sans" style:font-size-complex="10pt" style:font-weight-complex="bold"/>
    </style:style>
    <style:style style:name="T84" style:family="text">
      <style:text-properties style:font-name="Arial" fo:font-size="10pt" fo:font-style="normal" fo:font-weight="bold" officeooo:rsid="00739131" style:font-size-asian="10pt" style:font-style-asian="normal" style:font-weight-asian="bold" style:font-size-complex="10pt" style:font-style-complex="normal" style:font-weight-complex="bold"/>
    </style:style>
    <style:style style:name="T85" style:family="text">
      <style:text-properties style:font-name="Arial" officeooo:rsid="0003c00d"/>
    </style:style>
    <style:style style:name="T86" style:family="text">
      <style:text-properties fo:background-color="transparent"/>
    </style:style>
    <style:style style:name="T87" style:family="text">
      <style:text-properties fo:font-size="8pt" style:font-size-asian="8pt" style:font-size-complex="8pt"/>
    </style:style>
    <style:style style:name="T88" style:family="text">
      <style:text-properties officeooo:rsid="00006504"/>
    </style:style>
    <style:style style:name="T89" style:family="text">
      <style:text-properties officeooo:rsid="00014ceb"/>
    </style:style>
    <style:style style:name="T90" style:family="text">
      <style:text-properties officeooo:rsid="00019835"/>
    </style:style>
    <style:style style:name="T91" style:family="text">
      <style:text-properties style:use-window-font-color="true" fo:background-color="transparent"/>
    </style:style>
    <style:style style:name="T92" style:family="text">
      <style:text-properties style:use-window-font-color="true" officeooo:rsid="00019835" fo:background-color="transparent"/>
    </style:style>
    <style:style style:name="T93" style:family="text">
      <style:text-properties style:font-name="Courier 10 Pitch"/>
    </style:style>
    <style:style style:name="T94" style:family="text">
      <style:text-properties style:font-name="Courier 10 Pitch" fo:font-size="10pt" fo:background-color="transparent" style:font-size-asian="10pt" style:font-size-complex="10pt"/>
    </style:style>
    <style:style style:name="T95" style:family="text">
      <style:text-properties style:font-name="Courier 10 Pitch" fo:font-size="10pt" officeooo:rsid="001a1972" fo:background-color="transparent" style:font-size-asian="10pt" style:font-size-complex="10pt"/>
    </style:style>
    <style:style style:name="T96" style:family="text">
      <style:text-properties officeooo:rsid="00067d6e"/>
    </style:style>
    <style:style style:name="T97" style:family="text">
      <style:text-properties officeooo:rsid="00079faf"/>
    </style:style>
    <style:style style:name="T98" style:family="text">
      <style:text-properties officeooo:rsid="000849e9"/>
    </style:style>
    <style:style style:name="T99" style:family="text">
      <style:text-properties officeooo:rsid="00091c9e"/>
    </style:style>
    <style:style style:name="T100" style:family="text">
      <style:text-properties officeooo:rsid="000a1252"/>
    </style:style>
    <style:style style:name="T101" style:family="text">
      <style:text-properties officeooo:rsid="000a9407"/>
    </style:style>
    <style:style style:name="T102" style:family="text">
      <style:text-properties officeooo:rsid="000b3920"/>
    </style:style>
    <style:style style:name="T103" style:family="text">
      <style:text-properties officeooo:rsid="000d095b"/>
    </style:style>
    <style:style style:name="T104" style:family="text">
      <style:text-properties officeooo:rsid="000e880a"/>
    </style:style>
    <style:style style:name="T105" style:family="text">
      <style:text-properties officeooo:rsid="000efefb"/>
    </style:style>
    <style:style style:name="T106" style:family="text">
      <style:text-properties officeooo:rsid="0010b054"/>
    </style:style>
    <style:style style:name="T107" style:family="text">
      <style:text-properties officeooo:rsid="001115bd"/>
    </style:style>
    <style:style style:name="T108" style:family="text">
      <style:text-properties officeooo:rsid="00118e63"/>
    </style:style>
    <style:style style:name="T109" style:family="text">
      <style:text-properties officeooo:rsid="00125f93"/>
    </style:style>
    <style:style style:name="T110" style:family="text">
      <style:text-properties officeooo:rsid="0013c20b"/>
    </style:style>
    <style:style style:name="T111" style:family="text">
      <style:text-properties officeooo:rsid="0016acf5"/>
    </style:style>
    <style:style style:name="T112" style:family="text">
      <style:text-properties officeooo:rsid="00178ea8"/>
    </style:style>
    <style:style style:name="T113" style:family="text">
      <style:text-properties officeooo:rsid="001984a1"/>
    </style:style>
    <style:style style:name="T114" style:family="text">
      <style:text-properties officeooo:rsid="001a1972"/>
    </style:style>
    <style:style style:name="T115" style:family="text">
      <style:text-properties officeooo:rsid="001c04d6"/>
    </style:style>
    <style:style style:name="T116" style:family="text">
      <style:text-properties officeooo:rsid="001c6804"/>
    </style:style>
    <style:style style:name="T117" style:family="text">
      <style:text-properties officeooo:rsid="0054efa9"/>
    </style:style>
    <style:style style:name="T118" style:family="text">
      <style:text-properties officeooo:rsid="005552a1"/>
    </style:style>
    <style:style style:name="T119"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tyle-asian="italic" style:font-size-complex="10pt" style:font-style-complex="italic"/>
    </style:style>
    <style:style style:name="T120" style:family="text">
      <style:text-properties fo:font-variant="normal" fo:text-transform="none" fo:color="#800080" style:font-name="arial" fo:font-size="10pt" fo:letter-spacing="normal" fo:font-style="normal" style:text-underline-style="solid" style:text-underline-width="auto" style:text-underline-color="font-color" fo:font-weight="normal" fo:background-color="transparent" style:font-size-asian="10pt" style:font-size-complex="10pt"/>
    </style:style>
    <style:style style:name="T121" style:family="text">
      <style:text-properties officeooo:rsid="006af4ea"/>
    </style:style>
    <style:style style:name="T122" style:family="text">
      <style:text-properties officeooo:rsid="00739131"/>
    </style:style>
    <style:style style:name="T123" style:family="text">
      <style:text-properties officeooo:rsid="0003e8bd"/>
    </style:style>
    <style:style style:name="T124" style:family="text">
      <style:text-properties officeooo:rsid="00766cb4"/>
    </style:style>
    <style:style style:name="T125" style:family="text">
      <style:text-properties officeooo:rsid="007712de"/>
    </style:style>
    <style:style style:name="T126" style:family="text">
      <style:text-properties fo:font-size="16pt" style:font-size-asian="16pt" style:font-size-complex="16pt"/>
    </style:style>
    <style:style style:name="T127" style:family="text">
      <style:text-properties fo:font-size="16pt" officeooo:rsid="007af996" style:font-size-asian="16pt" style:font-size-complex="16pt"/>
    </style:style>
    <style:style style:name="T128" style:family="text">
      <style:text-properties fo:font-size="16pt" officeooo:rsid="007ca15d" style:font-size-asian="16pt" style:font-size-complex="16pt"/>
    </style:style>
    <style:style style:name="T129" style:family="text">
      <style:text-properties fo:font-size="12pt" style:font-size-asian="12pt" style:font-size-complex="12pt"/>
    </style:style>
    <style:style style:name="T130" style:family="text">
      <style:text-properties officeooo:rsid="007de876"/>
    </style:style>
    <style:style style:name="T131" style:family="text">
      <style:text-properties fo:language="gl" fo:country="ES"/>
    </style:style>
    <style:style style:name="T132" style:family="text">
      <style:text-properties fo:language="gl" fo:country="ES" fo:font-style="italic" style:font-style-asian="italic" style:font-style-complex="italic"/>
    </style:style>
    <style:style style:name="T133" style:family="text">
      <style:text-properties officeooo:rsid="0080f0f5"/>
    </style:style>
    <style:style style:name="T134" style:family="text">
      <style:text-properties style:font-name="Courier" fo:font-size="8pt" style:font-size-asian="8pt" style:font-size-complex="8pt"/>
    </style:style>
    <style:style style:name="T135" style:family="text">
      <style:text-properties officeooo:rsid="001b4cd4"/>
    </style:style>
    <style:style style:name="T136" style:family="text">
      <style:text-properties officeooo:rsid="00838abe"/>
    </style:style>
    <style:style style:name="T137" style:family="text">
      <style:text-properties officeooo:rsid="001f00c6"/>
    </style:style>
    <style:style style:name="T138" style:family="text">
      <style:text-properties officeooo:rsid="00844758"/>
    </style:style>
    <style:style style:name="T139" style:family="text">
      <style:text-properties officeooo:rsid="00846c75"/>
    </style:style>
    <style:style style:name="T140" style:family="text">
      <style:text-properties officeooo:rsid="00870e69"/>
    </style:style>
    <style:style style:name="T141" style:family="text">
      <style:text-properties officeooo:rsid="00871f8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Creando software libre</text:h>
      <text:h text:style-name="P178" text:outline-level="2">Como <text:span text:style-name="T2">levar a cabo con éxito un proxecto de </text:span>software libre</text:h>
      <text:p text:style-name="P2"><text:span text:style-name="T10">Copyright 2005, 2006, 2007, 2008, 2009, 2010 </text:span><text:span text:style-name="T11">para </text:span>Karl Fogel, <text:span text:style-name="T10">liberado </text:span>baixo licenza CreativeCommons Attribution-ShareAlike (3.0)</text:p>
      <text:h text:style-name="P167" text:outline-level="1">Dedicatoria</text:h>
      <text:p text:style-name="P130">Este libro está dedicado a dous queridos amigos sen os que este libro non sería posible: Karen Underhill e Jim Blandy.</text:p>
      <text:table-of-content text:style-name="Sect1" text:protected="true" text:name="Table of Contents1">
        <text:table-of-content-source text:outline-level="5">
          <text:index-title-template text:style-name="Contents_20_Heading">Índice de cont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idos</text:p>
          </text:index-title>
          <text:p text:style-name="P180">Creando software libre<text:tab/>1</text:p>
          <text:p text:style-name="P177">Como levar a cabo con éxito un proxecto de software libre<text:tab/>1</text:p>
          <text:p text:style-name="P180">Dedicatoria<text:tab/>1</text:p>
          <text:p text:style-name="P180">Capítulo 0. Preámbulo <text:tab/>5</text:p>
          <text:p text:style-name="P177">Por que escribín este libro? <text:tab/>5</text:p>
          <text:p text:style-name="P177">A quen está orientado este libro? <text:tab/>6</text:p>
          <text:p text:style-name="P177">Fontes <text:tab/>7</text:p>
          <text:p text:style-name="P177">Recoñecementos <text:tab/>8</text:p>
          <text:p text:style-name="P177">Renuncia de responsabilidade <text:tab/>9</text:p>
          <text:p text:style-name="P180">Capítulo 1. Introdución <text:tab/>10</text:p>
          <text:p text:style-name="P177">Historia <text:tab/>12</text:p>
          <text:p text:style-name="P182">A aparición do software <text:s/>privativo e do software libre <text:tab/>12</text:p>
          <text:p text:style-name="P181">A resistencia consciente <text:tab/>13</text:p>
          <text:p text:style-name="P181">Resistencia accidental <text:tab/>14</text:p>
          <text:p text:style-name="P182">“Libre” fronte a “código aberto (open source)”<text:tab/>15</text:p>
          <text:p text:style-name="P177">A situación actual <text:tab/>17</text:p>
          <text:p text:style-name="P180">Capítulo 2. Primeiros pasos <text:tab/>18</text:p>
          <text:p text:style-name="P177">Antes de nada, bota unha ollada ao redor <text:tab/>19</text:p>
          <text:p text:style-name="P177">Comeza co que tiveres <text:tab/>20</text:p>
          <text:p text:style-name="P182">Escolle un bo nome <text:tab/>21</text:p>
          <text:p text:style-name="P182">Ten unha clara declaración de intencións <text:tab/>22</text:p>
          <text:p text:style-name="P182">Declara que o proxecto é libre <text:tab/>22</text:p>
          <text:p text:style-name="P182">Lista de funcionalidades e requerementos <text:tab/>23</text:p>
          <text:p text:style-name="P182">Estado do desenvolvemento <text:tab/>23</text:p>
          <text:p text:style-name="P181">Alpha e Beta <text:tab/>24</text:p>
          <text:p text:style-name="P182">Descargas <text:tab/>24</text:p>
          <text:p text:style-name="P182">Control de versións e acceso ao Sistema de notificación de erros (bug tracking system) <text:tab/>25</text:p>
          <text:p text:style-name="P182">Canais de comunicación <text:tab/>26</text:p>
          <text:p text:style-name="P182">Pautas de desenvolvemento <text:tab/>26</text:p>
          <text:p text:style-name="P182">Documentación <text:tab/>27</text:p>
          <text:p text:style-name="P181">Manter unha FAQ (preguntas frecuentes) <text:tab/>28</text:p>
          <text:p text:style-name="P181">Dispoñibilidade da documentación <text:tab/>28</text:p>
          <text:p text:style-name="P181">Documentación para desenvolvedores <text:tab/>29</text:p>
          <text:p text:style-name="P182">Exemplos de saídas e capturas de pantalla <text:tab/>29</text:p>
          <text:p text:style-name="P181"><text:soft-page-break/>Capturas de pantalla <text:tab/>29</text:p>
          <text:p text:style-name="P182">Aloxamento preconfigurado<text:tab/>30</text:p>
          <text:p text:style-name="P177">Escoller unha licenza e aplicala <text:tab/>30</text:p>
          <text:p text:style-name="P182">As licenzas "Fai o que queiras" <text:tab/>30</text:p>
          <text:p text:style-name="P182">A licenza GPL <text:tab/>30</text:p>
          <text:p text:style-name="P182">Como aplicar unha licenza ao teu código <text:tab/>31</text:p>
          <text:p text:style-name="P177">Axustando o ton<text:tab/>31</text:p>
          <text:p text:style-name="P182">Evita os debates privados <text:tab/>32</text:p>
          <text:p text:style-name="P182">Tolerancia cero coa mala educación <text:tab/>34</text:p>
          <text:p text:style-name="P182">Fomenta a revisión continua e pública do código <text:tab/>35</text:p>
          <text:p text:style-name="P182">Cando publicares un proxecto que estiver pechado ata agora, ten presente a magnitude da mudanza <text:tab/>36</text:p>
          <text:p text:style-name="P177">Anunciar o proxecto <text:tab/>37</text:p>
          <text:p text:style-name="P180">Capítulo 3. Infraestrutura Técnica <text:tab/>38</text:p>
          <text:p text:style-name="P177">Que é o que un proxecto precisa <text:tab/>40</text:p>
          <text:p text:style-name="P177">Listas de Correo <text:tab/>41</text:p>
          <text:p text:style-name="P182">Prevención do spam <text:tab/>42</text:p>
          <text:p text:style-name="P181">Filtraxe das mensaxes<text:tab/>42</text:p>
          <text:p text:style-name="P181">Ocultación de enderezos nos arquivos <text:tab/>43</text:p>
          <text:p text:style-name="P182">Identificación e xestión de cabezallos <text:tab/>44</text:p>
          <text:p text:style-name="P182">O gran debate sobre "responder-a" (Reply-To) <text:tab/>45</text:p>
          <text:p text:style-name="P181">Dúas fantasías <text:tab/>47</text:p>
          <text:p text:style-name="P182">Arquivamento<text:tab/>47</text:p>
          <text:p text:style-name="P182">Software <text:tab/>48</text:p>
          <text:p text:style-name="P177">Control de versións <text:tab/>49</text:p>
          <text:p text:style-name="P182">Vocabulario do control de versións <text:tab/>49</text:p>
          <text:p text:style-name="P181">"Versión" fronte a "Revisión" <text:tab/>49</text:p>
          <text:p text:style-name="P182">Seleccionando un sistema de control de versións <text:tab/>52</text:p>
          <text:p text:style-name="P182">Usando o sistema de control de versións <text:tab/>53</text:p>
          <text:p text:style-name="P181">Versiona todo. <text:tab/>53</text:p>
          <text:p text:style-name="P181">Navegabilidade <text:tab/>53</text:p>
          <text:p text:style-name="P181">Mensaxes de incorporación de mudanzas (commit emails) <text:tab/>54</text:p>
          <text:p text:style-name="P187">CIA: outro mecanismo de publicación de mudanzas (Another Change Publication Mechanism) <text:tab/>55</text:p>
          <text:p text:style-name="P181">Usa as ramas para evitares gargalos <text:tab/>55</text:p>
          <text:p text:style-name="P181">Singularidade da información <text:tab/>56</text:p>
          <text:p text:style-name="P181">Autorización <text:tab/>57</text:p>
          <text:p text:style-name="P177">Xestor de erros (Bug Tracker) <text:tab/>58</text:p>
          <text:p text:style-name="P182">Interacción con listas de correo <text:tab/>60</text:p>
          <text:p text:style-name="P182">Prefiltrando o xestor de erros <text:tab/>60</text:p>
          <text:p text:style-name="P177">IRC / Sistema de comunicacións en tempo real <text:tab/>62</text:p>
          <text:p text:style-name="P181">Sitios de pegado<text:tab/>62</text:p>
          <text:p text:style-name="P182">Bots <text:tab/>63</text:p>
          <text:p text:style-name="P182">Arquivando o IRC <text:tab/>63</text:p>
          <text:p text:style-name="P177">RSS Feeds <text:tab/>63</text:p>
          <text:p text:style-name="P177">Wikis <text:tab/>64</text:p>
          <text:p text:style-name="P177">Páxina web <text:tab/>65</text:p>
          <text:p text:style-name="P182">Aloxamento preconfigurado<text:tab/>65</text:p>
          <text:p text:style-name="P181">Escollendo un sitio preconfigurado <text:tab/>66</text:p>
          <text:p text:style-name="P181"><text:soft-page-break/>Anonimato e participación <text:tab/>67</text:p>
          <text:p text:style-name="P180">Capítulo 4. Infraestrutura social e política <text:tab/>67</text:p>
          <text:p text:style-name="P177">Posibilidade de crear ramas (forkability) <text:tab/>68</text:p>
          <text:p text:style-name="P177">Ditadores benevolentes <text:tab/>68</text:p>
          <text:p text:style-name="P181">Quen pode ser un bo ditador benevolente? <text:tab/>69</text:p>
          <text:p text:style-name="P177">Democracia baseada no consenso <text:tab/>70</text:p>
          <text:p text:style-name="P181">Control de versións quere dicir que te podes relaxar <text:tab/>71</text:p>
          <text:p text:style-name="P181">Cando o consenso non pode ser alcanzado, votación <text:tab/>71</text:p>
          <text:p text:style-name="P181">Cando votar <text:tab/>72</text:p>
          <text:p text:style-name="P181">Quen vota? <text:tab/>73</text:p>
          <text:p text:style-name="P181">Inquéritos fronte a votacións <text:tab/>74</text:p>
          <text:p text:style-name="P181">Vetos <text:tab/>74</text:p>
          <text:p text:style-name="P177">Poñer todo por escrito <text:tab/>75</text:p>
          <text:p text:style-name="P180">Capítulo 5. Diñeiro <text:tab/>76</text:p>
          <text:p text:style-name="P177">Tipos de participación <text:tab/>78</text:p>
          <text:p text:style-name="P177">Contratos a longo prazo <text:tab/>80</text:p>
          <text:p text:style-name="P177">Parecer varios, non un <text:tab/>81</text:p>
          <text:p text:style-name="P177">Sé aberto sobre as túas motivacións <text:tab/>82</text:p>
          <text:p text:style-name="P177">O diñeiro non pode comprar o amor <text:tab/>83</text:p>
          <text:p text:style-name="P177">Contratación <text:tab/>85</text:p>
          <text:p text:style-name="P182">Revisión e aceptación de mudanzas <text:tab/>87</text:p>
          <text:p text:style-name="P181">Caso de estudo: o protocolo de autenticación vía contrasinal de CVS <text:tab/>87</text:p>
          <text:p text:style-name="P177">Financiando actividades para alén da programación <text:tab/>88</text:p>
          <text:p text:style-name="P182">Garantía da calidade (por exemplo, testaxe profesional) <text:tab/>88</text:p>
          <text:p text:style-name="P182">Consellos legais e protección <text:tab/>90</text:p>
          <text:p text:style-name="P182">Documentación e usabilidade <text:tab/>90</text:p>
          <text:p text:style-name="P182">Fornecendo aloxamento/largo de banda <text:tab/>91</text:p>
          <text:p text:style-name="P177">Mercadotecnia <text:tab/>91</text:p>
          <text:p text:style-name="P182">Recorda que estás sendo observado <text:tab/>92</text:p>
          <text:p text:style-name="P182">Non confrontes produtos de código aberto <text:tab/>93</text:p>
          <text:p text:style-name="P180">Capítulo 6. Comunicacións<text:tab/>94</text:p>
          <text:p text:style-name="P177">Es o que escribes<text:tab/>94</text:p>
          <text:p text:style-name="P182">Estrutura e formato<text:tab/>95</text:p>
          <text:p text:style-name="P182">Contido<text:tab/>97</text:p>
          <text:p text:style-name="P182">Ton<text:tab/>98</text:p>
          <text:p text:style-name="P182">Recoñecer a rudeza<text:tab/>99</text:p>
          <text:p text:style-name="P182">Cara a cara<text:tab/>100</text:p>
          <text:p text:style-name="P177">Evitando os obstáculos comúns<text:tab/>102</text:p>
          <text:p text:style-name="P182">Non envíes correos sen un propósito<text:tab/>102</text:p>
          <text:p text:style-name="P182">Fíos produtivos fronte a fíos improdutivos<text:tab/>103</text:p>
          <text:p text:style-name="P182">Canto máis suave for o tema, máis longo vai ser o debate<text:tab/>105</text:p>
          <text:p text:style-name="P182">Evitar as guerras santas<text:tab/>106</text:p>
          <text:p text:style-name="P182">O efecto "minoría ruidosa"<text:tab/>108</text:p>
          <text:p text:style-name="P177">Xente problemática<text:tab/>108</text:p>
          <text:p text:style-name="P182">Tratando con xente problemática<text:tab/>109</text:p>
          <text:p text:style-name="P182">Caso de estudo<text:tab/>110</text:p>
          <text:p text:style-name="P177">Xestionando o crecemento<text:tab/>111</text:p>
          <text:p text:style-name="P182">Uso intensivo dos arquivos<text:tab/>113</text:p>
          <text:p text:style-name="P181">Trata todos os recursos como arquivos<text:tab/>114</text:p>
          <text:p text:style-name="P187"><text:soft-page-break/>Named Anchors (áncoras nomeadas) e atributos ID<text:tab/>115</text:p>
          <text:p text:style-name="P182">Tradición na codificación<text:tab/>116</text:p>
          <text:p text:style-name="P177">Prohibidas as conversas no <text:s/>notificador de erros ( bug tracker)<text:tab/>119</text:p>
          <text:p text:style-name="P177">Publicidade<text:tab/>120</text:p>
          <text:p text:style-name="P182">Anunciando vulnerabilidades de seguridade<text:tab/>122</text:p>
          <text:p text:style-name="P181">Recibir o informe<text:tab/>123</text:p>
          <text:p text:style-name="P181">Desenvolve silenciosamente a solución ao erro<text:tab/>123</text:p>
          <text:p text:style-name="P181">Números CAN/CVE<text:tab/>125</text:p>
          <text:p text:style-name="P181">Pre-notificación<text:tab/>126</text:p>
          <text:p text:style-name="P181">Distribúe publicamente a solución<text:tab/>128</text:p>
          <text:p text:style-name="P180">Capítulo 7. Empacotamento, liberación e dia a dia no desenvolvemento <text:tab/>128</text:p>
          <text:p text:style-name="P177">Numeración de versións <text:tab/>129</text:p>
          <text:p text:style-name="P182">Compoñentes numéricos da versión <text:tab/>130</text:p>
          <text:p text:style-name="P182">A estratexia simple <text:tab/>132</text:p>
          <text:p text:style-name="P182">A estratexia par/impar <text:tab/>134</text:p>
          <text:p text:style-name="P177">Ramas de versións <text:tab/>134</text:p>
          <text:p text:style-name="P182">Mecanismos das ramas para as versións <text:tab/>135</text:p>
          <text:p text:style-name="P177">Estabilizando unha versión <text:tab/>136</text:p>
          <text:p text:style-name="P182">Réxime ditatorial do mantedor <text:tab/>137</text:p>
          <text:p text:style-name="P182">Mudar o voto <text:tab/>138</text:p>
          <text:p text:style-name="P181">Manexando a estabilización das versións de xeito colaborativo <text:tab/>139</text:p>
          <text:p text:style-name="P181">Manager das versións <text:tab/>140</text:p>
          <text:p text:style-name="P177">Empacotamento <text:tab/>140</text:p>
          <text:p text:style-name="P182">Formato <text:tab/>141</text:p>
          <text:p text:style-name="P181">Ficheiros TAR <text:tab/>141</text:p>
          <text:p text:style-name="P182">Nome e aspecto <text:tab/>141</text:p>
          <text:p text:style-name="P181">CHANGES versus ChangeLog <text:tab/>142</text:p>
          <text:p text:style-name="P181">Maiúsculas ou minúsculas? <text:tab/>143</text:p>
          <text:p text:style-name="P181">Pre-versións <text:tab/>143</text:p>
          <text:p text:style-name="P182">Compilación e instalación <text:tab/>144</text:p>
          <text:p text:style-name="P182">Pacotes binarios <text:tab/>145</text:p>
          <text:p text:style-name="P177">Probas e publicación das versións <text:tab/>146</text:p>
          <text:p text:style-name="P182">Versións candidatas <text:tab/>147</text:p>
          <text:p text:style-name="P182">Anunciando as versións <text:tab/>147</text:p>
          <text:p text:style-name="P177">Mantendo múltiples liñas de versións <text:tab/>147</text:p>
          <text:p text:style-name="P182">Versións de seguridade <text:tab/>148</text:p>
          <text:p text:style-name="P177">Versións e desenvolvemento diario <text:tab/>149</text:p>
          <text:p text:style-name="P182">Planeando as versións <text:tab/>150</text:p>
          <text:p text:style-name="P180">Capítulo 8. Xestionando voluntarios <text:tab/>151</text:p>
          <text:p text:style-name="P177">Conseguir o máximo de voluntarios <text:tab/>152</text:p>
          <text:p text:style-name="P182">Delegación <text:tab/>153</text:p>
          <text:p text:style-name="P181">Distingue claramente entre solicitar e asignar <text:tab/>154</text:p>
          <text:p text:style-name="P181">Persevera no delegado <text:tab/>155</text:p>
          <text:p text:style-name="P181">Fíxate no que lle interesa á xente <text:tab/>155</text:p>
          <text:p text:style-name="P182">Louvanzas e críticas <text:tab/>155</text:p>
          <text:p text:style-name="P182">Evita a territorialidade <text:tab/>157</text:p>
          <text:p text:style-name="P182">A relación de automatización <text:tab/>159</text:p>
          <text:p text:style-name="P181">Probas automáticas <text:tab/>159</text:p>
          <text:p text:style-name="P187">Probas de regresión <text:tab/>160</text:p>
          <text:p text:style-name="P182"><text:soft-page-break/>Trata a cada usuario como a un potencial voluntario <text:tab/>161</text:p>
          <text:p text:style-name="P177">Comparte as tarefas de xestión así como as técnicas <text:tab/>164</text:p>
          <text:p text:style-name="P182">Xestor de parches<text:tab/>164</text:p>
          <text:p text:style-name="P182">Xestor das traducións <text:tab/>166</text:p>
          <text:p text:style-name="P181">Internacionalización fronte a localización <text:tab/>167</text:p>
          <text:p text:style-name="P182">Xestor de documentación <text:tab/>167</text:p>
          <text:p text:style-name="P182">Xestor de incidencias <text:tab/>168</text:p>
          <text:p text:style-name="P182">Xestor da FAQ (Preguntas Frecuentes) <text:tab/>169</text:p>
          <text:p text:style-name="P177">Transicións <text:tab/>170</text:p>
          <text:p text:style-name="P177">Committers <text:tab/>172</text:p>
          <text:p text:style-name="P182">Escollendo os commiters <text:tab/>173</text:p>
          <text:p text:style-name="P182">Revocación do permiso de commit <text:tab/>174</text:p>
          <text:p text:style-name="P182">Permiso de commit parcial <text:tab/>174</text:p>
          <text:p text:style-name="P182">Committers inactivos <text:tab/>175</text:p>
          <text:p text:style-name="P182">Evitar o misterio <text:tab/>175</text:p>
          <text:p text:style-name="P177">Recoñecemento <text:tab/>176</text:p>
          <text:p text:style-name="P177">Forks (escisións)<text:tab/>177</text:p>
          <text:p text:style-name="P182">Manexar unha escisión/fork<text:tab/>178</text:p>
          <text:p text:style-name="P182">Comezar unha rama/escisión<text:tab/>180</text:p>
          <text:p text:style-name="P180">Capítulo 9. Licenzas, dereitos de autor (copyright) e patentes <text:tab/>181</text:p>
          <text:p text:style-name="P177">Terminoloxía <text:tab/>181</text:p>
          <text:p text:style-name="P177">Características das licenzas <text:tab/>184</text:p>
          <text:p text:style-name="P177">A GPL e a compatibilidade entre licenzas<text:tab/>186</text:p>
          <text:p text:style-name="P177">Escollendo unha licenza <text:tab/>187</text:p>
          <text:p text:style-name="P182">A MIT / X Window System License<text:tab/>187</text:p>
          <text:p text:style-name="P182">A GNU General Public License <text:tab/>188</text:p>
          <text:p text:style-name="P187">A GNU Affero GPL; unha versión da GNU GPL para código executado en servidor <text:tab/>188</text:p>
          <text:p text:style-name="P181">É a GPL unha licenza libre? <text:tab/>189</text:p>
          <text:p text:style-name="P182">Que tal a licenza BSD?<text:tab/>190</text:p>
          <text:p text:style-name="P177">Asignación e propiedade dos dereitos de autor (copyright) <text:tab/>191</text:p>
          <text:p text:style-name="P182">Non facer nada<text:tab/>191</text:p>
          <text:p text:style-name="P182">Acordos de licenza do contribuínte (Contributor License Agreements) <text:tab/>192</text:p>
          <text:p text:style-name="P182">Transferencia dos dereitos de autor <text:tab/>192</text:p>
          <text:p text:style-name="P177">Esquemas de licenciamento dual <text:tab/>193</text:p>
          <text:p text:style-name="P177">Patentes <text:tab/>194</text:p>
          <text:p text:style-name="P177">Recursos adicionais <text:tab/>197</text:p>
          <text:p text:style-name="P180">Sistemas de control de versións libres <text:tab/>198</text:p>
          <text:p text:style-name="P180">Sistemas libres de xestión de erros (Bug Trackers) <text:tab/>202</text:p>
          <text:p text:style-name="P180">Por que me debería preocupar pola cor do garaxe da bicicleta? <text:tab/>205</text:p>
          <text:p text:style-name="P180">Exemplo de instrucións para informar da presenza de erros ("bugs")<text:tab/>209</text:p>
          <text:p text:style-name="P180">Copyright<text:tab/>211</text:p>
        </text:index-body>
      </text:table-of-content>
      <text:h text:style-name="P170" text:outline-level="1"><text:span text:style-name="T28">Capítulo 0. </text:span>Preámbulo </text:h>
      <text:h text:style-name="P178" text:outline-level="2">Por que escribín este libro? </text:h>
      <text:p text:style-name="P2">Nas festas, a xente xa non fica con expresión de dúbida cando lles digo que traballo con software libre. «Ah, si, código aberto, como <text:span text:style-name="T24">Linux</text:span>?» din, tras o que aceno con emoción: <text:s/>“si, iso mesmo!”. <text:s/>É agradable deixar de ser un becho raro. Hai tempo, o que preguntarían a seguir era bastante previsible: <text:soft-page-break/>“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2"/>
      <text:p text:style-name="P2">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iso?”. </text:p>
      <text:p text:style-name="P2"/>
      <text:p text:style-name="P2">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text:span text:style-name="T12">per se</text:span>.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2"><text:s/></text:p>
      <text:p text:style-name="P2">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2"/>
      <text:p text:style-name="P2">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h text:style-name="P178" text:outline-level="2">A quen está orientado este libro? </text:h>
      <text:p text:style-name="P2">A presente obra está orientada a desenvolvedores de software e xerentes que teñen en mente iniciar un proxecto de software libre, ou que xa o iniciaran e non saben como continuar; tamén pode ser de utilidade a quen quixer participar nun proxecto de software libre pola primeira vez. <text:s/></text:p>
      <text:p text:style-name="P2"/>
      <text:p text:style-name="P2">O lector non ten por que saber programar, porén, debería posuír nocións básicas de conceptos de <text:soft-page-break/>enxeñaría de software tales como código fonte, compiladores e <text:span text:style-name="T27">parches</text:span> (<text:span text:style-name="T12">patches</text:span>). </text:p>
      <text:p text:style-name="P2"/>
      <text:p text:style-name="P2">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h text:style-name="P178" text:outline-level="2">Fontes </text:h>
      <text:p text:style-name="P3">Gran parte do material que forma a obra é debido aos cinco anos que traballei co proxecto <text:a xlink:type="simple" xlink:href="http://subversion.tigris.org/">Subversion</text:a> (<text:a xlink:type="simple" xlink:href="http://subversion.tigris.org/">http://subversion.tigris.org/</text:a>) . Subversion é un sistema de control de versións de código aberto escrito desde cero, e preténdese que substitúa CVS para tornarse no sistema de control de versións de preferencia na comunidade de código aberto. O proxecto foi iniciado pola empresa para a que traballaba, <text:a xlink:type="simple" xlink:href="http://www.collab.net/">CollabNet</text:a> (<text:a xlink:type="simple" xlink:href="http://www.collab.net/">http://www.collab.net/</text:a>),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2"/>
      <text:p text:style-name="P2">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2"/>
      <text:p text:style-name="P2">Traballei en Subversion os últimos 5 anos, mais xa levo 12 anos no mundo do software libre. Outros proxectos que deron forma a esta obra son: </text:p>
      <text:p text:style-name="P2"/>
      <text:list xml:id="list1053495220" text:style-name="L1">
        <text:list-item>
          <text:p text:style-name="P110"><text:span text:style-name="T4">O proxecto de editor de texto GNU Emacs da Fundación para o Software Libre (</text:span><text:span text:style-name="T6">Free Software </text:span><text:span text:style-name="T6">Foundation</text:span><text:span text:style-name="T4">), no que manteño uns poucos pacotes. </text:span></text:p>
        </text:list-item>
        <text:list-item>
          <text:p text:style-name="P110"><text:span text:style-name="T5">Concurrent Version System</text:span><text:span text:style-name="T4"> (CVS, Sistema de Versións Concorrentes), no que traballei a fondo en 1994-95 con Jim Bandy, mais co que colaboro só esporadicamente desde entón. </text:span></text:p>
        </text:list-item>
        <text:list-item>
          <text:p text:style-name="P110"><text:span text:style-name="T4">A colección de proxectos de código aberto coñecida como Apache Software Foundation, en particular o </text:span><text:span text:style-name="T5">Apache Portable Runtime</text:span><text:span text:style-name="T4"> (APR) e o Servidor HTTP Apache (Apache HTTP Server). </text:span></text:p>
        </text:list-item>
        <text:list-item>
          <text:p text:style-name="P123">OpenOffice.org, a base de datos de Berkeley de Sleepycat, e a base de datos MySQL; non formei parte deses proxectos persoalmente, mais os seguín de preto e en ocasións falei con algúns dos seus membros. </text:p>
        </text:list-item>
        <text:list-item>
          <text:p text:style-name="P123">GNU Debugger (GDB) (idem) </text:p>
        </text:list-item>
        <text:list-item>
          <text:p text:style-name="P123">O proxecto Debian (idem). </text:p>
        </text:list-item>
      </text:list>
      <text:p text:style-name="P2"/>
      <text:p text:style-name="P2">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text:soft-page-break/>partes da obra. </text:p>
      <text:h text:style-name="P178" text:outline-level="2">Recoñecementos </text:h>
      <text:p text:style-name="P2">Tardei catro veces máis do que tiña previsto en redactar a presente obra, e durante a maior parte dese tempo o traballo pendente producíame un gran desacougo. Se non tivese recibido a axuda de numerosos colaboradores, non daría rematado o libro sen perder o xuízo. </text:p>
      <text:p text:style-name="P2"/>
      <text:p text:style-name="P2">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2"/>
      <text:p text:style-name="P2">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2"/>
      <text:p text:style-name="P2">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2"/>
      <text:p text:style-name="P2">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2"/>
      <text:p text:style-name="P2">Jon Trowbridge e Sander Striker animáronme na miña empresa e brindáronse a colaborar nela, sen a súa experiencia en produtos de software libre nunca tería rematado a obra. </text:p>
      <text:p text:style-name="P2"/>
      <text:p text:style-name="P2">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2"/>
      <text:p text:style-name="P2">Agradézolle a Benjamin «Mako» Hill e a Seth Schoen as conversacións sobre software libre e a súa política, a Zack Urlocker e a Louis Suarez-Potts térense deixado entrevistar embora estiveran moi atarefados, a Shane da lista de Slashcode <text:s/>permitirme citar os seus posts, e a Haggen So as comparacións que fixo de aloxamentos web estándar. </text:p>
      <text:p text:style-name="P2"/>
      <text:p text:style-name="P2">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2"/>
      <text:p text:style-name="P2"><text:soft-page-break/>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2"/>
      <text:p text:style-name="P2">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2"/>
      <text:p text:style-name="P2">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2"/>
      <text:p text:style-name="P2">Queixeime a Rachel Scollon de como levaba a redacción do libro en numerosas ocasións; nunca se negou a escoitarme e de algunha maneira conseguía que os problemas parecesen menos problemas. Agradézolle desde aquí a súa inestimable axuda. </text:p>
      <text:p text:style-name="P2"/>
      <text:p text:style-name="P2">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2"/>
      <text:p text:style-name="P18"><text:span text:style-name="T1">Esta obra foi revisada por catro persoas eruditas e dilixentes: Yoav Shapira, Andrew Stellman, Davanum Srinivas, and Ben Hyde. Este libro gañaría moito se puidese inserir todas as súas brillantes </text:span><text:span text:style-name="T1">suxestións, mais a escaseza de tempo obrigoume a facer unha escolma; porén, a mellora foi significativa. Calquera erro que houber é responsabilidade exclusiva miña. </text:span></text:p>
      <text:p text:style-name="P2"/>
      <text:p text:style-name="P2">Os meus pais, Frances e Henry, ofrecéronme o seu apoio, como sempre, e dado que este libro é menos técnico que o anterior, espero que atopen a súa lectura máis agradable. </text:p>
      <text:p text:style-name="P2"/>
      <text:p text:style-name="P2">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h text:style-name="P178" text:outline-level="2">Renuncia de responsabilidade </text:h>
      <text:p text:style-name="P2">As reflexións e opinións reflectidas nesta obra son exclusivamente do autor. Non representan necesariamente a postura de CollabNet ou do proxecto Subversion.</text:p>
      <text:p text:style-name="P2"/>
      <text:h text:style-name="P168" text:outline-level="1"><text:soft-page-break/>Capítulo 1. Introdución </text:h>
      <text:p text:style-name="P29"/>
      <text:p text:style-name="P29">Case todos os proxectos de software libre fracasan. </text:p>
      <text:p text:style-name="P29"/>
      <text:p text:style-name="P29">Poucas veces nos chegan noticias dos fracasos. Os únicos proxectos que chaman a atención son os ben sucedidos, e a cantidade total de proxectos é tan elevada<text:note text:id="ftn1" text:note-class="footnote"><text:note-citation>1</text:note-citation><text:note-body><text:p text:style-name="Footnote"><text:s/><text:span text:style-name="T3">SourceForge.net, un aloxamento web moi coñecido, tiña rexistrados 79.225 proxectos a mediados de abril de 2004. Este número é moi inferior ao total de proxectos en activo, trátase unicamente dos que escolleron Sourceforge.</text:span></text:p></text:note-body></text:note>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se adscriben a outro proxecto, e o amplían ata incluíren nel a maior parte do seu traballo anterior? Considérase que o proxecto inicial rematou, ou que simplemente mudou de nome? </text:p>
      <text:p text:style-name="P29"/>
      <text:p text:style-name="P29">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29"/>
      <text:p text:style-name="P29">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29"/>
      <text:p text:style-name="P29">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identificar as dificultades, máis coñecidas, que presenta o desenvolvemento de código pechado. </text:p>
      <text:p text:style-name="P29"/>
      <text:p text:style-name="P29">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Zawinski dicía o seguinte sobre os duros comezos do proxecto Mozilla: </text:p>
      <text:p text:style-name="P29"/>
      <text:p text:style-name="P43">O código aberto funciona, mais non é unha panacea. Podemos tirar a seguinte conclusión: non se pode coller un proxecto moribundo, botarlle os pos máxicos do “código aberto” e esperar que todo saia ben. O <text:soft-page-break/>software é un terreo difícil, os problemas non son sinxelos. </text:p>
      <text:p text:style-name="P29"/>
      <text:p text:style-name="P29">(de <text:span text:style-name="T29">http://www.jwz.org/gruntle/nomo.html</text:span>) </text:p>
      <text:p text:style-name="P29"/>
      <text:p text:style-name="P29">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text:span text:style-name="T12">Primeiros pasos</text:span>, fala de maneira detallada sobre a presentación e a configuración de pacotes, e explica por que é extremadamente importante darlles prioridade desde o inicio do proxecto. </text:p>
      <text:p text:style-name="P29"/>
      <text:p text:style-name="P29">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p>
      <text:p text:style-name="P29"/>
      <text:p text:style-name="P29">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software libre comparten unha ou varias das características deste núcleo: recompensan certo tipo de comportamentos e condenan outros, crean unha atmosfera que convid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embora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29"/>
      <text:p text:style-name="P29">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ext:soft-page-break/>traballando con código aberto, é posible que saibas moito sobre a súa historia, e talvez desexes saltar a seguinte sección).</text:p>
      <text:h text:style-name="Heading_20_2" text:outline-level="2">Historia </text:h>
      <text:p text:style-name="P29">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29"/>
      <text:p text:style-name="P29">Embora este período inicial se asemelle á cultura do software libre actual en moitos aspectos, diferénciase desta en dous puntos fundamentais. En primeiro lugar, a compatibilidade entre equipos era mínima (esta etapa caracterizouse por 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p>
      <text:p text:style-name="P29"/>
      <text:p text:style-name="P29">En segundo lugar, non había Internet. Embora as restricións legais sobre o acto de compartir fosen menores que hoxe, as restri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12">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h text:style-name="Heading_20_3" text:outline-level="3">A aparición do software <text:s/>privativo e do software libre </text:h>
      <text:p text:style-name="P29">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29"/>
      <text:p text:style-name="P29">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text:soft-page-break/>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equipos, ben impoñendo acordos de non divulgación que imposibilitaban o acto de compartir. </text:p>
      <text:h text:style-name="Heading_20_4" text:outline-level="4">A resistencia consciente </text:h>
      <text:p text:style-name="P29">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 e animábase os traballadores a compartiren calquera mellora que fixesen no sistema. Tempo despois, o propio Stallman escribiu: </text:p>
      <text:p text:style-name="P29"/>
      <text:p text:style-name="P44">Non chamabamos o noso software “software libre” porque o termo aínda non existía, mais era xustamente software libre. Cando calquera persoa de outra universidade ou empresa quería levar e utilizar un programa, dabámoslle permiso encantados. Se vías alguén traballar cun programa novidoso e interesante, podías pedirlle que che deixase ver o código fonte, para poder mudalo ou copiar partes e facer un programa novo.</text:p>
      <text:p text:style-name="P44"/>
      <text:p text:style-name="P29">(de <text:a xlink:type="simple" xlink:href="http://www.gnu.org/gnu/thegnuproject.html">http://www.gnu.org/gnu/thegnuproject.html</text:a>)</text:p>
      <text:p text:style-name="P29"/>
      <text:p text:style-name="P29">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P29"/>
      <text:p text:style-name="P29">Stallman recoñeceu un padrón na cadea de acontecementos:</text:p>
      <text:p text:style-name="P29"/>
      <text:p text:style-name="P45">Os computadores modernos naquela altura, como o VAX ou o 68020, posuían os seus propios sistemas operativos, mais non se trataba en ningún caso de software libre, xa que estabas obrigado a asinar un acordo de non divulgación mesmo para obter unha copia executable.</text:p>
      <text:p text:style-name="P45"/>
      <text:p text:style-name="P45">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text:p>
      <text:p text:style-name="P29"/>
      <text:p text:style-name="P29">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29"/>
      <text:p text:style-name="P29">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text:soft-page-break/>protectora do software libre, en canto evita que o software non libre tire vantaxes do código protexido pola GPL. O capítulo 9, <text:span text:style-name="T12">Licenzas, dereitos de autor (copyright) e patentes</text:span>, analiza a GPL e a súa relación con outras licenzas de software libre. </text:p>
      <text:p text:style-name="P29"/>
      <text:p text:style-name="P29">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de texto da GNU (<text:span text:style-name="T24">Emacs</text:span>) e o compilador C (<text:span text:style-name="T24">GCC</text:span>) tiveron un éxito especial, e gozaron de unha gran aceptación non por motivos ideolóxicos, senón pola súa perfección técnica. Por volta de 1990, a GNU producira a maior parte dun sistema operativo, excepto o núcleo (<text:span text:style-name="T12">kernel</text:span>), a parte da máquina responsable do arranque, de administrar a memoria, o disco e outros recursos do sistema. <text:s/></text:p>
      <text:p text:style-name="P29"/>
      <text:p text:style-name="P29">Infelizmente, o proxecto GNU seleccionara un núcleo (<text:span text:style-name="T12">kernel</text:span>)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text:span text:style-name="T12">Linux</text:span>, e cando foi combinado cos programas GNU existentes, deu orixe a un sistema operativo totalmente libre. Pola primeira vez era posible ligar o computador e traballar sen utilizar software propietario. </text:p>
      <text:p text:style-name="P29"/>
      <text:p text:style-name="P29">Tecnicamente, Linux non foi o primeiro. Un sistema operativo libre para computadoras compatibles con IBM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29"/>
      <text:p text:style-name="P29">Unha grande parte do software deste sistema operativo non foi producido polo proxecto GNU. De feito, a GNU non era o único grupo que estaba a traballar na produción dun sistema operativo libre (por exemplo, o código que co tempo desembocou en <text:span text:style-name="T12">NetBSD</text:span> e <text:span text:style-name="T12">FreeBSD</text:span>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embora só fose para manifestaren unha opinión diverxente. A efectividade da FSF como órgano propagandístico radicaba no feito de vincularen o código a unha mensaxe, coa axuda da GPL entre outros. Ao estenderse o código, estendeuse tamén a mensaxe. </text:p>
      <text:h text:style-name="Heading_20_4" text:outline-level="4">Resistencia accidental </text:h>
      <text:p text:style-name="P29">Porén, os inicios do software libre foron unha época de gran actividade, e poucas accións tiñan un compoñente ideolóxico tan explícito como o Proxecto GNU de Stallman. Un dos movementos máis destacados foi a <text:span text:style-name="T12">Berkeley Software Distribution</text:spa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p>
      <text:p text:style-name="P29"/>
      <text:p text:style-name="P29">Outro crisol de desenvolvemento cooperativo foi o <text:span text:style-name="T12">X Window System</text:span>,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text:span text:style-name="T12">X Windows</text:span><text:span text:style-name="T12"><text:note text:id="ftn2" text:note-class="footnote"><text:note-citation>2</text:note-citation><text:note-body><text:p text:style-name="P48"><text:s/><text:span text:style-name="T30">Prefiren chamalo “X Window System”, mais na práctica emprégase o nome “X Windows” por simple comodidade. </text:span></text:p></text:note-body></text:note></text:span> era software libre en si mesmo, mais o seu obxectivo era igualar as <text:soft-page-break/>condicións de xogo entre intereses empresariais, non poñer fin ao dominio do software propietario. Outro exemplo que se anticipou ao proxecto GNU nuns poucos anos foi <text:span text:style-name="T12">TeX</text:span>,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text:span text:style-name="T12">Licenzas, dereitos de autor (copyright) e patentes</text:span>).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29"/>
      <text:p text:style-name="P29">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text:span text:style-name="T12">bugs</text:span>). Isto proporciónalles aos participantes nun proxecto unha especie de base común, un motivo e un marco para cooperaren sen se preocuparen de demasiados detalles de outro carácter que non sexa o técnico. </text:p>
      <text:p text:style-name="P29"/>
      <text:p text:style-name="P29">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p>
      <text:p text:style-name="P29"/>
      <text:p text:style-name="P29">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h text:style-name="Heading_20_3" text:outline-level="3">“Libre” fronte a “código aberto (open source)”</text:h>
      <text:p text:style-name="P29">A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29"/>
      <text:p text:style-name="P29">A confusión causada pola palabra “<text:span text:style-name="T12">free</text:span>”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text:span text:style-name="T12">free</text:span>” estaba tan estendida que o programadores crearon unha fórmula explicativa: <text:span text:style-name="T12">“It's free as in </text:span><text:soft-page-break/><text:span text:style-name="T12">freedom- think free speech, not free beer”</text:span> (libre de liberdade, pensa en “discurso libre”, non en “cervexa gratis”). Porén, ter que explicalo constantemente cansa, e moitos programadores opinaban, con razón, que a palabra “<text:span text:style-name="T12">free</text:span>” impedía que a xente comprendese as características dese software. </text:p>
      <text:p text:style-name="P29"/>
      <text:p text:style-name="P29">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text:span text:style-name="T12">“free as in freedom”</text:span> (libre de liberdade) presentaba un problema de conciencia para as empresas que desexaban apoiar programas específicos de software libre, mais que ao mesmo tempo querían continuar a vender software propietario. </text:p>
      <text:p text:style-name="P29"/>
      <text:p text:style-name="P29">Estes dilemas aterraron nunha comunidade que xa era propensa de seu ás crises de identidade. Os programadores que producen software libre nunca foron unánimes a respecto de cal debería ser o obxectivo común do movemento polo software libre, se 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p>
      <text:p text:style-name="P29"/>
      <text:p text:style-name="P29">Estas diferenzas non requiriron unha análise detallada nin unha articulación profunda durante moito tempo, mais o auxe do software libre no mundo dos negocios mudou esta situación. O termo código aberto (<text:span text:style-name="T12">open source</text:span>) foi creado en 1998 como alternativa ao termo “libre” (<text:span text:style-name="T12">free</text:span>) por un grupo de programadores que daría orixe á Iniciativa do Código Aberto (OSI1 polas siglas en inglés). <text:s/>Para a OSI, non só o termo “software libre” (<text:span text:style-name="T12">free software</text:span>) era potencialmente confuso, senón que a propia palabra “libre” (<text:span text:style-name="T12">free</text:span>) era un sintoma dun problema máis amplo, concretamente, de que o movemento necesitaba unha campaña de marketing para tornalo atractivo ante os ollos do mundo empresarial, e que falar de aspectos morais e dos beneficios sociais de compartir non espertarían interese nas reunións de executivos. Nas súas propias palabras: </text:p>
      <text:p text:style-name="P29"/>
      <text:p text:style-name="P46">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46"/>
      <text:p text:style-name="P46">O que hai que lograr que comprendan a maior parte dos especialistas non é o concepto de código aberto, senón o nome. Por que non chamalo, como fixemos sempre, software libre? </text:p>
      <text:p text:style-name="P46"/>
      <text:p text:style-name="P46">Un dos motivos principais é que o termo “software libre” (free software) crea tal confusión que pode propiciar conflitos... </text:p>
      <text:p text:style-name="P46"/>
      <text:p text:style-name="P46">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46"/>
      <text:p text:style-name="P46">A maior parte dos grandes executivos nunca van comprar “software libre”. Mais se collermos a mesma tendencia, a mesma xente e as mesmas licenzas, e mudarmos o nome para “código aberto”, si van comprar. </text:p>
      <text:p text:style-name="P46"/>
      <text:p text:style-name="P46">Para algúns hackers é difícil de crer, porque son especialistas que pensan en termos concretos e substanciais e que non comprenden a importancia da imaxe cando se quere vender algo. </text:p>
      <text:p text:style-name="P46"/>
      <text:p text:style-name="P46">No marketing, as aparencias son a realidade. Aparentar que temos vontade de saír das barricadas e de cooperar co mundo empresarial é tan importante como os nosos principios, as nosas conviccións e o noso software. </text:p>
      <text:p text:style-name="P46"/>
      <text:p text:style-name="P47"><text:soft-page-break/>(de http://www.opensource.org/. Parece que a OSI ten eliminado as páxinas desde entón, embora poidan ser lidas en <text:a xlink:type="simple" xlink:href="http://web.archive.org/web/20021204155057">http://web.archive.org/web/20021204155057</text:a><text:a xlink:type="simple" xlink:href="http://web.archive.org/web/20021204155057/">/</text:a>http://www.opensource.org/advocacy/faq.php e http://web.archive.org/web/20021204155022/http://www.opensource.org/advocacy/case_for_hackers.php#marketing.) </text:p>
      <text:p text:style-name="P29"/>
      <text:p text:style-name="P29">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29"/>
      <text:p text:style-name="P29">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que estaban a procurar, un vocabulario que permite falar sobre o software libre como unha metodoloxía de desenvolvemento e unha estratexia empresarial, en lugar de <text:s/>unha cruzada moral. </text:p>
      <text:p text:style-name="P29"/>
      <text:p text:style-name="P29">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h text:style-name="Heading_20_2" text:outline-level="2">A situación actual </text:h>
      <text:p text:style-name="P29">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29"/>
      <text:p text:style-name="P29">O software libre é unha cultura de libre elección, e para desenvolvéreste nela con éxito tes que comprender os motivos que levan a determinadas persoas a desexar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p>
      <text:p text:style-name="P29"/>
      <text:p text:style-name="P29">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sería a seguinte: </text:p>
      <text:p text:style-name="P29"/>
      <text:p text:style-name="P29"><text:soft-page-break/>Os colaboradores deberían percibir que a súa implicación nun proxecto e a súa influencia sobre o mesmo son directamente proporcionais ás súas colaboracións. </text:p>
      <text:p text:style-name="P29"/>
      <text:p text:style-name="P29">Ningún grupo de desenvolvedores, ou de desenvolvedores en potencia, debería sentirse discriminado por razóns de carácter non técnico. É obvio que os proxectos que contaren con patrocinio empresarial e/ou desenvolvedores asalariados deben prestar especial coidado neste sentido, como se explica no capítulo 5, <text:span text:style-name="T12">Diñeiro</text:span>.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h text:style-name="P171" text:outline-level="1"><text:span text:style-name="T65">Capítulo 2. </text:span>Primeiros pasos </text:h>
      <text:p text:style-name="P4">O modelo clásico de como comezan os proxectos de software libre foi proposto por Eric Raymond, nun artigo xa famoso sobre procesos no software libre titulado <text:span text:style-name="T12">A catedral e o bazar</text:span>. Raymond escribiu: </text:p>
      <text:p text:style-name="P4"/>
      <text:p text:style-name="P53"><text:span text:style-name="T12">Todos os bos proxectos de software inícianse para resolver un problema concreto dun desenvolvedor. <text:s/>(</text:span><text:span text:style-name="T13">ver </text:span><text:a xlink:type="simple" xlink:href="http://www.catb.org/~esr/writings/cathedral-bazaar/"><text:span text:style-name="T12">http://www.catb.org/~esr/writings/cathedral-bazaar/</text:span></text:a><text:span text:style-name="T12">).</text:span></text:p>
      <text:p text:style-name="P4"/>
      <text:p text:style-name="P4">Raymond non está dicindo que os proxectos de software libre unicamente xurdan cando un desenvolvedor ten un problema. Máis ben, está dicindo que os <text:span text:style-name="T12">bos</text:span> programas son resultado de que un programador teña un interese persoal en ver o problema resolto; porén, resolver un problema persoal é a motivación máis frecuente dos proxectos de software libre. </text:p>
      <text:p text:style-name="P4"/>
      <text:p text:style-name="P4">Aínda que esta segue sendo a razón máis habitual para a creación de moitos proxectos de software libre, é menos agora do que era en 1997, cando Raymond escribiu esas palabras. Hoxe en día, temos o fenómeno de organizacións -incluíndo as organizacións con ánimo de lucro-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4"/>
      <text:p text:style-name="P6">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proxecto OpenAdapter (<text:a xlink:type="simple" xlink:href="http://www.openadapter.org/">http://www.openadapter.org/</text:a>),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text:span text:style-name="T12">propias</text:span> necesidades, e posteriormente é compartido con todo o mundo, como se o problema fose unha doenza e o software o medicamento, que debe ser distribuído para erradicar a pandemia. </text:p>
      <text:p text:style-name="P4"/>
      <text:p text:style-name="P4">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investigación para mellorar o medicamento. </text:p>
      <text:p text:style-name="P4"><text:soft-page-break/></text:p>
      <text:p text:style-name="P19"><text:span text:style-name="T1">A distribución de software libre é unha tarefa a dúas bandas: o software precisa de usuarios e de desenvolvedores. Estas necesidades non están necesariamente en conflito, mais engaden algunha </text:span><text:span text:style-name="T1">complexidade á presentación inicial do proxecto. Algunha información é útil para ambas audiencias, outra unicamente para unha delas. Toda esa información debería seguir o principio de presentación </text:span><text:span text:style-name="T1">escalada: o grao de detalle presentado en cada etapa debe ser proporcional á cantidade de tempo e esforzo empregado polo lector. Máis esforzo debería acarretar unha recompensa maior. Cando non se equilibran ambos, as persoas poden perder rapidamente a fe e o impulso. </text:span></text:p>
      <text:p text:style-name="P4"/>
      <text:p text:style-name="P4">O corolario disto é que <text:span text:style-name="T12">as aparencias importan</text:span>.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4"/>
      <text:p text:style-name="P4">Isto é unha mágoa, xa que existen situacións onde a forma <text:span text:style-name="T12">é</text:span> a substancia, e a presentación do proxecto é unha delas. Por exemplo, a primeira cousa que unha persoa descobre sobre un proxecto é a aparencia da súa páxina web. Esta información é absorbida antes que calquera outro contido -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4"/>
      <text:p text:style-name="P4">Así, aínda que a maioría deste capítulo fala sobre o contido co que se debería iniciar o teu proxecto, recorda que a súa aparencia tamén importa. Debido a que a páxina web ten que abranguer dous tipos de visitantes distintos - usuarios e desenvolvedores -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xente debería ter unha vaga idea de a onde conduce unha ligazón antes de premela. Por exemplo, <text:span text:style-name="T12">con só ver a ligazón </text:span>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p>
      <text:h text:style-name="Heading_20_2" text:outline-level="2">Antes de nada, bota unha ollada ao redor </text:h>
      <text:p text:style-name="P4">Antes de comezar un proxecto de software libre, hai unha advertencia importante: </text:p>
      <text:p text:style-name="P4"/>
      <text:p text:style-name="P20"><text:span text:style-name="T1">Olla sempre ao redor para ver se existe un proxecto que fai o que desexas. Son grandes as posibilidades de que calquera problema que desexas resolver, xa o tivese que resolver algún outro anteriormente. Se 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text:span><text:soft-page-break/><text:span text:style-name="T1">non existe a posibilidade de que alguén o teña feito xa. Mais, en xeral, non hai escusa para non investigares e a recompensa pode ser grande. Se as ferramentas de procura habituais de internet non mostraren nada, tenta procurar en </text:span><text:a xlink:type="simple" xlink:href="http://freshmeat.net/"><text:span text:style-name="T1">http://freshmeat.net/</text:span></text:a><text:span text:style-name="T1"> (unha web sobre noticias de proxectos de </text:span><text:span text:style-name="T1">software libre, sobre o cal se falará máis tarde), en </text:span><text:a xlink:type="simple" xlink:href="http://www.sourceforge.net/"><text:span text:style-name="T1">http://www.sourceforge.net/</text:span></text:a><text:span text:style-name="T1"> e no directorio de proxectos de software libre da Free Software Foundation </text:span><text:a xlink:type="simple" xlink:href="http://directory.fsf.org/"><text:span text:style-name="T1">http://directory.fsf.org/</text:span></text:a><text:span text:style-name="T1">. </text:span></text:p>
      <text:p text:style-name="P4"/>
      <text:p text:style-name="P4">Mesmo se non atopares exactamente o que estás a procurar, podes atopar algo tan semellante que ten máis sentido unirse a ese proxecto e engadir a funcionalidade desexada que comezares un novo pola túa conta. </text:p>
      <text:h text:style-name="Heading_20_2" text:outline-level="2">Comeza co que tiveres </text:h>
      <text:p text:style-name="P4">Investigaches sen atopares nada que encaixe coas túas necesidades e decidiches comezar un novo proxecto. </text:p>
      <text:p text:style-name="P4"/>
      <text:p text:style-name="P4">E agora que? </text:p>
      <text:p text:style-name="P4"/>
      <text:p text:style-name="P4">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 é dicir, decidir as súas limitacións, o que vai e o que <text:span text:style-name="T12">non</text:span> vai facer-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4"/>
      <text:p text:style-name="P4">O que o torna tan laborioso é que principalmente consiste en organizar e documentar o que xa todo o mundo sabe - "todo o mundo", é dicir, todos aqueles que teñen participado no proxecto ata agora. Entón, para a xente que fai o traballo non hai beneficio directo por realizar esta tarefa. Eles non precisan un ficheiro chamado <text:span text:style-name="T12">README</text:span>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p>
      <text:p text:style-name="P4"/>
      <text:p text:style-name="P4">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4"/>
      <text:p text:style-name="P19"><text:span text:style-name="T1">Porén, o que </text:span><text:span text:style-name="T14">si</text:span><text:span text:style-name="T1">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text:span><text:span text:style-name="T14">enerxía de hacktivación</text:span><text:span text:style-name="T1">: a cantidade de enerxía coa que debe contribuír un que acaba de chegar antes de recibir algo en troca. Canto menor sexa o </text:span><text:soft-page-break/><text:span text:style-name="T1">punto de hacktivación, mellor. A primeira tarefa é baixar este limiar ata un nivel que anime a xente a participar. </text:span></text:p>
      <text:p text:style-name="P4"/>
      <text:p text:style-name="P4">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h text:style-name="Heading_20_3" text:outline-level="3">Escolle un bo nome </text:h>
      <text:p text:style-name="P4">Ponte no lugar de alguén que acaba de atopar o proxecto, talvez porque se atopou casualmente con el mentres procuraba software para resolver algún problema. A primeira cousa que vai ver é o nome. </text:p>
      <text:p text:style-name="P4"/>
      <text:p text:style-name="P4">Un bo nome vai tornar o proxecto nun suceso de maneira automática, e un mal nome non o vai condenar ao fracaso - ben, un nome <text:span text:style-name="T12">verdadeiramente</text:span> malo podería facelo, mais asumiremos que ninguén trata de sabotar o seu proxecto. Porén, un mal nome pode atrasar a adopción, ben porque a xente non o toma en serio, ben porque simplemente lle custe lembralo. </text:p>
      <text:p text:style-name="P4"/>
      <text:p text:style-name="P4">Un bo nome: </text:p>
      <text:p text:style-name="P4"/>
      <text:list xml:id="list466299473" text:style-name="L2">
        <text:list-item>
          <text:p text:style-name="P124">Dá certa idea do que fai o proxecto, ou está polo menos relacionado dunha maneira obvia, tal que, se se ten oído o nome e se sabe o que fai o proxecto, o nome vai ser lembrado rapidamente. </text:p>
        </text:list-item>
      </text:list>
      <text:p text:style-name="P13"/>
      <text:list xml:id="list1107431074" text:continue-numbering="true" text:style-name="L2">
        <text:list-item>
          <text:p text:style-name="P124">É sinxelo de lembrar. Non se pode obviar o feito de que o inglés se converteu no 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p>
        </text:list-item>
      </text:list>
      <text:p text:style-name="P13"/>
      <text:list xml:id="list1031471676" text:continue-numbering="true" text:style-name="L2">
        <text:list-item>
          <text:p text:style-name="P124">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list-item>
      </text:list>
      <text:p text:style-name="P52"/>
      <text:p text:style-name="P54">Os recursos mencionados anteriormente <text:span text:style-name="T34">(ver sección “Antes de nada, bota unha ollada ao redor”)</text:span> son útiles para saber se outro proxecto xa posúe o nome no que se está pensando. É posible consultar ferramentas de procura gratuítas de marcas rexistradas en <text:a xlink:type="simple" xlink:href="http://www.nameprotect.org/">http://www.nameprotect.org/</text:a> e <text:a xlink:type="simple" xlink:href="http://www.uspto.gov/">http://www.uspto.gov/</text:a>. </text:p>
      <text:p text:style-name="P4"/>
      <text:list xml:id="list2133053825" text:style-name="L3">
        <text:list-item>
          <text:p text:style-name="P111"><text:span text:style-name="T4">Se for posible,que estea dispoñible como un nome de dominio nos dominios de primeiro nivel </text:span><text:span text:style-name="T5">.com</text:span><text:span text:style-name="T4">, </text:span><text:span text:style-name="T5">.net</text:span><text:span text:style-name="T4"> e </text:span><text:span text:style-name="T5">.org</text:span><text:span text:style-name="T4">. Probablemente se debería escoller o </text:span><text:span text:style-name="T5">.org</text:span><text:span text:style-name="T4">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text:span><text:span text:style-name="T4">A</text:span><text:span text:style-name="T7">lox</text:span><text:span text:style-name="T7">amento preconfigurado”</text:span><text:span text:style-name="T4">), é posible rexistrar os dominios e encamiñalos ao lugar onde o proxecto está aloxado. É de utilidade para os usuarios ter que recordar unicamente unha URL sinxela. </text:span></text:p>
        </text:list-item>
      </text:list>
      <text:h text:style-name="Heading_20_3" text:outline-level="3"><text:soft-page-break/>Ten unha clara declaración de intencións </text:h>
      <text:p text:style-name="P4">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4"/>
      <text:p text:style-name="P11">A declaración de intencións debe ser concreta, restritiva e, sobre todo, curta. Un bo exemplo é a de <text:a xlink:type="simple" xlink:href="http://www.openoffice.org/">http://www.openoffice.org</text:a>: </text:p>
      <text:p text:style-name="P4"/>
      <text:p text:style-name="P55">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4"/>
      <text:p text:style-name="P4">En poucas palabras, tocaron os puntos relevantes, explicando a misión tendo en conta os coñecementos previos do lector. Ao diciren "<text:span text:style-name="T12">en comunidade</text:span>", sinalan que ningunha corporación dominará o desenvolvemento; "<text:span text:style-name="T12">internacional</text:span>" significa que o programa estará dispoñible en diversas linguas e codificacións; "<text:span text:style-name="T12">nas principais plataformas</text:span>"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text:span text:style-name="T12">ferramenta ofimática</text:span>" indican algo moi concreto a todos aqueles familiarizados con este tipo de programas. Asumir os coñecementos previos do lector (neste caso probablemente de MS Office) permite obter unha declaración de intencións concisa. </text:p>
      <text:p text:style-name="P4"/>
      <text:p text:style-name="P4">A natureza da declaración de intencións depende parcialmente de quen a escriba, non só do programa que intenta describir. Por exemplo, ten sentido que OpenOffice.org empregue as palabras "<text:span text:style-name="T12">en comunidade</text:span>"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text:span text:style-name="T12">potenciais</text:span>,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h text:style-name="Heading_20_3" text:outline-level="3">Declara que o proxecto é libre </text:h>
      <text:p text:style-name="P4">Aqueles que seguiren interesados logo de ler a declaración de intencións, desexarán coñecer máis detalles, talvez a documentación de usuario ou a de desenvolvedor, mesmo poden desexar descarregalo. Mais antes de todo iso, necesitarán saber o que é software libre. </text:p>
      <text:p text:style-name="P4"/>
      <text:p text:style-name="P19"><text:span text:style-name="T14">A páxina principal debe deixar claro, sen ambigüidades, que o proxecto é software libre.</text:span><text:span text:style-name="T1">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 a única maneira de atopala é descarregar o programa e ollar dentro. </text:span></text:p>
      <text:p text:style-name="P4"/>
      <text:p text:style-name="P4"><text:soft-page-break/>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text:span text:style-name="T35">na sección “Elexir unha licenza e aplicala” </text:span>máis adiante neste mesmo capítulo, e os aspectos concretos sobre o licenciamento son discutidos con detalle <text:s/><text:span text:style-name="T36">no capítulo </text:span><text:span text:style-name="T37">9,</text:span><text:span text:style-name="T36"> “Licenzas, dereitos de autor e patentes”</text:span>. </text:p>
      <text:p text:style-name="P4"/>
      <text:p text:style-name="P4">Chegados a este punto, un hipotético visitante da web, decidiu - probablemente nun minuto ou menos - que está interesado en investir outros cinco minutos informándose sobre o proxecto. As seguintes seccións describen o que debería atopar nos seguintes 5 minutos. </text:p>
      <text:h text:style-name="Heading_20_3" text:outline-level="3">Lista de funcionalidades e requ<text:span text:style-name="T66">e</text:span>r<text:span text:style-name="T66">e</text:span>mentos </text:h>
      <text:p text:style-name="P4">Debería existir unha breve lista das funcionalidades que o programa soporta (se algo aínda non estiver completo, podes listalo, mais poñendo "<text:span text:style-name="T12">planeado</text:span>" ou "<text:span text:style-name="T12">en progreso</text:span>"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4"/>
      <text:p text:style-name="P56">Crear un indexador de texto completo e motor de procura cunha API usable por programadores, que permita fornecer servizos de procura para grandes coleccións de ficheiros.</text:p>
      <text:p text:style-name="P86"/>
      <text:p text:style-name="P86">A lista de funcionalidades e requirimentos daría os detalles, restrinxindo o ámbito da declaración de obxectivos:</text:p>
      <text:p text:style-name="P85"/>
      <text:p text:style-name="P66"><text:span text:style-name="T5">Funcionalidades</text:span><text:span text:style-name="T6">:</text:span></text:p>
      <text:list xml:id="list1598250446" text:style-name="L4">
        <text:list-item>
          <text:p text:style-name="P125">Procura en texto plano, HTML, e XML.</text:p>
        </text:list-item>
        <text:list-item>
          <text:p text:style-name="P125">Procura de palabras ou frases.</text:p>
        </text:list-item>
        <text:list-item>
          <text:p text:style-name="P125">(planeada) Coincidencias aproximadas (Fuzzy matching).</text:p>
        </text:list-item>
        <text:list-item>
          <text:p text:style-name="P125">(planeada) Actualización incremental de índices.</text:p>
        </text:list-item>
        <text:list-item>
          <text:p text:style-name="P125">(planeada) Indexación de sitios Web remotos.</text:p>
        </text:list-item>
      </text:list>
      <text:p text:style-name="P14"/>
      <text:p text:style-name="P66"><text:span text:style-name="T5">Requerementos</text:span><text:span text:style-name="T4">:</text:span></text:p>
      <text:list xml:id="list1483426055" text:style-name="L5">
        <text:list-item>
          <text:p text:style-name="P126">Python 2.2 ou superior.</text:p>
        </text:list-item>
        <text:list-item>
          <text:p text:style-name="P126">Espazo en disco suficiente para almacenar os índices (aproximadamente 2x o tamaño orixinal do conxunto de datos).</text:p>
        </text:list-item>
      </text:list>
      <text:p text:style-name="P4"/>
      <text:p text:style-name="P4">Con esta información, os lectores poden ter unha idea de se este programa é o que necesitan e valorar a súa implicación no proxecto como desenvolvedores. </text:p>
      <text:h text:style-name="Heading_20_3" text:outline-level="3">Estado do desenvolvemento </text:h>
      <text:p text:style-name="P4">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4"/>
      <text:p text:style-name="P4">Para responder a estas cuestións, deberíase crear unha sección na Web para desenvolvedores, listando os obxectivos a curto prazo do proxecto e as necesidades (por exemplo, se se están a procurar <text:soft-page-break/>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4"/>
      <text:p text:style-name="P4">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text:span text:style-name="T12">máis</text:span> estable do que o usuario espera, que o caso contrario. O mellor boca a boca vén de sorpresas agradables. </text:p>
      <text:h text:style-name="P96" text:outline-level="4">Alpha e Beta </text:h>
      <text:p text:style-name="P52">O termo <text:span text:style-name="T12">alpha</text:span>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text:span text:style-name="T12">beta</text:span>, indica que o software ten todos os erros serios resoltos mais non está suficientemente probado para ser publicado como 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p>
      <text:h text:style-name="Heading_20_3" text:outline-level="3">Descargas </text:h>
      <text:p text:style-name="P4">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4"/>
      <text:p text:style-name="P4">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4"/>
      <text:p text:style-name="P19"><text:span text:style-name="T1">Aínda que pareza obvio, moitos proxectos non se molestan en estandarizar o proceso de instalación ata moi tarde, dicíndose a si mesmos que teñen tempo a facelo máis adiante: "</text:span><text:span text:style-name="T14">Enfrontarémonos a esas cuestións cando o código estea case pronto.</text:span><text:span text:style-name="T1">" Mais non se decatan de que deixando para o final os aburridos procesos de construción e instalación do código están a atrasar a finalización do proxecto- xa que desalentan a desenvolvedores que de outra maneira poderían ter contribuído no proxecto. O peor de todo é que </text:span><text:span text:style-name="T14">non saben</text:span><text:span text:style-name="T1">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span></text:p>
      <text:p text:style-name="P4"/>
      <text:p text:style-name="P4"><text:soft-page-break/>As tarefas aburridas cun alto beneficio deberían ser feitas nas etapas iniciais do proxecto. E baixar a barreira de entrada utilizando un bo sistema de empacotamento consegue un grande beneficio. </text:p>
      <text:p text:style-name="P4"/>
      <text:p text:style-name="P7">Cando se publica un pacote descarregable, é vital asignar un número único de versión á publicación, para que a xente poida comparar entre 2 publicacións diferentes e saber cal substitúe cal. Pódese atopar información detallada sobre a numeración de versións <text:span text:style-name="T40">na sección </text:span>“<text:span text:style-name="T38">Numeración d</text:span><text:span text:style-name="T39">e versións</text:span><text:span text:style-name="T38">”</text:span>, e os detalles de estandarización dos procesos de construción e instalación son tratados <text:span text:style-name="T40">na sección </text:span><text:span text:style-name="T40">“Empacotamento”, </text:span><text:span text:style-name="T41">ambos</text:span><text:span text:style-name="T40"> no capítulo 7 </text:span>“Empacotamento, liberación e dia a dia no desenvolvemento”. </text:p>
      <text:h text:style-name="Heading_20_3" text:outline-level="3">Control de versións e acceso ao Sistema de notificación de erros (<text:span text:style-name="T12">bug tracking system</text:span>) </text:h>
      <text:p text:style-name="P4">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 tanto para usuarios como para desenvolvedores - de que o proxecto está facendo un esforzo por darlle á xente o que precisa para participar. Se non for posible ofrecer control de versións neste momento, indica que se está montando a infraestrutura. Todo o relativo ao control de versións estúdase en detalle <text:span text:style-name="T42">no capítulo 3, “Infraestructura técnica”</text:span>. </text:p>
      <text:p text:style-name="P4"/>
      <text:p text:style-name="P4">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4"/>
      <text:p text:style-name="P4">Obviamente, se o proxecto acaba de comezar, a base de datos de erros conterá poucos, non hai moito que facer ao respecto. Mais se a páxina do proxecto indica a súa xuventude e se a xente que usa a base de datos pode ver que a maioría dos erros foron notificados recentemente, é posible extrapolar que o proxecto ten un <text:span text:style-name="T12">ratio</text:span> de rexistros saudable e os visitantes non se alarmarán polo baixo número total de erros rexistrados. </text:p>
      <text:p text:style-name="P4"/>
      <text:p text:style-name="P19"><text:span text:style-name="T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text:span><text:span text:style-name="T43">na sección “Xestores de erros” </text:span><text:span text:style-name="T1">dentro d</text:span><text:span text:style-name="T43">o capítulo 3 “Infraestructura técnica”</text:span><text:span text:style-name="T1">, polo que non se entrará en detalles aquí. Desde o punto de vista da presentación, a importancia radica en </text:span><text:span text:style-name="T14">ter</text:span><text:span text:style-name="T1"> un sistema de notificación e asegurarse de que é visible desde a páxina principal do proxecto. </text:span></text:p>
      <text:h text:style-name="Heading_20_3" text:outline-level="3"><text:soft-page-break/>Canais de comunicación </text:h>
      <text:p text:style-name="P4">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4"/>
      <text:p text:style-name="P4">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4"/>
      <text:p text:style-name="P4">Xa que este capítulo unicamente versa sobre como iniciar un proxecto, chega con dicir que os foros de comunicacións teñen que existir. Máis adiante, dentro d<text:span text:style-name="T44">a sección “Xestionando o crecemento” do capítulo 6 “Comunicacións”</text:span>, examinarase onde e como establecer as maneiras en que poden ser xestionados e moderados, e como separar foros de usuarios de foros de desenvolvedores, cando for preciso, sen crear un abismo infranqueable. </text:p>
      <text:h text:style-name="Heading_20_3" text:outline-level="3">Pautas de desenvolvemento </text:h>
      <text:p text:style-name="P4">Se alguén estiver a pensar en contribuír a un proxecto, buscará as pautas de desenvolvemento. Estas pautas non son tanto técnicas como sociais: explican como os desenvolvedores interaxen entre si e cos usuarios ou como se realiza o traballo. </text:p>
      <text:p text:style-name="P4"/>
      <text:p text:style-name="P5">Este tema trátase en detalle n<text:span text:style-name="T45">a sección “Poñer todo por escrito” no capítulo 4 “Infraestructura social e política”</text:span>, mais os elementos básicos das pautas de desenvolvemento son: </text:p>
      <text:p text:style-name="P5"/>
      <text:list xml:id="list1471469825" text:style-name="L6">
        <text:list-item>
          <text:p text:style-name="P127">ligazóns aos foros onde interaxir con outros desenvolvedores</text:p>
        </text:list-item>
        <text:list-item>
          <text:p text:style-name="P127">instrucións sobre como notificar erros e enviar remendos</text:p>
        </text:list-item>
        <text:list-item>
          <text:p text:style-name="P127">indicacións sobre como o desenvolvemento se realiza habitualmente - é o proxecto unha ditadura benevolente? unha democracia? calquera outra cousa?</text:p>
        </text:list-item>
      </text:list>
      <text:p text:style-name="P5"/>
      <text:p text:style-name="P5">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4"/>
      <text:p text:style-name="P8">Pódese observar aquí <text:a xlink:type="simple" xlink:href="http://svn.collab.net/repos/svn/trunk/www/hacking.html">http://svn.collab.net/repos/svn/trunk/www/hacking.html</text:a> un exemplo de pautas de desenvolvemento, ou <text:a xlink:type="simple" xlink:href="http://www.openoffice.org/dev_docs/guidelines.html">http://www.openoffice.org/dev_docs/guidelines.html</text:a> para pautas máis enfocadas á gobernanza e ao espírito de participación e menos en aspectos técnicos. </text:p>
      <text:p text:style-name="P4"/>
      <text:p text:style-name="P4"><text:soft-page-break/>O tema de como fornecer unha introdución á aplicación para o programador discutirase máis adiante neste mesmo capítulo <text:span text:style-name="T46">na sección “Documentación para desenvolvedores”.</text:span> </text:p>
      <text:h text:style-name="Heading_20_3" text:outline-level="3">Documentación </text:h>
      <text:p text:style-name="P4">A documentación é esencial. É preciso que exista <text:span text:style-name="T12">algo</text:span>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 son pequenas tarefas que polo xeral se realizan e habitualmente non precisan ser revisadas unha vez feitas. Por outra banda, a documentación é algo que nunca remata, o que pode ser unha das razóns polas que sempre se atrasa ou non se realiza. </text:p>
      <text:p text:style-name="P4"/>
      <text:p text:style-name="P4">O máis insidioso da documentación é que a utilidade para quen o escribe é inversamente proporcional á utilidade para quen o vai ler. A documentación máis importante para usuarios iniciais é o básico: como configurar a aplicación, unha introdución ao seu funcionamento e talvez algunhas indicacións sobre como facer tarefas comúns. E xusto esas son as cousas que os <text:span text:style-name="T12">redactores</text:span> da documentación coñecen demasiado ben - polo que pode ser difícil para eles poñerse no punto de vista do lector e listar os pasos que (para o escritor) parecen tan obvios que non paga a pena mencionar. </text:p>
      <text:p text:style-name="P4"/>
      <text:p text:style-name="P4">Non hai unha solución máxica para este problema. Alguén ten que sentarse e escribila para logo presentarlla a un usuario novato e comprobar a calidade. Usa un formato sinxelo, fácil de editar como HTML, texto plano, Texinfo ou algunha variante do XML - algo que sexa facilmente editable. Isto vai facilitar as melloras incrementais tanto por parte dos escritores actuais como dos que se unan máis tarde ao proxecto e desexen traballar sobre a documentación. </text:p>
      <text:p text:style-name="P4"/>
      <text:p text:style-name="P4">Un modo de asegurarse de que se fai a documentación é limitar o seu alcance por adiantado. Desta forma, escribila non parecerá unha tarefa sen fin. Unha boa regra xeral é seguir uns criterios mínimos: </text:p>
      <text:p text:style-name="P4"/>
      <text:list xml:id="list425054921" text:style-name="L7">
        <text:list-item>
          <text:p text:style-name="P128">Indicarlle ao lector claramente o nivel técnico que precisa ter. </text:p>
        </text:list-item>
        <text:list-item>
          <text:p text:style-name="P128">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xente que abandona soe facelo no comezo; por iso, son as etapas iniciais, como a instalación, as que precisan máis soporte. </text:p>
        </text:list-item>
        <text:list-item>
          <text:p text:style-name="P128">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 e, con sorte, comezará a xerar documentación por el mesmo. O que nos leva ao seguinte punto. </text:p>
        </text:list-item>
        <text:list-item>
          <text:p text:style-name="P128">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list-item>
      </text:list>
      <text:p text:style-name="P4"/>
      <text:p text:style-name="P4">O último punto é de maior importancia e pode ser aplicado ao conxunto do proxecto, non unicamente á <text:soft-page-break/>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 á vez que o proxecto mostrará ter un sólido coñecemento de como está progresando. </text:p>
      <text:h text:style-name="P96" text:outline-level="4">Manter unha FAQ (preguntas frecuentes) </text:h>
      <text:p text:style-name="P52">Unha <text:span text:style-name="T12">FAQ</text:span> (un documento de preguntas frecuentes) pode ser un dos mellores investimentos que un proxecto pode facer en termos de documentación. As <text:span text:style-name="T12">FAQs</text:span> están altamente enfocadas ás preguntas que os usuarios e desenvolvedores preguntan - e que pode ser o contrario ás preguntas que ti <text:span text:style-name="T12">esperabas</text:span> que fixeran - unha <text:span text:style-name="T12">FAQ</text:span> detallada soe dar a quen procura a resposta exacta que estaba a esperar. A <text:span text:style-name="T12">FAQ</text:span> é habitualmente o primeiro lugar onde os usuarios consultan cando atopan un problema, mesmo antes do manual oficial, e é o documento do proxecto que probablemente máis se vai enlazar desde outros lugares. </text:p>
      <text:p text:style-name="P4"/>
      <text:p text:style-name="P52">Infelizmente, a <text:span text:style-name="T12">FAQ</text:span> non se pode realizar ao principio do proxecto. As boas <text:span text:style-name="T12">FAQ</text:span> non están escritas, medran. Son documentos reactivos, que evolúen a través do tempo en resposta ao uso diario da aplicación. Xa que é imposible anticipar correctamente as preguntas que van ser realizadas, é imposible sentarse e redixir unha <text:span text:style-name="T12">FAQ</text:span> útil desde cero. </text:p>
      <text:p text:style-name="P4"/>
      <text:p text:style-name="P52">Polo tanto, non esbanxes o tempo facéndoo. Porén, pode ser útil crear un molde inicial para as <text:span text:style-name="T12">FAQ</text:span>, de maneira que exista un lugar obvio onde as persoas contribúan con preguntas e respostas cando o proxecto comece a andar. Nesta etapa, o máis importante non é que estean completas, senón a conveniencia: se é sinxelo engadir contido á <text:span text:style-name="T12">FAQ</text:span>, a xente vaino facer. O mantemento correcto da <text:span text:style-name="T12">FAQ</text:span> non é un problema trivial e será comentado máis a fondo <text:span text:style-name="T47">na sección</text:span> “<text:span text:style-name="T47">Xestor das </text:span><text:span text:style-name="T17">FAQ</text:span><text:span text:style-name="T47">” do capítulo 8 “Xestión de voluntarios”</text:span>. </text:p>
      <text:h text:style-name="Heading_20_4" text:outline-level="4">Dispoñibilidade da documentación </text:h>
      <text:p text:style-name="P4">A documentación debe estar dispoñible desde 2 lugares: en liña (directamente desde a páxina web) <text:span text:style-name="T12">e</text:span> na distribución descarregable da aplicación (ver <text:span text:style-name="T47">capítulo 7 “Empacotamento, publicación e desenvolvemento diario”</text:span>). É preciso que estea en liña, de modo navegable, xa que a xente habitualmente le a documentación <text:span text:style-name="T12">antes</text:span> de descarregar o programa por primeira vez, para decidir se paga a pena facelo. Mais tamén debería ir acompañando o programa, baixo o principio de que a aplicación debería facer accesible todo aquilo que alguén necesitar para usar o programa. </text:p>
      <text:p text:style-name="P4"/>
      <text:p text:style-name="P4">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text:span text:style-name="T12">non</text:span> é a maneira máis habitual en que se accede á documentación. É moito máis habitual que alguén que xa coñece o programa vaia procurar unha palabra ou frase específica. Non darlles un único documento sobre o que <text:soft-page-break/>facer as procuras tornaríalles a vida un pouco máis dura. </text:p>
      <text:h text:style-name="Heading_20_4" text:outline-level="4">Documentación para desenvolvedores </text:h>
      <text:p text:style-name="P4">A documentación para desenvolvedores está escrita para axudar os programadores a entenderen o código, para que poidan reparalo ou estendelo con máis funcionalidades. Isto é diferente das <text:span text:style-name="T12">pautas de desenvolvemento </text:span><text:s/>comentadas anteriormente, as cales son máis sociais que técnicas. Estas dinlle aos programadores como interaxir uns cos outros; a documentación para programadores dilles como interaxir co código. Ambas son habitualmente empacotadas xuntas nun único documento por comodidade (como co <text:a xlink:type="simple" xlink:href="http://svn.collab.net/repos/svn/trunk/www/hacking.html">http://svn.collab.net/repos/svn/trunk/www/hacking.html</text:a> exemplo mostrado anteriormente), mais non ten por que ser así. </text:p>
      <text:p text:style-name="P4"/>
      <text:p text:style-name="P4">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4"/>
      <text:p text:style-name="P4">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4"/>
      <text:p text:style-name="P4">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text:span text:style-name="T48">sección “W</text:span>ikis" <text:span text:style-name="T48">no capítulo 3 “Infraestructura técnica” </text:span>para máis información. </text:p>
      <text:h text:style-name="Heading_20_3" text:outline-level="3">Exemplos de saídas e capturas de pantalla </text:h>
      <text:p text:style-name="P19"><text:span text:style-name="T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text:span><text:span text:style-name="T14">a aplicación funciona</text:span><text:span text:style-name="T1">. Pode ter erros, ser complicada de instalar ou ter documentación incompleta, mais esa captura de pantalla é a proba de que se un fai o suficiente esforzo, é posible facela funcionar. </text:span></text:p>
      <text:h text:style-name="Heading_20_4" text:outline-level="4">Capturas de pantalla </text:h>
      <text:p text:style-name="P12">Debido a que as capturas de pantalla poden ser desalentadoras ata que fas unhas poucas, aquí tes unhas instrucións básicas para facelas. En Gimp (<text:a xlink:type="simple" xlink:href="http://www.gimp.org/">http://www.gimp.org/</text:a>), abre o menú <text:span text:style-name="T12">Arquivo</text:span>-<text:span text:style-name="T49">&gt; </text:span><text:span text:style-name="T12">Tomar </text:span><text:span text:style-name="T15">&gt; </text:span><text:span text:style-name="T12">Captura de pantalla</text:span>, escoller <text:span text:style-name="T12">Unha única xanela</text:span> ou <text:span text:style-name="T12">Xanela completa</text:span>, preme en <text:span text:style-name="T12">Capturar</text:span>. A seguinte vez que premas unha xanela ou pantalla vai ser capturada como imaxe no Gimp. Recorta e redimensiona a imaxe tanto como for necesario, usando as instrucións que podes atopar en <text:a xlink:type="simple" xlink:href="http://www.gimp.org/tutorials/Lite_Quickies/#crop">http://www.gimp.org/tutorials/Lite_Quickies/#crop</text:a>. </text:p>
      <text:p text:style-name="P4"/>
      <text:p text:style-name="P4"><text:soft-page-break/>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necesarias ao comezo, mais tenas presentes para o futuro. </text:p>
      <text:h text:style-name="Heading_20_3" text:outline-level="3">Aloxamento <text:span text:style-name="T32">preconfigurado</text:span></text:h>
      <text:p text:style-name="P4">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text:span text:style-name="T12">look&amp;feel</text:span>" das páxinas dos proxectos. </text:p>
      <text:p text:style-name="P4"/>
      <text:p text:style-name="P4">Ver <text:span text:style-name="T50">sección “Aloxamento preconfigurado” no capítulo 3 “Infraestrcutura técnica”</text:span> para obter máis detalles sobre as vantaxes e desvantaxes de usar aloxamento enlatado así como para obter unha lista de sitios que o ofrecen. </text:p>
      <text:h text:style-name="Heading_20_2" text:outline-level="2">Escoller unha licenza e aplicala </text:h>
      <text:p text:style-name="P4">Esta sección pretende ser unha rápida guía sobre como escoller licenzas. Le <text:span text:style-name="T51">o capítulo </text:span><text:span text:style-name="T54">9</text:span><text:span text:style-name="T51"> “Licenzas, dereitos de autor e patentes” </text:span>para comprenderes as implicacións legais das diferentes licenzas, e como a licenza que escollas podo afectar a como a xente pode integrar o teu programa con outros. </text:p>
      <text:p text:style-name="P4"/>
      <text:p text:style-name="P4">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h text:style-name="Heading_20_3" text:outline-level="3">As licenzas "Fai o que queiras" </text:h>
      <text:p text:style-name="P4">Se che parece ben que o código do teu proxecto poida ser integrado en programas propietarios, usa una licenza estilo <text:span text:style-name="T12">MIT/X</text:span>. É a máis sinxela de moitas licenzas que unicamente declaran un <text:span text:style-name="T12">copyright</text:span> nominal (sen restrinxir a copia) e especifica que o código ven sen garantía. Ver <text:span text:style-name="T52">a sección “A licenza MIT/X Window” no capítulo </text:span><text:span text:style-name="T53">9</text:span><text:span text:style-name="T52"> </text:span>para os detalles. </text:p>
      <text:h text:style-name="Heading_20_3" text:outline-level="3">A licenza GPL </text:h>
      <text:p text:style-name="P9">Se non desexas que o teu código poida ser usado en programas propietarios, usa a GNU General Public License (<text:a xlink:type="simple" xlink:href="http://www.gnu.org/licenses/gpl.html">http://www.gnu.org/licenses/gpl.html</text:a>).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text:span text:style-name="T53">a sección “Licenza GNU General Public License” no capítulo 9</text:span> para máis detalles. </text:p>
      <text:p text:style-name="P4"/>
      <text:p text:style-name="P4">Se os usuarios interaxiren co teu código a través da rede - isto é, se o programa é parte dun servizo aloxado - podes considerar o uso da <text:span text:style-name="T12">GNU Affero GPL</text:span>. Ver <text:span text:style-name="T55">a sección “Licenza GNU Affero GPL” no capítulo 9 </text:span>para máis información. </text:p>
      <text:h text:style-name="Heading_20_3" text:outline-level="3"><text:soft-page-break/>Como aplicar unha licenza ao teu código </text:h>
      <text:p text:style-name="P4">Unha vez escolleres unha licenza, deberás indicalo na páxina principal do proxecto. Non é preciso incluíres o texto completo da licenza, unicamente dar o seu nome e pór unha ligazón ao texto completo. </text:p>
      <text:p text:style-name="P4"/>
      <text:p text:style-name="P4">Isto dille ao público baixo que licenza será publicado o software, máis non é suficiente para fins legais. Para iso, o software en si mesmo debe conter a licenza. A maneira habitual de facelo é poñendo o texto da licenza completa nun ficheiro chamado <text:span text:style-name="T12">COPYING</text:span> ou <text:span text:style-name="T12">LICENSE</text:span>, así como poñer un aviso no cabezallo de cada ficheiro de código fonte, indicando a data do "<text:span text:style-name="T12">copyright</text:span>", mantedor e licenza usada e indicando onde atopar o texto completo. </text:p>
      <text:p text:style-name="P4"/>
      <text:p text:style-name="P4">Existen moitas variacións deste padrón, así que unicamente imos ver un deles. A GNU GPL di que se debe poñer un aviso como o seguinte no cabezallo de cada ficheiro de código fonte: </text:p>
      <text:p text:style-name="P4"/>
      <text:p text:style-name="P69">Copyright (C) <text:span text:style-name="T63">&lt;</text:span>ano<text:span text:style-name="T63">&gt;</text:span> <text:span text:style-name="T63">&lt;</text:span>nome do autor<text:span text:style-name="T63">&gt;</text:span></text:p>
      <text:p text:style-name="P69"/>
      <text:p text:style-name="P69">This program is free software: you can redistribute it and/or modify </text:p>
      <text:p text:style-name="P69">it under the terms of the GNU General Public License as published by </text:p>
      <text:p text:style-name="P69">the Free Software Foundation, either version 3 of the License, or </text:p>
      <text:p text:style-name="P69">(at your option) any later version. </text:p>
      <text:p text:style-name="P69"/>
      <text:p text:style-name="P69">This program is distributed in the hope that it will be useful, </text:p>
      <text:p text:style-name="P69">but WITHOUT ANY WARRANTY; without even the implied warranty of </text:p>
      <text:p text:style-name="P69">MERCHANTABILITY or FITNESS FOR A PARTICULAR PURPOSE. <text:s/>See the </text:p>
      <text:p text:style-name="P69">GNU General Public License for more details. </text:p>
      <text:p text:style-name="P69"/>
      <text:p text:style-name="P69">You should have received a copy of the GNU General Public License </text:p>
      <text:p text:style-name="P69">along with this program. <text:s/>If not, see <text:span text:style-name="T63">&lt;</text:span>http://www.gnu.org/licenses/<text:span text:style-name="T63">&gt;</text:span></text:p>
      <text:p text:style-name="P4"/>
      <text:p text:style-name="P4">O texto non indica especificamente que a copia da licenza se pode atopar no ficheiro <text:span text:style-name="T12">COPYING</text:span>,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h text:style-name="Heading_20_2" text:outline-level="2">Axustando o ton</text:h>
      <text:p text:style-name="P4">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4"/>
      <text:p text:style-name="P4">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que a describen, e só aproximadamente. </text:p>
      <text:p text:style-name="P4"/>
      <text:p text:style-name="P4"><text:soft-page-break/>Hai algunhas razóns polas que as cousas funcionan así. O crecemento e a alta taxa de rotación entre voluntarios non son tan nocivos como para precisar da acumulación de normas sociais, como un puidera pensar a primeira vista. Mentres a mudanza non teña lugar <text:span text:style-name="T12">demasiado</text:span>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4"/>
      <text:p text:style-name="P4">Este esforzo válese do feito de que a xente, en xeral, chega ao proxecto agardando e procurando 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4"/>
      <text:p text:style-name="P21"><text:span text:style-name="T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text:span><text:span text:style-name="T14">sintan</text:span><text:span text:style-name="T1"> como se estivesen todos no mesmo cuarto. Canto máis se sintan desta maneira, máis desexarán participar no proxecto. Escollín os seguintes exemplos particulares xa que foron os que se propuxeron no proxecto Subversion (</text:span><text:a xlink:type="simple" xlink:href="http://subversion.tigris.irg/"><text:span text:style-name="T1">http://subversion.tigris.irg</text:span></text:a><text:span text:style-name="T1">), no cal participei desde os seus inicios. Mais non son únicos ao proxecto Subversion; situacións como as seguintes ocorren na maioría dos proxectos de software libre, e deberían ser vistas como oportunidades para comezar con bo pé. </text:span></text:p>
      <text:h text:style-name="Heading_20_3" text:outline-level="3">Evita os debates privados </text:h>
      <text:p text:style-name="P4">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text:span text:style-name="T12">faits accomplis</text:span>, ou como as firmes recomendacións dun unido e influente bloco de votantes, será moi grande. </text:p>
      <text:p text:style-name="P4"/>
      <text:p text:style-name="P4">Non o fagas. </text:p>
      <text:p text:style-name="P4"/>
      <text:p text:style-name="P4">Embora o lentos e difíciles que os debates públicos poidan chegan ser, case sempre son preferibles a <text:soft-page-break/>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4"/>
      <text:list xml:id="list1376564491" text:style-name="L8">
        <text:list-item>
          <text:p text:style-name="P129">O debate contribuirá ao adestramento e educación dos novos desenvolvedores. Non é posible saber cantos ollos están a seguir a conversa; e embora a maioría da xente non participe, moitos poden estar observando en silencio, obtendo información sobre o proxecto. </text:p>
        </text:list-item>
      </text:list>
      <text:p text:style-name="P15"/>
      <text:list xml:id="list389288999" text:continue-numbering="true" text:style-name="L8">
        <text:list-item>
          <text:p text:style-name="P112"><text:span text:style-name="T4">O debate formarate na arte de explicar cuestións técnicas a xente que non está tan familiarizada </text:span><text:span text:style-name="T4">co programa coma ti. Esta é unha capacidade que require práctica e non podes practicala con xente que xa sabe o que ti sabes. </text:span></text:p>
        </text:list-item>
      </text:list>
      <text:p text:style-name="P15"/>
      <text:list xml:id="list623645007" text:continue-numbering="true" text:style-name="L8">
        <text:list-item>
          <text:p text:style-name="P112"><text:span text:style-name="T4">O debate e as súas conclusións estarán dispoñibles en arquivos públicos, evitando que futuros debates reincidan sobre os mesmos pasos. Ver </text:span><text:span text:style-name="T8">sección “Uso intensido de arquivos” no capítulo 6 “Comunicacións”</text:span><text:span text:style-name="T4">. </text:span></text:p>
        </text:list-item>
      </text:list>
      <text:p text:style-name="P4"/>
      <text:p text:style-name="P19"><text:span text:style-name="T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text:span><text:span text:style-name="T1"><text:note text:id="ftn3" text:note-class="footnote"><text:note-citation>3</text:note-citation><text:note-body><text:p text:style-name="P16"><text:s/>Aínda non o puxemos na sección de créditos, mais por practicar o que máis tarde predicarei: o nome do observador é Brian Behlendorf, e foi el quen sinalou a necesidade de manter todos os debates en público a menos que existise algunha razón concreta para facelo en privado.</text:p></text:note-body></text:note></text:span><text:span text:style-name="T1">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text:span><text:span text:style-name="T14">moi</text:span><text:span text:style-name="T1"> intelixente nesa lista de correo; unicamente estaban a agardar o momento adecuado para participar. Se ben é certo que os debates foron máis longos do que serían se fosen mantidos en privado, sen dúbida foron máis produtivos en aberto e o tempo extra pagou a pena. </text:span></text:p>
      <text:p text:style-name="P4"/>
      <text:p text:style-name="P4">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4"/>
      <text:p text:style-name="P4">Naturalmente, hai certos debates que deben ser mantidos en privado; máis adiante no libro se poderán ver exemplos. Mais a política debería ser sempre: <text:span text:style-name="T12">se non hai razón para que sexa privado, debe ser público</text:span>. </text:p>
      <text:p text:style-name="P4"/>
      <text:p text:style-name="P4">Isto non se fai só. Non é suficiente con que te asegures de que todas as túas mensaxes van á lista pública. Debes tamén facer que os demais eviten as conversas privadas. Se alguén tenta comezar un <text:soft-page-break/>debate privado, e non hai razón para que así sexa, é a túa obriga abrir o meta-debate de inmediato. Nin sequera comentes no tema orixinal ata que a conversa se teña movido a un foro público ou descubras que a privacidade do caso é realmente precisa. S<text:span text:style-name="T64">e</text:span> fixeres isto de modo coherente, a xente rapidamente seguirá esta política e comezará a usar os foros públicos por defecto. </text:p>
      <text:h text:style-name="Heading_20_3" text:outline-level="3">Tolerancia cero coa mala educación </text:h>
      <text:p text:style-name="P4">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 o que, por definición, non soe ser o caso ao principio do proxecto). Tolerancia cero simplemente significa que nunca deixes que os malos comportamentos pasen inadvertidos. Por exemplo, cando alguén publica un comentario técnico mesturado cun ataque <text:span text:style-name="T12">ad hominen</text:span> sobre outro desenvolvedor do proxecto, é necesario que primeiro se trate o ataque <text:span text:style-name="T12">ad hominen </text:span>como unha cuestión independente e unicamente despois diso debater o contido técnico. </text:p>
      <text:p text:style-name="P4"/>
      <text:p text:style-name="P19"><text:span text:style-name="T1">Infelizmente, é moi sinxelo e demasiado típico, que debates construtivos se convertan en longos debates destrutivos "</text:span><text:span text:style-name="T14">flames</text:span><text:span text:style-name="T1">").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span></text:p>
      <text:p text:style-name="P4"/>
      <text:p text:style-name="P55">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55"/>
      <text:p text:style-name="P55">Agora, sobre a proposta. Creo que M estaba no certo cando dixo que ... </text:p>
      <text:p text:style-name="P55"/>
      <text:p text:style-name="P4">Embora esas respostas poidan parecer torpes, teñen un notable efecto. Se chamas a atención sobre os malos comportamentos mais non esixes unha desculpa pola parte que ofende, facilitas que a xente se calme e a seguinte vez amose un mellor comportamento -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desestresarse) ou responde pedindo desculpas se a túa reacción foi excesiva e que é difícil detectar certos matices nun correo electrónico. E volta ao contido principal da conversación. Nunca xamais <text:soft-page-break/>esixas unha desculpa, sexa pública ou privada, de alguén que se comportou de modo inapropiado. Se por si mesmos deciden escribila, estupendo, mais esixila só causará resentimento. </text:p>
      <text:p text:style-name="P4"/>
      <text:p text:style-name="P4">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h text:style-name="Heading_20_3" text:outline-level="3">Fomenta a revisión <text:span text:style-name="T33">continua e </text:span>pública do código </text:h>
      <text:p text:style-name="P4">Unha das mellores maneiras de favorecer unha comunidade de desenvolvemento produtiva é facer que a xente revise o código de outros. Para atinxilo de modo efectivo é precisa certa infraestrutura técnica - en particular, o aviso de novos commits por email debe ser activado; ver <text:span text:style-name="T56">a sección “</text:span><text:span text:style-name="T57">Mensaxes de </text:span><text:span text:style-name="T16">commit</text:span><text:span text:style-name="T57">” </text:span><text:span text:style-name="T56">no capítulo 3</text:span> para máis detalles. O efecto de activar o aviso por email dos commits é que cada vez que alguén faga un commit sobre o repositorio de código do proxecto, un email será enviado mostrando o log do mensaxe e as mudanzas introducidas (ver “<text:span text:style-name="T18">diff</text:span><text:span text:style-name="T58">” na sección “Vocabulario dos Sistemas de Control de Versións” no capítulo 3</text:span>). A <text:span text:style-name="T12">revisión de código</text:span> é a práctica de revisar os emails de commit que chegan, buscando erros e posibles melloras. </text:p>
      <text:p text:style-name="P4"/>
      <text:p text:style-name="P4">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4"/>
      <text:p text:style-name="P4">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4"/>
      <text:p text:style-name="P4">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4"/>
      <text:p text:style-name="P4">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text:span text:style-name="T12">cada commit</text:span> realizado sobre o repositorio do código do 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text:soft-page-break/>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p>
      <text:p text:style-name="P4"/>
      <text:p text:style-name="P4">Comeza a facer revisións desde o primeiro commit. A clase de problemas que son máis sinxelos de detectar mediante a revisión de diffs son as vulnerabilidades de seguridade, fugas de memoria, comentarios insuficientes ou documentación da API, erros "<text:span text:style-name="T12">off-by-one</text:span>", incumprimento das regras de 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4"/>
      <text:p text:style-name="P4">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h text:style-name="P185" text:outline-level="3">Cando publicares un proxecto que estiver pechado ata agora, ten presente a magnitude da mudanza </text:h>
      <text:p text:style-name="P4">Se vas facer público un proxecto existente, un que xa ten desenvolvedores activos afeitos a traballaren nun ambiente pechado, asegúrate de que todo o mundo comprende que a apertura supón unha gran mudanza - e de que comprendes como se van sentir con ela. </text:p>
      <text:p text:style-name="P4"/>
      <text:p text:style-name="P4">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text:span text:style-name="T12">aínda</text:span>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perfectos programadores, isto é inevitable - de feito, probablemente lle ocorrerá a todos eles ao principio. Isto non se debe a que sexan malos programadores; é só que todo programa cunhas certas dimensións ten erros e a revisión entre pares deitará luz sobre algúns deles (ver <text:span text:style-name="T59">sección “Revisión de código intensiva </text:span><text:soft-page-break/><text:span text:style-name="T59">e continua” </text:span>anteriormente neste capítulo).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p>
      <text:p text:style-name="P4"/>
      <text:p text:style-name="P4">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responderes algunha das preguntas, pásalla a un desenvolvedor que si a teña -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4"/>
      <text:p text:style-name="P4">Hai outras cuestións a longo prazo que un debe ter en conta cando decide abrir un proxecto. <text:span text:style-name="T60">O capítulo 5 “Diñeiro” e</text:span>xplora as técnicas para envolver con suceso desenvolvedores pagados e voluntarios, e <text:span text:style-name="T61">o 9 “Licenzas, dereitos de autor e patentes”</text:span> debate as dilixencias legais necesarias cando abrires un código que pode ter partes "propiedade" de terceiros. </text:p>
      <text:h text:style-name="Heading_20_2" text:outline-level="2">Anunciar o proxecto </text:h>
      <text:p text:style-name="P10">Unha vez o proxecto é presentable - non perfecto, só presentable - estás pronto para anuncialo ao mundo. Isto é un proceso sinxelo: vai a <text:a xlink:type="simple" xlink:href="http://freshmeat.net/">http://freshmeat.net/</text:a>, pincha sobre <text:span text:style-name="T12">Enviar</text:span>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4"/>
      <text:p text:style-name="P4">Se coñeces listas de correo ou foros onde a publicación do proxecto poida ser de interese, faino tamén aí, mais tenta escribir exactamente <text:span text:style-name="T12">unha</text:span> mensaxe por foro e dirixires a xente aos teus propios canais de comunicación para continuar a conversa (configurando o cabezallo <text:span text:style-name="T12">Reply-to</text:span>). As mensaxes debería ser curtas e directas: </text:p>
      <text:p text:style-name="P4"/>
      <text:p text:style-name="P36">To: discuss@lists.example.org </text:p>
      <text:p text:style-name="P36">Asunto: [ANN] Proxecto Scanley: indexador de texto completo </text:p>
      <text:p text:style-name="P36">Reply-to: dev@scanley.org </text:p>
      <text:p text:style-name="P36"/>
      <text:p text:style-name="P36">Esta mensaxe é para anunciar a creación do proxecto Scanley, </text:p>
      <text:p text:style-name="P36"><text:s/>un motor de indexado e procura de texto completo de código aberto cunha </text:p>
      <text:p text:style-name="P36">API ampla, para ser usado por programadores que desexaren fornecer servizos de procura </text:p>
      <text:p text:style-name="P36">de amplas coleccións de arquivos de texto. Scanley é funcional, está </text:p>
      <text:p text:style-name="P36">baixo desenvolvemento activo e precísanse desenvolvedores e testadores. </text:p>
      <text:p text:style-name="P36"/>
      <text:p text:style-name="P36">Páxina web: http://www.scanley.org/ </text:p>
      <text:p text:style-name="P36"/>
      <text:p text:style-name="P36">Funcionalidades: </text:p>
      <text:p text:style-name="P36"><text:s text:c="3"/>- Procuras de texto plano, HTML e XML </text:p>
      <text:p text:style-name="P36"><text:s text:c="3"/>- Procura de palabras e/ou frases </text:p>
      <text:p text:style-name="P36"><text:soft-page-break/><text:s text:c="3"/>- (planeada) Fuzzy matching </text:p>
      <text:p text:style-name="P36"><text:s text:c="3"/>- (planeada) Actualización incremental dos índices </text:p>
      <text:p text:style-name="P36"><text:s text:c="3"/>- (planeada) Indexación de sitios web remotos </text:p>
      <text:p text:style-name="P36"/>
      <text:p text:style-name="P36">Requerimentos: </text:p>
      <text:p text:style-name="P36"><text:s text:c="3"/>- Python 2.2 ou superior </text:p>
      <text:p text:style-name="P36"><text:s text:c="3"/>- Espazo en disco suficiente para manter os índices (aproximadamente 2x </text:p>
      <text:p text:style-name="P36"><text:s text:c="5"/>o tamaño orixinal) </text:p>
      <text:p text:style-name="P36"/>
      <text:p text:style-name="P36">Para máis información, ver scanley.org. </text:p>
      <text:p text:style-name="P36"><text:s/>Obrigado, </text:p>
      <text:p text:style-name="P37">-J. Random </text:p>
      <text:p text:style-name="P4"/>
      <text:p text:style-name="P19"><text:span text:style-name="T1">(Ver </text:span><text:span text:style-name="T62">a sección “Publicidade” no capítulo 6 “Comunicacións”</text:span><text:span text:style-name="T1"> para consellos sobre como anunciar futuras liberacións do proxecto e outros eventos.) </text:span></text:p>
      <text:p text:style-name="P4"/>
      <text:p text:style-name="P4">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4"/>
      <text:p text:style-name="P4">Isto demostrou ser erróneo. No proxecto Subversion, comezamos cun documento de deseño, un grupo de desenvolvedores interesados e ben conectados, moita fanfarra e <text:span text:style-name="T12">sen</text:span>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4"/>
      <text:p text:style-name="P4">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 desde logo, pode ser revisado en público, mais ten que existir algo concreto, algo máis tanxible que só boas intencións para que á xente lle interese participar. </text:p>
      <text:p text:style-name="P4"/>
      <text:p text:style-name="P4">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p>
      <text:h text:style-name="Heading_20_1" text:outline-level="1">Capítulo 3. Infraestrutura Técnica </text:h>
      <text:p text:style-name="P29"/>
      <text:p text:style-name="P29">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text:soft-page-break/>da Lei de Brooks<text:note text:id="ftn4" text:note-class="footnote"><text:note-citation>4</text:note-citation><text:note-body><text:p text:style-name="Footnote"><text:s/><text:span text:style-name="T70">Do seu libro </text:span><text:span text:style-name="T71">The Mythical Man Month</text:span><text:span text:style-name="T70">, 1975. Ver </text:span><text:a xlink:type="simple" xlink:href="http://en.wikipedia.org/wiki/The_Mythical_Man-Month"><text:span text:style-name="T70">http://en.wikipedia.org/wiki/The_Mythical_Man-Month</text:span></text:a><text:span text:style-name="T70"> e </text:span><text:a xlink:type="simple" xlink:href="http://en.wikipedia.org/wiki/Brooks_Law"><text:span text:style-name="T70">http://en.wikipedia.org/wiki/Brooks_Law</text:span></text:a><text:span text:style-name="T70">. </text:span></text:p></text:note-body></text:note>, que establece que engadir man de obra a un proxecto que vai con atraso fará que se atrase aínda máis. Fred Brooks observou que a complexidade dun proxecto aumenta a razón do <text:span text:style-name="T22">cadrado</text:span>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29"/>
      <text:p text:style-name="P29">Este problema non é novo. En habitacións abarrotadas, reais, a solución consiste en adoptar o denominado<text:span text:style-name="T22">procedemento parlamentario</text:span>: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text:span text:style-name="T22">decidir</text:span>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29"/>
      <text:p text:style-name="P29">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p>
      <text:p text:style-name="P29"/>
      <text:p text:style-name="P29">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configurado, ademais de precisar de unha certa cantidade de mantemento permanente e de modificación en canto xurdir unha nova necesidade (como exemplo, bótalle unha ollada á discusión sobre como manexar o crecemento do proxecto n<text:span text:style-name="T89">a sección “Prefiltrando o xestor </text:span><text:span text:style-name="T89">de erros” </text:span>máis adiante neste mesmo capítulo).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text:span text:style-name="T20">Reply-to</text:span>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29"><text:soft-page-break/></text:p>
      <text:p text:style-name="P29">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 por exemplo, isto está a ocorrer actualmente cunha chea de proxectos de software libre anteriores á invención das wikis (véxase http://en.wikipedia.org/wiki/Wiki).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29"/>
      <text:p text:style-name="P29">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h text:style-name="Heading_20_2" text:outline-level="2">Que é o que un proxecto precisa </text:h>
      <text:p text:style-name="P146">Os máis dos proxectos de software de código aberto ofrecen cando menos un conxunto mínimo e estándar de ferramentas para a xestión da información: </text:p>
      <text:h text:style-name="P186" text:outline-level="6">Sitio Web </text:h>
      <text:p text:style-name="P77">É ante todo un conduto centralizado e unidireccional de transmisión de información desde o proxecto cara ao público. O sitio web pode tamén funcionar como interface administrativa para outras ferramentas do proxecto. </text:p>
      <text:h text:style-name="Heading_20_6" text:outline-level="6">Listas de correo </text:h>
      <text:p text:style-name="P77">Xeralmente constitúen os foros de comunicación máis activos do proxecto, ademais do "medio de arquivamento" </text:p>
      <text:h text:style-name="Heading_20_6" text:outline-level="6">Control de versións </text:h>
      <text:p text:style-name="P65"><text:span text:style-name="T73">Permite aos desenvolvedores xestionaren convenientemente as mudanzas no código, incluíndo a reversión e o traslado de mudanzas (</text:span>"change porting"<text:span text:style-name="T73">). Permite tamén que todo o mundo saiba o que se está a facer co código. </text:span></text:p>
      <text:h text:style-name="Heading_20_6" text:outline-level="6">Seguimento de erros (<text:span text:style-name="T12">"Bug Tracking"</text:span>) </text:h>
      <text:p text:style-name="P77">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h text:style-name="Heading_20_6" text:outline-level="6">Chat en tempo real (IRC) </text:h>
      <text:p text:style-name="P77">É o lugar onde se celebran discusións rápidas e pouco transcendentes e se fan intercambios de preguntas/respostas. Non sempre se arquivan completamente. </text:p>
      <text:p text:style-name="P29"><text:s/></text:p>
      <text:p text:style-name="P29">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29"/>
      <text:p text:style-name="P29"><text:soft-page-break/>Podes evitar moitas das dores de cabeza derivadas da selección e configuración destas ferramentas empregando un sitio web do tipo <text:span text:style-name="T22">canned hosting</text:span><text:span text:style-name="T86"> (aloxamento enlatado):</text:span> un servidor que ofrece áreas web preempacotadas e regularizadas que conteñen todas as ferramentas necesarias para manexar un proxecto de software libre. Podedes consultar o apartado “<text:span text:style-name="T90">Aloxamento preconfigurado” </text:span><text:span text:style-name="T91">máis adiante neste </text:span><text:span text:style-name="T92">mesmo </text:span><text:span text:style-name="T91">capítulo,</text:span> no que se discute sobre as vantaxes e desvantaxes deste tipo de sitios web. </text:p>
      <text:h text:style-name="Heading_20_2" text:outline-level="2">Listas de Correo </text:h>
      <text:p text:style-name="P29">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 é dicir, o mecanismo polo cal se subscriben (<text:span text:style-name="T12">"subscribe to"</text:span>) á lista en cuestión. Isto nos leva á Regra nº1 das listas de correo: </text:p>
      <text:p text:style-name="P29"/>
      <text:p text:style-name="P95">Non tratedes de xerir as listas de correo manualmente; empregade software de xestión de listas </text:p>
      <text:p text:style-name="P29"/>
      <text:p text:style-name="P29">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29"/>
      <text:p text:style-name="P29">O truco está en que unha boa xestión da lista de correo, que é o que a xente espera, non é sinxela en absoluto. No se trata tan só de subscribir ou dar de baixa os usuarios cando o pediren. Ten tamén a ver con moderala, evitar o <text:span text:style-name="T12">spam</text:span>,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29"/>
      <text:p text:style-name="P29">O software de xestión de listas actual ofrece cando menos as seguintes utilidades: </text:p>
      <text:h text:style-name="Heading_20_6" text:outline-level="6">Subscrición tanto por email como a través dunha páxina web </text:h>
      <text:p text:style-name="P77">Cando un usuario se subscribe a unha lista debería recibir <text:span text:style-name="T22">inmediatamente</text:span>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text:span text:style-name="T12">Frequently Asked Questions, </text:span>Preguntas Respondidas Frecuentemente), etc.</text:p>
      <text:h text:style-name="Heading_20_6" text:outline-level="6">Subscrición en modo "<text:span text:style-name="T12">digest</text:span>" (só resumos das mensaxes) ou en modo de mensaxes completas </text:h>
      <text:p text:style-name="P77">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h text:style-name="Heading_20_6" text:outline-level="6">Utilidades de moderación </text:h>
      <text:p text:style-name="P77">"Moderar" consiste en controlar que as mensaxes entrantes: a)non son tópico da <text:span text:style-name="T12">spam</text:span>, e b) correspóndense co tópico da lista, antes da súa distribución aos restantes usuarios da mesma. O feito de moderar as listas é unha tarefa tipicamente humana, mais o software pode contribuír enormemente a facela máis sinxela. Falaremos máis sobre a moderación máis adiante. </text:p>
      <text:h text:style-name="Heading_20_6" text:outline-level="6">Interface administrativa </text:h>
      <text:p text:style-name="P77">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text:soft-page-break/>correos poden mesmo detectar estas situacións por si mesmos e dar de baixa automaticamente á persoa en cuestión. </text:p>
      <text:h text:style-name="Heading_20_6" text:outline-level="6">Manipulación de cabezallos </text:h>
      <text:p text:style-name="P77">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h text:style-name="Heading_20_6" text:outline-level="6">Arquivamento</text:h>
      <text:p text:style-name="P77"><text:span text:style-name="T67">Todas as mensaxes enviadas ás listas xestionadas son almacenadas e postas á disposición dos interesados na web; alternativamente, algúns softwares de listas de correo ofrecen interfaces especiais para enlazar ferramentas externas de arquivamento tales como </text:span><text:span text:style-name="T68">MHonArc</text:span><text:span text:style-name="T67"> (</text:span><text:a xlink:type="simple" xlink:href="http://www.mhonarc.org/"><text:span text:style-name="T67">http://www.mhonarc.org/</text:span></text:a><text:span text:style-name="T67">). Como se comenta n</text:span><text:span text:style-name="T85">o capítulo “Uso intensivo dos arquivos” do capítulo 6 “Comunicacións”</text:span><text:span text:style-name="T67">, o arquivamento é unha tarefa crucial. </text:span></text:p>
      <text:p text:style-name="P89"/>
      <text:p text:style-name="P29">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span text:style-name="T67"><text:s/></text:span></text:p>
      <text:h text:style-name="Heading_20_3" text:outline-level="3">Prevención do <text:span text:style-name="T12">spam</text:span> </text:h>
      <text:p text:style-name="P151">Entre o momento en que esta frase foi escrita e aquel en que foi publicada, seguramente o problema do <text:span text:style-name="T12">spam</text:span> ten duplicado a súa severidade, ou cando menos se percibirá dese xeito. Houbo un tempo, non hai tanto, cando un podía pór en marcha unha lista de correo sen ter que tomar ningunha medida <text:span text:style-name="T12">anti-spam</text:span>. A mensaxe perniciosa ocasional podía certamente aparecer, mais de xeito tan pouco frecuente que se consideraba un inconveniente de baixo nivel. Eses tempos desapareceron para sempre. Hoxe en día, unha lista de correo que non adopte ningunha precaución <text:span text:style-name="T12">anti-spam</text:span> verase rapidamente asolagada por correos lixo, ata o punto de se tornar inutilizable. A prevención <text:span text:style-name="T12">anti-spam</text:span> é polo tanto obrigatoria. </text:p>
      <text:p text:style-name="P151"><text:span text:style-name="T122"/></text:p>
      <text:p text:style-name="P151"><text:span text:style-name="T122">A prevención</text:span><text:span text:style-name="T19"> anti-spam </text:span><text:span text:style-name="T122">pode ser dividida en dúas categorías: a que prevén que entren mensaxes </text:span><text:span text:style-name="T19">spam</text:span><text:span text:style-name="T122"> na túa lista, e aquela que trata de evitar que a lista se converta nunha fonte de enderezos de correo electrónico para os </text:span><text:span text:style-name="T19">spammers</text:span><text:span text:style-name="T122"> que as colleitan. A primeira é a máis importante, así que a analizaremos en primeiro lugar.</text:span></text:p>
      <text:h text:style-name="Heading_20_4" text:outline-level="4"><text:span text:style-name="T125">Filtraxe das mensaxes</text:span></text:h>
      <text:p text:style-name="P155"><text:span text:style-name="T77">Hai tres técnicas básicas para evitar a entrada de mensaxes lixo, e os máis dos software de listas fornecen as tres. Traballan mellor cando se usan en tándem: </text:span></text:p>
      <text:p text:style-name="P155"><text:span text:style-name="T77"/></text:p>
      <text:list xml:id="list224057511" text:style-name="L21">
        <text:list-item>
          <text:p text:style-name="P153"><text:span text:style-name="T29">Soamente permitir automaticamente aquelas mensaxes enviadas á lista por subscritores.</text:span> <text:span text:style-name="T125">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list-item>
        <text:list-item>
          <text:p text:style-name="P152"><text:span text:style-name="T26">Filtraxe de mensaxes a través de software de control de spam</text:span><text:span text:style-name="T124">. </text:span>Se o software da lista de correo o permitir (os máis deles o fan), podes facer que as mensaxes sexan controladas por unha aplicación de filtraxe de <text:span text:style-name="T12">spam</text:span>. A filtraxe automática de <text:span text:style-name="T12">spam</text:span> non é perfecta, e nunca o vai ser, xa que hai unha carreira inacabable entre os <text:span text:style-name="T12">spammers</text:span> e os escritores de filtros. Porén, pode reducir sensiblemente a cantidade de <text:span text:style-name="T12">spam</text:span> que atravesa a ringleira de moderación, e dado que canto máis longa é a ringleira máis tempo de dedicación require dos humanos, calquera cantidade de filtraxe automática resulta beneficiosa. Non hai espazo dabondo neste libro para transmitirche instrucións detalladas sobre como <text:soft-page-break/>configurares os filtros <text:span text:style-name="T12">anti-spam</text:span>. Terás que consultar as instrucións do software da túa lista (ver <text:span text:style-name="T123">máis na sección “Aplicacións de roldas de correo”)</text:span>. O software de listas de correo inclúe frecuentemente algunha utilidade preconfigurada de prevención <text:span text:style-name="T12">anti-spam</text:span>, mais pode que queiras engadir algúns filtros de terceiros. Persoalmente teño boas experiencias con estes dous: <text:span text:style-name="T12">SpamAssassin</text:span> (<text:a xlink:type="simple" xlink:href="http://spamassassin.apache.org/">http://spamassassin.apache.org/</text:a>) e <text:span text:style-name="T12">SpamProbe</text:span> (<text:a xlink:type="simple" xlink:href="http://spamprobe.sourceforge.net/">http://spamprobe.sourceforge.net/</text:a>). Isto non supón ningunha valoración de outros filtros <text:span text:style-name="T12">anti-spam</text:span> libres, algúns dos cales son aparentemente bastante bos. É só que eu usei os dous mencionados e quedei moi satisfeito con eles. </text:p>
        </text:list-item>
        <text:list-item>
          <text:p text:style-name="P154"><text:span text:style-name="T84">Moderación</text:span>. <text:span text:style-name="T73">Para aquelas mensaxes que non foren automaticamente autorizadas por procederen dun subscritor da lista, e que pasaren a través do software de filtraxe de </text:span><text:span text:style-name="T78">spam</text:span><text:span text:style-name="T73">, se for o caso, o último paso é o da </text:span><text:span text:style-name="T79">moderación</text:span><text:span text:style-name="T73">: a mensaxe é enviada a un enderezo especial, no que un individuo a examina e decide se é aprobada ou rexeitada. 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text:span><text:span text:style-name="T78">spam</text:span><text:span text:style-name="T73">, e os </text:span><text:span text:style-name="T78">spammers</text:span><text:span text:style-name="T73"> moi raramente empregan dúas veces o mesmo enderezo. </text:span></text:p>
        </text:list-item>
      </text:list>
      <text:p text:style-name="P150"/>
      <text:p text:style-name="P150"><text:span text:style-name="T73">Ten coidado de empregares a moderación</text:span><text:span text:style-name="T22"> tan só </text:span><text:span text:style-name="T73">para filtrares o </text:span><text:span text:style-name="T12">spam</text:span><text:span text:style-name="T73">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h text:style-name="Heading_20_4" text:outline-level="4">Ocultación de enderezos nos arquivos </text:h>
      <text:p text:style-name="P29">Para evitares que as túas listas de correo se convertan nunha fonte de subministro de enderezos para os <text:span text:style-name="T12">spammers</text:span>, unha técnica habitual é a de que os arquivos oculten os enderezos da xente, por exemplo substituíndo </text:p>
      <text:p text:style-name="P29"/>
      <text:p text:style-name="P76"><text:a xlink:type="simple" xlink:href="mailto:jrandom@somedomain.com"><text:span text:style-name="T93">jrandom@somedomain.com</text:span></text:a></text:p>
      <text:p text:style-name="P71">por jrandom_AT_somedomain.com</text:p>
      <text:p text:style-name="P71">ou jrandomNOSPAM@somedomain.com</text:p>
      <text:p text:style-name="P29"><text:s/></text:p>
      <text:p text:style-name="P29">ou algunha maneira igualmente obvia (para os humanos) de codificalas. Dado que os colleitadores de enderezos para <text:span text:style-name="T12">spam</text:span> funcionan frecuentemente uliscando nas páxinas web; incluíndo os arquivos web da túa lista de correo; e buscando secuencias que conteñan "@", codificar os enderezos é a maneira de tornalos inútiles ou invisibles para os <text:span text:style-name="T12">spammers</text:span>. Por suposto que isto non evita que o <text:span text:style-name="T12">spam</text:span> sexa enviado directamente á propia lista, mais si que minimiza a cantidade de lixo que chega aos enderezos persoais dos membros da lista. </text:p>
      <text:p text:style-name="P29"/>
      <text:p text:style-name="P29">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text:span text:style-name="T22">é</text:span> efectiva, consulta <text:a xlink:type="simple" xlink:href="http://www.cdt.org/speech/spam/030319spamreport.shtml">http://www.cdt.org/speech/spam/030319spamreport.shtml</text:a>.</text:p>
      <text:p text:style-name="P29"/>
      <text:p text:style-name="P29">Idealmente, o software de xestión da lista debería deixar a escolla en mans de cada subscritor, ben mediante un cabezallo especial tipo "Si/Non" ou cunha opción de configuración nas preferencias da conta da lista de ese <text:soft-page-break/>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text:span text:style-name="T12">spam</text:span>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h text:style-name="Heading_20_3" text:outline-level="3">Identificación e xestión de cabezallos </text:h>
      <text:p text:style-name="P29">Frecuentemente, os subscritores das listas quererán arquivar as mensaxes nunha pasta específica para o proxecto, distinta das de outras mensaxes de correo. O seu software de lectura de correo pode facer isto automaticamente sen máis que examinar os <text:span text:style-name="T22">cabezallos</text:span>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29"/>
      <text:p text:style-name="code">De: ... </text:p>
      <text:p text:style-name="code">Para: ... </text:p>
      <text:p text:style-name="code">Asunto: ... </text:p>
      <text:p text:style-name="code">Data: ... </text:p>
      <text:p text:style-name="P72"/>
      <text:p text:style-name="P29">Outras son opcionais, aínda que bastante habituais. Por exemplo, os emails non teñen por que levar o cabezallo </text:p>
      <text:p text:style-name="P29"/>
      <text:p text:style-name="code">Responder a: remitente@enderezo de correo, </text:p>
      <text:p text:style-name="P29"/>
      <text:p text:style-name="P29">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29"/>
      <text:p text:style-name="P29">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29"/>
      <text:p text:style-name="code">Asunto: preparando a liberación 2.5. </text:p>
      <text:p text:style-name="P29"/>
      <text:p text:style-name="P29">mais a mensaxe se vería na lista deste xeito: </text:p>
      <text:p text:style-name="P29"><text:s/></text:p>
      <text:p text:style-name="code">Asunto: [discusions@listas.exemplo.org] preparando a liberación 2.5. </text:p>
      <text:p text:style-name="P29"/>
      <text:p text:style-name="P29">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29"/>
      <text:p text:style-name="P29">En lugar de mudar excesivamente o cabezallo "asunto", aprende aos teus usuarios a tiraren partido de outros cabezallos estándar, comezando polo cabezallo "para:", que debería conter o nome da lista: </text:p>
      <text:p text:style-name="P29"/>
      <text:p text:style-name="code">Para: <text:span text:style-name="T117">&lt;</text:span>discusi<text:span text:style-name="T118">o</text:span>n@listas.exemplo.org<text:span text:style-name="T117">&gt;</text:span></text:p>
      <text:p text:style-name="P29"/>
      <text:p text:style-name="P29"><text:soft-page-break/>Calquera lector de correo que poida filtrar o "asunto" debería tamén poder filtrar o "para<text:span text:style-name="T24">:</text:span>" coa mesma facilidade. </text:p>
      <text:p text:style-name="P29"/>
      <text:p text:style-name="P29">Hai uns poucos cabezallos máis de listas de correo que son opcionais mais estándar. Filtralos é mesmo máis preciso que facelo sobre os "para:" ou "CC"; dado que estes cabezallos son engadidos ás mensaxes polo propio software de xestión de listas, algúns usuarios poden contar coa súa presenza: </text:p>
      <text:p text:style-name="P35"/>
      <text:p text:style-name="code">axuda-lista: &lt;mailto:discuss-help@lists.example.org&gt; </text:p>
      <text:p text:style-name="code">baixa-lista: &lt;mailto:discuss-unsubscribe@lists.example.org&gt; </text:p>
      <text:p text:style-name="code">envio-a-lista: &lt;mailto:discuss@lists.example.org&gt; </text:p>
      <text:p text:style-name="code">Distribuído-a:: mailing list discuss@lists.example.org </text:p>
      <text:p text:style-name="code">Lista: contactar discuss-help@lists.example.org; run by ezmlm </text:p>
      <text:p text:style-name="code"/>
      <text:p text:style-name="P29">Os máis deles son obvios. Consulta <text:a xlink:type="simple" xlink:href="http://www.nisto.com/listspec/list-manager-intro.html">http://www.nisto.com/listspec/list-manager-intro.html</text:a> para máis explicacións, ou se precisares especificacións realmente detalladas e formais, podes ver <text:a xlink:type="simple" xlink:href="http://www.faqs.org/rfcs/rfc2369.html">http://www.faqs.org/rfcs/rfc2369.html</text:a>. </text:p>
      <text:p text:style-name="P29"/>
      <text:p text:style-name="P29">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29"/>
      <text:p text:style-name="P29">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ou peor, que manda unha mensaxe á lista! preguntando como darse de baixa. </text:p>
      <text:h text:style-name="Heading_20_3" text:outline-level="3">O gran debate sobre "responder-a" (<text:span text:style-name="T12">Reply-To</text:span>) </text:h>
      <text:p text:style-name="P29">Antes, n<text:span text:style-name="T96">a sección “Evita as discusión privadas” no capítulo 2 “Primeiros pasos”</text:span>,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29"/>
      <text:p text:style-name="P29">Ou talvez non tanto. Existe esa utilidade, mais presenta algunhas desvantaxes realmente importantes. A cuestión de se usala ou non constitúe un dos debates máis quentes no mundo da xestión de listas, 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29"/>
      <text:p text:style-name="P29">A utilidade en si mesma é moi simple: o software de listas de correo pode, se quixeres, configurar automaticamente o cabezallo "responder-a" (<text:span text:style-name="T12">Reply-to</text:span>) en todas as mensaxes, de xeito que as respostas se encamiñen á propia lista. Isto é, independentemente do que o remitente poña no cabezallo "contestar a "(e mesmo se non poñen nada en absoluto), cando os subscritores vexan a mensaxe, o cabezallo conterá o enderezo da lista: </text:p>
      <text:p text:style-name="P29"/>
      <text:p text:style-name="code">Responder a: discusións@listas.exemplo.org </text:p>
      <text:p text:style-name="P29"/>
      <text:p text:style-name="P29">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text:soft-page-break/>manualmente o destinatario da súa mensaxe, mais o importante é que <text:span text:style-name="T22">por defecto </text:span>as respostas son dirixidas á lista. É un exemplo perfecto do uso da tecnoloxía para fomentar a colaboración. </text:p>
      <text:p text:style-name="P29"/>
      <text:p text:style-name="P29">Infelizmente, hai algunhas desvantaxes. A primeira é coñecida como o problema de <text:span text:style-name="T12">Non podo dar co camiño de volta</text:span>: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29"/>
      <text:p text:style-name="P29">A segunda desvantaxe ten a ver coas expectativas, e na miña opinión é o argumento máis poderoso contra o uso de forzar o "responder a". Os usuarios de correo electrónico máis experimentados están afeitos a dous métodos básicos de resposta: <text:span text:style-name="T22">"responder a todos" </text:span>e <text:span text:style-name="T22">"responder ao remitente"</text:span>.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 por exemplo, poden querer dicirlle algo confidencial ao autor da mensaxe inicial, algo que resultaría inapropiado publicar na lista. </text:p>
      <text:p text:style-name="P29"/>
      <text:p text:style-name="P29">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text:span text:style-name="T22">na lista!.</text:span>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29"/>
      <text:p text:style-name="P29">Como resultado das consecuencias deste comportamento inesperado, a miña preferencia pasa por configurar o software de xestión da lista de xeito que nunca toque o cabezallo "responder a". Esta é unha das ocasións nas que usar a 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seguro de que <text:span text:style-name="T22">non </text:span>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p>
      <text:p text:style-name="P29"/>
      <text:p text:style-name="P29">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29"/>
      <text:p text:style-name="P29">Non estou a tratar aquí todos os aspectos do asunto, tan só aqueles que semellan ser da maior importancia. Para un tratamento máis completo, le estes dous documentos canónicos, que son os que sempre se citan cando xorde este debate: </text:p>
      <text:p text:style-name="P29"/>
      <text:list xml:id="list1679168621" text:style-name="L9">
        <text:list-item>
          <text:p text:style-name="P113"><text:soft-page-break/><text:span text:style-name="T80">Leave Reply-to alone</text:span><text:span text:style-name="T81">, por </text:span><text:span text:style-name="T79">Chip Rosenthal </text:span><text:a xlink:type="simple" xlink:href="http://www.unicom.com/pw/reply-to-harmful.html" office:target-frame-name="_top" xlink:show="replace"><text:span text:style-name="T119">http://www.unicom.com/pw/reply-to-harmful.html</text:span></text:a></text:p>
        </text:list-item>
        <text:list-item>
          <text:p text:style-name="P113"><text:span text:style-name="T80">Set Reply-to to list</text:span><text:span text:style-name="T81">, por </text:span><text:span text:style-name="T79">Simon Hill</text:span><text:span text:style-name="T81"> </text:span><text:a xlink:type="simple" xlink:href="http://www.metasystema.net/essays/reply-to.mhtml" office:target-frame-name="_top" xlink:show="replace"><text:span text:style-name="T120">http://www.metasystema.net/essays/reply-to.mhtml</text:span></text:a></text:p>
        </text:list-item>
      </text:list>
      <text:p text:style-name="P29"/>
      <text:p text:style-name="P29">A pesar da miña lixeira preferencia indicada antes, non creo que haxa unha única resposta "correcta" para esta cuestión, e de feito participo en moitas listas que escolleron <text:span text:style-name="T22">empregar</text:span><text:span text:style-name="T86"> o</text:span> "responder a". O mellor que podes facer é decidirte por unha ou outra solución o antes posible, e tratar de non enredarte en debates sobre o tema máis adiante. </text:p>
      <text:h text:style-name="Heading_20_4" text:outline-level="4">Dúas fantasías </text:h>
      <text:p text:style-name="P30">Algún día, alguén vai ter a feliz idea de inserir unha tecla <text:span text:style-name="T12">"responder á lista"</text:span>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text:a xlink:type="simple" xlink:href="http://www.mutt.org/">http://www.mutt.org/</text:a> ofrece xa esta característica<text:note text:id="ftn5" text:note-class="footnote"><text:note-citation>5</text:note-citation><text:note-body><text:p text:style-name="Footnote"><text:span text:style-name="T70">Pouco despois de que este libro fora publicado, Michael Bernstein (</text:span><text:a xlink:type="simple" xlink:href="http://www.michaelbernstein.com/"><text:span text:style-name="T70">http://www.michaelbernstein.com/</text:span></text:a><text:span text:style-name="T70">) escribiume para dicirme: "Hai outros programas de correo que incorporan una función de "responder á lista" ademais de Mutt. Por exemplo, Evolution ten esta función en forma de atallo de teclas, aínda que non cun botón (Ctrl+L).</text:span></text:p></text:note-body></text:note>.</text:p>
      <text:p text:style-name="P29"/>
      <text:p text:style-name="P29">Unha solución aínda mellor sería que a opción de "responder a" estivese da parte de quen resposta. Aqueles que desexan que a lista teña o "responder a" 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p>
      <text:p text:style-name="P29"/>
      <text:p text:style-name="P29">Desde que escribín o anterior, descubrín que hai polo menos un sistema de xestión de listas que ofrece esta posibilidade: Siesta (<text:a xlink:type="simple" xlink:href="http://siesta.unixbeard.net/">http://siesta.unixbeard.net/</text:a>). Tamén podes ler este artigo: <text:a xlink:type="simple" xlink:href="http://www.perl.com/pub/a/2004/02/05/siesta.html">http://www.perl.com/pub/a/2004/02/05/siesta.html</text:a>. </text:p>
      <text:h text:style-name="Heading_20_3" text:outline-level="3">Arquivamento</text:h>
      <text:p text:style-name="P29">Os detalles técnicos acerca da configuración do arquivamento de listas de correo son específicos do software que xestiona a lista, e fican alén o ámbito deste libro. Cando escollas ou configures un arquivador, ten en conta as seguintes características: </text:p>
      <text:h text:style-name="Heading_20_6" text:outline-level="6">Actualización áxil </text:h>
      <text:p text:style-name="P78">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h text:style-name="Heading_20_6" text:outline-level="6">Estabilidade referencial </text:h>
      <text:p text:style-name="P77">Cando unha mensaxe é arquivada nunha URL dada, debería permanecer accesible para sempre nese mesmo enderezo, ou durante tanto tempo como for posible. Mesmo se os arquivos son reconstruídos, restaurados desde un ficheiro de respaldo (<text:span text:style-name="T12">backup</text:span>),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text:span text:style-name="T12">bug tracker</text:span>) (véxase “<text:span text:style-name="T97">Xestor de erros” máis adiante neste mesmo capítulo)</text:span> ou a outros documentos do proxecto. </text:p>
      <text:p text:style-name="P29"/>
      <text:p text:style-name="P77">Idealmente, o software de listas de correo debería incluír a URL do arquivo de mensaxes, ou polo menos a parte específica da URL que se refire á mensaxe, nun cabezallo, cando distribúa as mensaxes <text:soft-page-break/>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h text:style-name="P97" text:outline-level="6">Copias de seguridade (<text:span text:style-name="T12">Backups</text:span>) </text:h>
      <text:p text:style-name="P77">Como facer copias de seguridade dos arquivos debería ser razoablemente obvio, e a receita de restauración non debería ser moi difícil. Noutras palabras, non trates o teu arquivador como unha caixa negra. Ti (ou alguén do teu proxecto) deberías 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p>
      <text:h text:style-name="P97" text:outline-level="6">Soporte aos fíos (<text:span text:style-name="T12">Threads</text:span>) </text:h>
      <text:p text:style-name="P77">Debería ser posible ir dunha mensaxe dada ao correspondente <text:span text:style-name="T22">fío</text:span> (grupo de mensaxes relacionadas entre si) ao que pertence esa mensaxe en particular. Cada fío debería tamén ter a súa propia URL, distinta das correspondentes ás mensaxes que compoñen o fío. </text:p>
      <text:h text:style-name="Heading_20_6" text:outline-level="6"><text:span text:style-name="T30">Pesquisas</text:span> </text:h>
      <text:p text:style-name="P77">Un arquivador que non soporte pesquisas (sobre os corpos das mensaxes, e sobre os seus autores ou asuntos) é practicamente inútil. Ten en conta que algúns arquivadores soportan pesquisas simplemente derivándoas a un motor externo tal como Google. Isto é aceptable, mais o soporte a pesquisas directas normalmente permite un mellor afinado, xa que deixa que a ferramenta de procura especifique que o resultado debe procurarse na liña de asunto e non no corpo, por exemplo. </text:p>
      <text:p text:style-name="P29"/>
      <text:p text:style-name="P29">O que antecede é simplemente unha lista de control para axudarte a avaliar e configurar un arquivador. Conseguir que a xente faga un <text:span text:style-name="T22">uso</text:span> real do arquivador en beneficio do proxecto se discute en capítulos posteriores, nomeadamente <text:span text:style-name="T98">na sección “Uso intensivo de arquivos” no capítulo 6 “Comunicacións”.</text:span></text:p>
      <text:h text:style-name="Heading_20_3" text:outline-level="3">Software </text:h>
      <text:p text:style-name="P29">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text:span text:style-name="T12">Mailman</text:span>, <text:span text:style-name="T12">Ezmlm</text:span>, <text:span text:style-name="T12">MHonArc</text:span>, e <text:span text:style-name="T12">Hypermail</text:span>, mais iso non quere dicir que non haxa outras igual de boas ( e seguro que existen por aí adiante outras ferramentas que eu nin sequera dei atopado, así que non penses que esta é unha lista completa). </text:p>
      <text:p text:style-name="P29"/>
      <text:h text:style-name="P99" text:outline-level="6">Software de xestión de listas de correo: </text:h>
      <text:p text:style-name="P29"/>
      <text:list xml:id="list59209627" text:style-name="L10">
        <text:list-item>
          <text:p text:style-name="P114">Mailman<text:span text:style-name="T81"> - </text:span><text:span text:style-name="T73">http://www.list.org/ </text:span></text:p>
        </text:list-item>
      </text:list>
      <text:p text:style-name="P29"/>
      <text:p text:style-name="P77">(Ten un arquivador incorporado, así como conexións para arquivadores externos) </text:p>
      <text:p text:style-name="P35"/>
      <text:list xml:id="list259831981" text:style-name="L11">
        <text:list-item>
          <text:p text:style-name="P115">SmartList <text:span text:style-name="T81">- http://www.procmail.org/ </text:span></text:p>
        </text:list-item>
      </text:list>
      <text:p text:style-name="P35"/>
      <text:p text:style-name="P75">(Deseñado para ser usado co sistema de procesamento de correo electrónico <text:span text:style-name="T12">Procmail</text:span>) </text:p>
      <text:p text:style-name="P35"/>
      <text:list xml:id="list1422842242" text:style-name="L12">
        <text:list-item>
          <text:p text:style-name="P116">Ecartis<text:span text:style-name="T81"> - http://www.ecartis.org/ </text:span></text:p>
        </text:list-item>
      </text:list>
      <text:p text:style-name="P35"/>
      <text:list xml:id="list1084906073" text:continue-numbering="true" text:style-name="L12">
        <text:list-item>
          <text:p text:style-name="P116">ListProc - <text:span text:style-name="T81">http://listproc.sourceforge.net/</text:span></text:p>
        </text:list-item>
      </text:list>
      <text:p text:style-name="P35"/>
      <text:list xml:id="list939739013" text:continue-numbering="true" text:style-name="L12">
        <text:list-item>
          <text:p text:style-name="P116"><text:soft-page-break/><text:span text:style-name="T82">Ezmlm</text:span><text:span text:style-name="T73"> - http://cr.yp.to/ezmlm.html</text:span></text:p>
        </text:list-item>
      </text:list>
      <text:p text:style-name="P29"/>
      <text:p text:style-name="P77">(Deseñado para traballar co sistema de distribución de correo Qmail - http://cr.yp.to/qmail.html) </text:p>
      <text:p text:style-name="P29"/>
      <text:list xml:id="list757876143" text:style-name="L13">
        <text:list-item>
          <text:p text:style-name="P117"><text:span text:style-name="T82">Dada</text:span><text:span text:style-name="T73"> - http://mojo.skazat.com/</text:span></text:p>
        </text:list-item>
      </text:list>
      <text:p text:style-name="P29"/>
      <text:p text:style-name="P77">(Embora os insistentes esforzos da súa web para ocultalo, é software libre, liberado baixo a licenza GNU. Tamén inclúe un arquivador) </text:p>
      <text:p text:style-name="P31"><text:s/></text:p>
      <text:h text:style-name="P98" text:outline-level="6">Software de arquivamento de listas de correo: </text:h>
      <text:p text:style-name="P29"/>
      <text:list xml:id="list1310953432" text:style-name="L14">
        <text:list-item>
          <text:p text:style-name="P118"><text:span text:style-name="T82">MhonArc</text:span><text:span text:style-name="T73"> - </text:span><text:a xlink:type="simple" xlink:href="http://www.mhonarc.org/"><text:span text:style-name="T73">http://www.mhonarc.org/</text:span></text:a></text:p>
        </text:list-item>
        <text:list-item>
          <text:p text:style-name="P118"><text:span text:style-name="T82">Hypermail</text:span><text:span text:style-name="T73"> - </text:span><text:a xlink:type="simple" xlink:href="http://www.hypermail.org/"><text:span text:style-name="T73">http://www.hypermail.org/</text:span></text:a></text:p>
        </text:list-item>
        <text:list-item>
          <text:p text:style-name="P118"><text:span text:style-name="T82">Lurker</text:span><text:span text:style-name="T73"> - </text:span><text:a xlink:type="simple" xlink:href="http://sourceforge.net/projects/lurker/"><text:span text:style-name="T73">http://sourceforge.net/projects/lurker/</text:span></text:a></text:p>
        </text:list-item>
        <text:list-item>
          <text:p text:style-name="P118"><text:span text:style-name="T82">Procmail</text:span><text:span text:style-name="T73"> - http://www.procmail.org/</text:span></text:p>
        </text:list-item>
      </text:list>
      <text:p text:style-name="P29"/>
      <text:p text:style-name="P77">(Software de acompañamento de <text:span text:style-name="T12">Smartlistk</text:span>, é un sistema procesador de correo que pode, aparentemente, ser configurado como arquivador) </text:p>
      <text:h text:style-name="Heading_20_2" text:outline-level="2">Control de versións </text:h>
      <text:p text:style-name="P29">Un <text:span text:style-name="T22">sistema de control de versións</text:span> (ou <text:span text:style-name="T22">sistema de control de revisións</text:span>)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29"/>
      <text:p text:style-name="P29">A razón pola que o control de versións é tan universal é que axuda a practicamente todos e cada un dos aspectos relacionados coa xestión dun proxecto: comunicacións entre desenvolvedores, xestión de liberacións, seguimento de erros (<text:span text:style-name="T12">bug tracking</text:span>), estabilidade do código e esforzos de desenvolvemento experimental, e atribución e autorización de mudanzas por certos desenvolvedores. O sistema de control de versións ofrece un centro de mando para todas estas tarefas. O núcleo do control de versións reside na <text:span text:style-name="T22">xestión de mudanzas</text:span>: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29"/>
      <text:p text:style-name="P29">Esta sección non vai revisar a totalidade dos aspectos derivados do uso dun sistema de control de versións. É tan transversal que vai ser comentado ao longo do libro. Aquí concentrarémonos na escolla e a configuración dun sistema de control de versións de xeito que facilite o desenvolvemento cooperativo durante a existencia do proxecto. </text:p>
      <text:h text:style-name="Heading_20_3" text:outline-level="3">Vocabulario do control de versións </text:h>
      <text:p text:style-name="P29">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h text:style-name="Heading_20_4" text:outline-level="4">"Versión" fronte a "Revisión" </text:h>
      <text:p text:style-name="P32">A palabra <text:span text:style-name="T22">versión</text:span> ás veces é usada como sinónimo de "revisión", mais eu non o vou usar nese sentido neste libro, porque é demasiado fácil confundilo co termo "versión" tal como cando se fala de versións dun software, <text:soft-page-break/>isto é, o número de liberación ou distribución, como en "Versión 1.0". De todos os xeitos, como a expresión "control de versións" é de feito estándar, eu vou continuar a empregala como sinónimo de "control de revisión" e "control de mudanzas". </text:p>
      <text:h text:style-name="Heading_20_6" text:outline-level="6">Commit </text:h>
      <text:p text:style-name="P77">Facer unha mudanza no proxecto; máis formalmente, almacenar unha mudanza na base de datos de control de versións de tal xeito que poida ser incorporada en futuras versións do proxecto. En inglés, "<text:span text:style-name="T12">commit</text:span>" pode ser usado como substantivo ou como verbo. Como substantivo, pode ser considerado como sinónimo de "mudanza". En galego a forma verbal pode ser substituída por "facer un <text:span text:style-name="T12">commit</text:span>". Por exemplo: "fixen o <text:span text:style-name="T12">commit</text:span> dun remendo para o fallo de servidores en Mac OS X que os de xestión de erros estaban a comentar. Jay, poderías revisar a mudanza e comprobar que non estou a facer mal uso do localizador (<text:span text:style-name="T12">allocator</text:span>)?" </text:p>
      <text:h text:style-name="P97" text:outline-level="6">Mensaxe de <text:span text:style-name="T12">log</text:span></text:h>
      <text:p text:style-name="P77">Un pequeno comentario engadido a cada <text:span text:style-name="T12">commit</text:span>, describindo a natureza e o propósito da mudanza. As mensaxes de <text:span text:style-name="T12">log</text:span>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text:span text:style-name="T12">log</text:span> ás audiencias apropiadas; tamén, <text:span text:style-name="T99">na sección “Tradición na documentación” do capítulo 6 “Comunicacións” </text:span>se discute acerca dos modos en que os contribuíntes deben escribir mensaxes de <text:span text:style-name="T12">log</text:span> sinxelas e útiles. </text:p>
      <text:h text:style-name="P100" text:outline-level="6">Actualizar (update) </text:h>
      <text:p text:style-name="P77">Solicitar que as mudanzas (<text:span text:style-name="T12">commits</text:span>)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 tenta facer unha actualización, debería solucionarse." </text:p>
      <text:h text:style-name="P99" text:outline-level="6">Repositorio </text:h>
      <text:p text:style-name="P77">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h text:style-name="P99" text:outline-level="6">Checkout </text:h>
      <text:p text:style-name="P77">O proceso de descarregar unha copia do proxecto desde un repositorio. Un <text:span text:style-name="T12">checkout</text:span>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h text:style-name="P99" text:outline-level="6">Copia de traballo </text:h>
      <text:p text:style-name="P79"><text:span text:style-name="T67">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text:span><text:span text:style-name="T68">commits</text:span><text:span text:style-name="T67">. </text:span></text:p>
      <text:h text:style-name="P97" text:outline-level="6"><text:soft-page-break/>Conxunto de mudanzas (<text:span text:style-name="T12">changeset</text:span>), mudanza, revisión </text:h>
      <text:p text:style-name="P77">Unha "revisión" é xeralmente a encarnación dun ficheiro ou directorio en particular. Por exemplo, se o proxecto comeza coa revisión 6 do ficheiro F, e despois alguén fai un <text:span text:style-name="T12">commit</text:span> cunha mudanza a F, isto produce a revisión 7 de F. Algúns sistemas usan tamén "revisión", "mudanza" ou "<text:span text:style-name="T12">changeset</text:span>" para se referiren a un conxunto de mudanzas subidas todas xuntas nun único <text:span text:style-name="T12">commit</text:span> como unha unidade conceptual </text:p>
      <text:p text:style-name="P29"/>
      <text:p text:style-name="P77">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29"/>
      <text:p text:style-name="P77">Cando un fala sobre un ficheiro ou colección de ficheiros sen especificar unha revisión en particular, xeralmente se asume que se está a referir a(s) revisión(s) máis recentes. </text:p>
      <text:h text:style-name="P99" text:outline-level="6"><text:span text:style-name="T12">Diff</text:span> </text:h>
      <text:p text:style-name="P77">Representación textual dunha mudanza. Un "<text:span text:style-name="T12">diff</text:span>" mostra que liñas foron mudadas e como, ademais dunhas poucas liñas de contextualización desa información. Un desenvolvedor que estea familiarizado cun código dado, poderá ler o <text:span text:style-name="T12">diff</text:span> comparándoo co código e entender que foi o que se mudou, e mesmo localizar erros. </text:p>
      <text:h text:style-name="P100" text:outline-level="6">Etiqueta (tag)</text:h>
      <text:p text:style-name="P77">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text:span text:style-name="T22">Versión_1_0</text:span><text:span text:style-name="T86">, </text:span><text:span text:style-name="T22">Distribución_00456</text:span>, etc. </text:p>
      <text:h text:style-name="P100" text:outline-level="6">Rama (branch) </text:h>
      <text:p text:style-name="P77">Unha copia do proxecto, baixo o control de versións mais individualizada, tal que as mudanzas feitas á rama non afectan ao resto do proxecto, e viceversa, excepto cando as mudanzas son fusionadas (<text:span text:style-name="T12">merged</text:span>) desde unha rama a outra (ver debaixo). As ramas son tamén coñecidas como "liñas de desenvolvemento". Mesmo cando un proxecto non ten ramas, considérase que o desenvolvemento se está a facer na "rama principal” (<text:span text:style-name="T12">main branch</text:span>), tamén coñecida como "liña principal” (<text:span text:style-name="T12">main line</text:span>) ou" “tronco” (trunk).</text:p>
      <text:p text:style-name="P29"><text:s/></text:p>
      <text:p text:style-name="P77">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text:span text:style-name="T100">a definición de ramas máis adiante neste capítulo, s</text:span>e precisares máis detalles sobre a creación de ramas. </text:p>
      <text:h text:style-name="P99" text:outline-level="6">Fusionar ("<text:span text:style-name="T12">merge</text:span>", ou "<text:span text:style-name="T12">port</text:span>") </text:h>
      <text:p text:style-name="P77">Trasladar unha mudanza entre ramas. Inclúe fusionar desde o tronco principal a unha rama ou viceversa. De feito, estas son precisamente as fusións máis frecuentes; é raro facer fusións entre ramas secundarias do proxecto. Podes ver máis información sobre este <text:s/>tema <text:span text:style-name="T101">na sección “Singularidade da información” neste mesmo capítulo.</text:span></text:p>
      <text:p text:style-name="P29"/>
      <text:p text:style-name="P77">"Fusionar” (<text:span text:style-name="T12">merge</text:span>)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text:soft-page-break/>mudanzas feitas polo segundo desenvolvedor fusiónanse automaticamente cos anteriores. Isto é moi frecuente, especialmente en proxectos nos que moitas persoas están traballando sobre o mesmo código. Cando dúas mudanzas diferentes <text:span text:style-name="T12">interfiren</text:span>, o resultado é un "conflito". </text:p>
      <text:h text:style-name="Heading_20_6" text:outline-level="6"><text:span text:style-name="T30">Conflito</text:span> </text:h>
      <text:p text:style-name="P77">É o que sucede cando dúas persoas tratan de facer mudanzas diferentes sobre a mesma porción de código. Todos os sistemas de control de versións detectan automaticamente os conflitos, e lle notifican a cando menos un dos desenvolvedores implicados que as súas mudanzas entran en conflito coas de alguén máis. <text:span text:style-name="T12">Resolver</text:span> o conflito e comunicarllo ao sistema fica entón na man desa persoa. </text:p>
      <text:h text:style-name="P97" text:outline-level="6">Bloquear (<text:span text:style-name="T12">lock</text:span>) </text:h>
      <text:p text:style-name="P77">É unha maneira de declarar un intento de introducir mudanzas en exclusiva nun 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p>
      <text:p text:style-name="P29"/>
      <text:p text:style-name="P77">Os sistemas de control de versións que requiren do uso do bloqueo para poder subir mudanzas son coñecidos como modelos do tipo <text:span text:style-name="T12">bloqueo-modificación-desbloqueo</text:span>. Os que non, son denominados modelos <text:span text:style-name="T12">copia-modificación-refundido</text:span>. Unha comparación excelente entre os dous modelos pode ser consultada en <text:a xlink:type="simple" xlink:href="http://svnbook.red-bean.com/svnbook-1.0/ch02s02.html">http://svnbook.red-bean.com/svnbook-1.0/ch02s02.html</text:a>. En xeral, o modelo copia-modificación-refundido considérase mellor para o desenvolvemento de software libre, e todos os sistemas de control de versións que se comentan neste libro soportan o mencionado modelo. </text:p>
      <text:h text:style-name="Heading_20_3" text:outline-level="3">Seleccionando un sistema de control de versións </text:h>
      <text:p text:style-name="P29">Cando este libro foi escrito, os dous sistemas de control de versións máis populares no mundo do software libre eran <text:span text:style-name="T12">Concurrent Versions System</text:span> (<text:span text:style-name="T12">CVS</text:span>, <text:a xlink:type="simple" xlink:href="http://www.cvshome.org/">http://www.cvshome.org/</text:a>) e <text:span text:style-name="T12">Subversion</text:span> (<text:span text:style-name="T12">SVN</text:span>, <text:a xlink:type="simple" xlink:href="http://subversion.tigris.org/">http://subversion.tigris.org/</text:a>). </text:p>
      <text:p text:style-name="P29"/>
      <text:p text:style-name="P29">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29"/>
      <text:p text:style-name="P29">Ningún dos fallos de CVS é fatal, e aínda é moi popular. Porén, nos últimos anos o máis recente Subversion está a gañar terreo, especialmente nos proxectos máis novos<text:note text:id="ftn6" text:note-class="footnote"><text:note-citation>6</text:note-citation><text:note-body><text:p text:style-name="P49">Véxase &lt;ulink url="http://cia.vc/stats/vcs"&gt;&lt;/ulink&gt; e &lt;ulink url="http://subversion.tigris.org/svn-dav-securityspace-survey.html"&gt;&lt;/ulink&gt; onde se comentan probas deste crecemento.</text:p></text:note-body></text:note>. Se estás iniciando un proxecto novo, eu recoméndoche Subversion </text:p>
      <text:p text:style-name="P29"/>
      <text:p text:style-name="P29">Pola contra, dado que eu estou participando no proxecto Subversion, a miña obxectividade pode ser razoablemente discutida. E nos últimos anos teñen xurdido un certo número de novos sistemas de control de versións en software libre. <text:span text:style-name="T102">Na sección </text:span>“<text:span text:style-name="T102">Sistemas de control de versións”, </text:span>presento unha listaxe , ordenadas máis ou menos por orde de popularidade. Como a listaxe deixa claro, decidirse por un 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por moitos anos. </text:p>
      <text:h text:style-name="Heading_20_3" text:outline-level="3"><text:soft-page-break/>Usando o sistema de control de versións </text:h>
      <text:p text:style-name="P29">As recomendacións desta sección non se dirixen a un sistema de control de versións en particular, e deberían ser doadas de poñer en práctica en calquera deles. Consulta a documentación do teu sistema específico se precisares máis detalles. </text:p>
      <text:h text:style-name="Heading_20_4" text:outline-level="4">Versiona todo. </text:h>
      <text:p text:style-name="P29">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 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29"/>
      <text:p text:style-name="P29">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29"/>
      <text:p text:style-name="P29">Non manteñas os <text:span text:style-name="T12">ficheiros xerados</text:span> no sistema de control de versións. Non son propiamente datos editables, xa que son xerados automaticamente a partir de outros ficheiros. Por exemplo, algúns sistemas de montaxe (<text:span text:style-name="T12">build</text:span>) crean o ficheiro <text:span text:style-name="T69">configure</text:span> a partir do molde <text:span text:style-name="T68">configure.in</text:span>. Para faceres unha mudanza a <text:span text:style-name="T68">configure</text:span>, terías que editar <text:span text:style-name="T12">configure.in</text:span> e posteriormente rexenerar o primeiro; así, tan só o molde <text:span text:style-name="T12">configure.in</text:span> é un ficheiro "editable". Polo tanto, mantén no control de versións tan só os moldes (se incluíres os ficheiros resultantes, a xente vai inevitablemente esquecer rexeneralos cando incorporaren unha mudanza a un molde, e a correspondente falta de cohesión non vai causar máis que confusión). </text:p>
      <text:p text:style-name="P29"/>
      <text:p text:style-name="P29">Mais se quixeres ler unha segunda opinión acerca da cuestión dos ficheiros <text:span text:style-name="T12">configure</text:span>, podes revisar o comentario de Alexey Makhotkin "<text:span text:style-name="T12">configure.in and version control</text:span>" en <text:a xlink:type="simple" xlink:href="http://versioncontrolblog.com/2007/01/08/configurein-and-version-control/">http://versioncontrolblog.com/2007/01/08/configurein-and-version-control/</text:a>. </text:p>
      <text:p text:style-name="P29"/>
      <text:p text:style-name="P29">A regra de que todo dato editable debe ser mantido nun sistema de control de versións ten infelizmente unha excepción: o xestor de erros (<text:span text:style-name="T12">bug tracker</text:span>).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29"/>
      <text:h text:style-name="Heading_20_4" text:outline-level="4">Navegabilidade </text:h>
      <text:p text:style-name="P29">O repositorio do proxecto debe ser navegable desde a web. Isto inclúe non só a habilidade para ver a última revisión dos ficheiros do proxecto, senón tamén poder ir atrás no tempo e visitar revisións anteriores, ver as diferencias entre elas, ler as mensaxes de seguimento (<text:span text:style-name="T12">log</text:span>) de mudanzas concretas, etc. </text:p>
      <text:p text:style-name="P29"/>
      <text:p text:style-name="P29">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29"/>
      <text:p text:style-name="P29">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text:soft-page-break/>sobre instrucións para reparar o servidor, visite <text:a xlink:type="simple" xlink:href="http://svn.collab.net/repos/svn/trunk/www/hacking.html"><text:span text:style-name="T12">http://svn.collab.net/repos/svn/trunk/www/hacking.html</text:span></text:a><text:span text:style-name="T12">"</text:span> proporcionando unha URL que vai dirixir sempre á última revisión do ficheiro <text:span text:style-name="T12">hacking.html</text:span>. A URL é mellor xa que carece totalmente de ambigüidade, e evita o problema de se o destinatario ten unha copia de traballo completamente actualizada. </text:p>
      <text:p text:style-name="P29"/>
      <text:p text:style-name="P29">Algúns sistemas de control de versións incorporan mecanismos internos de navegación polo repositorio, mentres que outros empregan ferramentas de terceiros. Estas ferramentas son: <text:span text:style-name="T12">ViewVC</text:span> (<text:a xlink:type="simple" xlink:href="http://viewvc.org/">http://viewvc.org/</text:a>), <text:span text:style-name="T12">CVSWeb</text:span> (<text:a xlink:type="simple" xlink:href="http://www.freebsd.org/projects/cvsweb.html">http://www.freebsd.org/projects/cvsweb.html</text:a>), e <text:span text:style-name="T12">WebSVN</text:span> (<text:a xlink:type="simple" xlink:href="http://websvn.tigris.org/">http://websvn.tigris.org/</text:a>). A primeira traballa sobre CVS e Subversion, a segunda só sobre CVS, e a terceira só sobre Subversion. </text:p>
      <text:h text:style-name="Heading_20_4" text:outline-level="4">Mensaxes de incorporación de mudanzas (<text:span text:style-name="T12">commit emails</text:span>) </text:h>
      <text:p text:style-name="P29">Toda incorporación de mudanzas ao repositorio (<text:span text:style-name="T12">commit</text:span>)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text:span text:style-name="T103">a sección “Revisión continua e intensiva do código” no capítulo <text:s/>“Primeiros pasos”) </text:span>as mensaxes de incorporación de mudanzas axudan a crear un espírito de comunidade, xa que dotan ao proxecto dun entorno común onde a xente pode reaccionar ante os eventos (incorporación de mudanzas) que saben que están visibles tamén para os demais. </text:p>
      <text:p text:style-name="P29"/>
      <text:p text:style-name="P29">As cuestións específicas sobre a configuración de mensaxes de incorporación de mudanzas varían dependendo de cal sexa o teu sistema de control de versións, mais xeralmente hai un <text:span text:style-name="T12">script</text:span> ou outra clase de utilidade para facelo. Se tiveres problemas para atopala, tenta buscar na documentación por <text:span text:style-name="T12">hooks</text:span>, e especialmente <text:span text:style-name="T12">post-commit hook</text:span>, tamén chamado <text:span text:style-name="T12">loginfo hook</text:span> en CVS. Os "<text:span text:style-name="T12">post-commit hooks</text:span>" constitúen un modo xeral de lanzar tarefas automatizadas en resposta á incorporación de mudanzas. O "<text:span text:style-name="T12">hook</text:span>" dispárase ante a incorporación dunha mudanza en concreto, aliméntase da información acerca desa mudanza e é logo libre de usar esa información para realizar calquera outra operación (por exemplo, enviar un correo electrónico). </text:p>
      <text:p text:style-name="P29"/>
      <text:p text:style-name="P29">No caso dos sistemas de envío de mensaxes de actualización pre-empacotados, talvez queiras modificar algúns dos comportamentos por defecto: </text:p>
      <text:p text:style-name="P29"/>
      <text:list xml:id="list860423108" text:style-name="L15">
        <text:list-item>
          <text:p text:style-name="P119"><text:span text:style-name="T73">Algúns destes sistemas non inclúen os "</text:span><text:span text:style-name="T78">diff</text:span><text:span text:style-name="T73">" no email, mais inclúen unha URL na que consultar as mudanzas no repositorio a través do navegador web. Aínda que fornecer a URL está ben, de xeito que se poida facer referencia á mudanza máis tarde, é tamén </text:span><text:span text:style-name="T78">moi</text:span><text:span text:style-name="T73"> importante que a mensaxe de envío da mudanza inclúa os propios </text:span><text:span text:style-name="T78">diff</text:span><text:span text:style-name="T73">.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span></text:p>
        </text:list-item>
      </text:list>
      <text:p text:style-name="P161"/>
      <text:p text:style-name="P67"><text:span text:style-name="T73">(Desde logo, se o reporte de diferencias é moi grande, como no caso de que se teña engadido ao repositorio un corpo de texto completamente novo, terá sentido omitir a información do "</text:span><text:span text:style-name="T78">diff</text:span><text:span text:style-name="T73">" e achegar tan só a URL. Os máis dos programas de envío de correos de actualización poden facer este tipo de discriminación automática. Se o teu non pode, será mellor manteres a inclusión dos "</text:span><text:span text:style-name="T78">diff</text:span><text:span text:style-name="T73">" e resignáreste a sufrir mensaxes ocasionalmente enormes, que eliminárelos por completo. A facilidade para facer revisións e comentarios é de vital importancia para o desenvolvemento colaborativo, demasiado para deixalos de lado) </text:span></text:p>
      <text:p text:style-name="P147"/>
      <text:list xml:id="list845676053" text:continue-numbering="true" text:style-name="L15">
        <text:list-item>
          <text:p text:style-name="P119"><text:span text:style-name="T73">Os correos de subida de mudanzas deberían ter o cabezallo "</text:span><text:span text:style-name="T78">Reply-to</text:span><text:span text:style-name="T73">"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text:span><text:soft-page-break/><text:span text:style-name="T73">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text:span><text:span text:style-name="T78">e</text:span><text:span text:style-name="T73">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escritas por humanos. </text:span></text:p>
        </text:list-item>
      </text:list>
      <text:p text:style-name="P29"/>
      <text:p text:style-name="P77">Ten en conta que esta recomendación acerca da configuración do cabezallo "<text:span text:style-name="T12">Reply-to</text:span>" non refuta o comentado anteriormente neste capítulo. Normalmente o <text:span text:style-name="T12">remitente</text:span> dunha mensaxe vai considerar correcto establecer o "<text:span text:style-name="T12">Reply-to</text:span>". Neste caso, o remitente é o propio sistema de control de versións, e configura o "<text:span text:style-name="T12">Reply-to</text:span>" para indicar que o lugar apropiado para responder ás súas mensaxes é a lista de desenvolvemento, non a de mudanzas. </text:p>
      <text:h text:style-name="Heading_20_5" text:outline-level="5">CIA: outro mecanismo de publicación de mudanzas (<text:span text:style-name="T12">Another Change Publication Mechanism</text:span>) </text:h>
      <text:p text:style-name="P29">As mensaxes de mudanzas non son a única maneira de propagar as novas sobre as mudanzas feitas. Recentemente desenvolveuse un novo mecanismo denominado CIA (<text:a xlink:type="simple" xlink:href="http://cia.navi.cx/">http://cia.navi.cx/</text:a>).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text:span text:style-name="T12">social</text:span>. A xente terá a sensación de formar parte de algo vivo e activo, e sentirá que se progresa xusto ante os seus ollos. </text:p>
      <text:p text:style-name="P29"/>
      <text:p text:style-name="P29">A maneira en que traballa consiste en que ti invocas o programa CIA de notificación desde o gancho (<text:span text:style-name="T12">hook</text:span>) do teu sistema de publicación de mudanzas. O notificador formata a XML a información da mudanza, e a envía como mensaxe a un servidor central (típicamente <text:span text:style-name="T20">cia.navi.cx</text:span>). A continuación, ese servidor distribúe a información sobre a mudanza a outros foros. </text:p>
      <text:p text:style-name="P29"/>
      <text:p text:style-name="P29">CIA pode ser configurado tamén para enviar comunicacións RSS (<text:a xlink:type="simple" xlink:href="http://www.xml.com/pub/a/2002/12/18/dive-into-xml.html">http://www.xml.com/pub/a/2002/12/18/dive-into-xml.html</text:a>). Podes consultar os detalles na documentación do proxecto en <text:a xlink:type="simple" xlink:href="http://cia.navi.cx/">http://cia.navi.cx/</text:a>. </text:p>
      <text:p text:style-name="P29"/>
      <text:p text:style-name="P29">Para veres un exemplo de CIA en acción, accede desde o teu cliente IRC a <text:span text:style-name="T12">irc.freenode.net</text:span>, canal #<text:span text:style-name="T12">commits</text:span>. </text:p>
      <text:h text:style-name="Heading_20_4" text:outline-level="4">Usa as ramas para evitares gargalos </text:h>
      <text:p text:style-name="P29">Os usuarios non expertos dos sistemas de control de versións ás veces lle teñen un certo medo á creación de ramas (<text:span text:style-name="T12">branching</text:span>) e á posterior fusión (<text:span text:style-name="T12">merging</text:span>). Trátase probablemente dun efecto colateral da popularidade dos CVS: a súa interface de creación de ramas e fusión é pouco intuitiva, de xeito que moita xente aprendeu a evitar esas operacións por completo. </text:p>
      <text:p text:style-name="P29"/>
      <text:p text:style-name="P29">Se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29"/>
      <text:p text:style-name="P29">As ramas son valiosas xa que converten un recurso escaso (espazos de traballo no código do proxecto) nun considerablemente máis abundante. Normalmente todos os desenvolvedores traballan conxuntamente sobre unha mesma versión do software, construíndo un único castelo. Cando alguén quere engadir unha nova torreta, mais non é quen de convencer o resto de que se debería facer 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text:span text:style-name="T12">merge</text:span>) a torreta desde a rama ao castelo principal. </text:p>
      <text:p text:style-name="P29"/>
      <text:p text:style-name="P29">É doado ver como esta habilidade axuda ao desenvolvemento colaborativo. A xente precisa da liberdade de <text:soft-page-break/>probar cousas novas sen sentir que está a interferir co traballo dos demais. Igualmente importante, hai momentos en que o código precisa ser isolado das tarefas habituais, para corrixir un erro ou estabilizar unha versión para ser liberada (véxase <text:span text:style-name="T104">as seccións “Estabilizando unha publicación” no capítulo 7 “Empacotamento, publicación e desenvolvemento diario”) </text:span>sen ter que se preocupar acerca de manter controlada unha diana móbil. </text:p>
      <text:p text:style-name="P29"/>
      <text:p text:style-name="P29">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h text:style-name="Heading_20_4" text:outline-level="4">Singularidade da información </text:h>
      <text:p text:style-name="P29">A fusión (<text:span text:style-name="T12">merging</text:span>)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text:span text:style-name="T12">merged</text:span>) desde o seu punto de entrada orixinal cara a eses outros destinos (en oposición á integración dunha mudanza textualmente idéntica, que tería o mesmo efecto sobre o código, mais que tornaría imposibles o arquivamento preciso e a xestión de liberacións). </text:p>
      <text:p text:style-name="P29"/>
      <text:p text:style-name="P29">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29"/>
      <text:p text:style-name="P29">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 o que simplemente causaría confusión no futuro. </text:p>
      <text:p text:style-name="P29"/>
      <text:p text:style-name="P29">O mesmo principio pode ser aplicado cando se reverte unha mudanza. No caso de que unha mudanza sexa descartada do código, a única mensaxe de rexistro que debería engadirse debería tan só especificar que unha revisión concreta está a ser descartada, <text:span text:style-name="T12">nunca</text:span>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29"/>
      <text:p text:style-name="P29">Todo o que antecede implica que se debería empregar unha sintaxe coherente para referirse ás revisións. Isto non é só importante para as mensaxes de rexistro, senón tamén nas de correo electrónico, o xestor de erros (<text:span text:style-name="T12">bug tracker</text:span>), e en toda a documentación do proxecto. Se estás a usar CVS, suxírote <text:span text:style-name="T12">path/to/file/in/project/tree:REV</text:span>,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n<text:span text:style-name="T105">os capítulos 6 “Comunicacións” e 7 “Empacotamento, publicación e desenvolvemento diario”) </text:span>e como unha boa parte do <text:soft-page-break/>traballo de arquivamento vai ser feita por voluntarios, mellor mantelo tan simple como for posible. </text:p>
      <text:p text:style-name="P29"/>
      <text:p text:style-name="P29">Podes ver tamén <text:span text:style-name="T106">a sección “Liberación e desenvolvemento diario” no capítulo 7 “Empacotamento, liberación e desenvolvemento diario”.</text:span></text:p>
      <text:h text:style-name="Heading_20_4" text:outline-level="4">Autorización </text:h>
      <text:p text:style-name="P29">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text:span text:style-name="T107">a sección “Commiters” no capítulo 8 “Xestión de voluntarios” </text:span>para entenderes como se decide quen vai poder introducir mudanzas en que partes do proxecto) </text:p>
      <text:p text:style-name="P29"/>
      <text:p text:style-name="P29">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 (todo está sometido ao sistema de control de versións, así que simplemente terás que reverter a mudanza). </text:p>
      <text:p text:style-name="P29"/>
      <text:p text:style-name="P29">Hai moitas vantaxes nunha aproximación relaxada. Primeiro, segundo os desenvolvedores van expandíndose por outras áreas (o que con seguridade vai ocorrer, se é que se manteñen no proxecto), non hai ningunha dificultade administrativa en ampliarlles os privilexios de acceso. Unha vez que se toma a decisión, a persoa en cuestión pode comezar inmediatamente a traballar na nova área. </text:p>
      <text:p text:style-name="P29"/>
      <text:p text:style-name="P29">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suposto). Así, a incorporación da mudanza vai ser feita por quen escribiu a mudanza, o que é máis axeitado tanto desde o punto de vista da xestión da información como desde o da acreditación de autorías. </text:p>
      <text:p text:style-name="P29"/>
      <text:p text:style-name="P29">Por último, e pode que sexa o máis importante, empregar un sistema meritocrático crea unha atmosfera de confianza e respecto mutuos. Darlle a alguén acceso a un subdominio é un recoñecemento da súa preparación técnica (;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text:span text:style-name="T12">intencións</text:span>."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29"/>
      <text:p text:style-name="P29">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29"/>
      <text:p text:style-name="P29">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text:soft-page-break/>concreto debería ser revisada por quen traballa nese módulo preciso, e son eles quen poden recoñecer se alguén que non debería está a enviar mudanzas. Se a revisión regular de mudanzas a incorporar <text:span text:style-name="T12">non</text:span> está a funcionar axeitadamente, entón é que o proxecto ten problemas máis importantes que resolver que os relativos ao sistema de autenticacións. </text:p>
      <text:p text:style-name="P29"/>
      <text:p text:style-name="P29">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29"/>
      <text:p text:style-name="P29">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text:span text:style-name="T108">na sección “Quen vota?” do capítulo 4 “Infraestructura social e política”.</text:span> </text:p>
      <text:h text:style-name="Heading_20_2" text:outline-level="2">Xestor de erros (Bug Tracker) </text:h>
      <text:p text:style-name="P29">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29"/>
      <text:p text:style-name="P29">O termo <text:span text:style-name="T12">bug tracker </text:span>é confuso. Os sistemas de xestión de erros son usados frecuentemente para facer seguimento de requirimentos de novas características, tarefas unitarias, remendos non solicitados (en realidade calquera cousa que presenta distintos estados de inicio e de fin, con estados opcionais de transición no medio, o que fai incrementar a información asociada ao longo do tempo). Por esta razón os xestores de erros son tamén denominados <text:span text:style-name="T12">xestores de asuntos (issue trackers), xestores de defectos (defect trackers), xestores de artefactos (artifact trackers), xestores de requisitos (request trackers), sitemas de tickets de erros (trouble ticket systems)</text:span>, etc. Podes consultar unha lista de software <text:span text:style-name="T109">na sección “Xestores de erros”.</text:span> </text:p>
      <text:p text:style-name="P29"/>
      <text:p text:style-name="P29">Neste libro, eu vou continuar a falar de "xestor de erros” (<text:span text:style-name="T12">bug tracker</text:span>) cando me refira ao software que fai o seguimento, xa que é así como a maioría da xente lle chama, mais vou empregar asunto (<text:span text:style-name="T12">issue</text:span>) para referirme a unha instancia individual na base de datos do xestor de erros. Isto vainos permitir distinguir entre o comportamento ou fallo que o usuario ten atopado (isto é, o erro ou "<text:span text:style-name="T12">bug</text:span>" en sí mesmo), e os <text:span text:style-name="T12">rexistros</text:span> referidos ao descubrimento, diagnose e eventual resolución do erro. Ten en conta que aínda que moitos asuntos se refiren a erros reais, tamén poden referirse igualmente ao seguimento de outros tipos de tarefas. </text:p>
      <text:p text:style-name="P29"/>
      <text:p text:style-name="P29">O clásico ciclo de vida dun asunto é semellante a: </text:p>
      <text:p text:style-name="P29"/>
      <text:list xml:id="list791872445" text:style-name="L16">
        <text:list-item>
          <text:p text:style-name="P120"><text:span text:style-name="T73">Alguén detecta o erro. Subministra un resumo, unha breve descrición do mesmo (incluíndo unha receita para reproducir o fallo, no seu caso; bótalle unha ollada </text:span><text:span text:style-name="T74">á sección “Trata a cada usuario como un potencial voluntario” no capítulo 8 “Xestión de voluntarios” </text:span><text:span text:style-name="T73">para entenderes como se debe pedir á xente que faga bos informes de erros), así como calquera outra información que o xestor de erros pida. A persoa que detecta o asunto pode ser totalmente descoñecida para o proxecto (os informes sobre erros e o requirimento de novas funcionalidades terán as mesmas probabilidades de seren solicitados tanto por usuarios como polos desenvolvedores). </text:span></text:p>
        </text:list-item>
      </text:list>
      <text:p text:style-name="P68"><text:span text:style-name="T73">Unha vez reportado, o asunto fica rexistrado no estado coñecido como </text:span><text:span text:style-name="T78">aberto</text:span><text:span text:style-name="T73">. Como de momento non se realizou ningunha operación sobre el, algúns xestores de erros o denominan </text:span><text:span text:style-name="T78">non verificado</text:span><text:span text:style-name="T73"> e/ou </text:span><text:span text:style-name="T78">sen iniciar.</text:span><text:span text:style-name="T73"> Non está aínda asignado a ninguén; ou, nalgúns xestores, se lle asigna a un usuario ficticio, o que vén a representar a ausencia de asignación. Neste punto, está nun espazo de espera: o asunto foi arquivado, mais aínda non está integrado na conciencia activa do proxecto. </text:span></text:p>
      <text:list xml:id="list1005553221" text:continue-numbering="true" text:style-name="L16">
        <text:list-item>
          <text:p text:style-name="P148">Outra xente vai ler o asunto, engadirlle comentarios, e talvez preguntarlle ao remitente orixinal sobre detalles que clarifiquen algún punto escuro. </text:p>
        </text:list-item>
        <text:list-item>
          <text:p text:style-name="P120"><text:span text:style-name="T73">O erro é entón </text:span><text:span text:style-name="T78">reproducido</text:span><text:span text:style-name="T73">. Este pode ser o momento máis importante no seu ciclo de vida. Aínda que o erro non está corrixido, o feito de que alguén ademais do remitente orixinal sexa quen de reproducilo vai demostrar que é auténtico, e , non menos importante, vai confirmar a quen o detectou por primeira vez que contribuíu ao proxecto cun erro real. </text:span></text:p>
        </text:list-item>
        <text:list-item>
          <text:p text:style-name="P120"><text:soft-page-break/><text:span text:style-name="T73">O erro é entón </text:span><text:span text:style-name="T78">diagnosticado</text:span><text:span text:style-name="T73">: identifícase a causa que o produce, e se for posible, estímase o esforzo requirido para corrixilo. Estes procesos deben ficar gravados no sistema; se a persoa que fai o diagnóstico desaparece repentinamente do proxecto por un tempo (o que vai suceder frecuentemente cos desenvolvedores voluntarios), calquera outro deberá ser quen de retomar a xestión do erro onde o outro o deixou.</text:span></text:p>
        </text:list-item>
      </text:list>
      <text:p text:style-name="P68"><text:span text:style-name="T73">Neste paso, ou ás veces no anterior, un desenvolvedor vaise "apropiar" do asunto e </text:span><text:span text:style-name="T78">autoasignalo</text:span><text:span text:style-name="T73"> </text:span><text:span text:style-name="T78">a el mesmo</text:span><text:span text:style-name="T73"> <text:s/>(</text:span><text:span text:style-name="T75">máis información na sección “Distingue entre petición e asignación”</text:span><text:span text:style-name="T73"> </text:span><text:span text:style-name="T75">do capítulo 8 “Xestión de voluntarios”) </text:span><text:span text:style-name="T73">examina o proceso con máis detalle). A </text:span><text:span text:style-name="T78">prioridade</text:span><text:span text:style-name="T73"> pode tamén ser establecida neste paso. Por exemplo, se for tan severo que podería atrasar a seguinte liberación, ese asunto precisa ser identificado logo, e o xestor debería proporcionar algunha maneira de notificalo. </text:span></text:p>
      <text:list xml:id="list1903299631" text:continue-numbering="true" text:style-name="L16">
        <text:list-item>
          <text:p text:style-name="P148">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list-item>
        <text:list-item>
          <text:p text:style-name="P120"><text:span text:style-name="T73">O erro é resolto (ou a tarefa completada, ou o remendo aplicado, ou o que for). A mudanza ou conxunto de mudanzas resultantes da súa resolución deberán ser gravadas nun comentario, e posteriormente o asunto é </text:span><text:span text:style-name="T78">pechado</text:span><text:span text:style-name="T73"> e/ou marcado como </text:span><text:span text:style-name="T78">resolto</text:span><text:span text:style-name="T73">. </text:span></text:p>
        </text:list-item>
      </text:list>
      <text:p text:style-name="P29"/>
      <text:p text:style-name="P29">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n<text:span text:style-name="T110">a sección “Pre-filtrando erros”,</text:span>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text:span text:style-name="T110">Xestor de incidencias” no capítulo 8 “Xestión de voluntarios”.</text:span></text:p>
      <text:p text:style-name="P29"/>
      <text:p text:style-name="P29">Outra variación frecuente do ciclo de vida consiste en pechar o asunto como <text:span text:style-name="T12">duplicado</text:span> xusto despois do Paso 1. Un duplicado é un asunto que xa é coñecido polos responsables do proxecto. Os duplicados non afectan exclusivamente a asuntos abertos: é posible que un erro volva manifestarse mesmo despois de ter sido resolto (isto é coñecido como <text:span text:style-name="T12">regresión</text:span>),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ión contida nos duplicados estea dispoñible para o orixinal, e viceversa. </text:p>
      <text:p text:style-name="P29"/>
      <text:p text:style-name="P29">Unha terceira variación consiste en que os desenvolvedores pechen o asunto, pensando que o 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29"><text:s/></text:p>
      <text:p text:style-name="P29">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29"/>
      <text:p text:style-name="P29">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text:soft-page-break/>desenvolvedor, pasa a formar parta da "consciencia" do proxecto, no senso de que ese desenvolvedor pode estar xa analizando outras instancias do asunto, pode falar sobre o tema con outros colegas, etc. </text:p>
      <text:p text:style-name="P29"/>
      <text:p text:style-name="P29">A necesidade de reaccionar a tempo implica dúas cousas: </text:p>
      <text:p text:style-name="P29"/>
      <text:list xml:id="list1677272425" text:style-name="L17">
        <text:list-item>
          <text:p text:style-name="P121"><text:span text:style-name="T73">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text:span><text:span text:style-name="T78">Reply-to</text:span><text:span text:style-name="T73">" debería ser dirixido á lista xeral de desenvolvemento. </text:span></text:p>
        </text:list-item>
        <text:list-item>
          <text:p text:style-name="P121"><text:span text:style-name="T73">O formulario de notificación de asuntos debería capturar o enderezo de correo do remitente, de xeito que poida ser contactado para pedirlle máis información. (Porén, non debería </text:span><text:span text:style-name="T78">requirir</text:span><text:span text:style-name="T73"> ese enderezo, dado que hai xente que prefire notificar erros de xeito anónimo. Véxase “</text:span><text:span text:style-name="T76">Confidencialidade” máis adiante neste capítulo </text:span><text:span text:style-name="T73">para ler información adicional sobre a importancia de poder manter o anonimato.) </text:span></text:p>
        </text:list-item>
      </text:list>
      <text:h text:style-name="Heading_20_3" text:outline-level="3">Interacción con listas de correo </text:h>
      <text:p text:style-name="P29">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29"/>
      <text:p text:style-name="P29">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determinada discusión sobre un asunto ten por que estar conectado ao xestor de erros. En parte a boa xestión de asuntos (véxase “<text:span text:style-name="T111">Xestión compartida” no capítulo 8 “Xestión de voluntarios”) </text:span>ten a ver con asegurar que a información correcta está sendo posta a disposición da xente axeitada, máis que con pretender que todos os desenvolvedores estean pendentes de todos os asuntos. En “<text:span text:style-name="T111">Uso do xestor de erros” no capítulo 6 “Comunicacións” </text:span>veremos algunhas maneiras de asegurar que a xente non lance discusións fora dos foros apropiados e no xestor de erros. </text:p>
      <text:p text:style-name="P29"/>
      <text:p text:style-name="P29">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29"/>
      <text:h text:style-name="Heading_20_3" text:outline-level="3">Prefiltrando o xestor de erros </text:h>
      <text:p text:style-name="P29">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29"/>
      <text:p text:style-name="P29">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29"/>
      <text:p text:style-name="P29">As dúas cousas que mellor van contribuír a previr este problema son: estares seguro de que vai haber xente suficientemente capacitada controlando o que está a ocorrer no sistema de xestión de erros como para seres <text:soft-page-break/>quen de pechares notificacións inválidas ou duplicadas no momento xusto en que entran, e requirires (ou recomendares fortemente) que os usuarios confirmen con outros usuarios os erros detectados por eles antes de reportalos ao sistema. </text:p>
      <text:p text:style-name="P29"/>
      <text:p text:style-name="P29">Semella que a primeira das técnicas mencionadas está a ser usada universalmente. Mesmo proxectos con bases de datos inmensas (nomeadamente, o xestor de erros de Debian en <text:a xlink:type="simple" xlink:href="http://bugs.debian.org/">http://bugs.debian.org/</text:a>, que no momento de escribir este texto contiña 315.929 asuntos<text:note text:id="ftn7" text:note-class="footnote"><text:note-citation>7</text:note-citation><text:note-body><text:p text:style-name="P29"><text:s text:c="6"/><text:span text:style-name="T87">N. do T.: máis de 500.000 no momento de facer esta tradución.</text:span></text:p></text:note-body></text:note> aínda organizan as cousas de xeito que <text:span text:style-name="T12">alguén</text:span>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 (se o usuario tiver dúbidas no momento de reportar un asunto, a vixilancia sobre a entrada de asuntos vai estar mellor ou peor distribuída entre os desenvolvedores, de xeito que cada asunto vai recibir sempre unha resposta a tempo). </text:p>
      <text:p text:style-name="P29"/>
      <text:p text:style-name="P29">A segunda técnica está menos estendida, probablemente porque é máis difícil de 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text:span text:style-name="T12">espera</text:span> que a fagan. </text:p>
      <text:p text:style-name="P29"/>
      <text:p text:style-name="P29">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29"/>
      <text:list xml:id="list2128518118" text:style-name="L18">
        <text:list-item>
          <text:p text:style-name="P149">Responder inmediatamente ao asunto, agradecendo amablemente o usuario por telo remitido, mais dirixíndoos ás instrucións sobre revisión por terceiros (que, por suposto, deberán estar ben visibles na web do proxecto). </text:p>
        </text:list-item>
        <text:list-item>
          <text:p text:style-name="P149">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list-item>
        <text:list-item>
          <text:p text:style-name="P149">Pola contra, se o asunto non for claramente válido, péchao, mais pídelle ao remitente que o reabra se recibir confirmación dun colega. Cando a recibir, deberá facer mención ao fío de confirmación (p. ex.: mediante unha URL dos arquivos da lista). </text:p>
        </text:list-item>
      </text:list>
      <text:p text:style-name="P29"/>
      <text:p text:style-name="P29">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 (un remedio que é case sempre peor que a enfermidade). É mellor aceptar que a limpeza de asuntos inválidos vai constituír sempre unha tarefa máis da rutina de mantemento do proxecto, e tratar de contar co máximo número de persoas botando unha man. </text:p>
      <text:p text:style-name="P29"/>
      <text:p text:style-name="P29">Podes ver máis sobre este tema en “<text:span text:style-name="T112">Xestor de incidencias” no capítulo 8 “Xestión de voluntarios”.</text:span></text:p>
      <text:h text:style-name="Heading_20_2" text:outline-level="2"><text:soft-page-break/>IRC / Sistema de comunicacións en tempo real </text:h>
      <text:p text:style-name="P29">Moitos proxectos ofrecen salas de conversación en tempo real usando foros <text:span text:style-name="T12">Internet Relay Chat (IRC)</text:span> nos que usuario e desenvolvedores poden responder ás preguntas dos demais e obter respostas instantáneas. Embora poidas manter un servidor IRC na túa propia sé web, normalmente non paga a pena facelo. Pola contra, fai o que fai todo o mundo: establece os teus canais IRC en <text:span text:style-name="T12">Freenode</text:span> (<text:a xlink:type="simple" xlink:href="http://freenode.net/">http://freenode.net/</text:a>). Freenode ofréceche o control que precisas para administrares os canais IRC do teu proxecto<text:note text:id="ftn8" text:note-class="footnote"><text:note-citation>8</text:note-citation><text:note-body><text:p text:style-name="P49">Non hai obriga nin se espera que fagas unha doazón a Freenode, mais se ti ou o teu proxecto podedes afrontalo, por favor, pensa en contribuíres economicamente. Están exentos de impostos nos EEUU, e están a fornecer un servizo realmente valioso.</text:p></text:note-body></text:note>. </text:p>
      <text:p text:style-name="P29"/>
      <text:p text:style-name="P29">A primeira tarefa é a de buscar un nome para o canal. A elección máis obvia é a do nome do teu proxecto (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29"/>
      <text:p text:style-name="P92">Se estás a empregar Subversion, recomendámosche que te unas á lista users@subversion.tigris.org, e que leas o Subversion Book (<text:a xlink:type="simple" xlink:href="http://svnbook.red-bean.com/">http://svnbook.red-bean.com/</text:a>) e as FAQ (<text:a xlink:type="simple" xlink:href="http://subversion.tigris.org/faq.html">http://subversion.tigris.org/faq.html</text:a>). Podes tamén facer preguntas no IRC en irc.freenode.net, canal #svn.</text:p>
      <text:p text:style-name="P29"/>
      <text:p text:style-name="P29">Algúns proxectos ofrecen varios canais, un por subtema. Por exemplo, un canal para problemas de instalación, outro para cuestións sobre o uso, outro para conversas sobre desenvolvemento, etc. <text:span text:style-name="T113">(“xestionando o crecemento” no capítulo 6 “Comunicacións”) </text:span>trata sobre como subdividir en múltiples canais). Mentres o teu proxecto sexa novo, debería haber un só canal, con todo o mundo charlando nel. Máis tarde, cando a relación usuario-desenvolvedor aumente, a separación de canais pode volverse necesaria.</text:p>
      <text:p text:style-name="P29"/>
      <text:p text:style-name="P29">Como vai saber a xente cales son os canais dispoñibles, e en que canal charlar?. E cando falen nun canal, como van saber cales son as regras locais?. A resposta está en dicirllo pola vía de establecer o <text:s/><text:span text:style-name="T12">tema do canal</text:span><text:span text:style-name="T12"><text:note text:id="ftn9" text:note-class="footnote"><text:note-citation>9</text:note-citation><text:note-body><text:p text:style-name="Footnote"><text:span text:style-name="T70">Para facelo, usa o comando</text:span><text:span text:style-name="T71"> /topic</text:span><text:span text:style-name="T70">. Todos os comandos no IRC comezan polo carácter "/". Bótalle unha ollada a <text:s/></text:span><text:a xlink:type="simple" xlink:href="http://www.irchelp.org/"><text:span text:style-name="T70">http://www.irchelp.org/</text:span></text:a><text:span text:style-name="T70"> se non estás familiarizado co uso e administración do IRC; en particular, </text:span><text:a xlink:type="simple" xlink:href="http://www.irchelp.org/irchelp/irctutorial.html"><text:span text:style-name="T70">http://www.irchelp.org/irchelp/irctutorial.html</text:span></text:a><text:span text:style-name="T70"> é un excelente titorial.</text:span></text:p></text:note-body></text:note></text:span><text:span text:style-name="T12">.</text:span> O tema do canal é unha mensaxe breve que cada usuario ve no momento de entrar no canal. Inclúe instrucións para os novatos e ligazóns a máis información. Por exemplo:</text:p>
      <text:p text:style-name="P29"><text:s/></text:p>
      <text:p text:style-name="P94">Estás charlando en #svn </text:p>
      <text:p text:style-name="P94"/>
      <text:p text:style-name="P93"><text:span text:style-name="T67">O tema para #svn é o Foro para as cuestións dos usuarios de Subversion, podes visitar tamén </text:span><text:a xlink:type="simple" xlink:href="http://subversion.tigris.org/"><text:span text:style-name="T67">http://subversion.tigris.org/</text:span></text:a><text:span text:style-name="T67">. || As discusións sobre desenvolvemento teñen lugar en #svn-dev. || Por favor non coles transcricións longas aquí, pola contra usa un sitio como http://pastebin.ca/. || NOVAS: Subversion 1.1.0 foi liberado, máis detalles en http://svn110.notlong.com/. </text:span></text:p>
      <text:p text:style-name="P29"/>
      <text:p text:style-name="P29"/>
      <text:p text:style-name="P29">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text:p>
      <text:h text:style-name="Heading_20_4" text:outline-level="4">Sitios de pegado</text:h>
      <text:p text:style-name="P29">Un canal IRC é un espazo compartido: todo o mundo pode ver o 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text:p>
      <text:p text:style-name="P29"/>
      <text:p text:style-name="P29">A solución está en usar un dos sitios <text:span text:style-name="T12">pastebin</text:span> ou <text:span text:style-name="T12">pastebot</text:span>. Cando se precise que alguén achegue unha cantidade grande de datos, non lle pidas que os pegue no chat, senón que vaia (por exemplo) a <text:a xlink:type="simple" xlink:href="http://pastebin.ca/">http://pastebin.ca/</text:a>, pegue os seus datos no formulario da páxina, e comunique a URL resultante no canal. <text:soft-page-break/>Calquera poderá visitar a URL e ver os datos.</text:p>
      <text:p text:style-name="P29"/>
      <text:p text:style-name="P29">Hai uns cantos sitios gratuítos para pegado de datos na web, demasiados para unha lista entendible, mais estes son algúns dos que eu teño usado: <text:a xlink:type="simple" xlink:href="http://www.nomorepasting.com/">http://www.nomorepasting.com/</text:a>, <text:a xlink:type="simple" xlink:href="http://pastebin.ca/">http://pastebin.ca/</text:a>, <text:a xlink:type="simple" xlink:href="http://nopaste.php.cd/">http://nopaste.php.cd/</text:a>, <text:s/><text:a xlink:type="simple" xlink:href="http://rafb.net/paste/">http://rafb.net/paste/</text:a>, <text:a xlink:type="simple" xlink:href="http://sourcepost.sytes.net/">http://sourcepost.sytes.net/</text:a>, <text:a xlink:type="simple" xlink:href="http://extraball.sunsite.dk/notepad.php">http://extraball.sunsite.dk/notepad.php</text:a>, e <text:a xlink:type="simple" xlink:href="http://www.pastebin.com/">http://www.pastebin.com/</text:a>. </text:p>
      <text:h text:style-name="Heading_20_3" text:outline-level="3"><text:span text:style-name="T31">Bots</text:span> </text:h>
      <text:p text:style-name="P29">Moitos canais IRC orientados a asuntos técnicos inclúen un membro non humano, chamado <text:span text:style-name="T12">bot</text:span>, que é quen de almacenar e devolver información en resposta a certos comandos. Tipicamente, a comunicación co <text:span text:style-name="T12">bot</text:span> faise de xeito exactamente igual que con calquera outro membro do canal, é dicir, os comandos se executan pola vía de "dicirllo" ao <text:span text:style-name="T12">bot</text:span>. Por exemplo: </text:p>
      <text:p text:style-name="P34"/>
      <text:p text:style-name="code"><text:span text:style-name="T114">&lt;</text:span>kfogel<text:span text:style-name="T114">&gt;</text:span> ayita: learn diff-cmd = http://subversion.tigris.org/faq.html#diff-cmd </text:p>
      <text:p text:style-name="code"><text:span text:style-name="T114">&lt;</text:span>ayita<text:span text:style-name="T114">&gt;</text:span> <text:s/>Grazas! </text:p>
      <text:p text:style-name="code"/>
      <text:p text:style-name="P29">Así lle dixo ao <text:span text:style-name="T12">bot</text:span> (que está rexistrado no canal como ayita) que lembre unha certa URL como resposta á consulta "<text:span text:style-name="T12">diff.cmd</text:span>". Agora poderemos dirixirnos a ayita para que informe outro usuario acerca de <text:span text:style-name="T12">diff-cmd</text:span>: </text:p>
      <text:p text:style-name="P29"/>
      <text:p text:style-name="code"><text:span text:style-name="T114">&lt;</text:span>kfogel<text:span text:style-name="T114">&gt;</text:span> ayita: tell jrandom about diff-cmd </text:p>
      <text:p text:style-name="code"><text:span text:style-name="T114">&lt;</text:span>ayita<text:span text:style-name="T114">&gt;</text:span> <text:s/>jrandom: http://subversion.tigris.org/faq.html#diff-cmd </text:p>
      <text:p text:style-name="P29"/>
      <text:p text:style-name="P29">O mesmo pode facerse mediante un atallo axeitado: </text:p>
      <text:p text:style-name="P29"/>
      <text:p text:style-name="P101"><text:span text:style-name="T114">&lt;</text:span>kfogel<text:span text:style-name="T114">&gt;</text:span> !a jrandom diff-cmd </text:p>
      <text:p text:style-name="P101"><text:span text:style-name="T95">&lt;</text:span><text:span text:style-name="T94">ayita</text:span><text:span text:style-name="T95">&gt;</text:span><text:span text:style-name="T94"> <text:s/>jrandom: http://subversion.tigris.org/faq.html#diff-cmd </text:span></text:p>
      <text:p text:style-name="P29"/>
      <text:p text:style-name="P29">A configuración exacta do comando e os comportamentos varían dun <text:span text:style-name="T12">bot</text:span> a outro. O exemplo anterior é para <text:span text:style-name="T12">ayita</text:span> (<text:a xlink:type="simple" xlink:href="http://hix.nu/svn-public/alexis/trunk/">http://hix.nu/svn-public/alexis/trunk/</text:a>) do que normalmente hai unha instancia funcionando no canal <text:span text:style-name="T12">#svn</text:span> en <text:span text:style-name="T24">Freenode</text:span>. Outros <text:span text:style-name="T12">bots</text:span> son <text:span text:style-name="T12">Dancer</text:span> (<text:a xlink:type="simple" xlink:href="http://dancer.sourceforge.net/b">http://dancer.sourceforge.net/</text:a>) e <text:span text:style-name="T12">Supybot</text:span> (<text:a xlink:type="simple" xlink:href="http://supybot.com/">http://supybot.com/</text:a>). Non son precisos privilexios especiais para executar un <text:span text:style-name="T12">bot</text:span>. Un <text:span text:style-name="T12">bot</text:span> é un programa cliente; calquera pode pór un en marcha e dirixilo para que escoite un determinado servidor/canal. </text:p>
      <text:p text:style-name="P29"/>
      <text:p text:style-name="P29">Se no teu canal se tende a repetir as mesmas preguntas unha e outra vez, eu recoméndoche implementares un <text:span text:style-name="T12">bot</text:span>. Tan só un número pequeno de usuarios do canal vai adquirir a experiencia necesaria para manipular o <text:span text:style-name="T12">bot</text:span>, mais son os mesmos usuarios que van responder a un número desproporcionadamente grande de cuestións, xa que o <text:span text:style-name="T12">bot</text:span> vailles permitir facelo de xeito moito máis eficiente. </text:p>
      <text:p text:style-name="P29"/>
      <text:h text:style-name="Heading_20_3" text:outline-level="3">Arquivando o IRC </text:h>
      <text:p text:style-name="P29">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29"/>
      <text:p text:style-name="P29">Por suposto, sempre haberá <text:span text:style-name="T12">citas</text:span>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h text:style-name="Heading_20_2" text:outline-level="2">RSS Feeds </text:h>
      <text:p text:style-name="P29"><text:span text:style-name="T12">RSS (Really Simple Syndication) </text:span>é un mecanismo para distribuír resumos de noticias, moi ricos en metadatos, <text:soft-page-break/>aos usuarios subscritos, é dicir: á xente que manifestou o seu interese en recibir eses resumos. Unha fonte RSS determinada é normalmente denominada un <text:span text:style-name="T12">feed</text:span>, e a interface de subscrición é chamada <text:span text:style-name="T12">lector de feed</text:span> ou <text:span text:style-name="T12">agregador de feed</text:span>. RSS Bandit (<text:a xlink:type="simple" xlink:href="http://www.rssbandit.org/">http://www.rssbandit.org</text:a>) e o epónimo Feedreader (http://www.feedreader.com/) son dous lectores de RSS de código aberto, por exemplo. </text:p>
      <text:p text:style-name="P29"/>
      <text:p text:style-name="P29">Non hai espazo aquí para facer unha explicación técnica detallada de RSS<text:note text:id="ftn10" text:note-class="footnote"><text:note-citation>10</text:note-citation><text:note-body><text:p text:style-name="Footnote"><text:span text:style-name="T70">Podes ver <text:s/></text:span><text:a xlink:type="simple" xlink:href="http://www.xml.com/pub/a/2002/12/18/dive-into-xml.html"><text:span text:style-name="T70">http://www.xml.com/pub/a/2002/12/18/dive-into-xml.html</text:span></text:a><text:span text:style-name="T70"> para maior información.</text:span></text:p></text:note-body></text:note>, mais deberías ter en conta dúas cousas. A primeira é que o software de lectura de <text:span text:style-name="T12">feeds</text:span> é seleccionado polo usuario e vai ser <text:span text:style-name="T12">o mesmo</text:span> para todos os <text:span text:style-name="T12">feeds</text:span> que o subscritor estiver a monitoriza (de feito, este é o maior atractivo de RSS: que o subscritor escolle usar unha interface para todos os <text:span text:style-name="T12">feeds</text:span>, así que cada <text:span text:style-name="T12">feed</text:span>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text:span text:style-name="T12">Feed</text:span> de noticias". Ti premes o botón, e de aí en diante o teu lector de <text:span text:style-name="T12">feed</text:span> (que pode perfectamente ser unha <text:span text:style-name="T12">applet</text:span> embebida na túa páxina web) actualízase automaticamente cada vez que for introducida unha novidade na web de orixe. </text:p>
      <text:p text:style-name="P29"/>
      <text:p text:style-name="P29">Isto quere dicir que o teu proxecto de software de código aberto debería probablemente ofrecer un <text:span text:style-name="T12">feed</text:span> RSS (os máis dos sitios de aloxamento preconfigurado xa o ofrecen como opción por defecto, véxase “<text:span text:style-name="T115">Aloxamento preconfigurado”)</text:span>. Mais ten coidado de non publicares tantas novas ao día que os subscritores non sexan quen de separar o gran da palla. Se houber demasiados eventos de novas, a xente simplemente vai ignorar o <text:span text:style-name="T12">feed</text:span> ou, aínda peor, vaise dar de baixa por desesperación. Idealmente, un proxecto debería ofertar <text:span text:style-name="T12">feeds</text:span>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administradores. Mais como mínimo, o proxecto debería ofrecer un <text:span text:style-name="T12">feed</text:span> RSS na portada da web para enviar novas sobre os eventos máis relevantes, tales como novas versións ou avisos de seguridade. </text:p>
      <text:p text:style-name="P29"/>
      <text:p text:style-name="P29">Ao César o que é do César<text:note text:id="ftn11" text:note-class="footnote"><text:note-citation>11</text:note-citation><text:note-body><text:p text:style-name="P49">Nota do tradutor: tradución libre do orixinal inglés: "Credit where credit is due"</text:p></text:note-body></text:note>: esta sección non estaba na primeira edición do libro, mais a entrada "<text:span text:style-name="T12">Release Criteria, Open Source, Thoughts On...</text:span>" ( http://krow.livejournal.com/564980.html) no blog de Brian Aker fíxome decatarme da utilidade dos <text:span text:style-name="T12">feed</text:span> RSS para os proxectos de software de código aberto. </text:p>
      <text:h text:style-name="Heading_20_2" text:outline-level="2">Wikis </text:h>
      <text:p text:style-name="P29">Unha <text:span text:style-name="T12">wiki</text:span> é un sitio web que permite que cada visitante poida editar e estender os seus contidos; o termo "<text:span text:style-name="T12">wiki</text:span>" (que significa "áxil" ou "super-rápido" en hawaiano) úsase tamén para denominar o software que permite facer esa edición. As <text:span text:style-name="T12">wikis</text:span> foron inventadas en 1995, mais a súa popularidade comezou a aumentar a partir de 2000 ou 2001, acelerada en parte polo éxito da Wikipedia (<text:a xlink:type="simple" xlink:href="http://www.wikipedia.org/">http://www.wikipedia.org/</text:a> ou a súa versión en galego: <text:a xlink:type="simple" xlink:href="http://gl.wikipedia.org/">http://gl.wikipedia.org/</text:a>), unha enciclopedia con contidos libres baseada en <text:span text:style-name="T12">wiki</text:span>. Podes pensar nunha <text:span text:style-name="T12">wiki</text:span> como algo intermedio entre o IRC e as páxinas web: as <text:span text:style-name="T12">wikis</text:span> non se editan en tempo real, de feito que a xente ten tempo de pulir e ponderar as súas contribucións, mais engadirlle contidos é tamén moi doado, implicando menor complexidade que a edición dunha páxina web. </text:p>
      <text:p text:style-name="P29"/>
      <text:p text:style-name="P29">As <text:span text:style-name="T12">wikis</text:span> non son aínda equipamentos estándar para os proxectos de software de código aberto, mais probablemente o sexan logo<text:note text:id="ftn12" text:note-class="footnote"><text:note-citation>12</text:note-citation><text:note-body><text:p text:style-name="Footnote"><text:span text:style-name="T70">Nota do tradutor: de feito, xa no momento de facerse esta tradución (decembro de 2009), practicamente todos os proxectos que se desenvolven de xeito colaborativo contan con cadansúa </text:span><text:span text:style-name="T71">wiki, </text:span><text:span text:style-name="T72">ben</text:span><text:span text:style-name="T70"> para publicar a documentación e a información de soporte ao usuario, ben como "centro de mando" da totalidade do proxecto</text:span></text:p></text:note-body></text:note>. Como son unha tecnoloxía relativamente nova, e a xente está a experimentar con formas diversas de usalas, vou simplemente aconsellarvos unhas poucas precaucións (neste punto, é máis doado analizar os usos incorrectos das <text:span text:style-name="T12">wikis</text:span> que os seus éxitos). </text:p>
      <text:p text:style-name="P29"/>
      <text:p text:style-name="P33">Se decidires montar unha <text:span text:style-name="T12">wiki</text:span>, dedica bastante esforzo a conseguires unha organización clara da páxina e unha distribución visual agradable, para que os visitantes (p. ex.: editores potenciais) saiban de xeito instintivo como encaixar as súas contribucións. Igualmente importante, publica as instrucións na propia <text:span text:style-name="T12">wiki</text:span>, así a xente terá un sitio ao que acudiren en busca de axuda. Con demasiada frecuencia, os administradores de <text:span text:style-name="T12">wikis</text:span> caen vítimas da fantasía de que, xa que hordas de visitantes van engadir á <text:span text:style-name="T12">wiki</text:span>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text:span text:style-name="T12">wikis</text:span> sofren de: </text:p>
      <text:list xml:id="list1774049473" text:style-name="L19">
        <text:list-item>
          <text:p text:style-name="P122"><text:soft-page-break/><text:span text:style-name="T82">Ausencia de principios de navegación. </text:span><text:span text:style-name="T73">Un sitio web ben organizado fai que os visitantes sintan que saben onde están en cada momento. Por exemplo, se as páxinas están ben deseñadas, a xente vai saber intuitivamente a diferenza entre unha rexión de "táboa de contidos" e unha rexión de "contidos". Os contribuidores dunha </text:span><text:span text:style-name="T78">wiki</text:span><text:span text:style-name="T73"> van respectar esa diferenza, mais só se a diferenza estiver claramente establecida desde o principio. </text:span></text:p>
        </text:list-item>
        <text:list-item>
          <text:p text:style-name="P122"><text:span text:style-name="T83">Duplicación da información. </text:span><text:span text:style-name="T73">As </text:span><text:span text:style-name="T78">wikis</text:span><text:span text:style-name="T73"> acaban frecuentemente con varias páxinas dicindo cousas similares, dado que os contribuidores individuais non van ser conscientes da duplicación. Isto pode ser consecuencia en parte da ausencia de principios de navegación comentados antes, debido a que a xente pode non atopar os contidos duplicados se non están onde esperan que estean. </text:span></text:p>
        </text:list-item>
        <text:list-item>
          <text:p text:style-name="P122">A<text:span text:style-name="T83">udiencia obxectivo mal definida. </text:span><text:span text:style-name="T73">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span></text:p>
        </text:list-item>
      </text:list>
      <text:p text:style-name="P29"/>
      <text:p text:style-name="P29">A solución máis común a todos estes problemas é a mesma: fixar estándares editoriais, e demostralos non só publicándoos, senón publicando páxinas que os poñan en práctica. En xeral, as <text:span text:style-name="T12">wikis</text:span> van amplificar calquera erro nos seus materiais orixinais, xa que os colaboradores tenden a imitar os padróns que teñen á vista. Non poñas en marcha a <text:span text:style-name="T12">wiki</text:span> e fiques esperando a que todo axuste axeitadamente. Deberás tamén alimentala con materiais escritos, para que a xente teña un modelo que seguir. </text:p>
      <text:p text:style-name="P29"/>
      <text:p text:style-name="P29">O exemplo máis brillante dunha <text:span text:style-name="T12">wiki</text:span> ben administrada é a Wikipedia, aínda que isto pode ser así en parte porque os seus contidos (entradas dunha enciclopedia) encaixan de forma natural co formato <text:span text:style-name="T12">wiki</text:span>. Mais se examinares atentamente a Wikipedia, verás que os seus administradores deseñaron unha <text:span text:style-name="T12">moi</text:span>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N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text:span text:style-name="T12">wiki</text:span> dun proxecto de software de código aberto, paga a pena emular o seu espírito. </text:p>
      <text:p text:style-name="P29"/>
      <text:p text:style-name="P29">Para máis información acerca das <text:span text:style-name="T12">wikis</text:span>, podes consultar <text:a xlink:type="simple" xlink:href="http://en.wikipedia.org/wiki/Wiki">http://en.wikipedia.org/wiki/Wiki</text:a>. Tamén a primeira <text:span text:style-name="T12">wiki</text:span> está viva e goza de boa saúde, e contén unha chea de discusións acerca de como administrar <text:span text:style-name="T12">wikis</text:span>: podes ver <text:a xlink:type="simple" xlink:href="http://www.c2.com/cgi/wiki?WelcomeVisitors">http://www.c2.com/cgi/wiki?WelcomeVisitors</text:a>, <text:a xlink:type="simple" xlink:href="http://www.c2.com/cgi/wiki?WhyWikiWorks">http://www.c2.com/cgi/wiki?WhyWikiWorks</text:a>, <text:s/>e <text:a xlink:type="simple" xlink:href="http://www.c2.com/cgi/wiki?WhyWikiWorksNot">http://www.c2.com/cgi/wiki?WhyWikiWorksNot</text:a> <text:s/>para analizares varios puntos de vista sobre o tema. </text:p>
      <text:h text:style-name="Heading_20_2" text:outline-level="2">Páxina web </text:h>
      <text:p text:style-name="P29">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h text:style-name="Heading_20_3" text:outline-level="3">Aloxamento <text:span text:style-name="T88">preconfigurado</text:span></text:h>
      <text:p text:style-name="P29">Usar un sitio preconfigur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text:soft-page-break/>nas ferramentas. Terás poucas decisións que tomar. Todo o que terás que facer e preencher un formulario, premer un botón, e terás de súpeto un sitio web para o teu proxecto. </text:p>
      <text:p text:style-name="P29"/>
      <text:p text:style-name="P29">Estes son beneficios significativos dabondo. A desvantaxe, claro, é que ti vas ter que aceptar <text:span text:style-name="T12">as súas</text:span>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29"/>
      <text:p text:style-name="P29">Un exemplo perfecto do que digo é o manexo de ficheiros xerados. Algunhas páxinas web do proxecto poden ser ficheiros xerados (por exemplo, hai sistemas para manter os datos das FAQ nun formato mestre doado de editar, desde o que se poden xerar HTML, PDF, e outros formatos de presentación). Como se explica en “<text:span text:style-name="T116">Versiona todo” mais adiante neste mesmo capítulo, </text:span>non deberías pretender versionar os formatos xerados, só o ficheiro mestre. Mais cando o teu sitio web está aloxado no servidor dun terceiro, pode que sexa imposible dispor dun gancho (<text:span text:style-name="T12">hook</text:span>) personalizado para xerar a versión HTML da FAQ cada vez que se modifique o ficheiro mestre. A única solución será versionar tamén os formatos xerados, para que se poidan publicar no sitio web. </text:p>
      <text:p text:style-name="P29"/>
      <text:p text:style-name="P29">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text:span text:style-name="T24">SourceForge</text:span>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29"/>
      <text:p text:style-name="P29">Detrás de cada aspecto individual do deseño de SourceForge, hai sen dúbida unha boa razón (boa desde o punto de vista de SourceForge, tal como a publicidade). Mais desde o punto 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29"/>
      <text:p text:style-name="P29">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h text:style-name="Heading_20_4" text:outline-level="4">Escollendo un sitio <text:span text:style-name="T121">preconfigurado</text:span> </text:h>
      <text:p text:style-name="P29">O sitio enlatado máis grande e mellor coñecido é SourceForge (<text:a xlink:type="simple" xlink:href="http://www.sourceforge.net/">http://www.sourceforge.net/</text:a>). Outros dous sitios que fornecen servizos iguais ou similares son savannah.gnu.org (<text:a xlink:type="simple" xlink:href="http://savannah.gnu.org/">http://savannah.gnu.org/</text:a>) e BerliOS.de (http://www.berlios.de/)<text:note text:id="ftn13" text:note-class="footnote"><text:note-citation>13</text:note-citation><text:note-body><text:p text:style-name="P50"><text:s/><text:span text:style-name="T87">Nota do tradutor: en Galiza, o sitio máis coñecido é a Forxa de Mancomún (https://forxa.mancomun.org/)</text:span></text:p></text:note-body></text:note>. Algunhas organizacións, tales como a Apache Software Foundation (<text:a xlink:type="simple" xlink:href="http://www.apache.org/">http://www.apache.org/</text:a>) e Tigris.org (<text:a xlink:type="simple" xlink:href="http://www.tigris.org/">http://www.tigris.org/</text:a>)<text:note text:id="ftn14" text:note-class="footnote"><text:note-citation>14</text:note-citation><text:note-body><text:p text:style-name="Footnote"><text:s/><text:span text:style-name="T70">Aviso: eu son empregado de CollabNet (http://www.collab.net/), que patrocina Tigris.org, e emprego Tigris regularmente.</text:span></text:p></text:note-body></text:note>, fornecen aloxamento gratis a proxectos de código aberto que encaixan coas súas misións e coa súa comunidade de proxectos existentes. </text:p>
      <text:p text:style-name="P29"/>
      <text:p text:style-name="P29">Haggen So fixo unha avaliación de varios sitios de aloxamento de proxectos como parte do seu traballo de investigación para a súa tese de doutoramento, <text:span text:style-name="T12">Construction of an Evaluation Model for Free/Open Source Project Hosting (FOSPHost) sites</text:span>. Os resultados están publicados en <text:a xlink:type="simple" xlink:href="http://www.ibiblio.org/fosphost/">http://www.ibiblio.org/fosphost/</text:a>, onde <text:soft-page-break/>podes ver especialmente a tabela excelente comparativa en <text:a xlink:type="simple" xlink:href="http://www.ibiblio.org/fosphost/exhost.htm">http://www.ibiblio.org/fosphost/exhost.htm</text:a>.</text:p>
      <text:h text:style-name="Heading_20_4" text:outline-level="4">Anonimato e participación </text:h>
      <text:p text:style-name="P29">Un problema que non se dá só nos sitios enlatados, mais que se ten atopado especialmente neles, é o abuso da funcionalidade de <text:span text:style-name="T12">login</text:spa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29"/>
      <text:p text:style-name="P29">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29"/>
      <text:p text:style-name="P29">As vantaxes da xestión de usuarios xeralmente superan as desvantaxes. Mais se podes escoller que accións poden levarse a cabo de xeito anónimo, asegúrate de que non só están permitidas para visitantes non rexistrados <text:span text:style-name="T12">todas</text:span> as accións de só lectura, senón que tamén o están algunhas de entrada de datos, especialmente no xestor de incidencias e, se a tiveres, nas páxinas <text:span text:style-name="T12">wiki</text:span>.</text:p>
      <text:h text:style-name="P170" text:outline-level="1"><text:span text:style-name="T127">Capítulo 4. </text:span><text:span text:style-name="T126">Infraestrutura social e política</text:span> </text:h>
      <text:p text:style-name="P17">Xeralmente, as primeiras cuestións que a xente acostuma facer sobre o software libre son: Como traballa? Que mantén un proxecto activo? 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7"/>
      <text:p text:style-name="P17">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7"/>
      <text:p text:style-name="P17">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text:span text:style-name="T12">de facto</text:span>.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7"><text:soft-page-break/></text:p>
      <text:h text:style-name="P178" text:outline-level="2">Posibilidade de crear ramas (forkability) </text:h>
      <text:p text:style-name="P17"><text:s/></text:p>
      <text:p text:style-name="P17">O ingrediente indispensable que une os desenvolvedores nun proxecto de software libre, e fai que estean dispostos a comprometérense cando for necesario, é a <text:span text:style-name="T12">capacidade de crearen ramas (forkability)</text:span> do código: a capacidade de calquera de coller unha copia do código fonte e utilizala para iniciar un proxecto en concorrencia, coñecido como "fork". O paradoxo é que a <text:span text:style-name="T12">posibilidade</text:span> de crear ramas é unha forza moito maior nos proxectos de software libre que as ramificacións reais, as cales son moi raras. Xa que a creación dunha rama é mala para todos (por motivos examinados en detalle na sección <text:span text:style-name="T12">Ramas</text:span><text:span text:style-name="T24"> do capítulo 8, </text:span><text:span text:style-name="T12">Xestionando Voluntarios</text:span>), canto mais alto for o risco de ramificación, máis dispostos a comprometerse para evitalo estarán os membros. </text:p>
      <text:p text:style-name="P17"/>
      <text:p text:style-name="P17">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p>
      <text:p text:style-name="P17"/>
      <text:p text:style-name="P17">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text:span text:style-name="T12">kernel</text:span> de Linux), mais isto é así porque eles <text:span text:style-name="T12">escollen</text:span>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7"/>
      <text:p text:style-name="P17">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7"/>
      <text:h text:style-name="P178" text:outline-level="2">Ditadores benevolentes </text:h>
      <text:p text:style-name="P17"/>
      <text:p text:style-name="P17">O modelo de <text:span text:style-name="T12">ditador benevolente</text:span> é exactamente o que parece: a autoridade de tomar a decisión final radica nunha soa persoa, da que, en virtude da súa personalidade e experiencia, espérase que a use sabiamente. </text:p>
      <text:p text:style-name="P17"/>
      <text:p text:style-name="P17">Aínda que "ditador benevolente" (ou <text:span text:style-name="T12">DB</text:span>) é o termo estándar para este rol, sería mellor pensar nel coma <text:soft-page-break/>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text:span text:style-name="T12">quere</text:span>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7"/>
      <text:h text:style-name="P103" text:outline-level="4"><text:span text:style-name="T129">Quen pode ser un bo ditador benevolente?</text:span> </text:h>
      <text:p text:style-name="P17"/>
      <text:p text:style-name="P17">Ser un DB (ditador benevolente) require unha combinación de características. Necesítase, en primeiro lugar, unha certa delicadeza para xulgar a súa propia influencia no proxecto, o que á súa vez leva á moderación. Nas primeiras etapas 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DB debería expoñer as críticas ou decisións contrarias con a suficiente sensibilidade tendo en conta o peso das súas palabras, tanto tecnicamente como psicoloxicamente. </text:p>
      <text:p text:style-name="P17"/>
      <text:p text:style-name="P17">O DB <text:span text:style-name="T12">non</text:span>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text:span text:style-name="T12">si</text:span> é realmente importante é a experiencia e un bo sentido de deseño global do proxecto; non necesariamente a habilidade de xerar un bo deseño baixo demanda, senón a capacidade de recoñecelo, sexa cal for a súa orixe. </text:p>
      <text:p text:style-name="P17"/>
      <text:p text:style-name="P17">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7"/>
      <text:p text:style-name="P17">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text:span text:style-name="T12">root</text:span> (administrador do sistema) nos servidores principais do proxecto ou <text:soft-page-break/>non. Ás veces a xente fala de control do servidor coma se fose a última fonte de poder nun proxecto, mais en realidade é irrelevante. A posibilidade de agregar ou quitar as señas de <text:span text:style-name="T12">commit</text:span> dos membros nun servidor só afecta á copia do proxecto que reside no servidor. Un abuso prolongado dese poder, xa sexa polo DB ou doutra persoa, simplemente levaría ao traslado a un servidor diferente. </text:p>
      <text:p text:style-name="P17"/>
      <text:p text:style-name="P17">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7"/>
      <text:h text:style-name="P178" text:outline-level="2">Democracia baseada no consenso </text:h>
      <text:p text:style-name="P17"/>
      <text:p text:style-name="P17">A medida que os proxectos van madurando, tenden a afastarse do modelo do ditador benevolente cara a sistemas democráticos máis abertos. Isto non se debe necesariamente á insatisfacción causada por un 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ditatorial -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 - 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p>
      <text:p text:style-name="P17"/>
      <text:p text:style-name="P17">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7"/>
      <text:p text:style-name="P17"><text:span text:style-name="T12">Consenso</text:span>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7"/>
      <text:p text:style-name="P17">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7"/>
      <text:p text:style-name="P17">Para as pequenas decisións, non controvertidas, a proposta de consenso é implícita. Por exemplo, cando <text:soft-page-break/>un desenvolvedor realiza un <text:span text:style-name="T12">commit</text:span> non solicitado para a corrección dun erro, o mesmo <text:span text:style-name="T12">commit</text:span>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text:span text:style-name="T12">non</text:span> alcanza o consenso, para o proxecto é simple analizar a mudanza como se aínda non se realizase. A razón de que isto funcione é o tema da próxima sección. </text:p>
      <text:p text:style-name="P17"/>
      <text:h text:style-name="P102" text:outline-level="4">Control de versións quere dicir que te podes relaxar </text:h>
      <text:p text:style-name="P17"/>
      <text:p text:style-name="P17">O feito de que o código fonte do proxecto fique baixo un sistema de control de versións quere dicir que a maioría das decisións poden facilmente desfacerse. O caso máis común no que isto ocorre é que alguén realiza un <text:span text:style-name="T12">commit</text:span>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text:span text:style-name="T12">commit</text:span> que antes. Calquera mudanza pode ser revertida, polo menos ata que se introduzan mudanzas dependentes (é dicir, novo código que fallaría se as mudanzas realizadas foren eliminadas subitamente). O sistema de control de versións ofrece ao proxecto un xeito de desfacer os efectos de ideas malas ou apresuradas. Isto, á súa vez, outorga liberdade á xente para confiar nos seus instintos sobre canto "<text:span text:style-name="T12">feedback</text:span>" é necesario antes de facer algo. </text:p>
      <text:p text:style-name="P17"/>
      <text:p text:style-name="P17">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7"/>
      <text:p text:style-name="P17">Así, cando alguén estiver seguro de que sabe o que hai que facer, debería seguir adiante e facelo. Isto aplícase non só ao <text:span text:style-name="T12">software</text:span>,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7">A xente sempre sente que o impulso está unido á acción, e serán un pouco máis relutantes a reverteren unha mudanza que a previla nun primeiro momento. Se un desenvolvedor abusa deste feito, efectuando <text:span text:style-name="T12">commits</text:span> potencialmente controvertidos demasiado rápido, a xente pode e debe queixarse, aplicándolle a este desenvolvedor unhas normas máis estritas ata que isto mellore. </text:p>
      <text:p text:style-name="P17"/>
      <text:h text:style-name="P103" text:outline-level="4"><text:span text:style-name="T129">Cando o consenso non pode ser alcanzado, votación</text:span> </text:h>
      <text:p text:style-name="P17"><text:s/></text:p>
      <text:p text:style-name="P17">Inevitablemente, algúns debates non chegarán ao consenso. Cando fallan todos os outros medios de saír do estancamento, a solución é votar. Mais antes de levar a cabo a votación, debe existir un claro <text:soft-page-break/>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text:span text:style-name="T12">intermediario honesto</text:span>: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7"/>
      <text:p text:style-name="P17">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sección <text:span text:style-name="T12">Xente Problemática</text:span> do capítulo 6, <text:span text:style-name="T12">Comunicacións</text:span>, para saber como facer fronte a este tipo de obstrucionismo. </text:p>
      <text:p text:style-name="P17"/>
      <text:p text:style-name="P17">Recorda que se debe especificar o sistema de votación, xa que hai moitos tipos diferentes, e a xente pode ter falsas expectativas sobre o procedemento que se utiliza. Unha boa elección na maioría dos casos é o <text:span text:style-name="T12">voto de aprobación</text:span>, a través do cal cada elector pode votar por tantas opcións como desexe. O voto de aprobación é fácil de explicar e recontar, e a diferenza doutros métodos, só require unha rolda de votación. Consulta <text:span text:style-name="T12">http://en.wikipedia.org/wiki/Voting_system#List_of_systems</text:span>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 -é tan xusto como un sistema de votación pode chegar a ser. </text:p>
      <text:p text:style-name="P17"/>
      <text:p text:style-name="P17">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7"/>
      <text:h text:style-name="P103" text:outline-level="4">Cando votar </text:h>
      <text:p text:style-name="P17"/>
      <text:p text:style-name="P17">O máis difícil da votación é determinar cando é necesario realizala. Levar a cabo unha votación debería ser algo pouco frecuente -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text:soft-page-break/>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7"/>
      <text:p text:style-name="P17">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7"/>
      <text:p text:style-name="P17">Nalgúns casos isolados, todos poden estar de acordo en que as solucións intermedias son peores que calquera das que non o son. Cando iso ocorre, a votación non é tan cuestionable, tanto porque é máis probable que conduza a unha 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p>
      <text:p text:style-name="P17"/>
      <text:p text:style-name="P17">(Ten en conta que este consello de ser relutante ás votacións non se aplica á votación sobre mudanza-inclusión que se describe na sección <text:span text:style-name="T12">Estabilizando unha versión</text:span> do capítulo 7, <text:span text:style-name="T12">Empacotamento, liberación e dia a dia no desenvolvemento</text:span>. Alí, a votación é máis un mecanismo de comunicación, un medio de rexistrar o propio compromiso no proceso de revisión de mudanza para que todos poidan dicir canta atención recibiu unha mudanza determinada). </text:p>
      <text:p text:style-name="P17"/>
      <text:h text:style-name="P103" text:outline-level="4">Quen vota? </text:h>
      <text:p text:style-name="P17"/>
      <text:p text:style-name="P17">Ter un sistema de votación pon de manifesto a cuestión do electorado: quen vai votar? Isto pode ser un tema delicado, porque obriga a que o proxecto recoñeza oficialmente que hai xente máis involucrada, ou máis valorada que outros. </text:p>
      <text:p text:style-name="P17"/>
      <text:p text:style-name="P17">A mellor solución é simplemente tomar unha distinción existente, o acceso a <text:span text:style-name="T12">commit</text:span>, e asociar a isto o privilexio de voto. Nos proxectos que ofrecen permisos tanto parciais como totais, a cuestión de se os <text:span text:style-name="T12">committers</text:span> con acceso parcial poden votar, depende en gran medida do proceso polo cal se concede o acceso parcial a <text:span text:style-name="T12">commit</text:span>. Se o proxecto é administrado dunha forma liberal, por exemplo, como un medio de manter moitas ferramentas de colaboración para terceiras partes no repositorio, debe ficar claro que o acceso a <text:span text:style-name="T12">commit</text:span> parcial é só o dereito de realizar <text:span text:style-name="T12">commits</text:span>, non de voto. Naturalmente a implicación inversa mantense: como os <text:span text:style-name="T12">committers</text:span> con acceso total <text:span text:style-name="T12">terán</text:span> privilexios de voto, estes deben ser elixidos non só como programadores, senón como membros do electorado. Se alguén mostra tendencias que poden producir rupturas ou obstrucións na lista de correo, o grupo debe ser moi <text:soft-page-break/>cauteloso á hora de facelo <text:span text:style-name="T12">committer</text:span>, mesmo se a persoa estiver capacitada tecnicamente. </text:p>
      <text:p text:style-name="P17"/>
      <text:p text:style-name="P17">O sistema de votación debería ser utilizado para elixir os novos committers, tanto con privilexios completos como parciais. Mais aquí é un dos raros casos en que o segredo é apropiado. Non se pode ter os votos sobre os potenciais <text:span text:style-name="T12">committers</text:span> nunha lista de correo pública, porque os sentimentos dos candidatos (e a reputación) poderían resultar feridos. No canto disto, a forma habitual é que un <text:span text:style-name="T12">committer</text:span> actual envíe a unha lista de correo privada, formada só por <text:span text:style-name="T12">committers</text:span>, a proposta de que lle sexan concedidos permisos de <text:span text:style-name="T12">commit</text:span> a alguén. Deste xeito todos poden expresarse libremente, sabendo que a discusión é privada. A miúdo, non haberá desacordo, e polo tanto non se necesitará votar. Logo de esperar uns días para asegurarse de que todos tiveron a oportunidade de responder, o propoñente envía un <text:span text:style-name="T12">mail</text:span> ao candidato e ofrécelle permisos de <text:span text:style-name="T12">commit</text:span>.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text:span text:style-name="T12">commit</text:span>, pode concluír que perdeu a votación, e probablemente sentirse ferido. Por suposto, se alguén explicitamente pide o acceso ao <text:span text:style-name="T12">commit</text:span>,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text:span text:style-name="T12">commit</text:span>. Aínda que esperamos que isto mude co tempo". Recorda que o que se di pode caer como un golpe, dependendo do nivel de confianza coa persoa. Trata de velo desde o seu punto de vista cando escribas o email. </text:p>
      <text:p text:style-name="P17"/>
      <text:p text:style-name="P17">Posto que adicionar un novo <text:span text:style-name="T12">committer</text:span>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text:span text:style-name="T12">committers</text:span>. Similares requirimentos especiais, ou ata máis estritos, débense aplicar nas votacións para <text:span text:style-name="T12">eliminar</text:span> <text:span text:style-name="T12">committers</text:span>, aínda que oxalá que iso nunca sexa necesario. Ver sección <text:span text:style-name="T12">Commiters</text:span> do capítulo 8, <text:span text:style-name="T12">Xestionando voluntarios</text:span>, para máis información sobre aspectos ademais dos relacionados coa votación engadindo e eliminando committers. </text:p>
      <text:p text:style-name="P17"/>
      <text:h text:style-name="P103" text:outline-level="4">Inquéritos fronte a votacións </text:h>
      <text:p text:style-name="P17"/>
      <text:p text:style-name="P17">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text:span text:style-name="T12">inquéritos</text:span>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7"/>
      <text:h text:style-name="P103" text:outline-level="4">Vetos </text:h>
      <text:p text:style-name="P17"/>
      <text:p text:style-name="P17">Algúns proxectos permiten un tipo especial de dereito que se coñece como <text:span text:style-name="T12">veto</text:span>. O veto é unha forma para que un desenvolvedor poida deter unha mudanza apresurada ou mal considerada, polo menos o <text:soft-page-break/>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7"><text:s/></text:p>
      <text:p text:style-name="P17">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 -despois de todo, se a maioría de desenvolvedores queren X, X vai ocorrer dun modo ou outro. Ou ben o desenvolvedor do veto retírao, ou o grupo vai quitarlle importancia a este dereito de veto. </text:p>
      <text:p text:style-name="P17"/>
      <text:p text:style-name="P17">Pode verse que a xente escribe "-1" para expresar un dereito de veto. Este costume vén da Apache Software Foundation, que ten moi estruturados o sistema de voto e o proceso de veto, que se describe en http://www.apache.org/foundation/voting.html.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7"/>
      <text:p text:style-name="P17">Do mesmo xeito que as votacións, os vetos pódense aplicar con carácter 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p>
      <text:p text:style-name="P17"/>
      <text:h text:style-name="P178" text:outline-level="2">Poñer todo por escrito </text:h>
      <text:p text:style-name="P17"/>
      <text:p text:style-name="P17">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7"/>
      <text:p text:style-name="P17">Este é o documento aludido na sección <text:span text:style-name="T12">Pautas de desenvolvemento</text:span> do capítulo 2, <text:span text:style-name="T12">Primeiros pasos</text:span>.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7"/>
      <text:p text:style-name="P17">Non trates de abranguelo todo. Ningún documento pode capturar todo o que a xente necesita saber acerca da participación nun proxecto. Moitas das convencións que un proxecto contrae son tácitas, <text:soft-page-break/>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text:span text:style-name="T12">non</text:span>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text:span text:style-name="T12">como</text:span> escribir bo código, entón esas directrices da guía deberían escribirse co máximo detalle posible. </text:p>
      <text:p text:style-name="P17"/>
      <text:p text:style-name="P17">Un bo xeito de determinar o que debe incluírse é basear o documento nas preguntas que fan os chegados recentemente, e nas queixas que expoñen os desenvolvedores con experiencia máis a miúdo. Isto non quere dicir que necesariamente teñan que converterse nun <text:span text:style-name="T12">FAQ -</text:span>posiblemente o documento necesite unha estrutura narrativa máis coherente que a que pode ofrecer o <text:span text:style-name="T12">FAQ</text:span>. Mais debería seguir o mesmo principio baseado en abordar as cuestións que realmente se producen, en lugar de anticiparse ás que poidan xurdir. </text:p>
      <text:p text:style-name="P17"/>
      <text:p text:style-name="P17">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orixinariamente non existe un procedemento, entón hai que conseguir un consenso nas listas de correo <text:span text:style-name="T12">antes</text:span> de escribir sobre isto. A xente, algunhas veces, pode ser susceptible coas estruturas xerárquicas, de modo que o tema debe ser tratado con delicadeza. </text:p>
      <text:p text:style-name="P17"/>
      <text:p text:style-name="P17">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 -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7"/>
      <text:p text:style-name="P109"><text:span text:style-name="T3">Dous bos exemplos de directrices dun proxecto son o arquivo de </text:span>Subversion<text:span text:style-name="T3"> </text:span>HACKING<text:span text:style-name="T3"> (http://svn.collab.net/repos/svn/trunk/www/hacking.html), e os documentos de xestión da </text:span>Apache Software Foundation<text:span text:style-name="T3"> (http://www.apache.org/foundation/how-it-works.html e http://www.apache.org/foundation/voting.html). A </text:span>ASF<text:span text:style-name="T3">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span></text:p>
      <text:h text:style-name="P170" text:outline-level="1"><text:span text:style-name="T130">Capítulo 5. </text:span>Diñeiro </text:h>
      <text:p text:style-name="P24">Este capítulo examina como conseguir fondos nun entorno de software libre. Está dirixido non só a desenvolvedores aos que se lles paga por traballaren en proxectos de software libre, senón tamén aos <text:soft-page-break/>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24"/>
      <text:p text:style-name="P24">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24"/>
      <text:p text:style-name="P24">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procesos: como poden traballar de maneira produtiva en colaboración as estruturas de mando xerárquico das corporacións e as comunidades semi-descentralizadas de voluntarios? Coincidirán no significado de "produtividade"? </text:p>
      <text:p text:style-name="P24"><text:s/></text:p>
      <text:p text:style-name="P24">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24"/>
      <text:p text:style-name="P24">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24"/>
      <text:p text:style-name="P24">O diñeiro debe ser usado con coidado, mais iso non quere dicir que non poida comprar influencia <text:s/><text:soft-page-break/>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24"/>
      <text:p text:style-name="P24">Polo tanto, o diñeiro non pode comprar influencia, mais pode comprar cousas que <text:span text:style-name="T29">conducen á</text:span>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24"/>
      <text:h text:style-name="P178" text:outline-level="2">Tipos de participación </text:h>
      <text:p text:style-name="P24"/>
      <text:p text:style-name="P24">Existen múltiples razóns distintas polas que os proxectos de código aberto conseguen fondos. Os elementos desta lista non son mutuamente excluentes; a miúdo o financiamento dun proxecto será o resultado de varias, ou mesmo todas estas motivacións: </text:p>
      <text:h text:style-name="Heading_20_6" text:outline-level="6">Compartindo a carga </text:h>
      <text:p text:style-name="P58">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24"/>
      <text:p text:style-name="P58">Exemplos: <text:a xlink:type="simple" xlink:href="http://www.openadapter.org/">http://www.openadapter.org</text:a> <text:s/><text:a xlink:type="simple" xlink:href="http://www.koha.org/">http://www.koha.org</text:a></text:p>
      <text:h text:style-name="Heading_20_6" text:outline-level="6">Aumentando servizos </text:h>
      <text:p text:style-name="P162">Cando unha empresa vende servizos que dependen de, ou se tornan máis atractivos con, programas de código aberto, naturalmente un dos intereses desta compañía é asegurar que estes programas sexan mantidos activamente. </text:p>
      <text:p text:style-name="P24"/>
      <text:p text:style-name="P58">Exemplo: o apoio de Collab Net (<text:a xlink:type="simple" xlink:href="http://www.collab.net/">http://www.collab.net</text:a>) ao soporte de <text:a xlink:type="simple" xlink:href="http://subversion.tigris.org/">http://subversion.tigris.org</text:a> (Nota: este é o meu traballo diario, mais tamén é un exemplo perfecto deste modelo). </text:p>
      <text:h text:style-name="Heading_20_6" text:outline-level="6"><text:soft-page-break/>Apoiando as ventas de hardware </text:h>
      <text:p text:style-name="P58">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h text:style-name="Heading_20_6" text:outline-level="6">Minando a competencia </text:h>
      <text:p text:style-name="P58">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24"/>
      <text:p text:style-name="P58">Exemplo: <text:a xlink:type="simple" xlink:href="http://www.openoffice.org/">http://www.openoffice.org</text:a> (non, esta non é a única razón pola cal OpenOffice existe, mais este software é en parte unha resposta a Microsoft Office). </text:p>
      <text:h text:style-name="Heading_20_6" text:outline-level="6">Mercadotecnia</text:h>
      <text:p text:style-name="P58">Ter a túa empresa asociada cunha aplicación popular de código aberto pode ser unha boa xestión de marca. </text:p>
      <text:h text:style-name="Heading_20_6" text:outline-level="6">Licenciamento dual </text:h>
      <text:p text:style-name="P58"><text:span text:style-name="T12">Licenciamento dual</text:span>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a sección chamada “Esquemas de licenciamento dual” no <text:span text:style-name="T12">Capítulo 9: Licenzas, Copyrights e Patentes</text:span>). Se a comunidade de desenvolvedores de software libre é activa, o programa recibe os beneficios do desenvolvemento e procura de erros de amplo espectro mentres a empresa segue obtendo beneficios polas regalías para manter algúns desenvolvedores a tempo completo. </text:p>
      <text:p text:style-name="P24"/>
      <text:p text:style-name="P58">Dous exemplos moi coñecidos son <text:a xlink:type="simple" xlink:href="http://www.mysql.com/">MySQL</text:a> (http://www.mysql.com), creadores da base de datos co mesmo nome, e <text:a xlink:type="simple" xlink:href="http://www.sleepycat.com/">Sleepycat</text:a> (http://www.sleepycat.com),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h text:style-name="Heading_20_6" text:outline-level="6">Doazóns </text:h>
      <text:p text:style-name="P58">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text:span text:style-name="T12">antes</text:span>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24"/>
      <text:p text:style-name="P24">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text:soft-page-break/>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24"/>
      <text:p text:style-name="P24">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24"/>
      <text:h text:style-name="P178" text:outline-level="2">Contratos a longo prazo </text:h>
      <text:p text:style-name="P24"/>
      <text:p text:style-name="P24">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24"/>
      <text:p text:style-name="P24">A credibilidade acumulada por un desenvolvedor non pode ser transferida. O exemplo máis obvio está en que un desenvolvedor que acaba de incorporase non pode herdar o nivel acceso ao código de quen marcha (máis na sección chamada <text:span text:style-name="T12">O diñeiro non pode comprar o amor</text:span>), así que se o novo desenvolvedor non ten permisos para realizar mudanzas, deberá enviar parche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p>
      <text:p text:style-name="P24"/>
      <text:p text:style-name="P24">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24"/>
      <text:p text:style-name="P24"><text:soft-page-break/>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parches. </text:p>
      <text:p text:style-name="P24"/>
      <text:h text:style-name="P178" text:outline-level="2">Parecer varios, non un </text:h>
      <text:p text:style-name="P24"/>
      <text:p text:style-name="P24">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parches, adquirir credibilidade, votar, etc. Unha empresa non pode. </text:p>
      <text:p text:style-name="P24"/>
      <text:p text:style-name="P24">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24"/>
      <text:p text:style-name="P24">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á sección “<text:span text:style-name="T12">Canto máis suave for o tema, mais longo vai ser o debate</text:span>” no <text:span text:style-name="T12">Capítulo 6: Comunicacións</text:span> para saberes máis sobre eles. </text:p>
      <text:p text:style-name="P24"/>
      <text:h text:style-name="P178" text:outline-level="2"><text:soft-page-break/>Sé aberto sobre as túas motivacións </text:h>
      <text:p text:style-name="P24"/>
      <text:p text:style-name="P24">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text:span text:style-name="T12">por que </text:span>ti queres o que queres, máis cómoda se vai sentir co que propuxeres. </text:p>
      <text:p text:style-name="P24"/>
      <text:p text:style-name="P24">Isto contradí o instinto -tan sinxelo de adquirir e tan complicado de deixar- de que o coñecemento é poder, e que canto máis saiban os demais sobre os teus obxectivos, máis control terán sobre ti. Mais ese instinto está errado neste caso. Ao avogares publicamente por unha funcionalidade (ou corrección de erro, ou o que for) ti <text:span text:style-name="T12">xa</text:span>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24"/>
      <text:p text:style-name="P24">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24"/>
      <text:p text:style-name="P24">Como organización cunha chea de datos dispoñibles sobre os clientes, ti tes a 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p>
      <text:p text:style-name="P24"/>
      <text:p text:style-name="P24">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text:soft-page-break/>"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24"/>
      <text:p text:style-name="P24">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text:span text:style-name="T12">xa</text:span> investí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24"/>
      <text:p text:style-name="P24">Naturalmente, <text:span text:style-name="T12">ti</text:span>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24"/>
      <text:p text:style-name="P24">Por suposto que non debes publicitar todo, nin a xente o espera de ti. Todas as organizacións teñen segredos,; quizais as organizacións comerciais teñan máis, mais as organizacións sen ánimo de lucro tamén os teñen. Se debes avogar por un 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p>
      <text:p text:style-name="P24"/>
      <text:h text:style-name="P178" text:outline-level="2">O diñeiro non pode comprar o amor </text:h>
      <text:p text:style-name="P24"/>
      <text:p text:style-name="P24">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text:span text:style-name="T12">poderían</text:span> ser creadas polo diñeiro. Non debes comezar asumindo que as tensións están aí; o preciso é demostrares que estás ao tanto de que potencialmente poden xurdir. </text:p>
      <text:p text:style-name="P24"/>
      <text:p text:style-name="P24">Un exemplo perfecto disto xurdiu no proxecto Subversion. Subversion arrancou en 2000 grazas a <text:a xlink:type="simple" xlink:href="http://www.collab.net/">CollabNet</text:a> (http://www.collab.ne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24">Embora Subversion aínda estaba nas súas etapas iniciais, xa había unha comunidade de <text:soft-page-break/>desenvolvemento cun conxunto de normas básicas. </text:p>
      <text:p text:style-name="P24"/>
      <text:p text:style-name="P24">A chegada de Mike fixo xurdir unha cuestión interesante. Subversion xa tiña unha política sobre como os novos desenvolvedores conseguían acceso para faceren commit (gravación de mudanzas no repositorio central do código fonte). Primeiro, debían enviar algúns parches ás listas de correo de desenvolvemento. Despois dun número suficiente de parches para que o resto de desenvolvedores puidesen ver que o novo contribuínte sabía o que estaba a facer, alguén propoñía que simplemente fixera commit directamente (esta proposta era privada, como se describe na sección “<text:span text:style-name="T12">Committers</text:span>"). Asumindo o acordo dos desenvolvedores con acceso a facer commit, un deles enviáballe un correo ao novo desenvolvedor e ofrecíalle acceso a facer commit no repositorio do proxecto. </text:p>
      <text:p text:style-name="P24"/>
      <text:p text:style-name="P24">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 -Collabnet simplemente cómprao. </text:p>
      <text:p text:style-name="P24"/>
      <text:p text:style-name="P24">Polo tanto Mike estivo de acordo en comezar o seu traballo en CollabNet como calquera outro desenvolvedor voluntario, sen acceso a facer commit. Enviou parche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24"/>
      <text:p text:style-name="P24">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24"/>
      <text:p text:style-name="P24">(Ver tamén o blog de Danese Cooper en <text:a xlink:type="simple" xlink:href="http://blogs.sun.com/roller/page/DaneseCooper/20040916">http://blogs.sun.com/roller/page/DaneseCooper/20040916</text:a> para ver unha historia similar sobre o acceso a facer commit. Cooper foi a "Open Source Diva" de Sun Microsystems -creo que ese era o seu título oficial- e na entrada do blog, describe como a comunidade de desenvolvemento de Tomcat fixo que Sun seguise para os seus desenvolvedores os mesmos estándares que para os desenvolvedores que non eran de Sun) </text:p>
      <text:p text:style-name="P24"/>
      <text:p text:style-name="P24">A necesidade dos investidores de xogaren coas mesmas normas que os demais quere dicir que o modelo de goberno da Ditadura Benevolente (ver a sección chamada “<text:span text:style-name="T12">Ditador benevolente</text:span>” no <text:span text:style-name="T12">Capítulo 4: Infraestrutura política e social</text:span>)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text:soft-page-break/>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24"/>
      <text:h text:style-name="P178" text:outline-level="2">Contratación </text:h>
      <text:p text:style-name="P24"/>
      <text:p text:style-name="P24">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text:span text:style-name="T12">será capaz</text:span>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24"/>
      <text:p text:style-name="P24">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text:span text:style-name="T12">boa fe</text:span>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p>
      <text:p text:style-name="P24"><text:s/></text:p>
      <text:p text:style-name="P24">A mellor táctica para unha contratación con éxito é contratar un dos desenvolvedores do proxecto, preferiblemente un committer.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text:soft-page-break/>experimentados, e cando menos algúns deles vanlle dedicar atención ao traballo contratado simplemente porque parece que vai ser <text:span text:style-name="T12">feito</text:span>,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24"/>
      <text:p text:style-name="P24">Isto lanza inmediatamente dúas preguntas: os contratos deben ser sempre privados? E cando non o foren, deberías preocuparte pola creación de tensións na comunidade derivadas do feito de tiveres contratado algúns desenvolvedores e non outros? </text:p>
      <text:p text:style-name="P24"/>
      <text:p text:style-name="P24">É mellor seres transparente sobre os contratos, cando puideres. Doutro xeito, o comportamento do contratado pode parecerlle raro a outros na comunidades -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24"/>
      <text:p text:style-name="P24">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text:span text:style-name="T12">privmsg</text:span>, do IRC) que o seu traballo nese erro ou funcionalidade en concreto está sendo pagado. mais sempre, e dun xeito coherente, 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p>
      <text:p text:style-name="P24"/>
      <text:p text:style-name="P24">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24"/>
      <text:p text:style-name="P24">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text:span text:style-name="T12">alguén</text:span>- non é culpa túa que non poidas contratar todo o mundo. Despois, cando contratas a mesma persoa por segunda vez, entón só é sentido común: ti xa o coñeces, a última vez tivestes éxito, entón por que <text:soft-page-break/>asumir riscos innecesarios? Deste modo, é perfectamente natural ter unha ou dúas persoas de man na comunidade, en lugar de repartir o traballo uniformemente. </text:p>
      <text:p text:style-name="P24"/>
      <text:h text:style-name="P183" text:outline-level="3">Revisión e aceptación de mudanzas </text:h>
      <text:p text:style-name="P24"/>
      <text:p text:style-name="P24">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 -pensa nel como un departamento de deseño e garantía de calidade. É beneficioso ser perseguido, e non simplemente soportado. </text:p>
      <text:p text:style-name="P24"/>
      <text:h text:style-name="P103" text:outline-level="4">Caso de estudo: o protocolo de autenticación vía contrasinal de CVS </text:h>
      <text:p text:style-name="P24"/>
      <text:p text:style-name="P24">En 1995, fun a metade dunha sociedade que fornecía soporte e melloras a CVS (o "<text:span text:style-name="T12">Concurrent Versions System</text:span>"; mira <text:a xlink:type="simple" xlink:href="http://www.cvshome.org/">http://www.cvshome.org</text:a>). O meu socio Jim e máis eu eramos, informalmente, os mantedores de CVS. mais nós nunca pensaramos coidadosamente sobre como deberiamos dicirllo á comunidade de voluntarios de desenvolvemento de CVS. Nós simplemente asumimos que eles continuarían enviando parches, e nós aplicariámolos, e así sería como funcionaría. </text:p>
      <text:p text:style-name="P24"/>
      <text:p text:style-name="P24">Voltando ao tema, o traballo en rede sobre CVS só podía facerse mediante un programa de acceso remoto como <text:span text:style-name="T12">rsh</text:span>.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24"/>
      <text:p text:style-name="P24">Jim e máis eu asinamos o contrato e sentámonos a deseñar un novo sistema de autenticación. Chegamos a algo bastante simple (os Estados Unidos daquela tiñan 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r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parches con frecuencia, facendo pequenos e sinxelos commits a unha rama especial, etc. O protocolo de autenticación resultante non foi moi bo, e por suposto, unha vez que se chegou a establecer, foi difícil de mellorar debido a cuestións de compatibilidade. </text:p>
      <text:p text:style-name="P24"/>
      <text:p text:style-name="P24">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24"/>
      <text:p text:style-name="P24"><text:soft-page-break/>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24"/>
      <text:h text:style-name="P178" text:outline-level="2">Financiando actividades para alén da programación </text:h>
      <text:p text:style-name="P24"/>
      <text:p text:style-name="P24">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24"><text:s/></text:p>
      <text:p text:style-name="P24">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24"/>
      <text:p text:style-name="P24">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24"/>
      <text:h text:style-name="P183" text:outline-level="3">Garantía da calidade (por exemplo, testaxe profesional) </text:h>
      <text:p text:style-name="P24"/>
      <text:p text:style-name="P24">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24"/>
      <text:p text:style-name="P24">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text:soft-page-break/>importarlles a súa notificación. Máis insidiosamente, os padróns de uso dos teus clientes (a xente que dirixe <text:span text:style-name="T12">os teus</text:span> intereses no software) poden diferir dun xeito estatisticamente significativo dos padróns de uso do usuario medio da rúa. </text:p>
      <text:p text:style-name="P24"/>
      <text:p text:style-name="P24">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24"/>
      <text:p text:style-name="P24">O núcleo da notificación de erros <text:span text:style-name="T12">é</text:span>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24"/>
      <text:p text:style-name="P24">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24"/>
      <text:p text:style-name="P24">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24"/>
      <text:p text:style-name="P24">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text:soft-page-break/>empresa cando for necesario, mais deberían usar a incidencia pública para a información que debería estar dispoñible por todo o mundo. </text:p>
      <text:p text:style-name="P24"/>
      <text:p text:style-name="P24">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24"/>
      <text:h text:style-name="P183" text:outline-level="3">Consellos legais e protección </text:h>
      <text:p text:style-name="P24"/>
      <text:p text:style-name="P24">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no <text:span text:style-name="T12">Capítulo <text:s/>9 Licenzas Copyrights e Patentes</text:span>.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24"/>
      <text:h text:style-name="P183" text:outline-level="3">Documentación e usabilidade </text:h>
      <text:p text:style-name="P24"/>
      <text:p text:style-name="P24">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24"/>
      <text:p text:style-name="P24">Se a túa organización quere axudar a cubrir estas deficiencias nun proxecto, probablemente a mellor cousa que poida facer sexa contratar xente que <text:span text:style-name="T12">non</text:span>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24"/>
      <text:p text:style-name="P24">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24"/>
      <text:p text:style-name="P24">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24"/>
      <text:p text:style-name="P73"><text:soft-page-break/>Un comentario sobre diñeiro, documentación e usabilidade: cando nós tivemos </text:p>
      <text:p text:style-name="P73">algúns cartos para gastar e decidimos que un titorial para principiantes era a peza máis fundamental que necesitabamos, contratamos un usuario de nivel medio para escribila. El recibira unha introdución ao sistema o bastante recente como para lembrar os problemas, e como os tiña sufrido sabía como describilos. Isto permitíalle escribir algo que necesitase só correccións menores polos desenvolvedores principais para as cousas que aínda non tiña comprendido ben. </text:p>
      <text:p text:style-name="P73"/>
      <text:p text:style-name="P24">O seu caso foi mesmo mellor, dado que iniciara un grupo de xente (estudantes) ao sistema, polo que combinou a experiencia de varias persoas, o cal é algo que só foi unha afortunada coincidencia e probablemente sexa difícil de conseguir na maioría dos casos. </text:p>
      <text:p text:style-name="P24"/>
      <text:h text:style-name="P183" text:outline-level="3">Fornecendo aloxamento/largo de banda </text:h>
      <text:p text:style-name="P24"/>
      <text:p text:style-name="P24">Para un proxecto que non estiver a empregar aloxamento gratuíto (mira a sección chamada <text:s/><text:span text:style-name="T12">“Escollendo un sitio preconfigurado” </text:span><text:span text:style-name="T24">no</text:span><text:span text:style-name="T12"> Capítulo 3 Infraestrutura Técnica),</text:span>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24"/>
      <text:p text:style-name="P24">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text:span text:style-name="T12">algo</text:span>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faino, mais ou ben pensa participar máis a curto prazo, ou ben sé cauteloso sobre canta participación reivindicas. </text:p>
      <text:p text:style-name="P24"/>
      <text:h text:style-name="P178" text:outline-level="2">Mercadotecnia </text:h>
      <text:p text:style-name="P24"/>
      <text:p text:style-name="P24">Embora a maioría dos desenvolvedores de software libre probablemente odien admitilo, a mercadotecnia funciona. Unha boa campaña de marketing <text:span text:style-name="T12">pode </text:span>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a sección “<text:span text:style-name="T12">Publicidade</text:span>” no <text:span text:style-name="T12">Capítulo 6 Comunicacións</text:span>. </text:p>
      <text:p text:style-name="P24"/>
      <text:h text:style-name="P183" text:outline-level="3"><text:soft-page-break/>Recorda que estás sendo observado </text:h>
      <text:p text:style-name="P24"/>
      <text:p text:style-name="P24">Polo ben de manter ao teu carón a comunidade de desenvolvedores voluntarios, é <text:span text:style-name="T12">moi </text:span>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24"><text:s/></text:p>
      <text:p text:style-name="P24">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24"/>
      <text:p text:style-name="P24">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24"/>
      <text:p text:style-name="P24">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24"/>
      <text:p text:style-name="P24">Algún tempo despois, fixeron outro anuncio. Aquí está o que dixeron, co nome e número de versión substituído por seudónimos: </text:p>
      <text:p text:style-name="P24"><text:s/></text:p>
      <text:p text:style-name="P74">É para nós un pracer anunciar que seguindo rigorosas testaxes pola Comunidade Singer, Singer para Linux e Windows agora mesmo está listo para o seu uso en produción. </text:p>
      <text:p text:style-name="P24"/>
      <text:p text:style-name="P24">Curioso por saber que descubrira a comunidade na "testaxe rigorosa" volvín ao repositorio para ver a súa historia de mudanzas recentes. O proxecto aínda estaba na revisión 3. Aparentemente, non atoparan <text:span text:style-name="T12">ningún</text:span>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24"/>
      <text:p text:style-name="P24"><text:soft-page-break/>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24"/>
      <text:p text:style-name="P24">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24"/>
      <text:p text:style-name="P24">A transparencia e a verificabilidade tamén son unha parte importante dun correcto recoñecemento, por suposto. Revisa a sección “<text:span text:style-name="T12">Crédito</text:span>” no <text:span text:style-name="T12">Capítulo 8 Xestionando Voluntarios</text:span> para profundizar. </text:p>
      <text:p text:style-name="P24"><text:s/></text:p>
      <text:h text:style-name="P183" text:outline-level="3">Non confrontes produtos de código aberto </text:h>
      <text:p text:style-name="P24"/>
      <text:p text:style-name="P24">Abstente de dar opinións negativas sobre produtos competidores de código aberto É perfectamente lexítimo amosar <text:span text:style-name="T12">feitos</text:span><text:span text:style-name="T24"> </text:span>-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text:span text:style-name="T12">teu</text:span>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24"/>
      <text:p text:style-name="P24">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text:soft-page-break/>falsas, aínda que é de esperar que ese tipo de cousas fosen descubertas máis cedo). Poderían rirse disto de cando en vez, como un xeito de tornar o resto da comunidade de desenvolvemento máis realista.</text:p>
      <text:h text:style-name="Heading_20_1" text:outline-level="1"><text:span text:style-name="T133">Capítulo 6. </text:span>Comunicacións</text:h>
      <text:p text:style-name="P24">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24"/>
      <text:p text:style-name="P24">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24"/>
      <text:p text:style-name="P24">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24"/>
      <text:p text:style-name="P24">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conducir as túas propias comunicacións e como facer que os mecanismos de comunicación sexan unha prioridade para todos os que se atopan no proxecto<text:note text:id="ftn15" text:note-class="footnote"><text:note-citation>15</text:note-citation><text:note-body><text:p text:style-name="P23">Sobre este tema tense realizado algunha investigación interesante; por exemplo, a publicación <text:span text:style-name="T12">Group Awareness in Distributed Software Development</text:span> de <text:span text:style-name="T12">Gutwin, Penner e Schneider</text:span>. Esta publicación estivo en liña por un tempo, logo non dispoñible e de novo en liña en <text:a xlink:type="simple" xlink:href="http://www.st.cs.uni-sb.de/edu/empirical-se/2006/PDFs/gutwin04.pdf">http://www.st.cs.uni-sb.de/edu/empirical-se/2006/PDFs/gutwin04.pdf</text:a>. Polo tanto usa esa ligazón primeiro, mais talvez terás que usar unha ferramenta de procura se o moveren de novo</text:p></text:note-body></text:note>. </text:p>
      <text:p text:style-name="P24"/>
      <text:h text:style-name="P178" text:outline-level="2">Es o que escribes</text:h>
      <text:p text:style-name="P24"/>
      <text:p text:style-name="P24"><text:soft-page-break/>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24"/>
      <text:p text:style-name="P24">Prestarlle atención ao que escribes paga a pena. O hacker Jim Blandy de software libre a longo prazo contaba a seguinte historia:</text:p>
      <text:p text:style-name="P24"/>
      <text:p text:style-name="P74">«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74"/>
      <text:p text:style-name="P74">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74"/>
      <text:p text:style-name="P74">Así que lle enviei ao tipo os formularios dicíndolle «precisamos ter listo este papelame, asina este documento, este que o asine o teu xefe e despois podemos comezar a pagarche. Moitas grazas».</text:p>
      <text:p text:style-name="P74"/>
      <text:p text:style-name="P74">Entón respondeume «non teño xefe». </text:p>
      <text:p text:style-name="P74"/>
      <text:p text:style-name="P74">Así que escribinlle «Dacordo, non te preocupes. Consegue a firma da universidade e será suficiente».</text:p>
      <text:p text:style-name="P74"/>
      <text:p text:style-name="P74">Ao cabo dun momento, respondeume dicindo «É que en realidade… Teño trece anos e vivo con meus pais».</text:p>
      <text:p text:style-name="P24"/>
      <text:p text:style-name="P24">Como ese rapaz non escribía como alguén de trece anos, ninguén supuña que os tiña. A continuación temos algunhas formas para facer que a túa escrita dea unha boa impresión tamén.</text:p>
      <text:p text:style-name="P24"/>
      <text:h text:style-name="P183" text:outline-level="3">Estrutura e formato</text:h>
      <text:p text:style-name="P24"/>
      <text:p text:style-name="P24">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deste tipo, xeralmente non é un erro esquecer as maiúsculas, utilizar contraccións ou expresións comúns… O que debes ter en conta é non trasladar estes hábitos a contornos formais e foros máis persistentes. Os correos, os documentos, os reportes de erros e outras formas de escrita están destinados <text:soft-page-break/>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p>
      <text:p text:style-name="P24"/>
      <text:p text:style-name="P24">Para os correos, en particular, os expertos, os programadores, sentaron unha serie de convencións:</text:p>
      <text:p text:style-name="P24"/>
      <text:p text:style-name="P24">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24"/>
      <text:p text:style-name="P24">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24"/>
      <text:p text:style-name="P24">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24"/>
      <text:p text:style-name="P24">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24"/>
      <text:p text:style-name="P24">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crea que trata sobre o mesmo, cando non é así. De novo, a consecuencia non só será a perda de tempo, senón que afectará levemente á túa credibilidade como persoa con habilidade en utilizar ferramentas de comunicación.</text:p>
      <text:p text:style-name="P24"/>
      <text:h text:style-name="P183" text:outline-level="3"><text:soft-page-break/>Contido</text:h>
      <text:p text:style-name="P24"/>
      <text:p text:style-name="P24">Os correos cun formato apropiado captan a atención do lector, mais é o contido a que a mantén. Non hai normas fixas que poidan garantir un bo contido, claro está, mais existen algúns principios que o fan máis probable.</text:p>
      <text:p text:style-name="P24"/>
      <text:p text:style-name="P24">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24"/>
      <text:p text:style-name="P24">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24"/>
      <text:p text:style-name="P58">«Ao facelo así, faría que o código fose ilexible. Sería un pesadelo de mantemento, comparado co propósito de J. Random...»</text:p>
      <text:p text:style-name="P87"/>
      <text:p text:style-name="P87">A mesma opinión faise máis forte cando se expresa con menos dureza: </text:p>
      <text:p text:style-name="P58">«Isto funciona, mais é menos ca un ideal no relativo a lexibilidade e mantemento, penso. A proposta de J. Random evitaría estes problemas porque…»</text:p>
      <text:p text:style-name="P58"/>
      <text:p text:style-name="P24">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text:span text:style-name="T12">si</text:span> que precisares recalcar algo, a xente tomarate en serio.</text:p>
      <text:p text:style-name="P24"/>
      <text:p text:style-name="P24">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máis xuntas estean as túas mensaxes estruturalmente, máis serán lidas.</text:p>
      <text:p text:style-name="P24"><text:soft-page-break/></text:p>
      <text:h text:style-name="P183" text:outline-level="3">Ton</text:h>
      <text:p text:style-name="P24"/>
      <text:p text:style-name="P24">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24"/>
      <text:p text:style-name="P74">Podes explicar máis exactamente que problemas estás sufrindo?</text:p>
      <text:p text:style-name="P74"/>
      <text:p text:style-name="P74">Tamén:</text:p>
      <text:p text:style-name="P74"/>
      <text:p text:style-name="P74">Que versión de Slash usas? Non puiden obtelo da mensaxe orixinal.</text:p>
      <text:p text:style-name="P74"/>
      <text:p text:style-name="P74">Como tes construído o código do apache/mod_perl?</text:p>
      <text:p text:style-name="P74"/>
      <text:p text:style-name="P74">Probaches o parche para Apache 2.0 que foi publicado en slashcode.com?</text:p>
      <text:p text:style-name="P74"/>
      <text:p text:style-name="P74">-- Shane</text:p>
      <text:p text:style-name="P58"/>
      <text:p text:style-name="P24"><text:span text:style-name="T12">Iso é</text:span>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24"/>
      <text:p text:style-name="P24">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lt;o teu nome aquí&gt;" para indicar que lle esperas o mellor dun modo positivo. Un emoticono colocado de modo estratéxico pode ser tamén suficiente.</text:p>
      <text:p text:style-name="P24"/>
      <text:p text:style-name="P24">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text:soft-page-break/>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p>
      <text:p text:style-name="P24"/>
      <text:p text:style-name="P24">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24"/>
      <text:h text:style-name="P183" text:outline-level="3">Recoñecer a rudeza</text:h>
      <text:p text:style-name="P24"/>
      <text:p text:style-name="P24">Unha das características definitorias da cultura do software libre é a noción do que é rudeza e do que non. Aínda que as convencións descritas a continuación non son únicas no mundo do software libre, nin sequera únicas do mundo do software en xeral -serán familiares a calquera que traballe no ámbito das matemáticas, ciencias duras ou enxeñerías- o mundo do software libre, coas súas fronteiras porosas e constante fluxo de xente nova, é un ambiente onde estas convencións van a ser vistas por xente non familiarizadas con elas.</text:p>
      <text:p text:style-name="P24"/>
      <text:p text:style-name="P24">Empecemos coas convencións do que <text:span text:style-name="T12">non</text:span> é rudeza:</text:p>
      <text:p text:style-name="P24"/>
      <text:p text:style-name="P24">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text:span text:style-name="T12">ad hominen</text:span> ou algún outro modo de rudeza, desde logo).</text:p>
      <text:p text:style-name="P24"/>
      <text:p text:style-name="P24">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encendi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text:soft-page-break/>conflito reside unicamente nun choque de culturas, non no erro de ninguén. Dun modo amigable debes comentar que a pregunta (ou crítica) non tiña significados ocultos, só desexaba obter a información o máis rápido posible.</text:p>
      <text:p text:style-name="P24"/>
      <text:p text:style-name="P24">Entón ... que é rudeza?</text:p>
      <text:p text:style-name="P24"/>
      <text:p text:style-name="P24">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text:span text:style-name="T12">por que</text:span>, é como dicir que o asunto (e eses participando nel) non valen o teu tempo. Mellor amosar que o teu tempo é valioso sendo seco que folgazán.</text:p>
      <text:p text:style-name="P24"/>
      <text:p text:style-name="P24">Existen outras moitas formas de rudeza, obviamente. Mais a maioría delas non son específicas do mundo do software libre e o propio sentido común é unha guía máis que suficiente para evitala. Podes botarlle unha ollada á sección “<text:span text:style-name="T12">Evita a rudeza</text:span>” no <text:span text:style-name="T12">Capítulo 2 Primeiros Pasos</text:span>, se aínda non o fixeches.</text:p>
      <text:p text:style-name="P24"/>
      <text:h text:style-name="P183" text:outline-level="3">Cara <text:span text:style-name="T133">a cara</text:span></text:h>
      <text:p text:style-name="P24"/>
      <text:p text:style-name="P24">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24"/>
      <text:p text:style-name="P24">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text:span text:style-name="T12">nick</text:span>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24"/>
      <text:p text:style-name="P24">O alias podería ser algunha permutación intuitiva do teu nome real (o meu, por exemplo, é "kfogel"). Nalgunhas situacións irá acompañado do teu nome completo, por exemplo nas cabeceiras dos correos:</text:p>
      <text:p text:style-name="P24"/>
      <text:p text:style-name="code">De: "Karl Fogel" &lt;kfogel@whateverdomain.com&gt;</text:p>
      <text:p text:style-name="P24"/>
      <text:p text:style-name="P24">No anterior exemplo pódense observar 2 cousas. O alias encaixa dalgún modo intuitivo co nome real. Mais tamén, o nome real é <text:span text:style-name="T12">real</text:span>. É dicir, non é un nome como:</text:p>
      <text:p text:style-name="P24"/>
      <text:p text:style-name="code">De: "Maravilloso hacker" &lt;wonderhacer@whateverdomain.com&gt;</text:p>
      <text:p text:style-name="P24"><text:soft-page-break/></text:p>
      <text:p text:style-name="P24">Paul Steiner, nunha viñeta cómica publicada no <text:span text:style-name="T12">New Yorker</text:span> o 5 de xullo de 1993 mostra a un can usando unha computadora e dicíndolle a outro cunha pose conspiranoica: "na internet, ninguén sabe que es un can". Este tipo de crenzas descansan probablemente detrás dun feixe de auto-bombo e identidades en liña infladas que a xente se outorga a si mesmas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p>
      <text:p text:style-name="P24"/>
      <text:p text:style-name="P24">Ademais de usares a túa identidade dixital dun modo cohrente, hai algunhas cousas que poden facela máis atractiva. Si tiveres un título oficial (p. e.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pois terá o efecto contrario. Desexas que a comunidade te respecte a ti, non ó título.</text:p>
      <text:p text:style-name="P24"/>
      <text:p text:style-name="P24">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24"/>
      <text:p text:style-name="P74">IMPORTANT NOTICE</text:p>
      <text:p text:style-name="P74"/>
      <text:p text:style-name="P74">If you have received this email in error or wish to read our email disclaimer statement and monitoring policy, please refer to the statement below or contact the sender.</text:p>
      <text:p text:style-name="P74"/>
      <text:p text:style-name="P74">This communication is from Deloitte &amp; Touche LLP. <text:s/>Deloitte &amp;</text:p>
      <text:p text:style-name="P74">Touche LLP is a limited liability partnership registered in England and Wales with registered number OC303675. <text:s/>A list of members' names is available for inspection at Stonecutter Court, 1 Stonecutter Street, London EC4A 4TR, United Kingdom, the firm's principal place of business and registered office. <text:s/>Deloitte &amp;amp; Touche LLP is authorised and regulated by the Financial Services Authority.</text:p>
      <text:p text:style-name="P74"/>
      <text:p text:style-name="P74">This communication and any attachments contain information which is confidential and may also be privileged. <text:s/>It is for the exclusive use of the intended recipient(s). <text:s/>If you are not the intended recipient(s) please note that any form of disclosure, distribution, copying or use of this communication or the information in it or in any attachments is strictly prohibited and may be unlawful. <text:s/>If you have received this communication in error, please return it with the title "received in error" to <text:soft-page-break/>IT.SECURITY.UK@deloitte.co.uk then delete the email and destroy any copies of it.</text:p>
      <text:p text:style-name="P74"/>
      <text:p text:style-name="P74">Email communications cannot be guaranteed to be secure or error free, as information could be intercepted, corrupted, amended, lost, destroyed, arrive late or incomplete, or contain viruses. <text:s/>We do not accept liability for any such matters or their consequences. <text:s/>Anyone who communicates with us by email is taken to accept the risks in doing so.</text:p>
      <text:p text:style-name="P74"/>
      <text:p text:style-name="P74">When addressed to our clients, any opinions or advice contained in this email and any attachments are subject to the terms and</text:p>
      <text:p text:style-name="P74">conditions expressed in the governing Deloitte &amp; Touche LLP client engagement letter.</text:p>
      <text:p text:style-name="P74"/>
      <text:p text:style-name="P74">Opinions, conclusions and other information in this email and any attachments which do not relate to the official business of the firm are neither given nor endorsed by it.</text:p>
      <text:p text:style-name="P74"/>
      <text:p text:style-name="P24">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 está atrapado na maquinaria da compañía para a que traballa;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24"/>
      <text:p text:style-name="P24">Si a túa organización insiste en usar tal final de firma para tódolos correo-e, podes considerar obter unha conta de correo-e gratuíta como por exemplo algunha de <text:a xlink:type="simple" xlink:href="http://gmail.google.com/">http://gmail.google.com</text:a> <text:a xlink:type="simple" xlink:href="http://www.hotmail.com/">www.hotmail.com</text:a> <text:a xlink:type="simple" xlink:href="http://www.yahoo.com/">http://www.yahoo.com</text:a> usándoa para a túa participación no proxecto.</text:p>
      <text:p text:style-name="P24"/>
      <text:h text:style-name="P178" text:outline-level="2">Evitando os obstáculos comúns</text:h>
      <text:p text:style-name="P24"/>
      <text:h text:style-name="P183" text:outline-level="3">Non envíes correos sen un propósito</text:h>
      <text:p text:style-name="P24"/>
      <text:p text:style-name="P24">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24"/>
      <text:list xml:id="list1860642475" text:style-name="L29">
        <text:list-item>
          <text:p text:style-name="P131">Mensaxes propoñendo algo que non é trivial</text:p>
        </text:list-item>
        <text:list-item>
          <text:p text:style-name="P131">Mensaxes expresando apoio ou oposición a algo que alguén dixo</text:p>
        </text:list-item>
        <text:list-item>
          <text:p text:style-name="P131">Mensaxes de recapitulación ou resumo</text:p>
        </text:list-item>
      </text:list>
      <text:p text:style-name="P24"><text:soft-page-break/></text:p>
      <text:p text:style-name="P24">Ningún deles, cando menos dun xeito <text:span text:style-name="T12">inherente</text:span>,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text:span text:style-name="T12">alguén</text:span> aí fóra que entre ao trapo). Unha resposta debería estar motivada por un propósito definido. Antes de nada, pregúntate a ti mesmo: sabes que é o que queres conseguir? E en segundo lugar: non se vai conseguir salvo que ti digas algo?</text:p>
      <text:p text:style-name="P24"/>
      <text:p text:style-name="P24">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do <text:span text:style-name="T12">Apéndice C Porque me debería importar a cor do garaxe da bicicleta?</text:span> para veres máis ideas sobre como comportarse nunha lista de correo moi concorrida.</text:p>
      <text:p text:style-name="P24"/>
      <text:h text:style-name="P183" text:outline-level="3">Fíos produtivos fronte a fíos improdutivos</text:h>
      <text:p text:style-name="P24"/>
      <text:p text:style-name="P24">Nunha lista de correo moi concorrida, hai dous imperativos: Un, obviamente, é comprenderes a que tes que prestarlle atención e que podes ignorar. O outro é comportáreste dun xeito que <text:span text:style-name="T12">evite a aparición</text:span> de ruído: ti non queres que unicamente as túas mensaxes teñan unha boa relación sinal/ruído, senón que tamén queres que sexan do tipo de mensaxes que estimulan <text:span text:style-name="T12">o resto da xente </text:span>a enviar mensaxes cunha relación similar de sinal/ruído, ou a non escribir nada.</text:p>
      <text:p text:style-name="P24"/>
      <text:p text:style-name="P24">Para ver como facer isto, imos considerar o contexto no que se fai. Cales son algúns dos sinais que identifican un fío improdutivo?</text:p>
      <text:p text:style-name="P24"/>
      <text:list xml:id="list820023243" text:style-name="L30">
        <text:list-item>
          <text:p text:style-name="P132">Empézanse a repetir argumentos xa empregados con anterioridade, debido a que o que os emprega pensa que ninguén os escoitou a primeira vez.</text:p>
        </text:list-item>
        <text:list-item>
          <text:p text:style-name="P132">A medida que as ideas se fan máis e máis pequenas, aumenta o nivel de esaxeración e participación.</text:p>
        </text:list-item>
        <text:list-item>
          <text:p text:style-name="P132">A maior parte dos comentarios proveñen de xente que fai un traballo pequeno, ou mesmo que non fai ningún traballo, mentres que a xente que tende a facer as cousas fica calada.</text:p>
        </text:list-item>
        <text:list-item>
          <text:p text:style-name="P132">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list-item>
      </text:list>
      <text:p text:style-name="P24"/>
      <text:p text:style-name="P24">Só porque un fío pareza non produtivo nos seus primeiro pasos non quere dicir que sexa unha perda de tempo. De feito, pode tratar sobre un tema importante, en cuxo caso o feito de non producir ningún avance sería o máis molesto.</text:p>
      <text:p text:style-name="P24"/>
      <text:p text:style-name="P24">Conducir un fío cara á utilidade sen seres agresivo é toda unha arte. Amoestares a xente para que deixe <text:soft-page-break/>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 -dálle á xente unha ruta, un vieiro que seguir para alcanzares o resultado que queres, e todo isto sen que pareza que estás ditando a conduta a seguir. A distinción reflíctese en gran medida no ton. Por exemplo, isto non está ben:</text:p>
      <text:p text:style-name="P24"/>
      <text:p text:style-name="P60">Esta discusión non vai a ningures. Podemos, por favor, abandonar este tema ata que alguén teña un parche que implemente unha desas propostas? Non hai razón para darlle máis voltas dicindo sempre o mesmo. O código fala máis alto que as palabras, rapaces.</text:p>
      <text:p text:style-name="P24"/>
      <text:p text:style-name="P24">Mentres que esta si que está ben:</text:p>
      <text:p text:style-name="P24"/>
      <text:p text:style-name="P60">Neste 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parche. Deste xeito, cando menos contariamos con unha acción definitiva que acometermos (por exemplo, obtermos consenso na especificación, ou aplicarmos o parche).</text:p>
      <text:p text:style-name="P60"/>
      <text:p text:style-name="P24">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 -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24"/>
      <text:p text:style-name="P24">Non sempre vas queres elevar un fío ao seguinte nivel de construtividade -algunhas veces vas queres liquidalo. Neste caso, o propósito da túa mensaxe debe ser ou ben facer unha cousa ou ben facer a outra. Se podes amosar o camiño polo que andou o fío de xeito que ninguén realmente <text:span text:style-name="T12">vaia</text:span>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24"/>
      <text:p text:style-name="P24">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text:soft-page-break/>dos varios fíos.</text:p>
      <text:p text:style-name="P24"/>
      <text:h text:style-name="P183" text:outline-level="3">Canto máis suave for o tema, máis longo vai ser o debate</text:h>
      <text:p text:style-name="P24"/>
      <text:p text:style-name="P24">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24"/>
      <text:p text:style-name="P24">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claros para decidir (mesmo a posteriori) se unha postura era correcta ou incorrecta, e simplemente porque discutir ás veces é unha táctica de éxito.</text:p>
      <text:p text:style-name="P24"/>
      <text:p text:style-name="P24">O principio de que a morea de discusión é inversamente proporcional á complexidade do tema ten estado dando voltas por aí desde hai moito tempo, e coñécese informalmente como o <text:span text:style-name="T12">efecto garaxe da bicicleta</text:span>. Aquí está a explicación do mesmo, achegada por Poul-Henning Kamp, proveniente dunha mensaxe famosa enviada aos desenvolvedores de BSD:</text:p>
      <text:p text:style-name="P24"/>
      <text:p text:style-name="P58">É unha longa historia, ou máis ben unha vella historia, mais bastante curta na actualidade. C. Northcote Parkinson escribiu un libro nos comezos de 1960 titulado "A lei de Parkinson", o cal contiña moitos coñecementos sobre a dinámica da xestión.</text:p>
      <text:p text:style-name="P105"/>
      <text:p text:style-name="P58">[...]</text:p>
      <text:p text:style-name="P58"/>
      <text:p text:style-name="P58">No exemplo específico sobre o garaxe da bicicleta, a outra compoñente vital é unha central de enerxía atómica, supoño que para ilustrar a época do libro.</text:p>
      <text:p text:style-name="P58"/>
      <text:p text:style-name="P58">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58"/>
      <text:p text:style-name="P58">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58"/>
      <text:p text:style-name="P58">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text:soft-page-break/>que está prestando atención, para demostrar (en definitiva) que está &lt;emphasis&gt;aí&lt;/emphasis&gt;.</text:p>
      <text:p text:style-name="P58"/>
      <text:p text:style-name="P58">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24"/>
      <text:p text:style-name="P24">(A súa mensaxe completa é unha lectura de motivo valor. Podes vela no Apéndice C Por que me debería importar a cor do garaxe da bicicleta? bótalle tamén unha ollada a <text:a xlink:type="simple" xlink:href="http://bikeshed.com/">http://bikeshed.com</text:a>)</text:p>
      <text:p text:style-name="P24"/>
      <text:p text:style-name="P24">Calquera que algunha vez participase de xeito frecuente nun grupo con capacidade de toma de decisións, pode recoñecer perfectamente isto do que fala Kamp. Porén, acostuma a ser imposible persuadir <text:span text:style-name="T12">todo o mundo</text:span> para que non pinte o garaxe da bicicleta. O mellor que podes facer é recoñeceres que este fenómeno existe, cando vires que está a suceder, e persuadir os desenvolvedores experimentados -a xente cuxas mensaxes cargan coa maior parte do peso- 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24"/>
      <text:h text:style-name="P183" text:outline-level="3">Evitar as guerras santas</text:h>
      <text:p text:style-name="P24"/>
      <text:p text:style-name="P24">Unha <text:span text:style-name="T12">guerra santa</text:span>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24"/>
      <text:p text:style-name="P24">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text:span text:style-name="T12">se</text:span>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text:span text:style-name="T12">non</text:span>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24"/>
      <text:p text:style-name="P24">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 -a única cuestión agora é canto <text:span text:style-name="T12">máis</text:span> esforzo resta? Se <text:soft-page-break/>alguén sente que algo máis de discusión vai conseguir pechar a discusión, entón (desde o seu punto de vista) aínda se pode continuar.</text:p>
      <text:p text:style-name="P24"/>
      <text:p text:style-name="P24">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24"/>
      <text:p text:style-name="P24">Como deberías manexar unha guerra santa?</text:p>
      <text:p text:style-name="P24"/>
      <text:p text:style-name="P24">A primeira resposta é tentar configurar as cousas para que non se declaren guerras santas. Isto non é tan inútil como soa:</text:p>
      <text:p text:style-name="P24"/>
      <text:p text:style-name="P24">Podes anticiparte a determinadas guerras santas máis ou menos estándar: tenden a versar sobre linguaxes de programación, licenzas (bótalle unha ollada á sección “<text:span text:style-name="T12">GPL e Compatibilidade de Licenzas”</text:span> no <text:span text:style-name="T12">Capítulo 9 Licenzas, Copyrights e Patentes</text:span>), responderlle aos desconformes (ver a sección chamada <text:span text:style-name="T12">Capítulo 3 Infraestrutura Técnica</text:span>), e uns poucos temas máis. Ademais, cada proxecto acostuma a ter unha ou dúas guerras santas da súa propia colleita, coas que os desenvolvedores de longo percorrido vanse familiarizar con prontitude. As técnicas para parares guerras santas, ou para limitares os seus danos, son máis ou menos as mesmas en calquera lugar. Mesmo se estiveres seguro de que o teu lado é o que ten a razón, tenta atopar <text:span text:style-name="T12">algún</text:span>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p>
      <text:p text:style-name="P24"/>
      <text:p text:style-name="P24">Cando unha guerra santa non pode ser evitada, decide o máis axiña que poidas canto che importa, e prepárate para renderte publicamente. Cando fagas isto, podes dicir que non estás apoiándoa porque a guerra santa non o merece, mais non expreses ningún rancor e <text:span text:style-name="T12">non</text:span> te aproveites da oportunidade para unha despedida disparando contra os argumentos da outra parte. Darse por vencido é efectivo só cando se fai con elegancia.</text:p>
      <text:p text:style-name="P24"/>
      <text:p text:style-name="P24">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text:span text:style-name="T12">non</text:span> nos terreos nos que estea linguaxe for mellor que outras linguaxes que poderían ser empregadas no seu lugar. Nunca deixes que a conversa dexenere nunha comparación académica de linguaxes de programación (isto parece ocorrer especialmente cando alguén menciona Perl, por <text:soft-page-break/>algunha razón); este é un tema morto no que simplemente debes evitar caer.</text:p>
      <text:p text:style-name="P24"/>
      <text:p text:style-name="P24">Para un maior coñecemento histórico sobre as guerras santas, mira <text:a xlink:type="simple" xlink:href="http://catb.org/~esr/jargon/html/H/holy-wars.html">http://catb.org/~esr/jargon/html/H/holy-wars.html</text:a>, e mailo artigo de Danny Cohen, no que se popularizou o termo, <text:a xlink:type="simple" xlink:href="http://www.ietf.org/rfc/ien/ien137.txt">http://www.ietf.org/rfc/ien/ien137.txt</text:a></text:p>
      <text:p text:style-name="P24"/>
      <text:h text:style-name="P183" text:outline-level="3">O efecto "minoría ruidosa"</text:h>
      <text:p text:style-name="P24"/>
      <text:p text:style-name="P24">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24"/>
      <text:p text:style-name="P24">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p>
      <text:p text:style-name="P24"/>
      <text:p text:style-name="P24">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24"/>
      <text:h text:style-name="P178" text:outline-level="2">Xente problemática</text:h>
      <text:p text:style-name="P24"/>
      <text:p text:style-name="P24">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24"/>
      <text:p text:style-name="P24">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text:soft-page-break/>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24"/>
      <text:h text:style-name="P183" text:outline-level="3">Tratando con xente problemática</text:h>
      <text:p text:style-name="P24"/>
      <text:p text:style-name="P24">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conspiración na súa contra -que outros membros do proxecto decidiron formar un club exclusivo, do cal non é membro. Entón isto xustifica, na súa mente, o feito de tomar as regras ao pé da letra e involucrarse nunha manipulación formal dos procedementos do proxecto, para poder <text:span text:style-name="T12">facer</text:span> que todos o tomen en serio. En casos extremos, a persoa pode chegar a pensar que está loitando unha batalla para salva-lo proxecto de si mesmo.</text:p>
      <text:p text:style-name="P24"/>
      <text:p text:style-name="P24">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24"/>
      <text:p text:style-name="P24">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 -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24"/>
      <text:p text:style-name="P24">Se as conversas privadas indicaren que polo menos algúns dos demais membros observaron tamén o problema, entón é hora de faceres algo. Entón é cando hai que ter <text:span text:style-name="T12">verdadeiro</text:span>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text:soft-page-break/>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24"/>
      <text:p text:style-name="P24">Recorda que aínda que a outra persoa sexa a que ten un comportamento destrutivo es <text:span text:style-name="T12">ti</text:span>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24"/>
      <text:h text:style-name="P183" text:outline-level="3">Caso de estudo</text:h>
      <text:p text:style-name="P24"/>
      <text:p text:style-name="P24">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24"/>
      <text:p text:style-name="P24">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24"/>
      <text:p text:style-name="P73">De: "Brian W. Fitzpatrick" &lt;fitz@collab.net&gt;</text:p>
      <text:p text:style-name="P73">A: [... lista de receptores omitida por anonimato ...]</text:p>
      <text:p text:style-name="P73">Asunto: O sumidoiro de enerxía de subversion</text:p>
      <text:p text:style-name="P73">Data: Mércores, 12 Nov 2003 23:37:47 -0600</text:p>
      <text:p text:style-name="P73"/>
      <text:p text:style-name="P73">Nos últimos 25 días, os 6 membros máis activos na lista svn [dev|users]</text:p>
      <text:p text:style-name="P73">foron:</text:p>
      <text:p text:style-name="P73"/>
      <text:p text:style-name="P73"><text:s text:c="4"/>294 <text:s/>kfogel@collab.net</text:p>
      <text:p text:style-name="P73"><text:s text:c="4"/>236 <text:s/>"C. Michael Pilato" &lt;cmpilato@collab.net&gt;</text:p>
      <text:p text:style-name="P73"><text:s text:c="4"/>220 <text:s/>"X. Aleatorio" &lt;xaleatorio@posteador-problematico.com&gt;</text:p>
      <text:p text:style-name="P73"><text:s text:c="4"/>176 <text:s/>Branko &amp;Ccaron;ibej &lt;brane@xbc.nu&gt;</text:p>
      <text:p text:style-name="P73"><text:s text:c="4"/>130 <text:s/>Philip Martin &lt;philip@codematters.co.uk&gt;</text:p>
      <text:p text:style-name="P73"><text:s text:c="4"/>126 <text:s/>Ben Collins-Sussman &lt;sussman@collab.net&gt;</text:p>
      <text:p text:style-name="P73"/>
      <text:p text:style-name="P73">Eu diría que 5 desas persoas están contribuíndo a que saía Subversion</text:p>
      <text:p text:style-name="P73">1.0 nun futuro próximo.</text:p>
      <text:p text:style-name="P73"/>
      <text:p text:style-name="P73">Tamén diría que unha desas persoas está constantemente roubando tempo</text:p>
      <text:p text:style-name="P73">e enerxía dos outros 5, sen mencionar toda a lista, e polo tanto</text:p>
      <text:p text:style-name="P73">(aínda que de maneira non intencionada) freando o desenvolvemento de Subversion.</text:p>
      <text:p text:style-name="P73">Non fixen unha análise dos fíos, mais un vgrep da miña bandexa de correo de <text:soft-page-break/>Subversion mostra</text:p>
      <text:p text:style-name="P73">que tódolos correos desta persoa foron respondidos polo menos una vez por</text:p>
      <text:p text:style-name="P73">polo menos dúas das cinco persoas citadas enriba.</text:p>
      <text:p text:style-name="P73"/>
      <text:p text:style-name="P73">Penso que algún tipo de intervención radical é necesaria neste caso, mesmo se escorrentarmos a esa persoa fora do proxecto. A amabilidade e as suxestións xa mostraron que non teñen efecto.</text:p>
      <text:p text:style-name="P73"/>
      <text:p text:style-name="P73">dev@subversion é unha lista de correo para facilitar o desenvolvemento dun sistema de control de versións, non para facer sesións de terapia de grupo.</text:p>
      <text:p text:style-name="P73"/>
      <text:p text:style-name="P73">-Fitz, tentando ler tres días de correo de svn amontoado</text:p>
      <text:p text:style-name="P58"/>
      <text:p text:style-name="P24">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24"/>
      <text:p text:style-name="P24">Retrospectivamente, a estratexia de Fitz foi autoritaria. Reuniu probas claras cuantitativas, mais decidiu distribuílas de maneira discreta, mandándoas primeiro 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a sección chamada “<text:span text:style-name="T12">Prevención de Spam</text:span>” no <text:span text:style-name="T12">Capítulo 3 Infraestrutura Técnica</text:span>). Mais o motivo de que tivéramos dita opción de reserva foi que Fitz conseguiu xa ao principio o apoio necesario de xente clave no proxecto.</text:p>
      <text:p text:style-name="P24"/>
      <text:h text:style-name="P178" text:outline-level="2">Xestionando o crecemento</text:h>
      <text:p text:style-name="P24"/>
      <text:p text:style-name="P24">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 -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24"/>
      <text:p text:style-name="P24">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text:soft-page-break/>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24"/>
      <text:p text:style-name="P24">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 -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p>
      <text:p text:style-name="P24"/>
      <text:list xml:id="list1325097081" text:style-name="L31">
        <text:list-item>
          <text:p text:style-name="P133">Recoñecer cando partes concretas dun foro <text:span text:style-name="T12">non</text:span> están a sufrir dun crecemento excesivo, embora o foro en conxunto si que o estea a sufrir; e separar estas partes en foros novos e especializados (por exemplo, non deixes que paguen xustos por pecadores).</text:p>
          <text:p text:style-name="P133"/>
        </text:list-item>
        <text:list-item>
          <text:p text:style-name="P133">Asegurar que están accesibles varias fontes automatizadas de información, e que as mesmas están organizadas, actualizadas e facilmente accesibles.</text:p>
        </text:list-item>
      </text:list>
      <text:p text:style-name="P24"/>
      <text:p text:style-name="P24"/>
      <text:p text:style-name="P24">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24"/>
      <text:p text:style-name="P24">Realmente, a execución desta división é un proceso de dous pasos. Por unha banda creas a nova lista de <text:soft-page-break/>correo (ou canal de IRC, ou o que for), e por outra invistes o tempo que for necesario para dun xeito educado ires instando a xente a <text:span text:style-name="T12">empregar</text:span>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24"/>
      <text:p text:style-name="P24">A estratexia (2) é un proceso en curso, permanecendo en proceso durante toda a vida do proxecto e envolvendo moitos participantes. Por suposto, trátase en parte da recorrente cuestión de manter documentación actualizada (bótalle unha ollada a sección “<text:span text:style-name="T12">Documentación</text:span>” no <text:span text:style-name="T12">Capítulo 2 Primeiros Pasos</text:span>), mais tamén se trata se asegurarte de dirixir a xente cara onde esta se atopa, e en última instancia é moito máis que todo o anterior, tal como se vai discutir e amosar nas sección que seguen, nas cales se vai ver esta estratexia en detalle.</text:p>
      <text:p text:style-name="P24"/>
      <text:h text:style-name="P183" text:outline-level="3">Uso <text:span text:style-name="T133">intensivo</text:span> dos arquivos</text:h>
      <text:p text:style-name="P24"/>
      <text:p text:style-name="P24">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24"/>
      <text:p text:style-name="P24">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24"/>
      <text:p text:style-name="P24">Porén, hai veces nas que duplicares a información si que ten sentido. Por exemplo, imaxina que existe unha resposta nos arquivos, non fornecida por ti, dicindo:</text:p>
      <text:p text:style-name="P24"/>
      <text:p text:style-name="P74">Parece que os índices do teu servidor Dharma están bloqueados.</text:p>
      <text:p text:style-name="P74">Para desbloquealos, executa os seguintes comandos:</text:p>
      <text:p text:style-name="P74"/>
      <text:p text:style-name="P74">1. Apaga o servidor Dharma</text:p>
      <text:p text:style-name="P74">2. Executa a aplicación 'deslocke' incluída no servidor Dharma</text:p>
      <text:p text:style-name="P74">3. Acende o servidor</text:p>
      <text:p text:style-name="P24"/>
      <text:p text:style-name="P24">Entón, meses despois, ves outra mensaxe indicando que os índices de alguén sufriron un bloqueo. Fas unha procura nos arquivos e atopas a resposta anterior, mais decátaste de que na mesma non están <text:soft-page-break/>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24"/>
      <text:p text:style-name="P73">Parece que os índices do teu servidor Dharma están bloqueados. Xa</text:p>
      <text:p text:style-name="P73">vimos ese problema o xullo pasado, e D. Hume enviou unha solución,</text:p>
      <text:p text:style-name="P73">que se pode ver en http://ghandalf-loves-lost.org/servidoresDharma</text:p>
      <text:p text:style-name="P73">A continuación, expoñemos unha descrición máis completa sobre</text:p>
      <text:p text:style-name="P73">como desbloqueares os teus índices, baseada nas instrucións de D. Hume,</text:p>
      <text:p text:style-name="P73">mais ampliándoas un chisco:</text:p>
      <text:p text:style-name="P73"/>
      <text:p text:style-name="P73">1. Apaga o servidor Dharma</text:p>
      <text:p text:style-name="P73">2. Rexístrate como usuario co que o servidor Dharma se executa habitualmente</text:p>
      <text:p text:style-name="P73">3. Como ese usuario, executa a aplicación 'deslocke' sobre os índices</text:p>
      <text:p text:style-name="P73">4. Arrinca manualmente o servidor Dharma para testares se os índices funcionan</text:p>
      <text:p text:style-name="P73">5. Reinicia o servidor</text:p>
      <text:p text:style-name="P24"/>
      <text:p text:style-name="P24">(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24"/>
      <text:p text:style-name="P24">Probablemente as consultas que se fagan con máis frecuencia sobre os arquivos sexan aquelas derivadas de cuestións técnicas, mais a súa importancia para o 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p>
      <text:p text:style-name="P24"/>
      <text:h text:style-name="P103" text:outline-level="4">Trata todos os recursos como arquivos</text:h>
      <text:p text:style-name="P24"/>
      <text:p text:style-name="P24">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24"/>
      <text:p text:style-name="P24">Como emprega a xente unha FAQ?</text:p>
      <text:p text:style-name="P24"/>
      <text:list xml:id="list1127358299" text:style-name="L32">
        <text:list-item>
          <text:p text:style-name="P134">Pesquisan palabras e frases específicas.</text:p>
        </text:list-item>
        <text:list-item>
          <text:p text:style-name="P134">Queren poder navegala, gozando da información sen necesariamente buscar respostas a cuestións específicas.</text:p>
        </text:list-item>
        <text:list-item>
          <text:p text:style-name="P134"><text:soft-page-break/>Esperan que motores de procura como Google coñezan o contido da FAQ, de tal xeito que as procuras fornezan como resultado entradas na FAQ.</text:p>
        </text:list-item>
        <text:list-item>
          <text:p text:style-name="P134">Queren poder referirse directamente a outra xente en temas específicos na FAQ.</text:p>
        </text:list-item>
        <text:list-item>
          <text:p text:style-name="P134">Queren poder engadir novo material na FAQ, mais ten en conta que isto ocorre moito menos a miúdo que a procura de respostas -as FAQs son de lonxe moito máis lidas que escritas.</text:p>
        </text:list-item>
      </text:list>
      <text:p text:style-name="P24"/>
      <text:p text:style-name="P24">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text:span text:style-name="T12">named anchor</text:span>, indicando que se lle permite a xente chegar a calquera localización concreta na páxina. O punto 5 significa que os ficheiros fonte para a FAQ deberían estar dispoñibles dunha maneira axeitada (ver a sección “<text:span text:style-name="T12">Versionar todo</text:span>” no <text:span text:style-name="T12">Capítulo 3 Infraestrutura Técnica</text:span>), nun formato que sexa sinxelo de editar.</text:p>
      <text:h text:style-name="P106" text:outline-level="5">Named Anchors (áncoras nomeadas) e atributos ID</text:h>
      <text:p text:style-name="P58"/>
      <text:p text:style-name="P58">Hai dúas maneiras para lograr que un navegador salte a un sitio específico dentro dunha páxina web: áncoras con nome e atributos id.</text:p>
      <text:p text:style-name="P58"/>
      <text:p text:style-name="P58">Unha <text:span text:style-name="T12">áncora con nome</text:span> é simplemente un elemento HTML de áncora (&lt;a&gt;...&lt;a&gt;), mais cun atributo "name":</text:p>
      <text:p text:style-name="P58"/>
      <text:p text:style-name="P58"><text:tab/>&lt;a name="jack-shephard-label"&gt;...&lt;/a&gt;</text:p>
      <text:p text:style-name="P58"/>
      <text:p text:style-name="P58">Versións máis recentes de HTML soportan un <text:span text:style-name="T12">atributo id</text:span> xenérico, o cal pode achegarse conxuntamente con calquera elemento HTML, non só con &lt;a&gt;. Por exemplo:</text:p>
      <text:p text:style-name="P58"/>
      <text:p text:style-name="P58"><text:tab/>&lt;p id="hugo-reyes-label"&gt;...&lt;p&gt;</text:p>
      <text:p text:style-name="P58"/>
      <text:p text:style-name="P58">Ambos, tanto áncoras con nome como atributos id, empréganse do mesmo xeito. Un engade unha marca hash e etiquétaa a unha URL, para provocar que o navegador salte directo ao devandito punto da páxina:</text:p>
      <text:p text:style-name="P58"/>
      <text:p text:style-name="P58"><text:tab/>http://ghandalf-loves-lost.org/faq.html#david-faraday-label</text:p>
      <text:p text:style-name="P58"/>
      <text:p text:style-name="P58">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 -embora non exista texto dentro do elemento, porén, debes escribilo na forma dupla:</text:p>
      <text:p text:style-name="P58"/>
      <text:p text:style-name="P58"><text:tab/>&lt;a name="sayid-label"&gt;&lt;/a&gt;</text:p>
      <text:p text:style-name="P58"/>
      <text:p text:style-name="P58">...aínda que normalmente haberá algún texto, como o título dunha sección.</text:p>
      <text:p text:style-name="P58"/>
      <text:p text:style-name="P58">En calquera lugar no que empregues unha áncora con nome, ou un atributo id, ou ambos, <text:soft-page-break/>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text:span text:style-name="T12">atributo título </text:span>ao mesmo elemento(s) ao que lle engadiches o "nome" e/ou o atributo "id", por exemplo:</text:p>
      <text:p text:style-name="P58"/>
      <text:p text:style-name="P58"><text:tab/>&lt;a name="kate-austen-label" title="#kate-austen-label"&gt;...&lt;/a&gt;</text:p>
      <text:p text:style-name="P58"/>
      <text:p text:style-name="P58">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24"/>
      <text:p text:style-name="P24">Formatar a FAQ deste xeito só é un exemplo de como facer que un recurso sexa presentable. As mesmas propiedades -localización directa, dispoñibilidade para a maioría dos motores de procura en Internet, navegabilidade, estabilidade referencial, e (onde corresponder) editabilidade-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o <text:span text:style-name="T12">Capítulo 8 Xestionando Voluntarios</text:span> analiza como repartir esta carga de mantemento entre varios voluntarios).</text:p>
      <text:p text:style-name="P24"/>
      <text:h text:style-name="P183" text:outline-level="3">Tradición na codificación</text:h>
      <text:p text:style-name="P24"/>
      <text:p text:style-name="P24">A medida que un proxecto vai adquirindo historia e complexidade, a cantidade de 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p>
      <text:p text:style-name="P24"/>
      <text:p text:style-name="P24">As tradicións que un proxecto vai acumulando atinxen sobre todo a como comunicar e preservar a información, estándares de codificación, e outras cuestións de índole técnica. Xa repasamos ambos tipos de estándares na sección “<text:span text:style-name="T12">Documentación de desenvolvemento</text:span>” no <text:span text:style-name="T12">Capítulo 2 Primeiros Pasos</text:span> e na sección “<text:span text:style-name="T12">Escribíndoo todo</text:span>” no <text:span text:style-name="T12">Capítulo 4 Infraestrutura política e social</text:span>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24"/>
      <text:p text:style-name="P24">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text:span text:style-name="T12">adoita</text:span> como se estiveses cansado de repetilo. Ti e outros veteranos do proxecto teredes que repetírvolo entre vos a miúdo; este é un efecto colateral inevitable derivado da chegada de novos participantes.</text:p>
      <text:p text:style-name="P24"><text:soft-page-break/></text:p>
      <text:p text:style-name="P24">Cada páxina web, cada mensaxe na lista de correo e cada canal IRC debería ser considerado como un espazo publicitario -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 -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24"/>
      <text:p text:style-name="P24">Deste xeito, o tópico e mailo tema do canal deberían dirixirse a xente que está a buscar por respostas técnicas sobre o software <text:span text:style-name="T12">o máis axiña posible</text:span>, en lugar de dirixirse a xente que podería querer participar no proxecto a longo prazo e para os cales unhas guías de interacción serían máis apropiadas. Aquí é onde un canal IRC realmente ocupado xestiona a cuestión (compáraa co exemplo anterior na sección “<text:span text:style-name="T12">IRC Sistemas de conversa en tempo real</text:span>” no <text:span text:style-name="T12">Capítulo 3 Infraestrutura Técnica</text:span>):</text:p>
      <text:p text:style-name="P24"/>
      <text:p text:style-name="P73">Estás falando en #linuxhelp</text:p>
      <text:p text:style-name="P73"/>
      <text:p text:style-name="P73">O tema para #linuxhelp é: Por favor, LE</text:p>
      <text:p text:style-name="P73">http://www.catb.org/~esr/faqs/smart-questions.html &amp;amp;&amp;amp;</text:p>
      <text:p text:style-name="P73">http://www.tldp.org/docs.html#howto ANTES DE faceres preguntas | As normas</text:p>
      <text:p text:style-name="P73">do canal atópanse en http://www.nerdfest.org/lh_rules.html | Por favor, consulta</text:p>
      <text:p text:style-name="P73">http://kerneltrap.org/node/view/799 antes de preguntares sobre actualizacións á versión</text:p>
      <text:p text:style-name="P73">2.6.x do kernel | memory read possible: http://tinyurl.com/4s6mc -&amp;gt;</text:p>
      <text:p text:style-name="P73">update to 2.6.8.1 or 2.4.27 | hash algo disaster: http://tinyurl.com/6w8rf</text:p>
      <text:p text:style-name="P73">| reiser4 out</text:p>
      <text:p text:style-name="P73"/>
      <text:p text:style-name="P24">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 -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24"/>
      <text:p text:style-name="P24">O formatado pode supor unha gran diferenza. Por exemplo, no proxecto Subversion, tivemos un éxito limitado empregando a técnica de filtraxe de erros descrita na sección “<text:span text:style-name="T12">Prefiltrado do sistema de notificación de erros</text:span>” no <text:span text:style-name="T12">Capítulo 3 Infraestrutura Técnica</text:span>.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text:a xlink:type="simple" xlink:href="http://subversion.tigris.org/project_issues.html">http://subversion.tigris.org/project_issues.html</text:a>), e o resultado foi un descenso notable no número de <text:soft-page-break/>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24"/>
      <text:p text:style-name="P24">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24"/>
      <text:p text:style-name="P24">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na sección “<text:span text:style-name="T12">Practicando a revisión de código fonte</text:span>” no <text:span text:style-name="T12">Capítulo 2 Primeiros Pasos</text:span>, deberían incluír revisións sobre a conformidade ou non conformidade da xente coas normas do proxecto, especialmente en relación coas convencións relativas ás comunicacións.</text:p>
      <text:p text:style-name="P24"/>
      <text:p text:style-name="P24">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que todo o mundo comezara a empregalo con coherencia do xeito correcto. Así, cando un correo de commit ven cun log coma este:</text:p>
      <text:p text:style-name="P24"/>
      <text:p text:style-name="P73">------------------------------------------------------------------------</text:p>
      <text:p text:style-name="P73">r12908 | dhume | 2010-05-24 08:05:06 -0600 (Mon, 24 May 2010) | 4 lines</text:p>
      <text:p text:style-name="P73"/>
      <text:p text:style-name="P73">Patch from James Ford (Sawyer) &lt;sawyer@ghandalf-loves-lost.org&gt;</text:p>
      <text:p text:style-name="P73"/>
      <text:p text:style-name="P73">* trunk/contrib/client-side/psvn/psvn.el:</text:p>
      <text:p text:style-name="P73"><text:s text:c="2"/>Fixed some typos from revision 12828.</text:p>
      <text:p text:style-name="P73">------------------------------------------------------------------------</text:p>
      <text:p text:style-name="P73"/>
      <text:p text:style-name="P24">...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24"/>
      <text:p text:style-name="P24">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 -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na sección “<text:span text:style-name="T12">Áncoras nomeadas e atributos ID</text:span>”), etc.</text:p>
      <text:p text:style-name="P24"><text:soft-page-break/></text:p>
      <text:p text:style-name="P24">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text:span text:style-name="T12">e</text:span> o cabezallo co <text:span text:style-name="T12">message-ID</text:span>.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24"/>
      <text:p text:style-name="P24">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24"/>
      <text:h text:style-name="P178" text:outline-level="2">Prohibidas as conversas no <text:s/>notificador de erros ( bug tracker)</text:h>
      <text:p text:style-name="P24"/>
      <text:p text:style-name="P24">En calquera proxecto que faga un uso activo do notificador de erros, sempre existe o risco de que o mesmo acabe tornándose nun foro de discusión en si mesmo, embora as listas de correo sexan un lugar mellor para facelo. Usualmente comeza dun xeito suficientemente inocente: alguén anota un informe de erro con, di el, unha proposta de solución, ou un parche parcial. Outra persoa o ve, observa que hai problemas coa solución, e inclúe outra anotación mostrando os problemas. A primeira persoa responde unha vez máis,... e así sucesivamente.</text:p>
      <text:p text:style-name="P24"/>
      <text:p text:style-name="P24">O problema con esta operativa reside, primeiramente, en que o notificador de erros é un lugar demasiado pesado e torpe para manter unha discusión, e en segundo lugar en que outra xente probablemente non estea prestando atención -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24"/>
      <text:p text:style-name="P24">Mais, exactamente en que punto do proceso se fixo algo incorrecto? Foi no momento no que a persoa orixinal engadiu a súa solución ao erro -tería que telo enviado á lista en lugar de engadilo? Ou foi cando a segunda persoa respondeu á incidencia, en lugar de facelo na lista de correo?</text:p>
      <text:p text:style-name="P24"/>
      <text:p text:style-name="P24">Non hai unha resposta correcta, mais si que hai un principio xeral: se simplemente estiveres engadindo datos a unha incidencia, entón faino no notificador de erros, mais se estiveres comezando unha <text:span text:style-name="T12">conversa</text:span>, entón faino na lista de correo. Non sempre poderás identificar cada caso, simplemente emprega o teu xuízo o mellor que poidas. Por exemplo, cando forneceres un parche cunha solución potencialmente controvertida, debes anticipar que posiblemente haxa xente que teña preguntas sobre a mesma. Así que aínda que normalmente fornezas o parche conxuntamente coa notificación, (asumindo que non queres, ou non podes, facer a mudanza directamente), neste caso deberías escoller enviar a <text:soft-page-break/>mensaxe á lista de correo en lugar de empregares o notificador de erros. De tódolos xeitos, pode haber casos nos que sexa difícil. En todo caso, eventualmente acontecerá un momento onde unha parte ou a outra indiquen que simplemente están engadindo datos á conversa actual -no exemplo que iniciaba esta sección, este sería o segundo actor, o cal responde, quen ao decatarse de que había problemas co parche, puido predicir que ía iniciarse unha conversa sobre el, e de aí que debera facerse no canal apropiado.</text:p>
      <text:p text:style-name="P24"/>
      <text:p text:style-name="P24">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24"/>
      <text:p text:style-name="P24">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24"/>
      <text:p text:style-name="P24">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24"/>
      <text:p text:style-name="P24">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24"/>
      <text:p text:style-name="P24">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24"/>
      <text:h text:style-name="P178" text:outline-level="2">Publicidade</text:h>
      <text:p text:style-name="P24"/>
      <text:p text:style-name="P24">No software libre existe unha barreira case inexistente entre as discusións puramente internas e mailas <text:soft-page-break/>públicas. Isto en parte débese a que a audiencia obxectivo sempre está pouco definida: dado que a maioría ou todos os correos son publicamente accesibles, o proxecto non ten un control efectivo sobre a impresión que del ten o resto do mundo. Alguén, digamos un editor de <text:a xlink:type="simple" xlink:href="http://mancomun.org/">mancomun.org</text:a> (http://mancomun.org),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24"/>
      <text:p text:style-name="P24">Para grandes anuncios, adóitanse empregar catro ou cinco canais principais de distribución, nos cales os devanditos anuncios deberían facerse o máis simultaneamente posible:</text:p>
      <text:p text:style-name="P24"/>
      <text:list xml:id="list2074163647" text:style-name="L33">
        <text:list-item>
          <text:p text:style-name="P135">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list-item>
        <text:list-item>
          <text:p text:style-name="P135">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list-item>
        <text:list-item>
          <text:p text:style-name="P135">Se o teu proxecto conta cun feed RSS (bótalle unha ollada á sección “<text:span text:style-name="T12">Feeds RSS</text:span>”), asegúrate que o anuncio tamén se publique nel. Isto debería facerse automaticamente cando creas a nota de prensa, dependendo de como teñas configuradas as cousas no teu sitio web.</text:p>
        </text:list-item>
        <text:list-item>
          <text:p text:style-name="P135">Se o anuncio trata sobre o lanzamento dunha nova versión do software, entón actualiza a entrada do teu proxecto en <text:a xlink:type="simple" xlink:href="http://freshmeat.net/">http://freshmeat.net</text:a> (ver a sección “<text:span text:style-name="T12">Anunciando</text:span>” para creares a entrada en primeiro lugar). Cada vez que actualizas unha entrada en Freshmeat, esta introdúcese na lista de mudanzas do día de Freshmeat. A lista de mudanzas actualízase non só en Freshmeat, senón tamén en varios portais (incluíndo <text:a xlink:type="simple" xlink:href="http://slashdot.org/">http://slashdot.org</text:a>) que son vistos con avidez por hordas de xente. Freshmeat tamén ofrece a mesma información por sindicación RSS, polo que a xente que non estiver subscrita ao RSS do teu proxecto podería igualmente ver o anuncio vía Freshmeat.</text:p>
        </text:list-item>
        <text:list-item>
          <text:p text:style-name="P135">Envía un correo á lista de correo de anuncios do teu proxecto. O nome desta lista debería ser "announce", é dicir, <text:span text:style-name="T12">announce@dominio-do-teu-proxecto.org</text:span>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a sección “Anunciando vulnerabilidades de seguridade” máis adiante neste capítulo), ou unha mudanza importante na dirección do proxecto tamén poden ser enviados a esta lista. Dado que é de baixo tráfego e empregada unicamente para cousas importantes, a lista <text:span text:style-name="T12">announce</text:span>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text:span text:style-name="T12">announce</text:span> sempre debe estar moderada.</text:p>
        </text:list-item>
      </text:list>
      <text:p text:style-name="P24"/>
      <text:p text:style-name="P24">Tenta facer os anuncios en todos estes lugares ao mesmo tempo, o máis proximamente posible. A xente pode obter unha sensación de confusión se ven un anuncio na lista de correo mais non o ven reflectido <text:soft-page-break/>na páxina web do proxecto ou na súa área de notas de prensa. Se acumulares todas as fontes (emails, edición da páxina web, etc) e lanzares todo ao mesmo tempo, entón seguramente acadarás un nivel de incoherencia moi baixo.</text:p>
      <text:p text:style-name="P24"/>
      <text:p text:style-name="P24">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24"/>
      <text:p text:style-name="P24">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24"/>
      <text:p text:style-name="P60">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24"/>
      <text:p text:style-name="P60">Outras novas funcionalidades inclúen:... Para alén diso tamén vai haber varias correccións de erros, incluíndo:... </text:p>
      <text:p text:style-name="P24"/>
      <text:p text:style-name="P24">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24"/>
      <text:h text:style-name="P183" text:outline-level="3">Anunciando vulnerabilidades de seguridade</text:h>
      <text:p text:style-name="P24"/>
      <text:p text:style-name="P24">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24"/>
      <text:p text:style-name="P24">Os erros de seguridade son diferentes. Poden comprometer os datos dos usuarios, ou mesmo os seus ordenadores dun xeito completo. Discutir ese problema dun xeito aberto podería amosar a súa existencia ao mundo enteiro -incluíndo todas as partes que poderían facer un uso malicioso do erro. Deste xeito, mesmo facer <text:span text:style-name="T12">commit</text:span> dunha solución pode anunciar a existencia do erro (hai potencias <text:soft-page-break/>atacantes que vixían dun xeito sistemático os rexistros públicos de <text:span text:style-name="T12">commits</text:span>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24"/>
      <text:list xml:id="list342978112" text:style-name="L34">
        <text:list-item>
          <text:p text:style-name="P136">Non falar publicamente sobre o erro ata que houber unha solución dispoñible; nese momento fornecer a solución exactamente no mesmo momento no que anuncias o erro.</text:p>
        </text:list-item>
        <text:list-item>
          <text:p text:style-name="P136">Acadar a solución o máis axiña que poidas;especialmente se alguén externo ao proxecto foi quen informou do erro, porque entón xa sabes que existe polo menos unha persoa allea ao proxecto que podería explotar a vulnerabilidade.</text:p>
        </text:list-item>
      </text:list>
      <text:p text:style-name="P24"/>
      <text:p text:style-name="P24">Na práctica, estes principios lévannos a unha serie estandarizada de pasos, os cales se describen nas seguintes seccións.</text:p>
      <text:p text:style-name="P24"/>
      <text:h text:style-name="P103" text:outline-level="4">Recibir o informe</text:h>
      <text:p text:style-name="P24"/>
      <text:p text:style-name="P24">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 -só os desenvolvedores de confianza e con longa participación no proxecto poden estar nesta lista. Se precisares unha definición formal de "confianza", podes empregar "todo aquel que teña privilexios de <text:span text:style-name="T12">commit</text:span> desde hai dous anos ou máis" ou algo semellante, para evitares favoritismos. Este é o grupo que vai manexar os erros de seguridade.</text:p>
      <text:p text:style-name="P24"/>
      <text:p text:style-name="P24">Idealmente, a lista de seguridade non debería estar protexida contra spam nin moderada, dado que non queres que un informe importante sexa descartado ou atrasado simplemente porque non houbo moderadores en liña esa semana. Se 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na sección “<text:span text:style-name="T12">Enderezo oculto en ficheiros</text:span>” no <text:span text:style-name="T12">Capítulo 3 Infraestrutura Técnica</text:span>. Afortunadamente, a ocultación de enderezo non fai que o enderezo sexa ilexible; bótalle unha ollada a <text:a xlink:type="simple" xlink:href="http://subversion.tigris.org/security.html">http://subversion.tigris.org/security.html</text:a>, e mira o HTML fonte da páxina, por exemplo.</text:p>
      <text:p text:style-name="P24"/>
      <text:h text:style-name="P103" text:outline-level="4">Desenvolve silenciosamente a solución ao erro</text:h>
      <text:p text:style-name="P24"/>
      <text:p text:style-name="P24">Entón, que fai a lista de seguridade cando recibe un informe? A primeira tarefa é avaliar a severidade do problema e maila súa urxencia:</text:p>
      <text:p text:style-name="P24"/>
      <text:list xml:id="list1436768811" text:style-name="L35">
        <text:list-item>
          <text:p text:style-name="P137">Como de seria é a vulnerabilidade? Permite que un atacante malicioso tome o control do ordenador de alguén que use o teu software? Ou simplemente pode haber algunha fuga de información sobre os tamaños dalgúns dos seus ficheiros?</text:p>
        </text:list-item>
        <text:list-item>
          <text:p text:style-name="P137">Como de fácil é explotar a vulnerabilidade? Pode realizarse o ataque con <text:span text:style-name="T12">scripts</text:span>, ou require coñecemento circunstancial, suposicións e sorte?</text:p>
        </text:list-item>
        <text:list-item>
          <text:p text:style-name="P137"><text:soft-page-break/><text:span text:style-name="T12">Quen</text:span>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text:span text:style-name="T12">anonymous14@globalhackerOrco.net</text:span>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list-item>
      </text:list>
      <text:p text:style-name="P24"/>
      <text:p text:style-name="P24">Ten en conta que a diferenza sobre a que estamos falando é con frecuencia un estreito rango entre <text:span text:style-name="T12">urxente</text:span> e <text:span text:style-name="T12">extremadamente urxente</text:span>. Mesmo cando o informe provén dunha orixe coñecida e amistosa, pode haber outras persoas na Rede que descubriran o erro xa fai tempo e non o notificaran. O único caso no que as cousas non son urxentes é cando o erro inherentemente non compromete a seguridade dun xeito severo.</text:p>
      <text:p text:style-name="P24"/>
      <text:p text:style-name="P24">O exemplo <text:span text:style-name="T12">anonymous14@globalhackerOrco.net</text:span>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informadores, e reza para que eles tamén te traten ben a ti.</text:p>
      <text:p text:style-name="P24"/>
      <text:p text:style-name="P24">Outro informador frecuente de erros de seguridade son os profesionais da seguridade, persoas que examinan código profesionalmente, e están ao tanto das últimas novas sobre vulnerabilidades no software. Esta xente acostuma a ter experiencia nos dous lados do valado -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24"/>
      <text:p text:style-name="P24">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24"/>
      <text:p text:style-name="P24">Non fagas commit da solución no repositorio. Mantena en formato parche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text:soft-page-break/>axuda; primeiro de todo o intervalo diferencial na secuencia da lista de commits pode ser sospeitoso por si mesmo, e de todos xeitos, os datos seguirían estando no repositorio. O mellor é facer todo o desenvolvemento nun parche e manter este parche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24"/>
      <text:h text:style-name="P103" text:outline-level="4">Números CAN/CVE</text:h>
      <text:p text:style-name="P24"/>
      <text:p text:style-name="P24">Pode que teñas visto un <text:span text:style-name="T12">número CAN</text:span> ou un <text:span text:style-name="T12">número CVE</text:span> asociados con problemas de seguridade. Estes números preséntanse habitualmente do xeito "CAN-2004-0397" ou "CVE-2002-0092", por exemplo.</text:p>
      <text:p text:style-name="P24"/>
      <text:p text:style-name="P24">Ambos tipos de números representan o mesmo tipo de entidade: unha entrada na lista de "Exposicións e Vulnerabilidades Comúns", lista mantida en <text:a xlink:type="simple" xlink:href="http://cve.mitre.org/">http://cve.mitre.org</text:a> .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 -o prefixo "CAN" simplemente substitúese por "CVE".</text:p>
      <text:p text:style-name="P24"/>
      <text:p text:style-name="P24">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text:a xlink:type="simple" xlink:href="http://cve.mitre.org/">http://cve.mitre.org</text:a> pasa por fornecer un espazo ben organizado no que cada vulnerabilidade poida obter un nome e unha ruta clara para máis información. Bótalle unha ollada a <text:a xlink:type="simple" xlink:href="http://cve.mitre.org/cgi-bin/cvename.cgi?name=2002-0092">http://cve.mitre.org/cgi-bin/cvename.cgi?name=2002-0092</text:a> para veres un exemplo dunha entrada. Ten en conta que as ligazóns poden ser moi concisas, con fontes expostas como abreviaturas cifradas. A chave para interpretar estas abreviaturas atópase en <text:a xlink:type="simple" xlink:href="http://cve.mitre.org/data/refs/refkey.html">http://cve.mitre.org/data/refs/refkey.html</text:a></text:p>
      <text:p text:style-name="P24"/>
      <text:p text:style-name="P24">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text:span text:style-name="T12">xa</text:span> ten un número CAN ou CVE. A última posibilidade pode xurdir se o erro de seguridade xa foi previamente publicada noutra lista de seguridade, como pode ser por exemplo <text:a xlink:type="simple" xlink:href="http://www.cert.org/">http://www.cert.org</text:a>, ou na lista de correo BugTraq dispoñible en <text:a xlink:type="simple" xlink:href="http://www.securityfocus.com/">http://www.securityfocus.com</text:a> (Se isto acontecer sen que o teu proxecto o saiba, deberías preocuparte sobre que outras cousas poden saber outros e que ti non saibas).</text:p>
      <text:p text:style-name="P24"/>
      <text:p text:style-name="P24"><text:soft-page-break/>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24"/>
      <text:p text:style-name="P24">Máis información sobre o proceso CAN/CVE pode atoparse en <text:a xlink:type="simple" xlink:href="http://cve.mitre.org/cve/identifiers/candidates_explained.html">http://cve.mitre.org/cve/identifiers/candidates_explained.html</text:a> e unha exposición particularmente clara de como se empregan os números CNA/CVE nos proxectos de software libre está dispoñible en <text:a xlink:type="simple" xlink:href="http://www.debian.org/security/cve-compatibility">http://www.debian.org/security/cve-compatibility</text:a></text:p>
      <text:p text:style-name="P24"/>
      <text:h text:style-name="P103" text:outline-level="4">Pre-notificación</text:h>
      <text:p text:style-name="P24"/>
      <text:p text:style-name="P24">Unha vez que o teu equipo de resposta ante problemas de seguridade (isto é, aqueles desenvolvedores incluídos na lista de correo de seguridade ou involucrados na resolución dun informe concreto) tiver a solución lista, debes decidir como distribuíla.</text:p>
      <text:p text:style-name="P24"/>
      <text:p text:style-name="P24">Se simplemente fas commit da solución no teu repositorio, ou se pola contra llo anuncias ao mundo, estás forzando calquera que usar o teu software a actualizarse inmediatamente baixo o risco de ser hackeado. Ás veces o máis axeitado, en liña co anterior, é levar a cabo unha <text:span text:style-name="T12">pre-notificación</text:span>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text:span text:style-name="T12">exploit</text:span> da vulnerabilidade sexa publicamente coñecido.</text:p>
      <text:p text:style-name="P24"/>
      <text:p text:style-name="P24">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text:span text:style-name="T12">e</text:span> o receptor debe ser recoñecido como alguén que non se vaia da lingua antes da publicación da vulnerabilidade.</text:p>
      <text:p text:style-name="P24"/>
      <text:p text:style-name="P24">Envía cada correo electrónico de pre-notificación individualmente (un de cada vez) a cada receptor. <text:span text:style-name="T12">Non</text:span> llo envíes á lista enteira de destinatarios dunha tacada, dado que nese caso verían o nome do resto de destinatarios -dando a entender que esencialmente están alertando cada receptor do feito de que <text:span text:style-name="T12">cada</text:span>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24"/>
      <text:p text:style-name="P24">Aquí vai unha mostra de correo electrónico de pre-notificación:</text:p>
      <text:p text:style-name="P24"/>
      <text:p text:style-name="P60">De: Aquí vai o teu nome</text:p>
      <text:p text:style-name="P60">Para: admin@chachi-famoso-servidor.com</text:p>
      <text:p text:style-name="P60">Responder a: Aquí vai o teu nome (e non o enderezo da lista de seguridade)</text:p>
      <text:p text:style-name="P60">Asunto: Notificación Confidencial de vulnerabilidade en Ghandalf.</text:p>
      <text:p text:style-name="P60"><text:soft-page-break/></text:p>
      <text:p text:style-name="P60"/>
      <text:p text:style-name="P60">Este correo electrónico é unha pre-notificación confidencial dunha alerta de </text:p>
      <text:p text:style-name="P60">seguridade no servidor Ghandalf.</text:p>
      <text:p text:style-name="P60"/>
      <text:p text:style-name="P60">Por favor *non reenvíes* ningunha parte deste correo a ninguén.. <text:s/>O anuncio público </text:p>
      <text:p text:style-name="P60">non se vai facer ata o 23 de xaneiro, e gustaríanos manter a información oculta</text:p>
      <text:p text:style-name="P60">ata esa data.</text:p>
      <text:p text:style-name="P60"/>
      <text:p text:style-name="P60">Recibiches este correo porque (pensamos que) empregas un servidor Ghandalf,</text:p>
      <text:p text:style-name="P60">e queremos que o remendes antes de que o burato de seguridade se faga público o</text:p>
      <text:p text:style-name="P60">o vindeiro 23 de xaneiro.</text:p>
      <text:p text:style-name="P60"/>
      <text:p text:style-name="P60">Referencias:</text:p>
      <text:p text:style-name="P60">===========</text:p>
      <text:p text:style-name="P60"/>
      <text:p text:style-name="P60"><text:s text:c="3"/>CAN-2004-1771: Stack overflow de Ghandalf baixo consultas de Balrogs</text:p>
      <text:p text:style-name="P60"/>
      <text:p text:style-name="P60">Vulnerabilidade:</text:p>
      <text:p text:style-name="P60">==============</text:p>
      <text:p text:style-name="P60"/>
      <text:p text:style-name="P60"><text:s text:c="3"/>O servidor pode executar comandos arbitrarios se o 'locale' do </text:p>
      <text:p text:style-name="P60"><text:s text:c="3"/>servidor está mal configurado e o cliente envía consultas mal formadas.</text:p>
      <text:p text:style-name="P60"/>
      <text:p text:style-name="P60">Severidade:</text:p>
      <text:p text:style-name="P60">=========</text:p>
      <text:p text:style-name="P60"/>
      <text:p text:style-name="P60"><text:s text:c="3"/>Moi severa, pode involucrar execución de código arbitrario no servidor.</text:p>
      <text:p text:style-name="P60"/>
      <text:p text:style-name="P60">Rodeos:</text:p>
      <text:p text:style-name="P60">============</text:p>
      <text:p text:style-name="P60"/>
      <text:p text:style-name="P60"><text:s text:c="3"/>Establecer a opción de "procesado-de-linguaxe-natural" a 'apagado'</text:p>
      <text:p text:style-name="P60"><text:s text:c="3"/>no ficheiro ghandalf.conf péchalle a porta a esta vulnerabilidade.</text:p>
      <text:p text:style-name="P60"/>
      <text:p text:style-name="P60">parche:</text:p>
      <text:p text:style-name="P60">======</text:p>
      <text:p text:style-name="P60"/>
      <text:p text:style-name="P60"><text:s text:c="3"/>O parche que se fornece a continuación pode empregarse en Ghandalf 3.0,</text:p>
      <text:p text:style-name="P60"><text:s text:c="3"/>3.1, e 3.2.</text:p>
      <text:p text:style-name="P60"/>
      <text:p text:style-name="P60"><text:s text:c="3"/>Unha nova versión pública (Ghandalf 3.2.1) vai ser lanzada xusto despois</text:p>
      <text:p text:style-name="P60"><text:s text:c="3"/>do 23 de xaneiro, para que estea dispoñible ao mesmo tempo que a</text:p>
      <text:p text:style-name="P60"><text:s text:c="3"/>vulnerabilidade se fai pública. <text:s text:c="2"/>Podes remendar agora, ou esperar pola</text:p>
      <text:p text:style-name="P60"><text:s text:c="3"/>publicación. <text:s/>A única diferenza entre Ghandalf 3.2 e Ghandalf 3.2.1 vai ser</text:p>
      <text:p text:style-name="P60"><text:s text:c="3"/>este parche.</text:p>
      <text:p text:style-name="P60"/>
      <text:p text:style-name="P60">[...O parche anéxase aquí...]</text:p>
      <text:p text:style-name="P60"/>
      <text:p text:style-name="P24"><text:soft-page-break/>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24"/>
      <text:h text:style-name="P103" text:outline-level="4">Distribúe publicamente a solución</text:h>
      <text:p text:style-name="P24"/>
      <text:p text:style-name="P24">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parche, particularmente no caso de que o software normalmente se execute en forma de código fonte. Se fas unha nova versión, esta debería diferir da versión previa unicamente no parche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na sección “<text:span text:style-name="T12">Releases de seguridade</text:span>” do <text:span text:style-name="T12">Capítulo 7 Empaquetado, versionado e desenvolvemento diario</text:span>)</text:p>
      <text:p text:style-name="P24"/>
      <text:p text:style-name="P24">Tanto se a solución publicada ao erro de seguridade leva aparellada unha nova versión do software, como se non, fai o anuncio coa mesma intensidade coa que farías a publicación dunha nova versión: envía un correo electrónico á lista <text:span text:style-name="T12">announce</text:span>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lista <text:span text:style-name="T12">announce</text:span> con este erro menor. Despois de todo, se o proxecto constantemente di que ven o lobo, pode que os usuarios acaben pensando que o software é menos seguro do que realmente é, e mesmo que non te crean cando teñas que anunciar un problema realmente grande. Bótalle unha ollada a <text:a xlink:type="simple" xlink:href="http://cve.mitre.org/about/terminology.html">http://cve.mitre.org/about/terminology.html</text:a> para unha boa introdución ao problema de asignar severidade.</text:p>
      <text:p text:style-name="P24"/>
      <text:p text:style-name="P24">En xeral, se non estiveres seguro de como tratar un problema de seguridade, atopa a alguén con experiencia e cóntallo. Avaliar e xestionar vulnerabilidades é unha destreza que se vai adquirindo, e é habitual cometer erros as primeiras veces.</text:p>
      <text:p text:style-name="Standard"/>
      <text:h text:style-name="P175" text:outline-level="1"><text:span text:style-name="T136">Capítulo 7. </text:span>Empacotamento, liberación e dia a dia no desenvolvemento </text:h>
      <text:p text:style-name="P17"/>
      <text:p text:style-name="P17">Este capítulo trata sobre como os proxectos de software libre empacotan e liberan o seu software e de <text:soft-page-break/>como os padróns de desenvolvemento globais se organizan en torno a eses obxectivos. </text:p>
      <text:p text:style-name="P17"/>
      <text:p text:style-name="P17">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2">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7"/>
      <text:p text:style-name="P17">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7"/>
      <text:p text:style-name="P17">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17"/>
      <text:p text:style-name="P17">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7"/>
      <text:h text:style-name="P178" text:outline-level="2">Numeración de versións </text:h>
      <text:p text:style-name="P17"/>
      <text:p text:style-name="P17"><text:soft-page-break/>Antes de falarmos sobre como facer unha versión, imos ver como nomear as versións, o cal require coñecer o que as versións queren dicir para os usuarios. Unha versión quere dicir que: </text:p>
      <text:p text:style-name="P17"/>
      <text:list xml:id="list1511402178" text:style-name="L36">
        <text:list-item>
          <text:p text:style-name="P144">Vellos erros foron resoltos. Isto é probablemente unha das cousas que os usuarios esperan en cada versión. </text:p>
        </text:list-item>
        <text:list-item>
          <text:p text:style-name="P144">Novos erros foron engadidos. Con isto sóese contar tamén, excepto algunhas veces no caso de versións de seguridade ou outras que só saen unha vez (ver a sección “security-releases" máis adiante neste capítulo). </text:p>
        </text:list-item>
        <text:list-item>
          <text:p text:style-name="P144">Novas funcionalidades puideron ser engadidas. </text:p>
        </text:list-item>
        <text:list-item>
          <text:p text:style-name="P144">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144">Mudanzas incompatibles poden ser introducidas, por exemplo o formato dos datos usados por versións anteriores do software xa non son usables sen ningún tipo de conversión (posiblemente manual). </text:p>
        </text:list-item>
      </text:list>
      <text:p text:style-name="P17"/>
      <text:p text:style-name="P17">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7"/>
      <text:p text:style-name="P17">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7"/>
      <text:p text:style-name="P17">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2">ser coherente</text:span>. Escoller un esquema numérico, documentalo e mantelo. Os usuarios agradecerano. </text:p>
      <text:p text:style-name="P17"/>
      <text:h text:style-name="P183" text:outline-level="3">Compoñentes numéricos da versión </text:h>
      <text:p text:style-name="P17"/>
      <text:p text:style-name="P17">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17"/>
      <text:p text:style-name="P17">A numeración de versións son grupos de díxitos separados por puntos: </text:p>
      <text:p text:style-name="P17"/>
      <text:p text:style-name="P17">Scanley 2.3 </text:p>
      <text:p text:style-name="P17">Singer 5.11.4 </text:p>
      <text:p text:style-name="P17"/>
      <text:p text:style-name="P17">...etc. Os puntos <text:span text:style-name="T12">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text:soft-page-break/>número de compoñentes (porción de díxitos que non conteñen puntos), mais a maioría dos proxectos non teñen máis de tres ou catro. A razón é para que sexan máis comprensibles. </text:p>
      <text:p text:style-name="P17"/>
      <text:p text:style-name="P17">Ademais dos compoñentes numéricos, os proxectos ás veces engaden unha etiqueta descritiva como "Alpha" ou "Beta" (ver "alpha-e-beta"), por exemplo: </text:p>
      <text:p text:style-name="P17"/>
      <text:p text:style-name="P17">Scanley 2.3.0 (Alpha) </text:p>
      <text:p text:style-name="P17">Singer 5.11.4 (Beta) </text:p>
      <text:p text:style-name="P17"/>
      <text:p text:style-name="P17">Unha cualificación Alpha ou Beta quere dicir que esta versión <text:span text:style-name="T12">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17"/>
      <text:p text:style-name="P17">Scanley 2.3.0 (Alpha 1) </text:p>
      <text:p text:style-name="P17">Scanley 2.3.0 (Alpha 2) </text:p>
      <text:p text:style-name="P17">Scanley 2.3.0 (Beta 1) </text:p>
      <text:p text:style-name="P17">Scanley 2.3.0 (Beta 2) </text:p>
      <text:p text:style-name="P17">Scanley 2.3.0 (Beta 3) </text:p>
      <text:p text:style-name="P17">Scanley 2.3.0 </text:p>
      <text:p text:style-name="P17"/>
      <text:p text:style-name="P17">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17"/>
      <text:p text:style-name="P17">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17"/>
      <text:p text:style-name="P17">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7"/>
      <text:p text:style-name="P17">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17"/>
      <text:p text:style-name="P17">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2">maior</text:span>, o segundo e o número <text:span text:style-name="T12">menor</text:span>, e o terceiro é o número <text:span text:style-name="T12">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2">e</text:span> o número maior. Isto é, "2.4.0" e "3.4.1" non están na mesma serie menor, embora compartan o "4" como número menor; por <text:soft-page-break/>outra banda, "2.4.0" e "2.4.2" están na mesma liña menor, pensando que non son adxacentes se a "2.4.1" foi lanzada entre elas. </text:p>
      <text:p text:style-name="P17"/>
      <text:p text:style-name="P17">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2">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2">número de</text:span> <text:span text:style-name="T12">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7"/>
      <text:p text:style-name="P17">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17"/>
      <text:h text:style-name="P183" text:outline-level="3">A estratexia simple </text:h>
      <text:p text:style-name="P17"/>
      <text:p text:style-name="P17">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135">versionamento</text:span></text:a><text:span text:style-name="T135"> </text:span>(http://apr.apache.org/versioning.html). </text:p>
      <text:p text:style-name="P17"/>
      <text:p text:style-name="P17">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7"><text:s/></text:p>
      <text:p text:style-name="P17">Mudanzas no número menor (isto é, dentro da mesma liña maior) deben ser compatibles cara a atrás, mais non necesariamente cara a adiante. É normal introducir novas funcionalidades nunha versión menor, mais xeralmente non moitas ao mesmo tempo. </text:p>
      <text:p text:style-name="P17"/>
      <text:p text:style-name="P17">Mudanzas no número maior marcan unha fronteira na compatibilidade. Unha versión maior pode ser incompatible cara a adiante e cara a atrás. Dunha versión maior espérase que teña novas funcionalidades, e pode mesmo ter un novo xogo de funcionalidades. </text:p>
      <text:p text:style-name="P17"/>
      <text:p text:style-name="P17">O que quere dicir ser <text:span text:style-name="T12">compatible cara a atrás</text:span> e <text:span text:style-name="T12">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2">novas</text:span> funcionalidades <text:soft-page-break/>dispoñibles para ese cliente, funcionalidades das que os clientes 2.5.4 no saben como tirar partido. Se isto suceder, entón a actualización <text:span text:style-name="T12">non</text:span> é "compatible cara a adiante": claramente ti non podes agora desactualizar o cliente de novo á 2.5.4 e manter toda a funcionalidade que tiña coa 2.6.9, xa que algunhas desas funcionalidades eran novas na 2.6.0. </text:p>
      <text:p text:style-name="P17"/>
      <text:p text:style-name="P17">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7"/>
      <text:p text:style-name="P17">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17"/>
      <text:p text:style-name="P17">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7"/>
      <text:p text:style-name="P17">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17"/>
      <text:p text:style-name="P17">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7"/>
      <text:h text:style-name="P183" text:outline-level="3"><text:soft-page-break/>A estratexia par/impar </text:h>
      <text:p text:style-name="P17"/>
      <text:p text:style-name="P17">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7"/>
      <text:p text:style-name="P17">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7"/>
      <text:p text:style-name="P17">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17"/>
      <text:h text:style-name="P178" text:outline-level="2">Ramas de versións </text:h>
      <text:p text:style-name="P17"><text:s/></text:p>
      <text:p text:style-name="P17">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7"/>
      <text:p text:style-name="P17">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text:span text:style-name="T12">ese</text:span> debate rematase tamén. Este proceso pode non ter fin. </text:p>
      <text:p text:style-name="P17"/>
      <text:p text:style-name="P17"/>
      <text:p text:style-name="P17"><text:soft-page-break/>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7"/>
      <text:p text:style-name="P17">A solución a estes problemas é empregar sempre unha <text:span text:style-name="T12">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17"/>
      <text:p text:style-name="P17">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2">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7"/>
      <text:h text:style-name="P183" text:outline-level="3">Mecanismos das ramas para as versións </text:h>
      <text:p text:style-name="P17"/>
      <text:p text:style-name="P17">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17"/>
      <text:p text:style-name="P38">$ cd trunk-working-copy </text:p>
      <text:p text:style-name="P38">$ cvs tag -b RELEASE_1_0_X </text:p>
      <text:p text:style-name="P38"/>
      <text:p text:style-name="P17">ou en Subversion, así: </text:p>
      <text:p text:style-name="P17"/>
      <text:p text:style-name="P38">$ svn copy http://.../repos/trunk http://.../repos/branches/1.0.x </text:p>
      <text:p text:style-name="P17"/>
      <text:p text:style-name="P17">(Todos estes exemplos asumen un sistema de numeración das versións de tres compoñentes. Embora non poida mostrar os comandos exactos para cada sistema de control de versións, darei exemplos en <text:soft-page-break/>CVS e Subversion e espero que os correspondentes comandos en outros sistemas poidan ser deducidos destes dous. </text:p>
      <text:p text:style-name="P17"/>
      <text:p text:style-name="P17">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17"/>
      <text:p text:style-name="P38">$ cd RELEASE_1_0_X-working-copy </text:p>
      <text:p text:style-name="P38">$ cvs tag RELEASE_1_0_0 </text:p>
      <text:p text:style-name="P38"/>
      <text:p text:style-name="P17">ou </text:p>
      <text:p text:style-name="P17"/>
      <text:p text:style-name="P38">$ svn copy http://.../repos/branches/1.0.x http://.../repos/tags/1.0.0 </text:p>
      <text:p text:style-name="P17"/>
      <text:p text:style-name="P17">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17"/>
      <text:p text:style-name="P38">$ cd trunk-working-copy </text:p>
      <text:p text:style-name="P38">$ cvs tag -b RELEASE_1_1_X </text:p>
      <text:p text:style-name="P38"><text:s/></text:p>
      <text:p text:style-name="P38">$ svn copy http://.../repos/trunk http://.../repos/branches/1.1.x </text:p>
      <text:p text:style-name="P38"/>
      <text:p text:style-name="P17">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7"/>
      <text:p text:style-name="P17">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17"/>
      <text:h text:style-name="P178" text:outline-level="2">Estabilizando unha versión </text:h>
      <text:p text:style-name="P17"/>
      <text:p text:style-name="P17"><text:span text:style-name="T12">Estabilización </text:span>é o proceso de poñer a rama da nova versión nun estado axeitado para sacala; isto é, decidir que mudanzas irán na versión, cales non, e darlle forma ao contido da rama. </text:p>
      <text:p text:style-name="P17"/>
      <text:p text:style-name="P17">Hai unha chea de dor potencial contida nesa palabra, "decidir". As funcionalidades de último minuto son un fenómeno familiar en proxectos colaborativos de software: tan pronto como os desenvolvedores <text:soft-page-break/>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7"/>
      <text:p text:style-name="P17">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7"/>
      <text:p text:style-name="P17">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7"/>
      <text:h text:style-name="P183" text:outline-level="3">Réxime ditatorial do mantedor </text:h>
      <text:p text:style-name="P17"/>
      <text:p text:style-name="P17">O grupo está de acordo con permitir unha persoa ser o <text:span text:style-name="T12">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7"/>
      <text:p text:style-name="P17">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p>
      <text:p text:style-name="P17"/>
      <text:p text:style-name="P17">Nótese que o propietario da versión non ten por que ser a mesma persoa que o líder do proxecto (en <text:soft-page-break/>casos onde non hai líder do proxecto; ver “Dictador benovolente" no capítulo 4, Infraestrutura Social). De feito, algunhas veces é bo asegurarse que eles <text:span text:style-name="T12">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7"/>
      <text:p text:style-name="P17">Contrasta o rol do propietario da versión co de menos ditatorial descrito en “Manager das versións” mais adiante neste capítulo. </text:p>
      <text:p text:style-name="P17"/>
      <text:h text:style-name="P183" text:outline-level="3">Mudar o voto </text:h>
      <text:p text:style-name="P17"/>
      <text:p text:style-name="P17">No extremo oposto da ditadura do propietario da versión, os desenvolvedores poden simplemente votar que mudanzas incluír na versión. Sen embargo, xa que a función máis importante da estabilización da versión é <text:span text:style-name="T12">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7"/>
      <text:p text:style-name="P17">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7"/>
      <text:p text:style-name="P17">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p>
      <text:p text:style-name="P17"/>
      <text:h text:style-name="P103" text:outline-level="4"><text:soft-page-break/>Manexando a estabilización das versións de xeito colaborativo </text:h>
      <text:p text:style-name="P17"/>
      <text:p text:style-name="P17">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17"/>
      <text:p text:style-name="P38">* r2401 (issue #49) </text:p>
      <text:p text:style-name="P38"><text:s text:c="2"/>Prevent client/server handshake from happening twice. </text:p>
      <text:p text:style-name="P38"><text:s text:c="2"/>Justification: </text:p>
      <text:p text:style-name="P38"><text:s text:c="4"/>Avoids extra network turnaround; small change and easy to review. </text:p>
      <text:p text:style-name="P38"><text:s text:c="2"/>Notes: </text:p>
      <text:p text:style-name="P38"><text:s text:c="4"/>This was discussed in http://.../mailing-lists/message-7777.html </text:p>
      <text:p text:style-name="P38"><text:s text:c="4"/>and other messages in that thread. </text:p>
      <text:p text:style-name="P38"><text:s text:c="2"/>Votes: </text:p>
      <text:p text:style-name="P38"><text:s text:c="4"/>+1: jsmith, kimf </text:p>
      <text:p text:style-name="P38"><text:s text:c="4"/>-1: tmartin (breaks compatibility with some pre-1.0 servers; </text:p>
      <text:p text:style-name="P38"><text:s text:c="17"/>admittedly, those servers are buggy, but why be </text:p>
      <text:p text:style-name="P38"><text:s text:c="17"/>incompatible if we don't have to?) </text:p>
      <text:p text:style-name="P38"/>
      <text:p text:style-name="P17">Neste caso, a mudanza adquiriu dous votos positivos, mais foi vetada por tmartin, quen deu a razón 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7"/>
      <text:p text:style-name="P17">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17"/>
      <text:p text:style-name="P38">* r13222, r13223, r13232 </text:p>
      <text:p text:style-name="P38"><text:s text:c="2"/>Rewrite libsvn_fs_fs's auto-merge algorithm </text:p>
      <text:p text:style-name="P38"><text:s text:c="2"/>Justification: </text:p>
      <text:p text:style-name="P38"><text:s text:c="4"/>unacceptable performance (&gt;50 minutes for a small commit) in </text:p>
      <text:p text:style-name="P38"><text:s text:c="4"/>a repository with 300,000 revisions </text:p>
      <text:p text:style-name="P38"><text:s text:c="2"/>Branch: </text:p>
      <text:p text:style-name="P38"><text:s text:c="4"/>1.1.x-r13222@13517 </text:p>
      <text:p text:style-name="P38"><text:s text:c="2"/>Votes: </text:p>
      <text:p text:style-name="P38"><text:s text:c="4"/>+1: epg, ghudson </text:p>
      <text:p text:style-name="P38"/>
      <text:p text:style-name="P17">Ese exemplo está tomado da vida real, vén do ficheiro <text:span text:style-name="T12">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text:soft-page-break/>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17"/>
      <text:h text:style-name="P103" text:outline-level="4">Manager das versións </text:h>
      <text:p text:style-name="P17"/>
      <text:p text:style-name="P17">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17"/>
      <text:p text:style-name="P17">Porén, embora ámbolos dous, votación e fusionado, sucedan de forma descentralizada, na práctica normalmente hai unha ou dúas persoas conducindo o proceso de lanzamento da nova versión. Este rol e as veces bautizado como <text:span text:style-name="T12">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17"/>
      <text:h text:style-name="P178" text:outline-level="2">Empacotamento </text:h>
      <text:p text:style-name="P17"/>
      <text:p text:style-name="P17">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17"/>
      <text:p text:style-name="P17">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7"/>
      <text:h text:style-name="P183" text:outline-level="3"><text:soft-page-break/>Formato </text:h>
      <text:p text:style-name="P17"/>
      <text:p text:style-name="P17">O código fonte debería entregarse en formatos estándar para distribuír a árbore de directorios. Para Unix e sistemas operativos de tipo Unix, a convención é empregar o formato TAE, comprimido con <text:span text:style-name="T134">compress</text:span>, <text:span text:style-name="T134">gzip</text:span>, <text:span text:style-name="T134">bzip</text:span> ou <text:span text:style-name="T134">bzip2</text:span>. Para MS Windows, o método estándar para a distribución da árbore de directorios é o formato <text:span text:style-name="T12">zip</text:span>, o cal xa fai a compresión tamén, polo que non é necesario comprimir o ficheiro despois de crealo. </text:p>
      <text:p text:style-name="P17"/>
      <text:h text:style-name="P103" text:outline-level="4">Ficheiros TAR </text:h>
      <text:p text:style-name="P17"/>
      <text:p text:style-name="P17"><text:span text:style-name="T12">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2">tarballs</text:span>) é bastante sinxelo. Nalgúns sistemas, o comando <text:span text:style-name="T134">tar</text:span> pode producir ficheiros comprimidos por si mesmo; noutros, hai que empregar outro programa para comprimir. </text:p>
      <text:p text:style-name="P17"/>
      <text:h text:style-name="P183" text:outline-level="3">Nome e aspecto </text:h>
      <text:p text:style-name="P17"/>
      <text:p text:style-name="P17">O nome do pacote debería consistir no nome do software máis o número da versión, máis o formato de sufixos apropiado para o tipo de ficheiro. Por exemplo, Scanley 2.5.0, empacotado para Unix empregando GNU Zip (gzip) para comprimir, quedaría así: </text:p>
      <text:p text:style-name="P17"/>
      <text:p text:style-name="P17">scanley-2.5.0.tar.gz </text:p>
      <text:p text:style-name="P17"><text:s/></text:p>
      <text:p text:style-name="P17">ou para Windows usando compresión en zip: </text:p>
      <text:p text:style-name="P17"/>
      <text:p text:style-name="P17">scanley-2.5.0.zip </text:p>
      <text:p text:style-name="P17"/>
      <text:p text:style-name="P17">Algún destes ficheiros, cando son descomprimidos, deben crear unha nova árbore de directorios chamada <text:span text:style-name="T12">scanley-2.5.0</text:span> no directorio actual. Baixo o novo directorio, o código fonte debe estar preparado para a compilación (se a compilación for necesaria) e instalación. Na raíz do novo directorio, debería haber un ficheiro de texto plano <text:span text:style-name="T12">README</text:span> explicando o que fai o software e que versión é, e dar ligazóns a outros recursos, como a páxina web do proxecto, outros ficheiros interesantes, etc. Entre eses outros ficheiros debería haber un <text:span text:style-name="T12">INSTALL</text:span>, irmán do <text:span text:style-name="T12">README</text:span>, dando instrucións sobre como compilar e instalar o software para todos os sistemas operativos soportados. Como se mencionaba en “Como aplicar unha licenza ao teu código” no capítulo 2, “Primeiros pasos”, debería haber tamén un ficheiro <text:span text:style-name="T12">COPYING</text:span> coas cláusulas de distribución do software. </text:p>
      <text:p text:style-name="P17"/>
      <text:p text:style-name="P17">Debe haber tamén un ficheiro <text:span text:style-name="T12">CHANGES</text:span> (as veces chamado <text:span text:style-name="T12">NEWS</text:span>) coas novidades da versión. O ficheiro <text:span text:style-name="T12">CHANGES</text:span>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7"><text:soft-page-break/></text:p>
      <text:p text:style-name="P38">Version 2.5.0 </text:p>
      <text:p text:style-name="P38">(20 December 2004, from /branches/2.5.x) </text:p>
      <text:p text:style-name="P38">http://svn.scanley.org/repos/svn/tags/2.5.0/ </text:p>
      <text:p text:style-name="P38"/>
      <text:p text:style-name="P38"><text:s/>New features, enhancements: </text:p>
      <text:p text:style-name="P38"><text:s text:c="4"/>* Added regular expression queries (issue #53) </text:p>
      <text:p text:style-name="P38"><text:s text:c="4"/>* Added support for UTF-8 and UTF-16 documents </text:p>
      <text:p text:style-name="P38"><text:s text:c="4"/>* Documentation translated into Polish, Russian, Malagasy </text:p>
      <text:p text:style-name="P38"><text:s text:c="4"/>* ... </text:p>
      <text:p text:style-name="P38"/>
      <text:p text:style-name="P38"><text:s/>Bugfixes: </text:p>
      <text:p text:style-name="P38"><text:s text:c="4"/>* fixed reindexing bug (issue #945) </text:p>
      <text:p text:style-name="P38"><text:s text:c="4"/>* fixed some query bugs (issues #815, #1007, #1008) </text:p>
      <text:p text:style-name="P38"><text:s text:c="4"/>* ... </text:p>
      <text:p text:style-name="P38"/>
      <text:p text:style-name="P17">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17"/>
      <text:h text:style-name="P103" text:outline-level="4">CHANGES versus ChangeLog </text:h>
      <text:p text:style-name="P17"/>
      <text:p text:style-name="P17">Tradicionalmente, un ficheiro chamado <text:span text:style-name="T12">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7"/>
      <text:p text:style-name="P17">O ficheiro <text:span text:style-name="T12">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7"/>
      <text:p text:style-name="P17">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17"/>
      <text:p text:style-name="P17">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text:soft-page-break/>“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17"/>
      <text:p text:style-name="P17">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17"/>
      <text:p text:style-name="P17">scanley-2.5.0.tar.bz2 </text:p>
      <text:p text:style-name="P17">scanley-2.5.0.tar.gz </text:p>
      <text:p text:style-name="P17">scanley-2.5.0.zip </text:p>
      <text:p text:style-name="P17"/>
      <text:p text:style-name="P17">...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7"/>
      <text:h text:style-name="P103" text:outline-level="4">Maiúsculas ou minúsculas? </text:h>
      <text:p text:style-name="P17"/>
      <text:p text:style-name="P17">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2">Scanley-2.5.0.tar.gz </text:span>como <text:span text:style-name="T12">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7"/>
      <text:h text:style-name="P103" text:outline-level="4">Pre-versións </text:h>
      <text:p text:style-name="P17"/>
      <text:p text:style-name="P17">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17"/>
      <text:p text:style-name="P17">scanley-2.3.0-alpha1.tar.gz </text:p>
      <text:p text:style-name="P17">scanley-2.3.0-alpha2.tar.gz </text:p>
      <text:p text:style-name="P17">scanley-2.3.0-beta1.tar.gz </text:p>
      <text:p text:style-name="P17">scanley-2.3.0-beta2.tar.gz </text:p>
      <text:p text:style-name="P17">scanley-2.3.0-beta3.tar.gz </text:p>
      <text:p text:style-name="P17">scanley-2.3.0.tar.gz </text:p>
      <text:p text:style-name="P17"/>
      <text:p text:style-name="P17"><text:soft-page-break/>O primeiro desempacotaríase nun directorio chamado <text:span text:style-name="T12">scanley-2.3.0-alpha1</text:span>, o segundo dentro <text:span text:style-name="T12">scanley-2.3-0-alpha2</text:span>, etc. </text:p>
      <text:p text:style-name="P17"/>
      <text:h text:style-name="P183" text:outline-level="3">Compilación e instalación </text:h>
      <text:p text:style-name="P17"><text:s/></text:p>
      <text:p text:style-name="P17">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7"/>
      <text:p text:style-name="P38">$ ./configure </text:p>
      <text:p text:style-name="P38"><text:s text:c="3"/>$ make </text:p>
      <text:p text:style-name="P38"><text:s text:c="3"/># make install </text:p>
      <text:p text:style-name="P38"/>
      <text:p text:style-name="P17">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2">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17"/>
      <text:p text:style-name="P17">Este non é o único estándar, mais é un dos máis estendidos. O sistema de compilación <text:a xlink:type="simple" xlink:href="http://ant.apache.org/">Ant</text:a> (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134">perl Makefile.pl</text:span>). Se non é obvio para ti que estándar empregar no teu proxecto, pregunta a un desenvolvedor experimentado; podes asumir con seguridade que se aplica <text:span text:style-name="T12">algún</text:span> estándar, mesmo se non souberes cal é ao principio. </text:p>
      <text:p text:style-name="P17"/>
      <text:p text:style-name="P17">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2">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17"/>
      <text:p text:style-name="P17">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17"/>
      <text:p text:style-name="P17">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text:soft-page-break/>desenvolvedores que a primeira interacción co software requirise de pasos inesperados. </text:p>
      <text:p text:style-name="P17"/>
      <text:h text:style-name="P183" text:outline-level="3">Pacotes binarios </text:h>
      <text:p text:style-name="P17"/>
      <text:p text:style-name="P17">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2">.deb</text:span>); en MS Windows, xeralmente ficheiros <text:span text:style-name="T12">.MSI</text:span> ou auto-instalables <text:span text:style-name="T12">.exe</text:span>. </text:p>
      <text:p text:style-name="P17"/>
      <text:p text:style-name="P17">Independentemente de se estes pacotes binarios son empacotados por xente vinculada ao proxecto, ou por terceiros, os usuarios <text:span text:style-name="T12">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7"/>
      <text:p text:style-name="P17">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7"/>
      <text:p text:style-name="P17">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2">ausente</text:span> cando debería estar presente: alguén estaba executando unha versión remendada, baseada en (mais non idéntica) unha versión oficial, e cando o erro anunciado non sucedeu, todo o mundo tiña que escarvar arredor para adiviñar a causa. </text:p>
      <text:p text:style-name="P17"/>
      <text:p text:style-name="P17">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text:soft-page-break/>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17"/>
      <text:h text:style-name="P178" text:outline-level="2">Probas e publicación das versións </text:h>
      <text:p text:style-name="P17"/>
      <text:p text:style-name="P17">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http://www.pgpi.org/), ou algún outro programa que produza sinaturas compatibles con PGP. </text:p>
      <text:p text:style-name="P17"/>
      <text:p text:style-name="P17">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7"/>
      <text:p text:style-name="P17">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2">scanley-2.5.0.tar.gz</text:span>, situaríase no mesmo directorio un ficheiro <text:span text:style-name="T12">scanley-2.5.0.tar.gz.asc</text:span> coa sinatura dixital para o tarball, outro ficheiro <text:span text:style-name="T12">scanley-2.5.0.tar.gz.mdz</text:span> co MD5 checksum, e opcionalmente outro, <text:span text:style-name="T12">scanley-2.5.0.tar.gz.sha1</text:span>, co SHA1 checksum. Unha forma diferente de facelo sería poñendo todas a sinaturas para os pacotes lanzados nun único ficheiro, <text:span text:style-name="T12">scanley-</text:span><text:span text:style-name="T12">2.5.0.sigs</text:span>; o mesmo cos checksums. </text:p>
      <text:p text:style-name="P17"/>
      <text:p text:style-name="P17">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información sobre paranoias. </text:p>
      <text:p text:style-name="P17"/>
      <text:h text:style-name="P183" text:outline-level="3"><text:soft-page-break/>Versións candidatas </text:h>
      <text:p text:style-name="P17"/>
      <text:p text:style-name="P17">Para versións importantes que conteñen moitas mudanzas, moitos proxectos prefiren sacar <text:span text:style-name="T12">versións candidatas</text:span> primeiro, p. ex., <text:span text:style-name="T12">scanley-2.5.0-beta1</text:span> antes de <text:span text:style-name="T12">scanley-2.5.0</text:span>. O propósito dunha candidata é probar ese código antes de darlle o status de versión oficial. Se se atopan problemas, son arranxados na rama da versión e unha nova versión candidata é estendida (<text:span text:style-name="T12">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17"/>
      <text:p text:style-name="P17">En moitos outros aspectos, unha versión candidata debería ser tratada como a versión real. O cualificador <text:span text:style-name="T12">alpha</text:span>, <text:span text:style-name="T12">beta</text:span> ou <text:span text:style-name="T12">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7"/>
      <text:h text:style-name="P183" text:outline-level="3">Anunciando as versións </text:h>
      <text:p text:style-name="P17"/>
      <text:p text:style-name="P17">Anunciar unha versión é como anunciar calquera outro evento, e debería empregar os procesos descritos na sección “Publicidade2 no capitulo 6, “Comunicacións” . Hai algunhas cousas que facer especificamente para a versión. </text:p>
      <text:p text:style-name="P17"/>
      <text:p text:style-name="P17">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7"/>
      <text:p text:style-name="P17">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7"><text:s/></text:p>
      <text:p text:style-name="P17">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17"/>
      <text:h text:style-name="P178" text:outline-level="2">Mantendo múltiples liñas de versións </text:h>
      <text:p text:style-name="P17"/>
      <text:p text:style-name="P17">O proxectos máis maduros manteñen varias liñas de versións en paralelo. Por exemplo, despois de que <text:soft-page-break/>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7"/>
      <text:p text:style-name="P17">Despois de que a liña 1.1.x estea ben avanzada, podes declarar a 1.0.x como <text:span text:style-name="T12">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7"/>
      <text:p text:style-name="P17">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7"><text:s/></text:p>
      <text:p text:style-name="P17">Para cada versión, asegúrate de teres unha <text:span text:style-name="T12">versión obxectivo</text:span> ou <text:span text:style-name="T12">fito</text:span> dispoñible no notificador de erros, 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17"/>
      <text:h text:style-name="P183" text:outline-level="3">Versións de seguridade </text:h>
      <text:p text:style-name="P17"/>
      <text:p text:style-name="P17">A maioría dos detalles para manexar erros de seguridade están cubertos na sección “Seguridade” no capitulo 6, “Comunicacións”, mais hai algúns detalles especiais que discutir para facer versións de seguridade. </text:p>
      <text:p text:style-name="P17"/>
      <text:p text:style-name="P17">Unha <text:span text:style-name="T12">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7"/>
      <text:p text:style-name="P17">Debido a esta falta de testaxe, unha versión de seguridade debería sempre consistir dunha versión existente máis os arranxos para o erro de seguridade, sen <text:span text:style-name="T12">ningunha</text:span> <text:span text:style-name="T12">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recomendar que non se implementen máis mudanzas simultaneamente. </text:p>
      <text:p text:style-name="P17"/>
      <text:p text:style-name="P17">Facer versións de seguridade as veces supón algunha pequena decepción. Por exemplo, o proxecto <text:soft-page-break/>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2">tamén</text:span> o amaño de seguridade, igual que o resto de futuras versións). </text:p>
      <text:p text:style-name="P17"/>
      <text:p text:style-name="P17">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7"/>
      <text:h text:style-name="P178" text:outline-level="2">Versións e desenvolvemento diario </text:h>
      <text:p text:style-name="P17"/>
      <text:p text:style-name="P17">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17"/>
      <text:p text:style-name="P17">Aquí hai un exemplo de commit mal concibido: </text:p>
      <text:p text:style-name="P17"/>
      <text:p text:style-name="P38">------------------------------------------------------------------------ </text:p>
      <text:p text:style-name="P38">r6228 | jrandom | 2004-06-30 22:13:07 -0500 (Wed, 30 Jun 2004) | 8 lines </text:p>
      <text:p text:style-name="P38"/>
      <text:p text:style-name="P38">Fix Issue #1729: Make indexing gracefully warn the user when a file </text:p>
      <text:p text:style-name="P38">is changing as it is being indexed. </text:p>
      <text:p text:style-name="P38"/>
      <text:p text:style-name="P38">* ui/repl.py </text:p>
      <text:p text:style-name="P38"><text:s text:c="2"/>(ChangingFile): New exception class. </text:p>
      <text:p text:style-name="P38"><text:s text:c="2"/>(DoIndex): Handle new exception. </text:p>
      <text:p text:style-name="P38"><text:s/></text:p>
      <text:p text:style-name="P38">* indexer/index.py </text:p>
      <text:p text:style-name="P38"><text:s text:c="2"/>(FollowStream): Raise new exception if file changes during indexing. </text:p>
      <text:p text:style-name="P38"><text:s text:c="2"/>(BuildDir): Unrelatedly, remove some obsolete comments, reformat </text:p>
      <text:p text:style-name="P38"><text:s text:c="2"/>some code, and fix the error check when creating a directory. </text:p>
      <text:p text:style-name="P38"/>
      <text:p text:style-name="P38">Other unrelated cleanups: </text:p>
      <text:p text:style-name="P38"/>
      <text:p text:style-name="P38">* www/index.html: Fix some typos, set next release date. </text:p>
      <text:p text:style-name="P38">------------------------------------------------------------------------ </text:p>
      <text:p text:style-name="P38"/>
      <text:p text:style-name="P17">O problema aparece tan pronto como alguén necesita portar o arranxo para comprobar os erros na función <text:span text:style-name="T12">BuildDir</text:span> a outra rama para unha versión de mantemento. O portador non quere ningunha das outros mudanzas por exemplo, quizais o arranxo para o problema #1729 non foi de todo aprobado para a rama de mantemento, e o ficheiro <text:span text:style-name="T12">index.html</text:span> sería simplemente irrelevante alí. Mais non pode facilmente coller xusto a mudanza <text:span text:style-name="T12">BuildDir</text:span>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text:soft-page-break/>outros, e todo porque o commiter orixinal nun puido romper as cousas en grupos lóxicos. </text:p>
      <text:p text:style-name="P17"/>
      <text:p text:style-name="P17">De feito, ese commit realmente deberían ter sido <text:span text:style-name="T12">catro</text:span> commits separados: un para resolver o problema #1729, outro para eliminar comentarios obsoletos e reformatar o código en <text:span text:style-name="T12">BuildDir</text:span>, outro para arranxar o erro en <text:span text:style-name="T12">BuildDir</text:span>, e finalmente, un para o <text:span text:style-name="T12">index.html</text:span>. O terceiro deses commits seria o proposto para a rama de mantemento da versión. </text:p>
      <text:p text:style-name="P17"/>
      <text:p text:style-name="P17">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7"/>
      <text:h text:style-name="P183" text:outline-level="3">Planeando as versións </text:h>
      <text:p text:style-name="P17"/>
      <text:p text:style-name="P17">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7"/>
      <text:p text:style-name="P17">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17"/>
      <text:p text:style-name="P17">Non hai unha solución xeral para este problema excepto a discusión e o compromiso, por suposto. Mais non podes minimizar a frecuencia e o nivel de fricción causado, polo desacoplamento da proposta <text:span text:style-name="T12">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6" text:note-class="footnote"><text:note-citation>16</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text:soft-page-break/>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17"/>
      <text:p text:style-name="P17">Na biografía de Thomas Jefferson, de varios volumes, <text:span text:style-name="T12">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7"/>
      <text:p text:style-name="P17">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text:span text:style-name="T12">datas</text:span> da versión actual serán máis suaves. </text:p>
      <text:p text:style-name="P17"/>
      <text:p text:style-name="P17">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17"/>
      <text:p text:style-name="P17">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h text:style-name="P172" text:outline-level="1"><text:span text:style-name="T138">Capítulo 8. </text:span>Xestionando voluntarios </text:h>
      <text:p text:style-name="P24"/>
      <text:p text:style-name="P24">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ais é unha arte no senso de que pode <text:soft-page-break/>mellorarse a través do estudo e da práctica. </text:p>
      <text:p text:style-name="P24"/>
      <text:p text:style-name="P24">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 -e as consecuencias de non aplicar- as recomendacións que seguen. Sempre que for politicamente correcto fornecer exemplos derivados destes outros proxectos, fareino. </text:p>
      <text:p text:style-name="P24"/>
      <text:p text:style-name="P24">Falando de política, este é un momento tan bo como calquera outro para inspeccionarmos a devandita palabra maligna. A moitos enxeñeiros gústalles pensar que a política é algo no que está envolvida outra xente, ao xeito de "<text:span text:style-name="T12">Eu</text:span> estou avogando polo mellor camiño para o proxecto, mais <text:span text:style-name="T12">Ela</text:span>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 -o mantemento da súa posición de influencia, minar a influencia dun terceiro, "vender motos", ou evitar ferir os sentimentos de alguén- outros integrantes do proxecto poden anoxarse. Por suposto, isto raramente evita que se comporten do mesmo xeito cando son os seus propios intereses os que están en xogo. </text:p>
      <text:p text:style-name="P24"/>
      <text:p text:style-name="P24">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text:span text:style-name="T12">todas</text:span>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24"/>
      <text:p text:style-name="P24">Así, mentres leas os consellos que seguen, e mentres traballes no teu propio proxecto, lembra que <text:span text:style-name="T12">ninguén</text:span>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p>
      <text:p text:style-name="P24"/>
      <text:h text:style-name="P179" text:outline-level="2">Conseguir o máximo de voluntarios </text:h>
      <text:p text:style-name="P24"/>
      <text:p text:style-name="P24">Por que os voluntarios traballan en proxectos de software libre<text:note text:id="ftn17" text:note-class="footnote"><text:note-citation>17</text:note-citation><text:note-body><text:p text:style-name="P23"><text:s/>Esta cuestión foi estudada en detalle, con resultados interesantes, nun estudo de Karim Lakhani e Robert G. Wolf titulado <text:span text:style-name="T12">Why Hackers Do What They Do: Understanding Motivation and Effort in Free/Open Source Software Projects</text:span> (Por que os Hackers fan o que fan: entendendo a motivación e o esforzo en proxectos de software libre e de código aberto). Bótalle unha ollada a <text:a xlink:type="simple" xlink:href="http://freesoftware.mit.edu/papers/lakhaniwolf.pdf">http://freesoftware.mit.edu/papers/lakhaniwolf.pdf</text:a> </text:p></text:note-body></text:note>? </text:p>
      <text:p text:style-name="P24"><text:soft-page-break/></text:p>
      <text:p text:style-name="P24">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24"/>
      <text:p text:style-name="P24">Estas normas non sempre xorden por si soas. Por exemplo, nalgúns proxectos -os desenvolvedores experimentados de software libre probablemente poidan nomear varios de memoria- 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24"/>
      <text:h text:style-name="P184" text:outline-level="3">Delegación </text:h>
      <text:p text:style-name="P24"/>
      <text:p text:style-name="P24">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asoballante, ou pode conducilo a participar doutros xeitos a maiores, grazas a un renovado sentimento de compromiso. </text:p>
      <text:p text:style-name="P24"/>
      <text:p text:style-name="P24"><text:span text:style-name="T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 -pode haber algo mesmo máis importante que poidas facer con ese tempo que aforras. Mais mesmo cando o argumento do custe de oportunidade non for relevante, </text:span><text:span text:style-name="T14">aínda así</text:span><text:span text:style-name="T1"> podes queres pedirlle a alguén que faga unha tarefa concreta debido a que no longo prazo queres que esa persoa participe máis </text:span><text:soft-page-break/><text:span text:style-name="T1">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span></text:p>
      <text:p text:style-name="P24"/>
      <text:h text:style-name="P104" text:outline-level="4">Distingue claramente entre solicitar e asignar </text:h>
      <text:p text:style-name="P24"/>
      <text:p text:style-name="P24">En ocasións é lóxico ter a expectativa de que unha persoa vaia aceptar unha tarefa concreta. Por exemplo, se alguén insire un erro dentro do código, ou fai <text:span text:style-name="T12">commit</text:span>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24"/>
      <text:p text:style-name="P24">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24"/>
      <text:p text:style-name="P24">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24"/>
      <text:p text:style-name="P60">Tarefa asignada para ti, X, debido a que es o que está máis familiarizado con este código. Séntete libre de devolveres a asignación se non tiveres tempo de revisala. (E faime saber se prefires non recibir este tipo de solicitudes no futuro). </text:p>
      <text:p text:style-name="P60"/>
      <text:p text:style-name="P24"><text:span text:style-name="T1">Así distínguese claramente a </text:span><text:span text:style-name="T14">solicitude</text:span><text:span text:style-name="T1"> da tarefa da </text:span><text:span text:style-name="T14">aceptación</text:span><text:span text:style-name="T1">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span></text:p>
      <text:p text:style-name="P24"/>
      <text:h text:style-name="P104" text:outline-level="4"><text:soft-page-break/>Persevera no delegado </text:h>
      <text:p text:style-name="P24"/>
      <text:p text:style-name="P24">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 -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24"/>
      <text:p text:style-name="P24">O motivo de amosares publicamente a falta de resposta <text:span text:style-name="T12">non</text:span>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24"/>
      <text:h text:style-name="P104" text:outline-level="4">Fíxate no que lle interesa á xente </text:h>
      <text:p text:style-name="P24"/>
      <text:p text:style-name="P24">Outra cousa que fai feliz á xente é que te fixes nos seus intereses -en xeral, cantos máis aspectos da personalidade de alguén teñas presentes e lembres, máis cómodo vai estar este alguén, e máis vai querer traballar en grupos dos que ti formes parte. </text:p>
      <text:p text:style-name="P24"/>
      <text:p text:style-name="P24">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text:span text:style-name="T12">non</text:span>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24"/>
      <text:p text:style-name="P24">Canto máis consciente fores do que a xente quere obter do proxecto, máis eficiente e efectivamente poderás facerlles solicitudes. Simplemente demostrares comprensión do que queren, sen faceres ningunha solicitude asociada, xa é útil, dado que lle confirma a cada persoa que non é simplemente unha partícula máis nunha masa amorfa. </text:p>
      <text:p text:style-name="P24"/>
      <text:h text:style-name="P184" text:outline-level="3">Louvanzas e críticas </text:h>
      <text:p text:style-name="P24"/>
      <text:p text:style-name="P24"><text:span text:style-name="T1">Louvanzas e críticas non son antónimos; de feito son moi similares en varias facetas. Ambos son formas de atención primarias, e son máis efectivos cando son específicos que cando son xenéricos. </text:span><text:soft-page-break/><text:span text:style-name="T1">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span></text:p>
      <text:p text:style-name="P24"/>
      <text:p text:style-name="P24">Un cuestión interesante da cultura tecnolóxica é que a detallada e desapaixonada crítica a miúdo tómase como una especie de louvanza (como se viu na sección “<text:span text:style-name="T12">Recoñecendo a rudeza</text:span>” no <text:span text:style-name="T12">Capítulo 6 Comunicacións</text:span>), isto débese á implicación subxacente de que o traballo que se está criticando vale suficientemente a pena como para ser analizado polo miúdo. En calquera caso, ambos aspectos; <text:span text:style-name="T12">detallada</text:span> e <text:span text:style-name="T12">desapaixonada</text:span> deben cumprirse para que esta afirmación sexa verdade. Por exemplo, se alguén fixer algunha mudanza chapuceira no código, é inútil (e de feito é contraproducente) comentares o asunto simplemente dicindo "Fixeches unha chapuza". Ser un chapuzas é, ao final, unha característica da <text:span text:style-name="T12">persoa</text:span>,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24"/>
      <text:p text:style-name="P24">Se alguén non mellorar tras as críticas, a solución non é máis, ou peor crítica. A solución é que o grupo elimine esa persoa do traballo non que é incompetente, nun xeito no que se minimice tanto como for posible ferir os seus sentimentos; na sección “<text:span text:style-name="T12">Transicións</text:span>” ao final deste capítulo podes ver uns exemplos. Este é habitualmente <text:s/>un caso raro. A maioría da xente responde bastante ben á crítica específica, detallada e que contén unha clara (mesmo aínda que non sexa explícita) esperanza de mellora. </text:p>
      <text:p text:style-name="P24"/>
      <text:p text:style-name="P24">As louvanzas non feren os sentimentos de ninguén, por suposto, mais iso non significa que deban ser empregadas con menor coidado que as críticas. A louvanzas son unha ferramenta: antes de usala, pregúntate a ti mesmo <text:span text:style-name="T12">por que</text:span> queres usala. Como regra, non é unha boa idea louvar a xente por faceren aquelo que acostuman a facer, ou por accións que son normais ou parte da súa participación no grupo. Se fixeses isto, sería difícil saber cando parar: deberías gabar a <text:span text:style-name="T12">todo o mundo</text:span>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24"/>
      <text:p text:style-name="P24"><text:span text:style-name="T1">Isto non quere dicir que a contribución desta persoa non deba ser recoñecida, por suposto. Mais recorda </text:span><text:span text:style-name="T1">que se o proxecto estiver ben configurado, todo o que esa 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ext:span><text:span text:style-name="T1">traballo. Probablemente non sexa necesario facer estas cousas dun xeito calculado. Alguén que regularmente faga grandes contribucións nun proxecto saberao, e ocupará por defecto unha posición de </text:span><text:soft-page-break/><text:span text:style-name="T1">influencia. Normalmente non é necesario dar pasos explícitos para asegurar isto, a non ser que sintas que, pola razón que sexa, un contribuínte está sendo infravalorado. </text:span></text:p>
      <text:p text:style-name="P24"/>
      <text:h text:style-name="P184" text:outline-level="3">Evita a territorialidade </text:h>
      <text:p text:style-name="P24"/>
      <text:p text:style-name="P24">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text:span text:style-name="T12">conquistada</text:span>. Mesmo se a persoa que desexa a autoridade realmente é competente, segue sendo crucial que atesoure esa autoridade dun xeito informal, a través do consenso do grupo, e que a autoridade nunca provoque que exclúa os demais do traballo nesa área. </text:p>
      <text:p text:style-name="P24"/>
      <text:p text:style-name="P24">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24"><text:s/></text:p>
      <text:p text:style-name="P24">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24"/>
      <text:p text:style-name="P60"><text:span text:style-name="T1">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text:span><text:span text:style-name="T1">liña? Quitas a etiqueta de autor doutro contribuínte cando refactorizas o seu código nun 95%? Que fas coa xente que toca cada ficheiro, mudando unicamente o necesario para facerse o autor virtual segundo as etiquetas de autor, de xeito que o seu nome estea en todos lados?</text:span></text:p>
      <text:p text:style-name="P61"/>
      <text:p text:style-name="P61">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text:soft-page-break/>poder esquecerte?</text:p>
      <text:p text:style-name="P61"/>
      <text:p text:style-name="P25">Os ficheiros fonte dun proxecto de software son o núcleo da súa identidade. Deberían reflectir o feito de que a comunidade de desenvolvemento no seu conxunto é a responsable del, e non estar dividido en pequena leiras.</text:p>
      <text:p text:style-name="P25"/>
      <text:p text:style-name="P24"><text:span text:style-name="T1">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text:span><text:span text:style-name="T1"><text:note text:id="ftn18" text:note-class="footnote"><text:note-citation>18</text:note-citation><text:note-body><text:p text:style-name="Footnote"><text:span text:style-name="T131">Mais podes ver o fío titulado "</text:span><text:span text:style-name="T132">Having authors names in .py files</text:span><text:span text:style-name="T131">" en </text:span><text:a xlink:type="simple" xlink:href="http://groups.google.com/group/sage-devel/browse_thread/thread/e207ce2206f0beee">http://groups.google.com/group/sage-devel/browse_thread/thread/e207ce2206f0beee</text:a><text:span text:style-name="T131">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text:span></text:p></text:note-body></text:note></text:span><text:span text:style-name="T1">.</text:span></text:p>
      <text:p text:style-name="P25"/>
      <text:p text:style-name="P24"><text:span text:style-name="T1">Se o teu proxecto decide prohibir os nomes individuais nos ficheiros fonte, asegúrate de non meteres a zoca. Por exemplo, moitos proxectos teñen unha área de </text:span><text:span text:style-name="T14">contrib/</text:span><text:span text:style-name="T1">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text:span></text:p>
      <text:p text:style-name="P25"><text:s/></text:p>
      <text:p text:style-name="P70"># indexclean.py: Borra datos antigos orixinados por un índice. </text:p>
      <text:p text:style-name="P70"># </text:p>
      <text:p text:style-name="P70"># Autor Orixinal: K. Maru &amp;lt;kobayashi@yetanotheremailservice.com&amp;gt; </text:p>
      <text:p text:style-name="P70"># Agora Mantido Por: O Proxecto Scanley &amp;lt;http://www.scanley.org/&amp;gt; </text:p>
      <text:p text:style-name="P70"># <text:s text:c="19"/>e K. Maru. </text:p>
      <text:p text:style-name="P70"># </text:p>
      <text:p text:style-name="P70"># ... </text:p>
      <text:p text:style-name="P87"/>
      <text:p text:style-name="P24">Mais é mellor evitares estes compromisos, na medida que for posible, e a maioría dos autores están dispostos a seren persuadidos, porque se senten felices de que a súa contribución se converta nun parte máis integral do proxecto. </text:p>
      <text:p text:style-name="P24"/>
      <text:p text:style-name="P24">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24"><text:soft-page-break/></text:p>
      <text:h text:style-name="P184" text:outline-level="3">A relación de automatización </text:h>
      <text:p text:style-name="P24"/>
      <text:p text:style-name="P24">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24"/>
      <text:p text:style-name="P24">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text:span text:style-name="T12">ese</text:span> número aínda hai que multiplicalo polo número de desenvolvedores. </text:p>
      <text:p text:style-name="P24"/>
      <text:p text:style-name="P24">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no <text:span text:style-name="T12">Capítulo 3 Infraestrutura Técnica</text:span>,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 -mais é rendible, mesmo se a súa configuración che custa un día ou máis. O beneficio xeral de ter páxinas actualizadas dispoñibles en todo momento é enorme, mesmo se o custo de <text:span text:style-name="T12">non</text:span> telas puidese parecerlle un tema menor nun momento concreto a algún desenvolvedor concreto. </text:p>
      <text:p text:style-name="P24"/>
      <text:p text:style-name="P24">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24"/>
      <text:h text:style-name="P104" text:outline-level="4">Probas automáticas </text:h>
      <text:p text:style-name="P24"/>
      <text:p text:style-name="P24"><text:span text:style-name="T1">As execucións automáticas de probas son útiles para calquera proxecto de software, 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 -tes que adiviñar onde puideches romper algo, e probar varios experimentos para comprobares se o </text:span><text:soft-page-break/><text:span text:style-name="T1">fixeches ou non- ter mecanismos automatizados para detectar estes erros afórralle ao proxecto </text:span><text:span text:style-name="T14">unha chea</text:span><text:span text:style-name="T1"> de tempo. A maiores, tamén consegue que a xente se sinta máis relaxada á hora de refactorizar grandes conxuntos de código, e polo tanto contribúe a manter a longo prazo o software. </text:span></text:p>
      <text:p text:style-name="P24"/>
      <text:h text:style-name="P108" text:outline-level="5">Probas de regresión </text:h>
      <text:p text:style-name="P58"/>
      <text:p text:style-name="P58">As <text:span text:style-name="T12">probas de regresión</text:span>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58"/>
      <text:p text:style-name="P58">Como resposta a esta problemática, moitos proxectos teñen unha <text:span text:style-name="T12">colección de probas</text:span><text:span text:style-name="T24">,</text:span> un programa separado que invoca o software do proxecto en casuísticas nas que se sabe que no pasado se producían erros. Se a colección de probas fai que aparezan algúns deste erros, entón este feito coñécese como <text:span text:style-name="T12">regresión</text:span><text:span text:style-name="T24">,</text:span> o que quere dicir que as mudanzas feitas por alguén reabriron un erro previamente reparado. </text:p>
      <text:p text:style-name="P58"/>
      <text:p text:style-name="P58">Bótalle unha ollada a <text:a xlink:type="simple" xlink:href="http://en.wikipedia.org/wiki/Regression_testing">http://en.wikipedia.org/wiki/Regression_testing</text:a> <text:s/></text:p>
      <text:p text:style-name="P58"/>
      <text:p text:style-name="P24">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24"/>
      <text:p text:style-name="P24">Moitos proxectos observan con decisión a regra de "<text:span text:style-name="T12">Non rompas o que funciona!</text:span>",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p>
      <text:p text:style-name="P24"/>
      <text:p text:style-name="P24">A maioría dos desenvolvedores voluntarios están dispostos a empregaren tempo extra en escribir probas de regresión, sempre e cando o sistema de comprobacións for comprensible e fácil traballar con el. O acompañamento das mudanzas coas 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text:soft-page-break/>corrección do erro, polo que se torna imperativo que a experiencia de usuario coa colección de comprobacións non sexa máis dolorosa do imprescindible. </text:p>
      <text:p text:style-name="P24"/>
      <text:p text:style-name="P24">Algúns proxectos aínda van alén disto, requirindo que unha nova comprobación acompañe <text:span text:style-name="T12">cada</text:span> solución de erros ou nova funcionalidade. Pode ser unha boa idea ou non en función de varios factores: a natureza do software, a predisposición do equipo de desenvolvemento, e a dificultade de escribir novas comprobacións. O proxecto CVS (<text:a xlink:type="simple" xlink:href="http://www.cvshome.org/">http://www.cvshome.org/</text:a>)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text:span text:style-name="T12">sanity.sh</text:span>) moi difícil de ler, modificar ou estender. A dificultade de engadir novos casos de proba, combinada co requisito de que os parches deben estar acompañados de novas comprobacións, provoca que efectivamente CVS free o envío de parches. Cando traballaba en CVS, ás veces vin xente comezar ou mesmo rematar un parche para CVS, mais renderse e abandonar cando lles mencionaba o requisito de que tiñan que engadir un novo caso de proba ao ficheiro <text:span text:style-name="T12">sanity.sh</text:span> </text:p>
      <text:p text:style-name="P24"/>
      <text:p text:style-name="P24">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p>
      <text:p text:style-name="P24"/>
      <text:p text:style-name="P24">Esta situación debíase a un fallo de parte a parte na consideración da relación de automatización. É certo que facer a mudanza a un marco de comprobacións real -tanto fose personalizado como empregado así como saía da caixa- tería sido un esforzo moi grande<text:note text:id="ftn19" text:note-class="footnote"><text:note-citation>19</text:note-citation><text:note-body><text:p text:style-name="P51">Ten en conta que non había a necesidade de converter todas as probas preexistentes ao novo marco/ferramenta de comprobación; os dous marcos/ferramentas poderían convivir, convertendo unicamente aquelas comprobacións que precisaran ser actualizadas</text:p></text:note-body></text:note>. Mais negarse a facelo tivo un custo moito maior para o proxecto, ao longo dos anos. Cantas correccións de erros e novas funcionalidades <text:span text:style-name="T12">non</text:span>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24"/>
      <text:p text:style-name="P24">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deberás facer algo. O mesmo pensamento pode estenderse para calquera proceso rutineiro que se torna nunha barreira ou gargalo. </text:p>
      <text:p text:style-name="P24"/>
      <text:h text:style-name="P184" text:outline-level="3">Trata a cada usuario como a un potencial voluntario </text:h>
      <text:p text:style-name="P24"><text:s/></text:p>
      <text:p text:style-name="P24"><text:soft-page-break/><text:span text:style-name="T1">Todo contacto cun usuario é unha oportunidade para captares un novo voluntario. Cando un usuario se molesta en enviar unha mensaxe a unha lista de correo ou cubrir un erro no notificador de erros, está </text:span><text:span text:style-name="T1">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span></text:p>
      <text:p text:style-name="P24"/>
      <text:p text:style-name="P24">Non limites os teus obxectivos para conseguires novos desenvolvedores e persoas que documenten. Por exemplo, formar xente para escribir bos informes de erros paga a pena a longo prazo, se non empregares <text:span text:style-name="T12">demasiado</text:span> tempo por persoa e se eles van a enviar máis informes no futuro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text:span text:style-name="T12">si</text:span> é un erro. A xente desexa que a escoiten. Ademais, desexa que os erros sexan resoltos. Aínda que non se poida resolver o erro de inmediato, sempre se pode escoitar os colaboradores. </text:p>
      <text:p text:style-name="P24"/>
      <text:p text:style-name="P24">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p>
      <text:p text:style-name="P24"/>
      <text:p text:style-name="P59">Ei, non son capaz de arrincar Scanley. Cada vez que arrinco, só aparecen erros. Sofre alguén este mesmo problema?</text:p>
      <text:p text:style-name="P59"/>
      <text:p text:style-name="P25">Algún desenvolvedor -que ten visto este tipo de informes máis dunha vez e non se parou a pensar que o novato non- responderá algo como isto:</text:p>
      <text:p text:style-name="P25"/>
      <text:p text:style-name="P59">Que pensas que podemos facer con tan pouca información? A ver. Indícanos algúns detalles como a versión de Scanley, que sistema operativo usas e os erros que amosa.</text:p>
      <text:p text:style-name="P25"/>
      <text:p text:style-name="P24"><text:span text:style-name="T1">Este desenvolvedor non se parou a observar o problema desde o punto de vista do usuario e tampouco ten considerado o efecto nocivo que pode ter unha resposta dese estilo en toda a </text:span><text:span text:style-name="T14">outra</text:span><text:span text:style-name="T1"> xente vendo o </text:span><text:span text:style-name="T1">intercambio de correos. Evidentemente, un usuario sen experiencia en programación nin en informes de erros, non saberá como enviar un. O mellor modo de xestionar a súa contribución é aprenderlle. E facelo dun modo que volvan por máis.</text:span></text:p>
      <text:p text:style-name="P25"/>
      <text:p text:style-name="P58"><text:span text:style-name="T1">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text:span><text:a xlink:type="simple" xlink:href="http://www.scanley.org/how_to_report_a_bug.html"><text:span text:style-name="T1">http://www.scanley.org/how_to_report_a_bug.html</text:span></text:a><text:span text:style-name="T1"> <text:s/>para máis información.</text:span></text:p>
      <text:p text:style-name="P59"/>
      <text:p text:style-name="P24"><text:span text:style-name="T1">Esta resposta é moito máis efectiva xa que está escrita desde o punto de vista do usuario. Punto un, expresa empatía: </text:span><text:span text:style-name="T14">tes un problema e nós sentímolo</text:span><text:span text:style-name="T1">. (Isto non é preciso en cada resposta; depende da severidade do problema e como de frustrado se mostre o usuario). Punto dous, en vez de botarlle en cara que non sabe como enviar un informe de erro, a resposta dille como facelo, con suficiente detalle </text:span><text:soft-page-break/><text:span text:style-name="T1">para que sexa útil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text:span></text:p>
      <text:p text:style-name="P25"/>
      <text:p text:style-name="P24"><text:span text:style-name="T1">As instrucións para enviar erros do proxecto Subversion son un bo exemplo (ver o </text:span><text:span text:style-name="T14">Apéndice D Exemplo de instrucións para informar de erros</text:span><text:span text:style-name="T1">). Nótese como se finaliza cunha invitación para resolver o erro. Isto non se fai porque leve a mellores relacións de informes/parches enviados -a maioría dos usuarios que saben arranxar os erros, tamén saben que os parche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parches que outros envían, etc. A chave reside en facer explícito que non hai diferenza </text:span><text:span text:style-name="T14">innata</text:span><text:span text:style-name="T1"> entre o usuario que informa do erro e a persoas que colaboran no proxecto -a diferenza radica en canto tempo e esforzo un pon no proxecto, non en quen é.</text:span></text:p>
      <text:p text:style-name="P25"/>
      <text:p text:style-name="P25">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text:p>
      <text:p text:style-name="P25"/>
      <text:p text:style-name="P59">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text:p>
      <text:p text:style-name="P59"/>
      <text:p text:style-name="P24"><text:span text:style-name="T1">A resposta inicial a esta mensaxe foi sorprendentemente contida: a xente indicou que o proxecto tiña </text:span><text:span text:style-name="T1">establecido unha política de non ofrecer binarios oficiais, e dito isto con diferentes graos de irritación, invitábase a este usuario a producir por si mesmo os binarios se eran tan importantes para el. Créase ou non, a seguinte mensaxe deste usuario comezou así:</text:span></text:p>
      <text:p text:style-name="P25"/>
      <text:p text:style-name="P59">Antes de nada, dicir que creo que o proxecto Subversion é un gran proxecto e realmente aprecio os esforzos de todo o mundo que colabora nel. [...]</text:p>
      <text:p text:style-name="P24"/>
      <text:p text:style-name="P24">... e entón voltou <text:span text:style-name="T12">de novo</text:span>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na sección “<text:span text:style-name="T12">Tolerancia cero coa mala educación</text:span>” no <text:span text:style-name="T12">Capítulo 2 Primeiros pasos</text:span> aplícase ás persoas coas que o proxecto ten (o debería ter) unha interacción sostida no tempo, mais cando alguén se postula como unha fonte de malos modais desde o comezo, non paga a pena facer que se sinta como na casa. </text:p>
      <text:p text:style-name="P24"><text:soft-page-break/></text:p>
      <text:p text:style-name="P24">Afortunadamente, tales situacións son raras e son aínda moito máis infrecuentes naqueles proxectos que fan o esforzo de integrar os novos participantes de modo construtivo e cortesmente desde o inicio. </text:p>
      <text:p text:style-name="P24"/>
      <text:h text:style-name="P179" text:outline-level="2">Comparte as tarefas de xestión así como as técnicas </text:h>
      <text:p text:style-name="P24"/>
      <text:p text:style-name="P24">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na práctica dáse máis unha topoloxía de redes igualitarias antes que unha estrutura de estilo militar. </text:p>
      <text:p text:style-name="P24"/>
      <text:p text:style-name="P24">Algunhas veces, os roles de xestión están formalizados e outros emerxen de modo espontáneo. No proxecto Subversion, temos un xestor de parche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na sección “xestión de publicacións” e na sección <text:s/>“ditadura do propietario das publicacións” con anterioridade neste capítulo). </text:p>
      <text:p text:style-name="P24"/>
      <text:p text:style-name="P24">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24"/>
      <text:p text:style-name="P24">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24"/>
      <text:h text:style-name="P184" text:outline-level="3">Xestor de parches</text:h>
      <text:p text:style-name="P24"/>
      <text:p text:style-name="P24">Nun proxecto de software libre que recibe moitos <text:span text:style-name="T137">parches</text:span>, facer seguimento de cada un deles pode ser un pesadelo, especialmente se se fixer dun modo descentralizado. A maioría dos parches son enviados como mensaxes á lista de correo (aínda que algún deles pode ser enviado ao xestor de incidencias, ou ter aparecido nalgún sitio web), e existen varios camiños que poden seguir desde ese momento. </text:p>
      <text:p text:style-name="P24"/>
      <text:p text:style-name="P24">Ás veces, alguén revisa o parches atopa algún problema e encamíñao ao autor orixinal para que corrixa os erros. Este proceso habitualmente leva a un proceso iterativo -sempre visible a través da lista de correo- no que o autor orixinal envía versións sucesivas do parche ata que ninguén ten nada máis que criticar. Non sempre é sinxelo saber cando remata o proceso: se o revisor fixer commit do parche, <text:soft-page-break/>claramente o proceso está completo. Mais se non for así, podo ser porque non tivo tempo, ou non ten acceso de commit e non puido falar con outros desenvolvedores para que o fixesen. </text:p>
      <text:p text:style-name="P24"/>
      <text:p text:style-name="P24">Outra resposta frecuente é un debate espontáneo, non necesariamente sobre o parche, senón sobre se o concepto detrás do parche é adecuado. Por exemplo, o parche pode ter un erro, mais o proxecto prefire arranxalo doutro modo, como parte dunha estratexia para resolver unha clase máis xeral de problemas. Habitualmente, isto non se sabe por adiantado, é o mesmo parche o que fai o descubrimento. </text:p>
      <text:p text:style-name="P24"/>
      <text:p text:style-name="P24"><text:span text:style-name="T1">Ocasionalmente, o parche atópase con silencio absoluto. Isto soe acontecer porque ningún desenvolvedor ten tempo </text:span><text:span text:style-name="T14">nese preciso instante</text:span><text:span text:style-name="T1"> para revisalo, e cada un deles espera que outro o revise. Debido a que non hai un límite específico sobre canto unha persoa pode esperar para que alguén responda e que poden chegar novas prioridades ao proxecto, é moi sinxelo que un parche pase desapercibido. O proxecto pode estar perdendo un bo parche, mais existen outros efectos colaterais peores que este: é desalentador para o autor -quen ten invertido traballo no parche- e transmite que o proxecto non está ó día, sobre todo con esa xente que escribe e envía parches. </text:span></text:p>
      <text:p text:style-name="P24"/>
      <text:p text:style-name="P24">O traballo do xestor de parches é asegurarse de que os parches non se perden no vacuo. Isto faise seguindo a evolución de cada parche con algunha clase de táboa de estado. O xestor de parches vixía cada lista de correo na que se envían parches. Se o envío do parche finaliza en commit, non fai nada. Se entra nun proceso interactivo de revisión, tendo unha versión do parche definitiva mais non se fai commit, preocúpase de cubrir unha incidencia que apunte a esa versión final do parche e á lista de correo na que sucedeu, para que sexa sinxelo que os desenvolvedores o revisen máis tarde. Se o parche ten a ver cunha incidencia concreta, anota toda esa información baixo a incidencia existente. </text:p>
      <text:p text:style-name="P24"/>
      <text:p text:style-name="P24">Cando un parche non xera ningunha reacción, o xestor de parches espera uns poucos días, e entón pregunta se alguén vai revisalo. En xeral, isto xera algunha reacción: un desenvolvedor pode explicar que o parche non debería ser aplicado ou pode revisalo el mesmo, dando lugar a un dos camiños expostos anteriormente. Se non houber resposta, o xestor de parche pode (ou non) cubrir unha incidencia para o parche segundo mellor vexa, mais polo menos o autor orixinal obtén <text:span text:style-name="T12">algún</text:span> feedback. </text:p>
      <text:p text:style-name="P24"/>
      <text:p text:style-name="P24">Para o proxecto Subversion, ter un xestor de parche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parches elimina este tipo de dúbidas e cuestións. Cada desenvolvedor toma a decisión que mellor lle veña no mesmo momento en que ve o parche: se desexa seguilo e revisalo, pode facelo. Se vai ignoralo, iso tamén está ben, xa que o xestor do parche fará que non fique no esquecemento. </text:p>
      <text:p text:style-name="P24"/>
      <text:p text:style-name="P24">Este sistema funciona só se a xente pode confiar en que o xestor de parche vai estar aí sempre, o rol debe ser formalmente declarado. En Subversion, publicitámolo nas listas de correo de usuarios e desenvolvedores, obtendo bastantes voluntarios e escollendo ó primeiro que respondeu. Cando esta persoa tivo que deixalo (ver a sección “<text:span text:style-name="T12">Transicións</text:span>” máis adiante neste capítulo), fixemos o mesmo de novo. Nunca se tentou ter varias persoas co mesmo rol, debido á sobrecarga en comunicacións que requiriría entre ambos, mais talvez en proxectos con moita carga de parches, un equipo de xestores de parches teña sentido. </text:p>
      <text:p text:style-name="P24"/>
      <text:h text:style-name="P184" text:outline-level="3"><text:soft-page-break/>Xestor das traducións </text:h>
      <text:p text:style-name="P24"/>
      <text:p text:style-name="P24">Nos proxectos de software, "tradución" pode referirse a cousas moi diferentes. Por un lado, pode ter que ver coa tradución da documentación a outras linguaxes, polo outro, pode referirse á tradución da aplicación -é dicir, facer que as 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p>
      <text:p text:style-name="P24"/>
      <text:p text:style-name="P25">No proxecto Subversion, temos a unha única persoa xestionando ambas. Esta persoa non escribe as traducións por si mesmo, desde logo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24"/>
      <text:p text:style-name="P24">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24"/>
      <text:p text:style-name="P24">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text:span text:style-name="T12">outro</text:span>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24"/>
      <text:p text:style-name="P24">As conversas entre os desenvolvedores e o xestor de traducións, ou entre este e os equipos de tradución, mantéñense na lingua franca do proxecto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24"/>
      <text:p text:style-name="P24">As conversas <text:span text:style-name="T12">dentro</text:span> 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24"/>
      <text:h text:style-name="P104" text:outline-level="4"><text:soft-page-break/>Internacionalización fronte a localización </text:h>
      <text:p text:style-name="P24"/>
      <text:p text:style-name="P58"><text:span text:style-name="T12">Internacionalización </text:span>(<text:span text:style-name="T12">I18N</text:span><text:span text:style-name="T24">)</text:span> e <text:span text:style-name="T12">localización</text:span> (<text:span text:style-name="T12">L10N</text:span><text:span text:style-name="T24">)</text:span> refírense ao proceso de adaptación dun programa a outros entornos lingüísticos e culturais diferentes do orixinal onde foi creado. Embora sexa trocado habitualmente o uso dos termos, non se refiren ao mesmo. Como <text:a xlink:type="simple" xlink:href="http://en.wikipedia.org/wiki/G11n">http://en.wikipedia.org/wiki/G11n</text:a> describe: </text:p>
      <text:p text:style-name="P58"/>
      <text:p text:style-name="P105">A distinción entre eles é sutil aínda que importante: a internacionalización é a adaptación de produtos para o seu <text:span text:style-name="T12">potencial</text:span> uso en todas partes, mentres a localización ten a ver con engadir funcionalidades <text:span text:style-name="T12">específicas</text:span> para o seu uso en determinadas contornas. </text:p>
      <text:p text:style-name="P58"/>
      <text:p text:style-name="P58"><text:span text:style-name="T1">Por exemplo, o feito de mudar o teu programa para que use Unicode (</text:span><text:a xlink:type="simple" xlink:href="http://en.wikipedia.org/wiki/Unicode"><text:span text:style-name="T1">http://en.wikipedia.org/wiki/Unicode</text:span></text:a><text:span text:style-name="T1">)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span></text:p>
      <text:p text:style-name="P58"/>
      <text:p text:style-name="P58">Así, as tarefas do xestor de traducións refírense principalmente á localización, non á internacionalización. </text:p>
      <text:p text:style-name="P58"/>
      <text:h text:style-name="P184" text:outline-level="3">Xestor de documentación </text:h>
      <text:p text:style-name="P24"/>
      <text:p text:style-name="P24">O mantemento da documentación é unha tarefa que nunca remata. Cada nova funcionalidade ou mellora introducida no código pode esixir unha mudanza na documentación. Ademais, cando a documentación dun proxecto atinxir un certo nivel de completitude, verás que moitos dos parches que a xente envía son para a documentación, non para o código. Isto débese a que hai máis xente competente para resolver erros na prosa que no código: tódolos usuarios son lectores, mais só uns poucos son programadores. </text:p>
      <text:p text:style-name="P24"/>
      <text:p text:style-name="P24">Os parche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parches de documentación que para os de código. Por outra banda, a maioría dos parches probablemente precisarán de algún axuste, de cara a manter unha voz única ao longo de toda a documentación. En moitos casos, os parches estarán solapados ou afectarán a outros parches, e precisarán ser axustados antes de facerse commit con eles. </text:p>
      <text:p text:style-name="P24"/>
      <text:p text:style-name="P24">Dadas as esixencias de xestión dos parche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parches dun modo integrado. </text:p>
      <text:p text:style-name="P24"/>
      <text:p text:style-name="P24">Evidentemente, isto non impide que outras persoas poidan enviar e aplicar mudanzas na documentación, especialmente os pequenos. O mesmo xestor de parches (ver a sección “<text:span text:style-name="T12">Xestor de Parches</text:span>” anteriormente neste mesmo capítulo) pode facer seguimento tanto dos parches de código <text:soft-page-break/>como dos de documentación, cubríndoos onde os equipos de desenvolvemento e documentación estiveren habituados a recibilos. (Se a cantidade de parches en total excede o que unha persoa pode seguir, dividir o traballo entre un xestor de parche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que <text:span text:style-name="T12">outros</text:span> fan sobre a documentación, revisar parches á documentación e usar toda esas fontes de información para facer o que for necesario para manter a documentación nun bo estado. </text:p>
      <text:p text:style-name="P24"/>
      <text:h text:style-name="P184" text:outline-level="3">Xestor de incidencias </text:h>
      <text:p text:style-name="P24"/>
      <text:p text:style-name="P24"><text:span text:style-name="T1">O número de incidencias no sistema de xestión de erros do proxecto crece proporcionalmente co número de xente que usa o programa. Embora arranxes erros e distribúas unha aplicación cada vez </text:span><text:span text:style-name="T1">máis robusta, deberías esperar que o número de erros abertos medre. Tamén se incrementará a frecuencia de erros duplicados, así como a de aqueles incompletos ou pobremente descritos. </text:span></text:p>
      <text:p text:style-name="P24"/>
      <text:p text:style-name="P24">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o que é unha das principais vantaxes de ter unha pouca xente especializada, en vez de ter a todo o mundo tratando de facelo <text:span text:style-name="T12">ad hoc</text:span>. Cando un grupo trata de facelo dun modo descentralizado, ninguén adquire un coñecemento profundo do contido da base de datos. </text:p>
      <text:p text:style-name="P24"/>
      <text:p text:style-name="P24">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24"/>
      <text:p text:style-name="P24">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text:note text:id="ftn20" text:note-class="footnote"><text:note-citation>20</text:note-citation><text:note-body><text:p text:style-name="Footnote">IssueZilla é un sistema xestor de erros descendente de BugZilla</text:p></text:note-body></text:note>. Como norma, cada nova versión de Subversion ten unha nova funcionalidade e un conxunto de erros resoltos. Nós asignamos o milestone adecuado a tódalas incidencias planeadas para esa versión (incluíndo a nova funcionalidade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24"><text:soft-page-break/></text:p>
      <text:p text:style-name="P24">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p>
      <text:p text:style-name="P24"/>
      <text:h text:style-name="P184" text:outline-level="3">Xestor da FAQ (Preguntas Frecuentes) </text:h>
      <text:p text:style-name="P24"/>
      <text:p text:style-name="P24">Contra todo prognóstico, o mantemento da FAQ é un problema complexo. A diferenza da maioría dos documentos dun proxecto, cuxos contidos son planeados por adiantado polos propios autores, a FAQ é un documento reactivo (ver a sección “<text:span text:style-name="T12">Mantendo unha FAQ</text:span>”).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ligazóns que deberían estar mais non están- debido a que os elementos relacionados foron engadidos un ano atrás. </text:p>
      <text:p text:style-name="P24"/>
      <text:p text:style-name="P24">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24"/>
      <text:p text:style-name="P24">Esta persoa, habitualmente convértese no experto por defecto no formato da FAQ. Hai un montón de pequenos detalles ao redor de manter unha FAQ (ver a sección “<text:span text:style-name="T12">Trata todos os recursos coma ficheiros</text:span>” no <text:span text:style-name="T12">Capítulo 6 Comunicacións</text:span>); cando xente aleatoria a edita, algunhas veces van esquecer certos detalles. Non hai problema por iso, sempre e cando o xestor da FAQ estiver aí para resolver o problema. </text:p>
      <text:p text:style-name="P24"/>
      <text:p text:style-name="P24">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a sección “<text:span text:style-name="T12">Wikis</text:span>” no <text:span text:style-name="T12">Capítulo 3 Infraestrutura Técnica</text:span>). Particularmente, isto ocorre con Faq-O-Matic (<text:a xlink:type="simple" xlink:href="http://faqomatic.sourceforge.net/">http://faqomatic.sourceforge.net/</text:a>), aínda que é posible que os casos que teño visto foran simplemente abusos que foron máis alá das intencións orixinais para o que Faq-O-Matic fora pensado. En calquera caso, aínda que a descentralización da edición e mantemento da FAQ reduce <text:soft-page-break/>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24"/>
      <text:p text:style-name="P24">Bótalle un ollo ao artigo de Michael Kerner <text:span text:style-name="T12">A FAQ das FAQs</text:span>, en <text:a xlink:type="simple" xlink:href="http://osdir.com/Article1722.phtml">http://osdir.com/Article1722.phtml</text:a> <text:s/>para obteres descricións e avaliacións detalladas de ferramentas de mantemento de FAQs con software libre. </text:p>
      <text:p text:style-name="P24"/>
      <text:h text:style-name="P179" text:outline-level="2">Transicións </text:h>
      <text:p text:style-name="P24"/>
      <text:p text:style-name="P25">A veces ocorre que, un voluntario nunha posición de responsabilidade (por exemplo: xestor de parches, de tradución, etc) será incapaz de levar a cabo as tarefas requiridas. Isto pode deberse a que son maiores que as que se anticiparan, ou por outro tipo de factores externos: mudanza do estado civil, situacións familiares novas como ter un fillo, un novo emprego, etc. </text:p>
      <text:p text:style-name="P24"/>
      <text:p text:style-name="P24">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24"/>
      <text:p text:style-name="P24">Polo tanto, depende totalmente de ti e das outras persoas no proxecto decatarvos do que está a ocorrer -ou do que non está a ocorrer-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text:span text:style-name="T12">seguinte</text:span> mensaxe pública: unha petición de novos voluntarios para que ocupen ese rol. </text:p>
      <text:p text:style-name="P24"/>
      <text:p text:style-name="P24">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24"/>
      <text:p text:style-name="P24">Primeiro, asegúrate de que non está errado. Fala en privado con outras persoas do proxecto para ver se eles concordan contigo e o problema é tan serio como ti pensas que é. Embora xa esteas seguro, isto <text:soft-page-break/>serve para facerlle ver aos demais que estás a considerar pedirlle á persoa que dea o relevo do rol. Habitualmente ninguén terá obxeccións -a xente estará contenta de que deas a cara para facer unha tarefa ingrata, e así eles non teñen que facelo! </text:p>
      <text:p text:style-name="P24"/>
      <text:p text:style-name="P24">A continuación, contacta <text:span text:style-name="T12">en privado</text:span>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p>
      <text:p text:style-name="P24"/>
      <text:p text:style-name="P24"><text:span text:style-name="T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text:span><text:span text:style-name="T1">voluntario. </text:span></text:p>
      <text:p text:style-name="P24"/>
      <text:p text:style-name="P24">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24"/>
      <text:p text:style-name="P60">&gt; Se desexas substituírme por algunha outra persoa, enténdoo e </text:p>
      <text:p text:style-name="P60">&gt; farei o relevo o mellor que poida. Porén, teño unha petición, </text:p>
      <text:p text:style-name="P60">&gt; que penso que é razoable. Gustaríame facer unha publicación máis </text:p>
      <text:p text:style-name="P60">&gt; para poñerme a proba. </text:p>
      <text:p text:style-name="P60"/>
      <text:p text:style-name="P60">Comprendo perfectamente o teu desexo (pasoume a min mesmo!), mais creo que </text:p>
      <text:p text:style-name="P60">neste caso non deberíamos intentalo de novo. </text:p>
      <text:p text:style-name="P60"/>
      <text:p text:style-name="P60">Esta non é a primeira ou segunda publicación do programa, é a sexta ou sétima ... </text:p>
      <text:p text:style-name="P60">e para todas elas, sei que tamén ti non estás satisfeito cos resultados </text:p>
      <text:p text:style-name="P60">(temos falado diso antes). Pódese dicir que xa o temos intentado </text:p>
      <text:p text:style-name="P60">unha vez máis. </text:p>
      <text:p text:style-name="P60">E un deses intentos ten que ser o último. Creo que </text:p>
      <text:p text:style-name="P60">[a pasada publicación] debería ter sido este último intento. </text:p>
      <text:p text:style-name="P60"/>
      <text:p text:style-name="P24">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text:span text:style-name="T12">non</text:span>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text:soft-page-break/>novo voluntario. </text:p>
      <text:p text:style-name="P24"/>
      <text:p text:style-name="P24">O que nos leva a unha idea tentadora: por que en lugar de pedirlle á persoa que abandone o posto, non o enfocamos como simplemente unha cuestión de darlle máis axuda? Por que non ter dous xestores de incidencias ou de parches, ou calquera que for o rol? </text:p>
      <text:p text:style-name="P24"/>
      <text:p text:style-name="P25">Aínda que esa idea poida soar tentadora a primeira vista, xeralmente non é unha boa idea. O que fai que rol de coordinador funcione -o que o fai útil, de feito- é a súa centralización. As cousas que poden facerse dun modo descentralizado xa son feitas dese modo. Ter dúas persoas facendo un traballo que 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p>
      <text:p text:style-name="P24"/>
      <text:p text:style-name="P24">O factor máis importante de pedirlle a alguén que dea o relevo é a privacidade: darlle espazo para que tome unha decisión sen que sinta que os demais o están mirando ou esperado. Unha vez, eu cometín o erro -un erro bastante obvio, en retrospectiva-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24"/>
      <text:p text:style-name="P24">Estaba equivocado. O xestor da publicación ofendeuse moito, e con razón. Unha cousa é facerlle ver que ten que deixar o seu rol; outra moi distinta é facelo -diante-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24"/>
      <text:h text:style-name="P179" text:outline-level="2">Committers </text:h>
      <text:p text:style-name="P24"/>
      <text:p text:style-name="P24">Debido a que formalmente son a única clase de voluntarios que atopamos en calquera proxecto de software libre, os <text:span text:style-name="T12">commiters</text:span>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text:note text:id="ftn21" text:note-class="footnote"><text:note-citation>21</text:note-citation><text:note-body><text:p text:style-name="P51">Obsérvese que ter acceso de commiter ten un significado diferente en sistemas de control de versións descentralizados, onde calquera pode configurar un repositorio que enlace ao proxecto e outorgarse a si mesmo acceso de commiter nese repositorio. Porén, o <text:span text:style-name="T12">concepto</text:span>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text:p></text:note-body></text:note>. Por outro lado, conseguir <text:soft-page-break/>que a xente que ten acceso de commiter traballe ombro con ombro coa xente que non o ten outórgalle ao proxecto unha dinámica moi boa de traballo. E debe ser xestionada para que non dane o proxecto. </text:p>
      <text:p text:style-name="P24"/>
      <text:p text:style-name="P24">Na sección “<text:span text:style-name="T12">Quen vota?</text:span>” do <text:span text:style-name="T12">Capítulo 4 Infraestrutura Social e Política</text:span> xa se ten debatido a mecánica de incluír novos commiters. A continuación botaráselle un ollo aos estándares polos cales o potenciais commiters deben ser xulgados e como este proceso debe ser presentado ante a comunidade que rodea o proxecto. </text:p>
      <text:p text:style-name="P24"/>
      <text:h text:style-name="P184" text:outline-level="3">Escollendo os commiters </text:h>
      <text:p text:style-name="P24"/>
      <text:p text:style-name="P24"><text:span text:style-name="T1">No proxecto Subversion escollemos os committers principalmente empregando o Principio Hipocrático: </text:span><text:span text:style-name="T14">primeiro, non fagas dano</text:span><text:span text:style-name="T1">. O noso criterio principal non son nin as capacidades técnicas nin o coñecemento do código, simplemente que o committer amose un bo criterio. Criterio pode simplemente significar saber o que non asumir. Unha persoa podería enviar soamente pequenos parches, arranxando pequenos problemas no código; mais se os parches se aplican limpamente, non conteñen erros, e están en harmonía co rexistro de mensaxes e as guías de estilo do proxecto, e hai parche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span></text:p>
      <text:p text:style-name="P24"/>
      <text:p text:style-name="P24">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p>
      <text:p text:style-name="P24"/>
      <text:p text:style-name="P24">Moitos proxectos insisten en que un commiter potencial ten que demostrar un certo nivel de experiencia técnica e persistencia, enviando un certo número de parche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text:soft-page-break/>mudanzas por norma xeral, e os outros 90 só arranxan erros de escritura e pequenos erros poucas veces ao ano, isto é mellor que ter so ós 10 primeiros. </text:p>
      <text:p text:style-name="P24"/>
      <text:h text:style-name="P184" text:outline-level="3">Revocación do permiso de commit </text:h>
      <text:p text:style-name="P24"/>
      <text:p text:style-name="P24">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distraerán do traballo produtivo. </text:p>
      <text:p text:style-name="P24"/>
      <text:p text:style-name="P24"><text:span text:style-name="T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text:span><text:span text:style-name="T1">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span></text:p>
      <text:p text:style-name="P24"/>
      <text:p text:style-name="P24">Unha vez que o permiso for revocado, debe facerse público inevitablemente (ver a sección “<text:span text:style-name="T12">Evitar o misterio</text:span>” máis adiante neste capítulo), así que tenta ser o máis diplomático posible en canto á forma en que o anuncias ao mundo exterior. </text:p>
      <text:p text:style-name="P24"/>
      <text:h text:style-name="P184" text:outline-level="3">Permiso de commit parcial </text:h>
      <text:p text:style-name="P24"/>
      <text:p text:style-name="P24">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p>
      <text:p text:style-name="P24"/>
      <text:p text:style-name="P24">Xa que o permiso de commit non implica só facer commits, senón tamén formar parte dun electorado (ver a sección “<text:span text:style-name="T12">Quen vota?</text:span>” no <text:span text:style-name="T12">Capítulo 4 Infraestrutura Social e Política</text:span>), 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24"/>
      <text:p text:style-name="P24">Os committers con permiso total poden votar sobre calquera cuestión, do mesmo xeito que poden facer commits en calquera parte do código, e só eles poden votar para engadir novos committers de calquera <text:soft-page-break/>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24"/>
      <text:p text:style-name="P24">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24"/>
      <text:p text:style-name="P24">Con respecto á aplicación de permiso de commit parcial: con frecuencia é mellor <text:span text:style-name="T12">non</text:span> empregares o sistema de control de versións para aplicar dominios de commit parcial, mesmo se for posible. Mira a <text:s/>sección “<text:span text:style-name="T12">Autorización</text:span>” no <text:span text:style-name="T12">Capítulo 3 Infraestrutura Técnica</text:span> para saberes por que. </text:p>
      <text:p text:style-name="P24"/>
      <text:h text:style-name="P184" text:outline-level="3">Committers inactivos </text:h>
      <text:p text:style-name="P24"/>
      <text:p text:style-name="P24">Algúns proxectos automaticamente revogan o permiso para facer commits da xente se pasaren un determinado período de tempo (por exemplo, un ano) sen faceren ningún commit. Penso que isto é normalmente erróneo e mesmo contraproducente, por dúas razóns. </text:p>
      <text:p text:style-name="P24"/>
      <text:p text:style-name="P24">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text:span text:style-name="T12">saber</text:span> como de desconectado está realmente, e actuar en consecuencia. Confiaches nel anteriormente, así que por que non confiar nel sempre? Se os diplomas do instituto non caducan, é evidente que o acceso de commit tampouco debería. </text:p>
      <text:p text:style-name="P24"/>
      <text:p text:style-name="P24">Ás veces un committer pode pedir ser eliminado, ou ser marcado explicitamente como inactivo, na lista de committers (véxase a sección “<text:span text:style-name="T12">Evitar o Misterio</text:span>” <text:s/>máis adiante para coñecer mellor esa lista). Nestes casos, o proxecto debería acceder aos desexos da persoa, evidentemente. </text:p>
      <text:p text:style-name="P24"/>
      <text:h text:style-name="P184" text:outline-level="3">Evitar o misterio </text:h>
      <text:p text:style-name="P24"/>
      <text:p text:style-name="P24">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parche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24"/>
      <text:p text:style-name="P24">Para alén de publicares os procedementos, publica a <text:span text:style-name="T12">lista</text:span> completa e actualizada de committers. O lugar onde se fai habitualmente é o arquivo <text:span text:style-name="T12">MAINTAINERS</text:span>, ou <text:span text:style-name="T12">COMMITTERS</text:span> no nivel máis alto da <text:soft-page-break/>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a sección “<text:span text:style-name="T12">Ocultamento de enderezo en ficheiros</text:span>” no <text:span text:style-name="T12">Capítulo 3 Infraestrutura Técnica</text:span>) se a persoa o preferir. </text:p>
      <text:p text:style-name="P24"/>
      <text:p text:style-name="P24">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24"/>
      <text:h text:style-name="P179" text:outline-level="2">Recoñecemento </text:h>
      <text:p text:style-name="P24"/>
      <text:p text:style-name="P24"><text:span text:style-name="T1">O recoñecemento é a principal moeda no mundo do software libre. Embora todo o que a xente diga </text:span><text:span text:style-name="T1">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span></text:p>
      <text:p text:style-name="P24"/>
      <text:p text:style-name="P24">Unha das características máis importantes do desenvolvemento colaborativo de software (véxase o <text:span text:style-name="T12">Capítulo 3 Infraestrutura Técnica</text:span>)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lt;xaleatorio@exemplo.gl&gt;" se podemos poñer "Gracias a X. Aleatorio &lt;xaleatorio@exemplo.gl&gt; polo informe do erro e o método para repetilo" nunha mensaxe de log. </text:p>
      <text:p text:style-name="P24"/>
      <text:p text:style-name="P24">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24"/>
      <text:p text:style-name="P24">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text:soft-page-break/>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24"/>
      <text:list xml:id="list443827425" text:style-name="L37">
        <text:list-item>
          <text:p text:style-name="P157">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proxecto con expresións de gratitude. Unha vez que se comezar, nunca estará claro onde ou cando deterse. E nunca pór agradecementos no código; iso sería unicamente unha distracción sobre o obxectivo principal dos comentarios, que é axudar o lector a comprender o código. </text:p>
        </text:list-item>
      </text:list>
      <text:p text:style-name="P24"/>
      <text:list xml:id="list920193199" text:continue-numbering="true" text:style-name="L37">
        <text:list-item>
          <text:p text:style-name="P157">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list-item>
      </text:list>
      <text:p text:style-name="P24"/>
      <text:list xml:id="list1311385812" text:continue-numbering="true" text:style-name="L37">
        <text:list-header>
          <text:p text:style-name="P157">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list-header>
      </text:list>
      <text:p text:style-name="P24"/>
      <text:list xml:id="list246405253" text:continue-numbering="true" text:style-name="L37">
        <text:list-item>
          <text:p text:style-name="P157">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list-item>
      </text:list>
      <text:p text:style-name="P24"/>
      <text:p text:style-name="P24">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24"/>
      <text:h text:style-name="P179" text:outline-level="2">Forks (escisións)</text:h>
      <text:p text:style-name="P24"/>
      <text:p text:style-name="P24">Na sección “<text:span text:style-name="T12">Forkability</text:span>” no <text:span text:style-name="T12">Capítulo 4 Infraestrutura Social e Política</text:span> vimos como o <text:span text:style-name="T12">potencial</text:span> de crear escisións ten importantes efectos en como se gobernan os proxectos. Mais, ¿que ocorre cando realmente se crea unha nova rama? ¿Como se debe manexar, e que efectos podemos esperar dela? No <text:soft-page-break/>estremo contrario, cando se debe <text:span text:style-name="T12">iniciar</text:span> unha nova rama/escisión? </text:p>
      <text:p text:style-name="P24"/>
      <text:p text:style-name="P24">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24"/>
      <text:p text:style-name="P24">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text:span text:style-name="T12">son</text:span> a verdade obxectiva, simplemente porque un proxecto -ou unha rama- é unha entidade abstracta na nosa mente. </text:p>
      <text:p text:style-name="P24"/>
      <text:p text:style-name="P24"><text:span text:style-name="T1">Se a xente que crea unha nova rama sente que están indo nun camiño diferente ao do proxecto </text:span><text:span text:style-name="T1">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text:span><text:span text:style-name="T1">prefiren ir directamente á solución. </text:span></text:p>
      <text:p text:style-name="P24"/>
      <text:p text:style-name="P24">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p>
      <text:p text:style-name="P24"/>
      <text:h text:style-name="P184" text:outline-level="3">Manexar unha escisión/fork</text:h>
      <text:p text:style-name="P24"/>
      <text:p text:style-name="P24">Se alguén ameazar con crear unha rama no teu proxecto, mantén a calma e recorda os teus obxectivos a longo prazo. A simple <text:span text:style-name="T12">existencia</text:span>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text:soft-page-break/>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24"/>
      <text:p text:style-name="P24">A razón de faceres todo isto -e de facérelo publicamente- 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p>
      <text:p text:style-name="P24"/>
      <text:p text:style-name="P24">Nalgunhas ocasións, unha rama ten tanto éxito que, mesmo se foi considerada polos seus creadores como unha rama diverxente, tórnase a versión preferida por todos, e chega un momento en que supera a orixinal en demanda popular. O exemplo por excelencia disto é a rama GCC/EGCS. A <text:span text:style-name="T12">GNU Compiler Collection</text:span> (<text:span text:style-name="T12">GCC</text:span>, antigamente o <text:span text:style-name="T12">GNU C Compiler</text:span>) é o compilador de código fonte libre máis popular, e tamén un dos compiladores máis portables do mundo Debido a desacordos entre os mantedores oficiais de GCC e Cygnus Software<text:note text:id="ftn22" text:note-class="footnote"><text:note-citation>22</text:note-citation><text:note-body><text:p text:style-name="Footnote"><text:span text:style-name="T131">Agora parte de RedHat (</text:span><text:a xlink:type="simple" xlink:href="http://www.redhat.com/">http://www.redhat.com/</text:a><text:span text:style-name="T131">)</text:span></text:p></text:note-body></text:note>, un dos grupos de desenvolvedores de GCC máis activos, Cygnus creou unha rama de GCC chamada <text:span text:style-name="T12">EGCS</text:span>. A rama foi deliberadamente amistosa: os desenvolvedores de EGCS non tentaron, en ningún momento, implantar a súa versión de GCC como unha nova versión oficial. No seu lugar, concentráronse en facer EGCS o mellor posible, incorporando parche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p>
      <text:p text:style-name="P24"/>
      <text:p text:style-name="P24">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text:soft-page-break/>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 -en esencia, evitarmos que a rama se produza como tal. </text:p>
      <text:p text:style-name="P24"/>
      <text:h text:style-name="P184" text:outline-level="3">Comezar unha rama/escisión</text:h>
      <text:p text:style-name="P24"/>
      <text:p text:style-name="P24">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alegran de sufriren ramas. </text:p>
      <text:p text:style-name="P24"/>
      <text:p text:style-name="P25">Un corolario disto é que non se debe empregar a ameaza dunha rama como una técnica extremista de debate -"Ou fas as cousas á miña maneira ou ramifico o proxecto!"- porque todos son conscientes de que unha rama que non logra atraer desenvolvedores do proxecto orixinal ten poucas probabilidades de sobrevivir. Tódolos observadores -non soamente desenvolvedores, senón tamén usuarios e empacotadores de sistemas operativos- farán o seu xuízo sobre que lado escoller. Polo tanto debemos ter moitas reticencias coa creación de ramas, de maneira que cando o fagamos sexa porque non vemos outra solución. </text:p>
      <text:p text:style-name="P24"/>
      <text:p text:style-name="P24">Non debemos descoidarnos á hora de termos en conta <text:span text:style-name="T12">tódolos</text:span>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 -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p>
      <text:p text:style-name="P24"/>
      <text:p text:style-name="P24">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text:soft-page-break/>introducíndoos nunha disputa de identidades. </text:p>
      <text:p text:style-name="P24"/>
      <text:p text:style-name="P24">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h text:style-name="P172" text:outline-level="1"><text:span text:style-name="T139">Capítulo 9. </text:span>Licenzas, dereitos de autor (<text:span text:style-name="T12">copyright</text:span>) e patentes </text:h>
      <text:p text:style-name="P27"/>
      <text:p text:style-name="P27">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27"/>
      <text:h text:style-name="P179" text:outline-level="2">Terminoloxía </text:h>
      <text:p text:style-name="P27"/>
      <text:p text:style-name="P27">En calquera discusión sobre licenzas de software libre, o primeiro que sae á superficie é que parece haber varias palabras diferentes para falar da mesma cousa: <text:span text:style-name="T12">software libre</text:span>, <text:span text:style-name="T12">código aberto</text:span>, <text:span text:style-name="T12">FOSS</text:span>, <text:span text:style-name="T12">F/OSS</text:span> e <text:span text:style-name="T12">FLOSS</text:span>. Comecemos por traballarmos estes termos, ademais de algúns outros. </text:p>
      <text:p text:style-name="P27"/>
      <text:p text:style-name="P28">Software libre (free software) </text:p>
      <text:p text:style-name="P27"/>
      <text:p text:style-name="P64">Software que pode ser libremente compartido e modificado, incluíndo o código fonte. O termo foi coinado por primeira vez por Richard Stallman, quen o inseriu na GNU Public License (GPL), e quen fundou a Free Software Foundation (<text:a xlink:type="simple" xlink:href="http://www.fsf.org/">http://www.fsf.org</text:a>) para promover o concepto. </text:p>
      <text:p text:style-name="P64"/>
      <text:p text:style-name="P64">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 -"free" pode significar "gratuíto", en lugar de "liberdade"- mais aínda así considera que segue sendo o mellor termo, e que o resto de posibilidades, en inglés, teñen as súas ambigüidades. (Ao longo deste libro, "free"/"libre" é empregado co significado de "liberdade" e non co significado de "gratuíto"). </text:p>
      <text:p text:style-name="P64"/>
      <text:p text:style-name="P28">Software de código aberto (open source) </text:p>
      <text:p text:style-name="P27"/>
      <text:p text:style-name="P64">Software libre baixo outro nome. Mais a diferenza de nome reflicte unha diferenza filosófica importante: o nome "software de código aberto (open source)" foi coinado pola Open Source Initiative (<text:a xlink:type="simple" xlink:href="http://www.opensource.org/">http://www.opensource.org</text:a>) como unha alternativa deliberada a "software libre (free software)", co fin de tornar este software máis atractivo para as corporacións, presentándoo <text:soft-page-break/>como unha metodoloxía de desenvolvemento máis que como un movemento político. Tamén pretendían superar outro estigma: o gratuíto ten pouca calidade. </text:p>
      <text:p text:style-name="P64"/>
      <text:p text:style-name="P64"><text:span text:style-name="T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text:span><text:span text:style-name="T1">de liberdade, ou non están interesados en publicitar este punto de vista. Bótalle unha ollada a á sección “</text:span><text:span text:style-name="T14">Libre contra fontes abertas</text:span><text:span text:style-name="T1">” no </text:span><text:span text:style-name="T14">Capítulo 1 Introdución</text:span><text:span text:style-name="T1"> para veres unha historia máis detallada sobre este cisma. </text:span></text:p>
      <text:p text:style-name="P64"/>
      <text:p text:style-name="P64">A Free Software Foundation ten unha excelente -carente de obxectividade, mais <text:s/>matizada e moi xusta- exexese de ambos termos, en <text:a xlink:type="simple" xlink:href="http://www.fsf.org/licensing/essays/free-software-for-freedom.html">http://www.fsf.org/licensing/essays/free-software-for-freedom.html</text:a>. A visión da Open Source Initiative a respecto disto (ou polo menos a que tiñan en 2002) móstrase en dúas páxinas: <text:a xlink:type="simple" xlink:href="http://web.archive.org/web/20021204155022/">http://web.archive.org/web/20021204155022/</text:a> e <text:a xlink:type="simple" xlink:href="http://www.opensource.org/advocacy/case_for_hackers.php#marketing">http://www.opensource.org/advocacy/case_for_hackers.php#marketing</text:a></text:p>
      <text:p text:style-name="P64"/>
      <text:p text:style-name="P28">FOSS, F/OSS, FLOSS</text:p>
      <text:p text:style-name="P27"/>
      <text:p text:style-name="P64">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text:span text:style-name="T12">libre</text:span> é común en varios idiomas e non está suxeita ás ambigüidades de "free"; bótalle unha ollada a <text:s/><text:a xlink:type="simple" xlink:href="http://en.wikipedia.org/wiki/FLOSS">http://en.wikipedia.org/wiki/FLOSS</text:a> para máis detalles). </text:p>
      <text:p text:style-name="P64"/>
      <text:p text:style-name="P64">Todos estes termos significan esencialmente o mesmo: software que pode ser modificado e redistribuído por calquera, algunhas veces -mais non sempre- coa condición de que os traballos derivados teñan que ser libremente redistribuíbles baixo as mesmas cláusulas. </text:p>
      <text:p text:style-name="P64"/>
      <text:p text:style-name="P28">Conforme coas DFSG </text:p>
      <text:p text:style-name="P27"/>
      <text:p text:style-name="P64">Conforme coas "Directrices de Software Libre de Debian" (<text:a xlink:type="simple" xlink:href="http://www.debian.org/social_contract#guidelines">http://www.debian.org/social_contract#guidelines</text:a>).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text:a xlink:type="simple" xlink:href="http://en.wikipedia.org/wiki/DFSG">http://en.wikipedia.org/wiki/DFSG</text:a>) e ata onde eu sei, non se fixo ningunha obxección seria ás mesmas nin desde a Free Software Foundation nin desde a Open Source Initiative. Se sabes que unha licenza dada é conforme ás DFSG, entón sabes que garante todas as liberdades importantes (tales como a posibilidade dun <text:span text:style-name="T12">fork</text:span> mesmo contra os desexos do autor orixinal) requiridas para soster as dinámicas dun proxecto software libre. Todas as licenzas tratadas neste capítulo son conformes coas DFSG. </text:p>
      <text:p text:style-name="P64"/>
      <text:p text:style-name="P28"><text:soft-page-break/>Aprobadas pola OSI</text:p>
      <text:p text:style-name="P27"/>
      <text:p text:style-name="P64"><text:span text:style-name="T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definicións, case sempre concorda coa outra. Ten habido unhas poucas excepcións ao longo do tempo, mais eran só licenzas de nicho sen relevancia. Ao contrario que </text:span><text:span text:style-name="T1">o proxecto Debian, a OSI mantén unha lista de todas as licenzas que aprobou, en </text:span><text:a xlink:type="simple" xlink:href="http://www.opensource.org/licenses/"><text:span text:style-name="T1">http://www.opensource.org/licenses/</text:span></text:a><text:span text:style-name="T1"> , co cal ser "aprobada por OSI" é un estado non ambiguo: unha licenza ou está ou non está na lista. </text:span></text:p>
      <text:p text:style-name="P64"/>
      <text:p text:style-name="P64">A Free Software Foundation tamén mantén unha lista de licenzas en <text:a xlink:type="simple" xlink:href="http://www.fsf.org/licensing/licenses/license-list.html">http://www.fsf.org/licensing/licenses/license-list.html</text:a> . A FSF clasifica as licenzas non só segundo sexan libres ou non, senón tamén segundo sexan compatibles coa GNU General Public License. A compatibilidade coa GPL é un asunto importante, cuberto na sección “<text:span text:style-name="T12">A GPL e a compatibilidade de licenzas</text:span>” máis adiante neste capítulo. </text:p>
      <text:p text:style-name="P64"/>
      <text:p text:style-name="P27"><text:span text:style-name="T12">Propietario</text:span>, <text:span text:style-name="T12">código pechado</text:span></text:p>
      <text:p text:style-name="P27"/>
      <text:p text:style-name="P64">O oposto de software libre ou de código aberto. Fai referencia a software distribuído baixo licenzas tradicionais baseadas en regalías, onde os usuarios pagan por copia, ou baixo outros termos suficientemente restritivos para evitar as dinámicas operativas do software libre. Mesmo software distribuído sen cargo pode ser propietario, no caso de que a súa licenza non permita a libre redistribución e modificación. </text:p>
      <text:p text:style-name="P64"/>
      <text:p text:style-name="P64">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text:span text:style-name="T12">visibilidade </text:span>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64"/>
      <text:p text:style-name="P64">Ás veces <text:span text:style-name="T12">comercial</text:span>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text:span text:style-name="T12">é</text:span> <text:s/>antipropietario por natureza, e esta é a característica que o diferenza dos modelos tradicionais de licenza por copia. </text:p>
      <text:p text:style-name="P64"/>
      <text:p text:style-name="P28">Dominio público</text:p>
      <text:p text:style-name="P27"/>
      <text:p text:style-name="P64">Que non ten dereitos de autor, quere dicir, que non hai ninguén co dereito de restrinxir a copia do traballo. Estar no dominio público non é o mesmo que non ter autor. Todo ten un autor, e <text:soft-page-break/>mesmo se o autor ou autores dun traballo escollen poñelo no dominio público, isto non muda o feito de que eles escribiron o traballo. </text:p>
      <text:p text:style-name="P64"/>
      <text:p text:style-name="P64"><text:span text:style-name="T1">Cando un traballo está no dominio público, o contido do mesmo pode incorporarse nun traballo con dereitos de autor (un traballo con copyright), e a continuación </text:span><text:span text:style-name="T14">esa copia</text:span><text:span text:style-name="T1"> do contido está cuberta baixo os mesmos dereitos de autor que o traballo completo. Mais isto non lle afecta á dispoñibilidade do traballo orixinal, o cal segue estando no dominio público. Así, publicar algo </text:span><text:span text:style-name="T1">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span></text:p>
      <text:p text:style-name="P64"/>
      <text:p text:style-name="P28">Copyleft ("esquerdo de copia") </text:p>
      <text:p text:style-name="P27"/>
      <text:p text:style-name="P64">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text:span text:style-name="T12">impoñen</text:span>, estipulando que as liberdades deben acompañar o traballo. A Free Software Foundation emprega exclusivamente a segunda definición; noutros lugares é un complemento: moita xente emprega o termo do mesmo xeito que a FSF, mais outra -incluíndo xente que escribe nos principais medios de comunicación- tende a empregar a primeira definición. Non está claro que toda a xente que emprega o termo é consciente de que hai unha distinción que debe ser feita. </text:p>
      <text:p text:style-name="P64"/>
      <text:p text:style-name="P64">O exemplo clásico da definición máis estrita é a GNU General Public License, a cal estipula que calquera traballo derivado debe ser licenciado baixo a GPL; véxase a sección “<text:span text:style-name="T12">A GPL e a compatibilidade de licenzas</text:span>” máis adiante neste capítulo para máis detalles. </text:p>
      <text:p text:style-name="P64"/>
      <text:h text:style-name="P179" text:outline-level="2">Características das licenzas </text:h>
      <text:p text:style-name="P27"/>
      <text:p text:style-name="P27">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27"/>
      <text:p text:style-name="P27">Compatibilidade con licenzas propietarias </text:p>
      <text:p text:style-name="P27"/>
      <text:p text:style-name="P64">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64"/>
      <text:p text:style-name="P27"><text:soft-page-break/>Compatibilidade con outras licenzas libres </text:p>
      <text:p text:style-name="P27"/>
      <text:p text:style-name="P64">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restrición para alén das que require a GPL. A licenza GPL é compatible con algunhas licenzas libres, mais non con outras. Isto analízase en maior profundidade na sección “<text:span text:style-name="T12">A GPL e a compatibilidade de licenzas</text:span>” máis adiante neste capítulo. </text:p>
      <text:p text:style-name="P64"/>
      <text:p text:style-name="P27">A importancia da acreditación </text:p>
      <text:p text:style-name="P27"/>
      <text:p text:style-name="P64">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64"/>
      <text:p text:style-name="P27">Protección da marca comercial </text:p>
      <text:p text:style-name="P27"/>
      <text:p text:style-name="P64">Unha variante da obriga de acreditación. As licenzas de protección das marcas comerciais especifican que o nome do software orixinal (ou dos titulares dos dereitos de copia, ou da súa institución, etc.) <text:span text:style-name="T12">non</text:span> deben ser empregados nos traballos derivados sen o previo permiso por escrito. Aínda que a obriga de acreditar insista en que se empregue un nome concreto, e a protección de marcas comerciais insista en que non sexa empregado, ambas son expresións do mesmo desexo: que a reputación do código orixinal sexa preservada e transmitida, mais que non se desvirtúe por asociación. </text:p>
      <text:p text:style-name="P88"/>
      <text:p text:style-name="P88">Loita contra as patentes</text:p>
      <text:p text:style-name="P64">Tanto a GNU General Public License versión 3 como a Apache Licese version 2 conteñen cláusulas deseñadas para previr que haxa xente que poida empregar a lexislación de patentes para eliminar os dereitos (baixo a lei de dereitos de autor) asegurados pola licenza. Ambas requiren que os contribuíntes outorguen automaticamente licenzas de patente sobre toda a súa contribución, cubrindo as mesmas calquera patente licenciable polo contribuínte que puidera ser infrinxida pola súa contribución (ou pola incorporación da súa contribución no conxunto do traballo completo). Pero sobre esta base, aínda foron máis lonxe: se calquera persoa que empregue software baixo estas licenzas comeza un xuízo contra outra parte, denunciando que o traballo cuberto infrinxe algunha patente do denunciante, automaticamente o denunciante <text:span text:style-name="T12">perde</text:span> todos os dereitos de patente fornecidos pola licenza para ese traballo, e no caso da GPLv3 incluso perde os seus dereitos de distribución baixo a licenza.</text:p>
      <text:p text:style-name="P88"/>
      <text:p text:style-name="P27">Protección da "integridade artística" </text:p>
      <text:p text:style-name="P27"/>
      <text:p text:style-name="P64">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text:soft-page-break/>de xeito sinxelo a integridade do código orixinal. Estas licenzas non despertaron moito interese para alén de nos programas para os cales foron feitas, e non serán tratadas neste capítulo; mencionáronse aquí só para non deixarmos cabos soltos. </text:p>
      <text:p text:style-name="P64"/>
      <text:p text:style-name="P27">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27"/>
      <text:h text:style-name="P179" text:outline-level="2">A GPL e a compatibilidade entre licenzas</text:h>
      <text:p text:style-name="P27"/>
      <text:p text:style-name="P27">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text:a xlink:type="simple" xlink:href="http://www.fsf.org/licensing/licenses/gpl.html">http://www.fsf.org/licensing/licenses/gpl.html</text:a> podes ver o texto completo) están estes dous: </text:p>
      <text:p text:style-name="P27"/>
      <text:list xml:id="list1494866789" text:style-name="L38">
        <text:list-item>
          <text:p text:style-name="P140">Calquera traballo derivado -isto é, calquera traballo que conteña unha cantidade non trivial de código baixo a licenza GPL- debe á súa vez ser distribuído baixo a licenza GPL. </text:p>
        </text:list-item>
        <text:list-item>
          <text:p text:style-name="P140">Na redistribución, tanto do traballo orixinal como dun traballo derivado, non se pode engadir ningunha restrición adicional. (a frase literal é: "non pode impoñer ningunha restrición adicional no exercicio dos dereitos concedidos ou afirmados baixo esta licenza"). </text:p>
        </text:list-item>
      </text:list>
      <text:p text:style-name="P27"/>
      <text:p text:style-name="P27">Con estas condicións, a licenza GPL ten éxito en facer contaxiosa a liberdade. Unha vez que un programa se publica baixo a GPL, as súas cláusulas de redistribución son <text:span text:style-name="T12">virais -</text:span>transfírense a calquera cousa á que for incorporado ese código, facendo que sexa efectivamente imposible empregar código GPL en programas de código pechado. </text:p>
      <text:p text:style-name="P27">Porén, estas mesmas cláusulas provocan que a GPL sexa incompatible con algunhas outras licenzas de software libre. O xeito habitual no que isto sucede é cando a outra licenza impón un requisito -por exemplo, unha cláusula de acreditación dos autores orixinais a mencionar dalgún xeito- que sexa incompatible co requisito propio da GPL ("vostede non pode impoñer ningunha outra restrición..."). Desde o punto de vista da Free Software Foundation, estes efectos colaterais son desexables, ou cando menos non son prexudiciais. A GPL non só mantén libre o teu software, senón que tamén torna o teu software nun axente no impulso de que <text:span text:style-name="T12">outro</text:span> software á súa vez impoña a liberdade. </text:p>
      <text:p text:style-name="P27"/>
      <text:p text:style-name="P27">A cuestión sobre se este é ou non un bo camiño para promover o software libre é unha das guerras santas máis persistentes en Internet (bótalle unha ollada á sección “<text:span text:style-name="T12">Evitando Guerras Santas</text:span>” no <text:span text:style-name="T12">Capítulo 6 Comunicacións</text:span>), e non imos investigala aquí. O importante para os nosos propósitos é que a compatibilidade coa GPL é un tema importante á hora de escollermos unha licenza. A GPL é, con diferenza, a licenza de software libre máis popular; en <text:s/><text:a xlink:type="simple" xlink:href="http://freshmeat.net/stats/#license">http://freshmeat.net/stats/#license</text:a> , emprégase en 68% do software, e a seguinte licenza máis empregada ten unha porcentaxe de uso de 6%. Se quixeres que o teu código sexa mesturable con código GPL -e hai unha morea de código GPL aí fóra- entón deberías escoller unha licenza compatible coa GPL. A maioría das licenzas libres compatibles coa GPL tamén son compatibles coas licenzas propietarias; isto é, o código baixo estas licenzas poder <text:soft-page-break/>empregarse tanto nun programa GPL como nun programa propietario. Por suposto, o <text:span text:style-name="T12">resultado</text:span> destas misturas non será compatible entre elas, dado que un estaría baixo a GPL e o outro baixo unha licenza de código pechado. Mais esta preocupación ten a ver unicamente con traballos derivados, non co código que ti distribúas. </text:p>
      <text:p text:style-name="P27"/>
      <text:p text:style-name="P27">Afortunadamente, a Free Software Foundation mantén unha lista amosando que licenzas son compatibles coa GPL e cales non, en <text:a xlink:type="simple" xlink:href="http://www.gnu.org/licenses/license-list.html">http://www.gnu.org/licenses/license-list.html</text:a> . Todas as licenzas tratadas neste capítulo están presentes na devandita lista, nun lado ou no outro. </text:p>
      <text:p text:style-name="P27"/>
      <text:h text:style-name="P179" text:outline-level="2">Escollendo unha licenza </text:h>
      <text:p text:style-name="P27"/>
      <text:p text:style-name="P27">Cando escolleres unha licenza para o teu proxecto, se for posible emprega unha licenza xa existente en lugar de creares unha nova. Hai dúas razóns polas que as licenzas existentes son mellores: </text:p>
      <text:p text:style-name="P27"/>
      <text:list xml:id="list82242613" text:style-name="L39">
        <text:list-item>
          <text:p text:style-name="P141">Familiaridade. Se empregares unha das tres ou catro licenzas máis populares, a xente non vai percibir a necesidade de ler os textos legais para poder empregar o teu código, xa que ese estudo legal para a licenza xa foi feito moito tempo atrás. </text:p>
        </text:list-item>
        <text:list-item>
          <text:p text:style-name="P141"><text:span text:style-name="T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text:span><text:span text:style-name="T1">probable que o vaias facer mellor. </text:span></text:p>
        </text:list-item>
      </text:list>
      <text:p text:style-name="P27"/>
      <text:p text:style-name="P27">Para aplicares unha destas licenzas ao teu proxecto, bótalle unha ollada á sección “<text:span text:style-name="T12">Como aplicar unha licenza ao teu software</text:span>” no <text:span text:style-name="T12">Capítulo 2 Primeiros Pasos</text:span></text:p>
      <text:p text:style-name="P27"/>
      <text:h text:style-name="P184" text:outline-level="3">A MIT / X Window System License</text:h>
      <text:p text:style-name="P27">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27"/>
      <text:p text:style-name="P64">Copyright (c) &lt;year&gt; &lt;copyright holders&gt; </text:p>
      <text:p text:style-name="P64"><text:s/></text:p>
      <text:p text:style-name="P64">Permission is hereby granted, free of charge, to any person obtaining </text:p>
      <text:p text:style-name="P64">a copy of this software and associated documentation files (the </text:p>
      <text:p text:style-name="P64">"Software"), to deal in the Software without restriction, including </text:p>
      <text:p text:style-name="P64">without limitation the rights to use, copy, modify, merge, publish, </text:p>
      <text:p text:style-name="P64">distribute, sublicense, and/or sell copies of the Software, and to </text:p>
      <text:p text:style-name="P64">permit persons to whom the Software is furnished to do so, subject to </text:p>
      <text:p text:style-name="P64">the following conditions: </text:p>
      <text:p text:style-name="P64"/>
      <text:p text:style-name="P64">The above copyright notice and this permission notice shall be </text:p>
      <text:p text:style-name="P64"><text:soft-page-break/>included in all copies or substantial portions of the Software. </text:p>
      <text:p text:style-name="P64"/>
      <text:p text:style-name="P64">THE SOFTWARE IS PROVIDED "AS IS", WITHOUT WARRANTY OF ANY KIND, </text:p>
      <text:p text:style-name="P64">EXPRESS OR IMPLIED, INCLUDING BUT NOT LIMITED TO THE WARRANTIES OF </text:p>
      <text:p text:style-name="P64">MERCHANTABILITY, FITNESS FOR A PARTICULAR PURPOSE AND </text:p>
      <text:p text:style-name="P64">NONINFRINGEMENT. IN NO EVENT SHALL THE AUTHORS OR COPYRIGHT HOLDERS BE </text:p>
      <text:p text:style-name="P64">LIABLE FOR ANY CLAIM, DAMAGES OR OTHER LIABILITY, WHETHER IN AN ACTION </text:p>
      <text:p text:style-name="P64">OF CONTRACT, TORT OR OTHERWISE, ARISING FROM, OUT OF OR IN CONNECTION </text:p>
      <text:p text:style-name="P64">WITH THE SOFTWARE OR THE USE OR OTHER DEALINGS IN THE SOFTWARE. </text:p>
      <text:p text:style-name="P64"/>
      <text:p text:style-name="P27">(Tomada de <text:a xlink:type="simple" xlink:href="http://www.opensource.org/licenses/mit-license.php">http://www.opensource.org/licenses/mit-license.php</text:a> ) </text:p>
      <text:p text:style-name="P27"/>
      <text:h text:style-name="P184" text:outline-level="3">A GNU General Public License </text:h>
      <text:p text:style-name="P27">Se preferires que o código do teu proxecto non sexa empregado en programas propietarios, ou se cando menos non che importa que se poida ou non empregar en programas propietarios, escolle a GNU General Public License (<text:a xlink:type="simple" xlink:href="http://www.fsf.org/licensing/licenses/gpl.html">http://www.fsf.org/licensing/licenses/gpl.html</text:a>). A GPL probablemente sexa a licenza de software libre máis amplamente empregada no mundo hoxe en día; o feito de ser tan coñecida é en si mesmo unha das maiores vantaxes da GPL. </text:p>
      <text:p text:style-name="P27"/>
      <text:p text:style-name="P27"><text:span text:style-name="T1">Cando programares unha biblioteca de código destinada principalmente a ser usada como parte doutros programas, pensa coidadosamente se as restricións impostas pola GPL están aliñadas cos obxectivos do teu proxecto. Nalgúns casos -por exemplo cando tentares desbancar unha biblioteca propietaria que fai o mesmo- é estratexicamente máis asisado licenciares o teu código de tal xeito que poida ser mesturado en programas propietarios, embora esta non sexa a situación que desexaras. A Free Software Foundation preparou unha alternativa á GPL precisamente para estas circunstancias: a </text:span><text:span text:style-name="T14">GNU Library GPL</text:span><text:span text:style-name="T1">, máis tarde rebautizada como </text:span><text:span text:style-name="T14">GNU Lesser GPL</text:span><text:span text:style-name="T1"> (de todas maneiras, a maioría da xente simplemente emprega o acrónimo </text:span><text:span text:style-name="T14">LGPL</text:span><text:span text:style-name="T1">. A LGPL ten unhas restricións menores que a GPL, e pode mesturarse dun xeito máis sinxelo con código non libre. Porén, trátase dunha licenza complexa e leva algún tempo entendela, polo que se non vas empregar a GPL, recoméndoche empregares licenzas estilo MIT/X. </text:span></text:p>
      <text:p text:style-name="P27"/>
      <text:h text:style-name="P107" text:outline-level="5">A GNU Affero GPL; unha versión da GNU GPL para código executado en servidor </text:h>
      <text:p text:style-name="P64"/>
      <text:p text:style-name="P64">En 2007, a Free Software Foundation publicou unha variante da GPL chamada <text:span text:style-name="T12">GNU Affero GPL</text:span> <text:a xlink:type="simple" xlink:href="http://www.fsf.org/licensing/licenses/agpl.html">http://www.fsf.org/licensing/licenses/agpl.html</text:a> <text:note text:id="ftn23" text:note-class="footnote"><text:note-citation>23</text:note-citation><text:note-body><text:p text:style-name="P57"><text:s/>A historia desta licenza e do seu nome é un pouco complicada. A primeira versión da licenza foi orixinalmente publicada pola empresa Affero Inc. baseándose na versión 2 da GNU GPL. Coñecíase habitualmente como a AGPL. Máis tarde, a Free Software 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text:p></text:note-body></text:note>. O seu obxectivo é fortalecer a <text:soft-page-break/>seguridade e garantía de que se comparte o código neste entorno actual dun crecente número de empresas que ofrecen os seus servizos desde servidor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cuestión se executa nos seus servidores e non nos equipos dos usuarios). </text:p>
      <text:p text:style-name="P64"><text:s/></text:p>
      <text:p text:style-name="P64">A solución achegada a este respecto pola GNU AGPLv3 foi coller a GPL e engadirlle unha cláusula de "interacción remota por rede" propoñendo "<text:span text:style-name="T12">...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text:span>". Esta cláusula expande os poderes de potenciación da GPL no novo mundo dos fornecedores de servizos e aplicacións pola rede. </text:p>
      <text:p text:style-name="P64"/>
      <text:p text:style-name="P64">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64"/>
      <text:p text:style-name="P64"><text:span text:style-name="T1">Aínda que a historia da AGPLv3 é un pouco complicada, a licenza en si mesma é sinxela: é simplemente unha GPLv3 con unha cláusula extra que trata a interacción a través da rede. O artigo da Wikipedia sobre a AGPLv3 é excelente: </text:span><text:a xlink:type="simple" xlink:href="http://en.wikipedia.org/wiki/Affero_General_Public_License"><text:span text:style-name="T1">http://en.wikipedia.org/wiki/Affero_General_Public_License</text:span></text:a><text:span text:style-name="T1"> </text:span></text:p>
      <text:p text:style-name="P64"/>
      <text:h text:style-name="P104" text:outline-level="4">É a GPL unha licenza libre? </text:h>
      <text:p text:style-name="P27"/>
      <text:p text:style-name="P27">Unha consecuencia de escoller a GPL é a posibilidade -pequena, mais non infinitesimal- de atopáreste a ti mesmo ou o teu proxecto inmerso nunha disputa sobre se a GPL é verdadeiramente "libre" ou non, dado que establece algunhas restricións sobre o que podes facer co código -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27"/>
      <text:p text:style-name="P27">Este debate é outra popular guerra santa (bótalle unha ollada á sección <text:span text:style-name="T12">“Evitando Guerras Santas”</text:span> <text:s/>no <text:span text:style-name="T12">Capítulo 6 Comunicacións</text:span>).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p>
      <text:p text:style-name="P27"><text:soft-page-break/></text:p>
      <text:p text:style-name="P27">Embora sexa isto un libro e non un fío dunha lista de correo, teño que admitir que nunca entendín o argumento "a GPL non é libre". A única restrición que a GPL impón é evitar que a xente impoña <text:span text:style-name="T12">maiores</text:span> restricións. Dicir que isto quere dicir ter menos liberdade sempre me pareceu o mesmo que dicir que a abolición da escravitude reduciu a liberdade porque evitou que algunha xente puidera ter escravos. </text:p>
      <text:p text:style-name="P27"/>
      <text:p text:style-name="P27">(E se te vires no medio dun debate sobre isto, non subas a aposta facendo analoxías incendiarias). </text:p>
      <text:p text:style-name="P27"/>
      <text:h text:style-name="P184" text:outline-level="3">Que tal a licenza BSD?</text:h>
      <text:p text:style-name="P27"/>
      <text:p text:style-name="P27">Unha gran cantidade de software libre é distribuído baixo a <text:span text:style-name="T12">licenza BSD</text:span> (ou algunhas veces baixo unha <text:span text:style-name="T12">licenza estilo BSD</text:span>). A licenza BSD orixinal foi empregada pola Berkeley Software Distribution, na que a Universidade de California publicou partes importantes dunha implementación de Unix. Esta licenza (cuxo texto exacto pode verse na sección 2.2.2 de <text:a xlink:type="simple" xlink:href="http://www.xfree86.org/3.3.6/COPYRIGHT2.html#6">http://www.xfree86.org/3.3.6/COPYRIGHT2.html#6</text:a>) era similar en esencia á licenza MIT/X, excepto por unha cláusula (da que a continuación se fai unha tradución libre sen validez legal ningunha): </text:p>
      <text:p text:style-name="P27"/>
      <text:p text:style-name="P62">Todo material publicitado que mencionar características ou empregar este software deberá mostrar a seguinte advertencia: "Este produto contén software desenvolvido pola Universidade de California, Lawrence Berkeley Laboratory</text:p>
      <text:p text:style-name="P62"/>
      <text:p text:style-name="P27"><text:span text:style-name="T1">A presenza desta cláusula no só fai que a BSD sexa incompatible coa GPL, senón que tamén senta un perigoso precedente: mentres outras organizacións poñan cláusulas publicitarias similares no </text:span><text:span text:style-name="T14">seu</text:span><text:span text:style-name="T1"> software libre -substituíndo o seu propio nome en lugar de "a Universidade de California, Lawrence Berkeley Laboratory- os redistribuidores do software enfróntanse a unha crecente carga en canto ao que se lles require mostrar. Afortunadamente, moitos dos proxectos que empregaron esta licenza decatáronse do problema, e simplemente eliminaron esta cláusula. En 1999, ,mesmo a Universidade de California fixo iso.</text:span></text:p>
      <text:p text:style-name="P26">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text:p>
      <text:p text:style-name="P26"/>
      <text:p text:style-name="P62">Nin o nome da &lt;ORGANIZACIÓN&gt; nin os nomes dos seus contribuíntes deben empregarse para apoiar ou promocionar produtos derivados deste software sen permiso previo explícito por escrito.</text:p>
      <text:p text:style-name="P63"/>
      <text:p text:style-name="P27">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 lexislación dos dereitos de autor e das marcas comerciais son dúas lexislacións distintas. </text:p>
      <text:p text:style-name="P27"/>
      <text:p text:style-name="P27">Se quixeres empregar a licenza BSD revisada, tes dispoñible un molde en <text:s/><text:soft-page-break/><text:a xlink:type="simple" xlink:href="http://www.opensource.org/licenses/bsd-license.php">http://www.opensource.org/licenses/bsd-license.php</text:a> </text:p>
      <text:p text:style-name="P27"/>
      <text:h text:style-name="P179" text:outline-level="2">Asignación e propiedade dos dereitos de autor (copyright) </text:h>
      <text:p text:style-name="P27"/>
      <text:p text:style-name="P27">Hai tres xeitos de manexar a propiedade dos dereitos de autor para o código e documentación libres contribuídos por varias persoas. O primeiro é ignorando complemente a cuestión dos dereitos de autor (non o recomendo), O segundo xeito é recollendo un <text:span text:style-name="T12">acordo de licenza do contribuínte</text:span> (<text:span text:style-name="T12">CLA</text:span> en inglés, xa que provén do <text:span text:style-name="T12">contributor license agreement</text:span>)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text:note text:id="ftn24" text:note-class="footnote"><text:note-citation>24</text:note-citation><text:note-body><text:p text:style-name="P22"><text:s/>Hai que ter en conta que a transferencia dos dereitos de autor está suxeita ás leis nacionais, e que as licenzas deseñadas para os Estados Unidos poden atopar problemas noutros lugares (por exemplo, en Alemaña, onde aparentemente non é posible transferir os dereitos de autor)</text:p></text:note-body></text:note>. </text:p>
      <text:p text:style-name="P27"/>
      <text:p text:style-name="P27">Hai que ter presente que mesmo baixo unha propiedade centralizada dos dereitos de autor, o código<text:note text:id="ftn25" text:note-class="footnote"><text:note-citation>25</text:note-citation><text:note-body><text:p text:style-name="P22"><text:s/>Vou empregar "código" para referirme tanto ao código fonte como á documentación, a partir de agora</text:p></text:note-body></text:note> <text:s/>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ransferencia dos dereitos de autor. </text:p>
      <text:p text:style-name="P27"/>
      <text:h text:style-name="P184" text:outline-level="3">Non facer nada</text:h>
      <text:p text:style-name="P27"/>
      <text:p text:style-name="P27">Moitos proxectos nunca recollen CLAs ou transferencias de dereitos de autor dos seus contribuíntes. En lugar disto, simplemente aceptan código cando parece razoablemente claro que o contribuínte ten a intención de que se inclúa no proxecto. </text:p>
      <text:p text:style-name="P27"/>
      <text:p text:style-name="P27">Baixo circunstancias normais, isto é suficiente. Mais de cando en vez, alguén pode decidir demandar por infrinximento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text:a xlink:type="simple" xlink:href="http://en.wikipedia.org/wiki/SCO-Linux_controversies">http://en.wikipedia.org/wiki/SCO-Linux_controversies</text:a> para saberes os detalles. Se acontecer isto, o proxecto non vai ter documentación na que se observe que o contribuínte formalmente concedeu o dereito de uso do código, o que vai dificultar a defensa legal. </text:p>
      <text:p text:style-name="P27"/>
      <text:h text:style-name="P184" text:outline-level="3"><text:soft-page-break/>Acordos de licenza do contribuínte (Contributor License Agreements) </text:h>
      <text:p text:style-name="P27"/>
      <text:p text:style-name="P27"><text:span text:style-name="T1">Os CLAs probablemente ofrezan o mellor compromiso entre seguridade e conveniencia. Un CLA é un </text:span><text:span text:style-name="T1">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span></text:p>
      <text:p text:style-name="P27"/>
      <text:p text:style-name="P27">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27"/>
      <text:p text:style-name="P27">Cando solicitares CLAs por parte dos teus contribuíntes, asegúrate de resaltar que ti <text:span text:style-name="T12">non</text:span> estás solicitando unha transferencia/asignación de dereitos de autor. De feito, moitos CLAs comezan recordándolle ao lector o seguinte: </text:p>
      <text:p text:style-name="P27"/>
      <text:p text:style-name="P63">Isto só é un acordo de licenza; non transfire a propiedade dos dereitos de autor e non muda os teus dereitos de empregares a túa propia contribución para calquera propósito. </text:p>
      <text:p text:style-name="P27"/>
      <text:p text:style-name="P27">Aquí van algúns exemplos: </text:p>
      <text:p text:style-name="P27"/>
      <text:list xml:id="list1507178855" text:style-name="L40">
        <text:list-item>
          <text:p text:style-name="P142">CLA para contribuínte individual: </text:p>
          <text:list>
            <text:list-item>
              <text:p text:style-name="P142"><text:a xlink:type="simple" xlink:href="http://apache.org/licenses/icla.txt">http://apache.org/licenses/icla.txt</text:a> </text:p>
            </text:list-item>
            <text:list-item>
              <text:p text:style-name="P142"><text:a xlink:type="simple" xlink:href="http://code.google.com/legal/individual-cla-v1.0.html">http://code.google.com/legal/individual-cla-v1.0.html</text:a> </text:p>
            </text:list-item>
          </text:list>
          <text:p text:style-name="P142"><text:s/></text:p>
        </text:list-item>
        <text:list-item>
          <text:p text:style-name="P142">CLA para contribuínte corporativo: </text:p>
          <text:list>
            <text:list-item>
              <text:p text:style-name="P142"><text:a xlink:type="simple" xlink:href="http://apache.org/licenses/cla-corporate.txt">http://apache.org/licenses/cla-corporate.txt</text:a> </text:p>
            </text:list-item>
            <text:list-item>
              <text:p text:style-name="P142"><text:a xlink:type="simple" xlink:href="http://code.google.com/legal/corporate-cla-v1.0.html">http://code.google.com/legal/corporate-cla-v1.0.html</text:a> </text:p>
            </text:list-item>
          </text:list>
          <text:p text:style-name="P142"/>
        </text:list-item>
      </text:list>
      <text:h text:style-name="P184" text:outline-level="3">Transferencia dos dereitos de autor </text:h>
      <text:p text:style-name="P27"/>
      <text:p text:style-name="P27">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27"/>
      <text:p text:style-name="P27">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27"/>
      <text:p text:style-name="P27">Distintas organizacións aplican un grao de rigor diferente na tarefa de recolección das asignacións. Algunhas simplemente obteñen un manifesto informal do contribuínte nunha lista de correo pública <text:soft-page-break/>-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autor, ás veces só por unha contribución, ás veces para todas as contribucións presentes e futuras. Se o desenvolvedor é empregado seu, a FSF pídelle que o asine igualmente. </text:p>
      <text:p text:style-name="P27"/>
      <text:p text:style-name="P27">A paranoia da FSF é comprensible. Se alguén violar os termos da GPL incorporando algún do seu software nun programa propietario, a FSF vai ter que ir a xuízo, e van querer ter os seus dereitos de autor tan blindados como sexa posible cando isto suceda. </text:p>
      <text:p text:style-name="P27"/>
      <text:h text:style-name="P179" text:outline-level="2">Esquemas de licenciamento dual </text:h>
      <text:p text:style-name="P27"><text:s/></text:p>
      <text:p text:style-name="P27">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text:s/><text:a xlink:type="simple" xlink:href="http://www.mysql.com/company/legal/licensing/">http://www.mysql.com/company/legal/licensing/</text:a> <text:s/>un exemplo do segundo é a estratexia de licenciamento do software de Sleepycat, descrita en <text:s/><text:a xlink:type="simple" xlink:href="http://www.oracle.com/technology/software/products/berkeley-db/htdocs/licensing.html">http://www.oracle.com/technology/software/products/berkeley-db/htdocs/licensing.html</text:a> <text:s/></text:p>
      <text:p text:style-name="P27"/>
      <text:p text:style-name="P27">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text:span text:style-name="T12">non </text:span>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27"/>
      <text:p text:style-name="P27">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text:soft-page-break/>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27"/>
      <text:p text:style-name="P27">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especial que o resto dos integrantes do proxecto non teñen, e isto pode provocar a aparición de tensións nalgúns momentos, cando menos con algúns voluntarios. </text:p>
      <text:p text:style-name="P27"/>
      <text:p text:style-name="P27">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27"/>
      <text:h text:style-name="P179" text:outline-level="2">Patentes </text:h>
      <text:p text:style-name="P27"/>
      <text:p text:style-name="P27">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27"/>
      <text:p text:style-name="P27">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 -precisamente son eles quen teñen os recursos e afinidades precisas para patentaren nun primeiro lugar- a maioría dos proxectos de software libre non poden afrontar a segunda opción, 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text:note text:id="ftn26" text:note-class="footnote"><text:note-citation>26</text:note-citation><text:note-body><text:p text:style-name="P22"><text:s/>Sun Microsystems e IBM polo menos teñen feito un xesto cara este problema desde a outra dirección, mediante a liberación dun gran número de patentes de software -1600 e 500 respectivamente- 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text:p text:style-name="P22"/></text:note-body></text:note>. </text:p>
      <text:p text:style-name="P27"><text:soft-page-break/></text:p>
      <text:p text:style-name="P27"><text:span text:style-name="T1">Tanto os inquéritos, como a evidencia anecdótica, mostran que non só a inmensa maioría dos programadores de software libre, senón que a maioría de </text:span><text:span text:style-name="T14">todos</text:span><text:span text:style-name="T1"> os programadores pensan que as </text:span><text:span text:style-name="T1">patentes de software deberían ser totalmente abolidas</text:span><text:span text:style-name="T1"><text:note text:id="ftn27" text:note-class="footnote"><text:note-citation>27</text:note-citation><text:note-body><text:p text:style-name="P22"><text:span text:style-name="T1">Bótalle unha ollada a </text:span><text:a xlink:type="simple" xlink:href="http://groups.csail.mit.edu/mac/projects/lpf/Whatsnew/survey.html"><text:span text:style-name="T1">http://groups.csail.mit.edu/mac/projects/lpf/Whatsnew/survey.html</text:span></text:a><text:span text:style-name="T1"> <text:s/>para veres unha enquisa deste estilo</text:span></text:p></text:note-body></text:note></text:span><text:span text:style-name="T1">. Os programadores de software libre están moi convencidos disto, e poderían rexeitar traballar en proxectos que están demasiado proximamente asociados coa recolección ou fomento das patentes do software. Se a túa organización recoller patentes de software, fai 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text:span><text:span text:style-name="T1"><text:note text:id="ftn28" text:note-class="footnote"><text:note-citation>28</text:note-citation><text:note-body><text:p text:style-name="P91"><text:span text:style-name="T9"><text:s/>Por exemplo, Red Hat prometeu que os proxectos de software libre están seguros fronte ás súas patentes, tal como podes ver en </text:span><text:a xlink:type="simple" xlink:href="http://www.redhat.com/legal/patent_policy.html">http://www.redhat.com/legal/patent_policy.html</text:a><text:span text:style-name="T9"> </text:span></text:p></text:note-body></text:note></text:span><text:span text:style-name="T1">. </text:span></text:p>
      <text:p text:style-name="P27"/>
      <text:p text:style-name="P27">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 -neste caso as dúas partes acostuman a sentarse e traballar nun acordo de cruce de patentes para que ningunha das dúas partes teña que pagar nada, excepto aos seus avogados especialistas en propiedade intelectual, por suposto. </text:p>
      <text:p text:style-name="P27"/>
      <text:p text:style-name="P27">O dano feito ao software libre polas patentes do software é máis insidioso que unicamente as ameazas directas ao desenvolvemento de software. As patentes de software fomentan unha atmosfera de secretismo entre os deseñadores de <text:span text:style-name="T12">firmware</text:span>,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text:span text:style-name="T12">contra</text:span> o soporte software; despois de todo, a compatibilidade con máis sistemas operativos só pode supor unha maior venda de tarxetas. Mais resulta 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27"/>
      <text:p text:style-name="P27">Algunhas licenzas de software libre teñen cláusulas especiais para combater, ou cando menos frear, as <text:soft-page-break/>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27"/>
      <text:p text:style-name="P80">7. Se como consecuencia dun veredicto dun xulgado </text:p>
      <text:p text:style-name="P80">ou pola alegación de infrinxir unha patente ou por calquera </text:p>
      <text:p text:style-name="P80">outra razón (non limitada unicamente a cuestións de patentes) </text:p>
      <text:p text:style-name="P80">foren impostas condicións sobre vostede que contradiciren as cláusulas desta Licenza, estas non o eximen das cláusulas aquí descritas. </text:p>
      <text:p text:style-name="P80">Se vostede non puider distribuír o produto cumprindo totalmente coas obrigas relativas á resolución oficial e ao mesmo tempo coas obrigas que se describen neste contrato de Licenza, entón </text:p>
      <text:p text:style-name="P80">non poderá distribuír máis este produto. Por exemplo, se unha licenza de patente non permitir a distribución do Programa de forma libre de regalías (sen pagamento de regalías) por parte de quen as recibiren directa o indirectamente, entón a única forma de cumprir con ambas obrigas é renunciar á distribución do mesmo. </text:p>
      <text:p text:style-name="P80"/>
      <text:p text:style-name="P80">[...] </text:p>
      <text:p text:style-name="P80"/>
      <text:p text:style-name="P80">A intención desta sección non é a de inducilo a infrinxir ningunha lei de patentes, nin tampouco infrinxir ningún reclamo de dereitos, nin discutir a validez de tales reclamos; esta sección ten o único propósito de protexer a integridade do sistema de distribución do software libre, que está implementado por prácticas de licenza pública. Moita xente ten feito xenerosas contribucións á ampla gama de software distribuído </text:p>
      <text:p text:style-name="P80">baixo este sistema favorecendo así a constante aplicación deste sistema de distribución; é decisión do autor/doador se o seu Programa será distribuído empregando este ou outro sistema de distribución, e a persoa que recibir o software non pode obrigalo a facer ningunha escolla en particular. </text:p>
      <text:p text:style-name="P80"/>
      <text:p text:style-name="P27">A Apache License, Versión 2.0 (<text:a xlink:type="simple" xlink:href="http://www.apache.org/licenses/LICENSE-2.0">http://www.apache.org/licenses/LICENSE-2.0</text:a>)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27"/>
      <text:p text:style-name="P80">3. Grant of Patent License. Subject to the terms and conditions of this License, each Contributor hereby grants to You a perpetual, worldwide, non-exclusive, no-charge, royalty-free, irrevocable (except as stated in this section) patent license to <text:soft-page-break/>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 </text:p>
      <text:p text:style-name="P80"/>
      <text:p text:style-name="P27">Aínda que é útil, tanto legal como politicamente, construír defensas contras as patentes para as licenzas de software libre, ao final estes pasos non son suficientes para anular os efectos nocivos que a ameaza das patentes ten sobre o software libre. Só mudanzas na substancia ou interpretación da lei internacional de patentes poderían facer isto. Para aprenderes máis sobre este problema, e como se está combatendo, diríxete a <text:a xlink:type="simple" xlink:href="http://www.nosoftwarepatents.com/">http://www.nosoftwarepatents.com</text:a> . O artigo da Wikipedia inglesa <text:a xlink:type="simple" xlink:href="http://en.wikipedia.org/wiki/Software_patent">http://en.wikipedia.org/wiki/Software_patent</text:a> , así como os respectivos artigos noutros idiomas como o galego, tamén teñen moita información útil sobre patentes de software. Escribín unha entrada no meu blog resumindo os argumentos en contra das patentes de software en <text:s/><text:a xlink:type="simple" xlink:href="http://www.rants.org/2007/05/01/how-to-tell-that-software-patents-are-a-bad-idea/">http://www.rants.org/2007/05/01/how-to-tell-that-software-patents-are-a-bad-idea/</text:a> </text:p>
      <text:p text:style-name="P27"/>
      <text:h text:style-name="P179" text:outline-level="2">Recursos adicionais </text:h>
      <text:p text:style-name="P27"/>
      <text:p text:style-name="P27">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27"/>
      <text:list xml:id="list143116032" text:style-name="L41">
        <text:list-item>
          <text:p text:style-name="P143"><text:span text:style-name="T12">Understanding Open Source and Free Software Licensing</text:span> por Andrew M. St. Laurent. Publicado por O'Reilly Media, primeira edición en Agosto de 2004, ISBN: 0-596-00581-4. </text:p>
        </text:list-item>
      </text:list>
      <text:p text:style-name="P27"/>
      <text:list xml:id="list243899259" text:continue-numbering="true" text:style-name="L41">
        <text:list-header>
          <text:p text:style-name="P143">Este é un libro completo sobre licenciamento de software libre en toda a súa complexidade, incluíndo moitos temas omitidos neste capítulo. Bótalle unha ollada a &lt;ulink url="http://www.oreilly.com/catalog/osfreesoft/"&gt;&lt;/ulink&gt; para máis detalles. </text:p>
        </text:list-header>
      </text:list>
      <text:p text:style-name="P27"/>
      <text:list xml:id="list931390315" text:continue-numbering="true" text:style-name="L41">
        <text:list-item>
          <text:p text:style-name="P143"><text:span text:style-name="T12">Make Your Open Source Software GPL-Compatible. Or Else.</text:span>por David A. Wheeler, en <text:a xlink:type="simple" xlink:href="http://www.dwheeler.com/essays/gpl-compatible.html">http://www.dwheeler.com/essays/gpl-compatible.html</text:a> </text:p>
        </text:list-item>
      </text:list>
      <text:p text:style-name="P27"/>
      <text:list xml:id="list776627189" text:continue-numbering="true" text:style-name="L41">
        <text:list-header>
          <text:p text:style-name="P143">Este é un artigo detallado e ben escrito sobre a importancia de empregar unha licenza GPL compatible mesmo se non empregares a GPL en si mesma. O artigo tamén toca moitas outras cuestións relativas ao licenciamento, e ten unha alta densidade de excelentes ligazóns. </text:p>
        </text:list-header>
      </text:list>
      <text:p text:style-name="P27"/>
      <text:list xml:id="list1280397878" text:continue-numbering="true" text:style-name="L41">
        <text:list-item>
          <text:p text:style-name="P143"><text:a xlink:type="simple" xlink:href="http://creativecommons.org/">http://creativecommons.org</text:a> </text:p>
          <text:p text:style-name="P143"/>
          <text:p text:style-name="P143"><text:soft-page-break/>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software libre, escollería este.</text:p>
        </text:list-item>
      </text:list>
      <text:p text:style-name="P27"/>
      <text:h text:style-name="P169" text:outline-level="1"><text:span text:style-name="T141">Apéndice A. </text:span>Sistemas de control de versións libres </text:h>
      <text:p text:style-name="P39"/>
      <text:p text:style-name="P39">Estes son todos os sistemas de control de versións libres dos que tiña coñecemento ata a metade de 2007. O único que emprego de xeito habitual é Subversion. Teño pouca ou ningunha experiencia coa maioría destes sistemas, excepto con Subversion e CVS; a información que aquí mostro procede dos seus sitios web. Bótalle unha ollada tamén a <text:s/><text:a xlink:type="simple" xlink:href="http://en.wikipedia.org/wiki/List_of_revision_control_software">http://en.wikipedia.org/wiki/List_of_revision_control_software</text:a> </text:p>
      <text:p text:style-name="P39"/>
      <text:p text:style-name="P39"><text:span text:style-name="T29">CVS - </text:span><text:a xlink:type="simple" xlink:href="http://www.nongnu.org/cvs/">http://www.nongnu.org/cvs/</text:a> </text:p>
      <text:p text:style-name="P39"/>
      <text:p text:style-name="P39">CVS existe desde hai moito tempo, e moitos desenvolvedores están familiarizados con el. No seu día supuxo unha revolución: foi o primeiro sistema de control de versións de código aberto con acceso de rede para desenvolvedores desde redes de área extensa (ata onde eu sei), e tamén o primeiro en ofrecer "checkouts" (descargas) anónimos <text:s/>só de lectura, funcionalidades que lle permitían aos novos desenvolvedores <text:s/>participaren con facilidade en proxectos. CVS só versiona ficheiros, non directorios; ofrece ramificacións ("branching"), etiquetaxe ("tagging"), e bo rendemento no lado cliente, mais non manexa demasiado ben ficheiros grandes nin binarios. Para alén disto, tampouco soporta commits atómicos. <text:span text:style-name="T12">[Nota: participei no desenvolvemento de CVS durante cinco anos, antes de axudar a botar a rolar o proxecto Subversion, que o ía substituír.]</text:span></text:p>
      <text:p text:style-name="P39"/>
      <text:p text:style-name="P39"/>
      <text:p text:style-name="P39"><text:span text:style-name="T29">Subversion - </text:span><text:a xlink:type="simple" xlink:href="http://subversion.tigris.org/">http://subversion.tigris.org/</text:a> </text:p>
      <text:p text:style-name="P39"/>
      <text:p text:style-name="P39">Subversion foi escrito ante todo para ser o substituto de CVS -é dicir, para aproximarse ao control de versións do mesmo xeito que o fai CVS, mais sen os problemas e omisións de funcionalidades que anoxaban con frecuencia os usuarios de CVS. Un dos obxectivos de Subversion é fornecer unha transición suave para a xente habituada a CVS. Non hai espazo aquí para entrar no detalle das funcionalidades de Subversion; bótalle unha ollada ao seu sitio web para obteres máis información. <text:span text:style-name="T12">[Nota: Estou implicado no desenvolvemento de Subversion, e é o único destes sistemas que acostumo a empregar.]</text:span></text:p>
      <text:p text:style-name="P39"/>
      <text:p text:style-name="P39"/>
      <text:p text:style-name="P39"><text:span text:style-name="T29">SVK - </text:span><text:a xlink:type="simple" xlink:href="http://svk.elixus.org/">http://svk.elixus.org/</text:a> </text:p>
      <text:p text:style-name="P39"/>
      <text:p text:style-name="P39">Embora estea construído sobre a base de Subversion, SVK probablemente se pareza máis a algúns dos sistemas descentralizados posteriores que ao propio Subversion. SVK soporta desenvolvemento distribuído, commits locais, mesturas sofisticadas de mudanzas, e a habilidade de facer espellos de árbores de desenvolvemento con orixe en sistemas de control de versións que non sexan o propio SVK. <text:soft-page-break/>Bótalle unha ollada ao seu sitio web para máis detalles. </text:p>
      <text:p text:style-name="P39"/>
      <text:p text:style-name="P39"/>
      <text:p text:style-name="P39"><text:span text:style-name="T29">Mercurial</text:span> - <text:a xlink:type="simple" xlink:href="http://www.selenic.com/mercurial/">http://www.selenic.com/mercurial/</text:a> </text:p>
      <text:p text:style-name="P39"/>
      <text:p text:style-name="P39">Mercurial é un sistema distribuído de control de versións que ofrece, entre outras cousas, "unha completa indexación cruzada de ficheiros e conxuntos de mudanzas; protocolos de sincronización HTTP e SSH eficientes desde o punto de vista do largo de banda e da CPU; fusión arbitraria entre ramas de desenvolvedores; unha interface web integrada autónoma; [portabilidade a] UNIX, MacOS X e Windows" e máis (a lista de funcionalidades precedente foi elaborada a partir do contido do sitio web de Mercurial). </text:p>
      <text:p text:style-name="P39"/>
      <text:p text:style-name="P39"/>
      <text:p text:style-name="P39"><text:span text:style-name="T29">GIT - </text:span><text:a xlink:type="simple" xlink:href="http://git.or.cz/">http://git.or.cz/</text:a> </text:p>
      <text:p text:style-name="P39"/>
      <text:p text:style-name="P39">GIT é un proxecto que iniciou Linus Torvalds para xestionar a árbore de desenvolvemento do código fonte do Kernel de Linux. No comezo GIT estaba claramente enfocado ás necesidades do desenvolvemento do kernel, mais expandiuse máis alá e agora mesmo é empregado por outros proxectos distintos do kernel de Linux. A súa páxina web di que está "...deseñado para manexar proxectos moi grandes con velocidade e eficiencia; está a ser empregado principalmente por varios proxectos de software libre, entre os que salienta o kernel de Linux. GIT atópase na categoría das ferramentas de xestión distribuída do código fonte, da mesma maneira que por exemplo GNU Arch ou Monotone (ou BitKeeper no mundo propietario). Cada directorio de traballo de GIT é un repositorio completo con capacidades completas de xestión de revisións, que non depende de acceso á rede ou a un servidor central." </text:p>
      <text:p text:style-name="P39"/>
      <text:p text:style-name="P39"/>
      <text:p text:style-name="P39"><text:span text:style-name="T29">Bazaar - </text:span><text:a xlink:type="simple" xlink:href="http://bazaar.canonical.com/">http://bazaar.canonical.com/</text:a> </text:p>
      <text:p text:style-name="P39"/>
      <text:p text:style-name="P39">Bazaar (ou bzr) é un sistema distribuído de control de versións que se centra na facilidade de uso e nun modelo de datos flexible. É un proxecto oficial de GNU, e é o sistema de control de versións nativo para o sitio de aloxamento de proxectos de software libre "Launchpad.net". Bazaar fornece control de versións totalmente distribuído: todo o traballo ten lugar en "branches" (ramas), e tipicamente cada desenvolvedor ten unha copia completa da historia da rama. As ramas poden fusionarse dentro doutras de xeito descentralizado, mais Bazaar tamén pode configurarse para traballar de xeito centralizado. Bazaar botou a andar como unha división de GNU Arch, mais foi reescrito desde cero e agora non ten relación directa con GNU Arch. </text:p>
      <text:p text:style-name="P39"/>
      <text:p text:style-name="P39"/>
      <text:p text:style-name="P39"><text:span text:style-name="T29">Darcs</text:span> - <text:a xlink:type="simple" xlink:href="http://darcs.net/">http://darcs.net</text:a> </text:p>
      <text:p text:style-name="P39"/>
      <text:p text:style-name="P39">"O Sistema Avanzado de Control de Revisións de David (David's Advanced Revision Control System) é outro substituto de CVS. Está escrito en Haskell, e ten sido usado en Linux, MacOX, FreeBSD, Open BSD e Microsoft Windows. Darcs inclúe un ficheiro de comandos cgi, que podes empregar para veres os contidos de teu repositorio." </text:p>
      <text:p text:style-name="P39"/>
      <text:p text:style-name="P39"/>
      <text:p text:style-name="P39"><text:span text:style-name="T29">Arch - </text:span><text:a xlink:type="simple" xlink:href="http://www.gnu.org/software/gnu-arch/">http://www.gnu.org/software/gnu-arch/</text:a> </text:p>
      <text:p text:style-name="P39"/>
      <text:p text:style-name="P39"><text:soft-page-break/>GNU Arch soporta tanto desenvolvemento distribuído como centralizado. Os desenvolvedores fan commit das súas mudanzas a un "ficheiro", que pode ser local, e as mudanzas poden ser inseridas ou removidas noutros ficheiros segundo os administradores deses ficheiros o consideren conveniente. Como esta metodoloxía implica, Arch ten un soporte de mesturas máis sofisticado que CVS. Arch tamén permite crear ramas dun xeito sinxelo para aqueles ficheiros dos que careces de acceso para faceres commit. Este é só un breve resumo; bótalle unha ollada ao sitio web de Arch para máis detalles. </text:p>
      <text:p text:style-name="P39"/>
      <text:p text:style-name="P39"/>
      <text:p text:style-name="P39"><text:span text:style-name="T29">Monotone - </text:span><text:a xlink:type="simple" xlink:href="http://www.venge.net/monotone/">http://www.venge.net/monotone/</text:a> </text:p>
      <text:p text:style-name="P39"><text:s/></text:p>
      <text:p text:style-name="P40">"monotone é un sistema libre distribuído de control de versións. Fornece un sinxelo almacenamento transaccional de versións a nivel de ficheiros individuais, con total operatividade baixo desconexión, e cun protocolo eficiente de sincronización entre pares. Entende a fusión sensible ao historial de mudanzas, ramas lixeiras, revisión integrada de código e testaxe por parte de terceiros. Emprega nomenclatura cifrada de versións e certificados RSA no lado cliente. Posúe un bo soporte de internacionalización, non ten dependencias externas, corre en Linux, Solaris, OSX e Windows, e está publicado baixo licenza GNU/GPL." </text:p>
      <text:p text:style-name="P39"/>
      <text:p text:style-name="P39"/>
      <text:p text:style-name="P39"><text:span text:style-name="T29">Codeville - </text:span><text:a xlink:type="simple" xlink:href="http://codeville.org/">http://codeville.org/</text:a> </text:p>
      <text:p text:style-name="P39"/>
      <text:p text:style-name="P39">"Por que outro sistema de control de versións? Todos os demais sistemas de control de versións esixen que manteñas unha xestión coidadosa das relacións entre as ramas para non mesturares constantemente os mesmos conflitos. Codeville é moito máis anárquico. Permite actualizar ou facer commits a calquera repositorio en calquera momento sen re-mesturas innecesarias". </text:p>
      <text:p text:style-name="P39"/>
      <text:p text:style-name="P39">"Codeville funciona creando un identificador para cada mudanza feita, e recordando a lista de todos os mudanzas que foron aplicadas a cada ficheiro e a última mudanza que modificou cada liña en cada ficheiro. Cando hai un conflito, comproba se unha das dúas partes ten sido xa aplicada á outra, e se for así fai que esa parte automaticamente sexa a gañadora. Cando hai un conflito de versións real que non pode ser mesturado automaticamente, Codeville compórtase case igual que CVS." </text:p>
      <text:p text:style-name="P39"/>
      <text:p text:style-name="P39"/>
      <text:p text:style-name="P39"><text:span text:style-name="T29">Vesta - </text:span><text:a xlink:type="simple" xlink:href="http://www.vestasys.org/">http://www.vestasys.org/</text:a> </text:p>
      <text:p text:style-name="P39"/>
      <text:p text:style-name="P39">"Vesta é un sistema portable de SCM [Xestión de Configuración de Software ou "Software Configuration Management" en inglés] orientado a dar soporte ao desenvolvemento de sistemas de software de case calquera tamaño, desde bastante pequenos (menos de 10.000 liñas de código fonte) ata moi grandes (10.000.000 de liñas de código fonte)." </text:p>
      <text:p text:style-name="P39"/>
      <text:p text:style-name="P39">"Vesta é un sistema maduro. É o resultado de máis de 10 anos de investigación e desenvolvemento no Centro de Desenvolvemento de Sistemas de Compaq/Digital, e foi empregado en produción polo grupo de microprocesadores Alpha de Compaq durante máis de dous anos e medio. O grupo Alpha tivo máis de 150 desenvolvedores activos en dous lugares a miles de quilómetros de distancia entre si, na costa leste e na costa oeste dos Estados Unidos. O grupo empregou Vesta para xestionar "builds" con 130 MB de datos fonte como máximo; cada un deles producía 1,5 GB de datos derivados. Os "builds" feitos na parte oeste nun día normal producían 10-15 GB de datos derivados, todos administrados por Vesta. Embora Vesta fose deseñado de cara ao desenvolvemento de software, o grupo Alpha demostrou a flexibilidade do sistema usándoo para desenvolvemento de hardware, comprobando os seus ficheiros <text:soft-page-break/>de linguaxe de descrición de hardware dentro da funcionalidade de control de código fonte de Vesta e construíndo simuladores e outros obxectos derivados co "construtor" de Vesta. Os membros do antigo grupo Alpha, agora parte de Intel, continúan a empregar aínda hoxe Vesta nun proxecto dun novo microprocesador." </text:p>
      <text:p text:style-name="P39"/>
      <text:p text:style-name="P39"/>
      <text:p text:style-name="P39"><text:span text:style-name="T29">Aegis - </text:span><text:a xlink:type="simple" xlink:href="http://aegis.sourceforge.net/">http://aegis.sourceforge.net/</text:a> </text:p>
      <text:p text:style-name="P39"/>
      <text:p text:style-name="P39">"Aegis é un sistema de xestión da configuración de software baseado en transaccións. Proporciona un marco dentro do que un equipo de desenvolvedores pode traballar independentemente en moitas mudanzas dun programa, e Aegis coordina a integración desas mudanzas dentro do código fonte mestre do programa, co menor trastorno posible." </text:p>
      <text:p text:style-name="P39"/>
      <text:p text:style-name="P39"/>
      <text:p text:style-name="P39"><text:span text:style-name="T29">CVSNT - </text:span><text:a xlink:type="simple" xlink:href="http://cvsnt.org/">http://cvsnt.org/</text:a> </text:p>
      <text:p text:style-name="P39"/>
      <text:p text:style-name="P39">"CVSNT é un sistema avanzado e multiplataforma de control de versións. Compatible co protocolo estándar da industria CVS, agora soporta moitas máis funcionalidades... CVSNT é Código Aberto, Software Libre adherido á Licenza Pública Xeral GNU." A súa lista de funcionalidades inclúe autenticación mediante todos os protocolos estándar de CVS, máis os SSPI e Active Directory específicos de Windows; soporte de transporte seguro, vía sserver ou SSPI cifrada; multiplataforma (corre en entornos Windows ou Unix); a versión NT está totalmente integrada co sistema Win32; o procesamento MergePoint permite non ter máis etiquetaxe a fusionar nas mesturas; está en desenvolvemento activo. </text:p>
      <text:p text:style-name="P39"/>
      <text:p text:style-name="P39"/>
      <text:p text:style-name="P39"><text:span text:style-name="T29">META-CVS </text:span><text:a xlink:type="simple" xlink:href="http://common-lisp.net/project/meta-cvs/">http://common-lisp.net/project/meta-cvs/</text:a> </text:p>
      <text:p text:style-name="P39"/>
      <text:p text:style-name="P39">"Meta-CVS é un sistema de control de versións construído sobre CVS. Embora conserve a maioría das funcionalidades de CVS, incluíndo todo o soporte ao traballo en rede, ten maior capacidade que CVS, e é máis fácil de empregar." As funcionalidades listadas no sitio web de META-CVS inclúen: versionamento da estrutura de directorios, manexo de tipos de ficheiro mellorado, mesturado ("merging") e ramificado ("branching") máis simple e máis amigable, soporte para ligazóns simbólicas, listas de propiedade anexadas aos datos versionados, importación mellorada de datos de terceiros, e unha sinxela actualización desde CVS. </text:p>
      <text:p text:style-name="P39"/>
      <text:p text:style-name="P39"/>
      <text:p text:style-name="P39"><text:span text:style-name="T29">OpenCM</text:span> - http://www.opencm.org/</text:p>
      <text:p text:style-name="P39"/>
      <text:p text:style-name="P39">"OpenCM está deseñado como un substituto seguro e de alta integridade de CVS. Pódese atopar una lista das súas funcionalidades chave na páxina de características. Embora non sexa tan 'rico en funcionalidades' como CVS, soporta algunhas cousas útiles das que carece CVS. En poucas palabras, OpenCM fornece soporte de primeira clase para renomenclatura e configuración, autenticación criptográfica e control de acceso, e ramas de primeira clase." </text:p>
      <text:p text:style-name="P39"/>
      <text:p text:style-name="P39"/>
      <text:p text:style-name="P39"><text:span text:style-name="T29">PRCS - </text:span><text:a xlink:type="simple" xlink:href="http://prcs.sourceforge.net/">http://prcs.sourceforge.net/</text:a> </text:p>
      <text:p text:style-name="P39"/>
      <text:p text:style-name="P39">"PRCS, o Sistema de Control de Revisión de Proxecto (Project Revision Control System), é a interface <text:soft-page-break/>dun conxunto de ferramentas que (como CVS) fornece un xeito de tratar con conxuntos de ficheiros e directorios como unha unidade, preservando versións coherentes de todo o conxunto... O seu propósito é similar ao de SCCS, RCS, e CVS, mais (cando menos segundo os seus autores), é moito máis sinxelo que calquera deses sistemas." </text:p>
      <text:p text:style-name="P39"/>
      <text:p text:style-name="P39"/>
      <text:p text:style-name="P39"><text:span text:style-name="T29">ArX</text:span> - <text:a xlink:type="simple" xlink:href="http://www.nongnu.org/arx/">http://www.nongnu.org/arx/</text:a> </text:p>
      <text:p text:style-name="P39"/>
      <text:p text:style-name="P39">ArX é un sistema de control de versións distribuído que ofrece funcionalidades de ramificación e mestura, verificación criptográfica da integridade dos datos, e a capacidade de publicar ficheiros con facilidade en calquera servidor HTTP. </text:p>
      <text:p text:style-name="P39"/>
      <text:p text:style-name="P39"/>
      <text:p text:style-name="P39"><text:span text:style-name="T29">SourceJammer - </text:span><text:a xlink:type="simple" xlink:href="http://www.sourcejammer.org/">http://www.sourcejammer.org/</text:a> </text:p>
      <text:p text:style-name="P39"/>
      <text:p text:style-name="P39">"SourceJammer é un sistema de versionamento e control de código fonte escrito en Java. Consiste nun compoñente na parte servidor que mantén os ficheiros e maila historia das versións, e manexa subidas, descargas, etc. e outros comandos; e nun compoñente na parte cliente que fai peticións ao servidor e xestiona os ficheiros no sistema de ficheiros do lado cliente." </text:p>
      <text:p text:style-name="P39"/>
      <text:p text:style-name="P39"/>
      <text:p text:style-name="P39"><text:span text:style-name="T29">FastCST - </text:span><text:a xlink:type="simple" xlink:href="http://www.zedshaw.com/projects/fastcst/index.html">http://www.zedshaw.com/projects/fastcst/index.html</text:a> </text:p>
      <text:p text:style-name="P39"/>
      <text:p text:style-name="P39">"Un sistema 'moderno' que emprega conxuntos de mudanzas sobre revisións dos ficheiros, e operabilidade distribuída fronte a control centralizado. Se tiveres un enderezo de correo electrónico, podes empregar FastCST. Para unha distribución maior só precisas un servidor FTP e/ou un servidor HTTP ou empregares o comando embutido 'serve' para ofrecer directamente o teu material. Todos os conxuntos de mudanzas son únicos e teñen toneladas de metadatos, polo que podes rexeitar calquera material que non quixeres antes de probalo. O mesturado faise comparando un conxunto mesturado de mudanzas <text:s/>cos contidos actuais do directorio, en lugar de tentar mesturalo con outro conxunto de mudanzas." </text:p>
      <text:p text:style-name="P39"/>
      <text:p text:style-name="P39"/>
      <text:p text:style-name="P39"><text:span text:style-name="T29">Superversion - </text:span><text:a xlink:type="simple" xlink:href="http://www.superversion.org/">http://www.superversion.org/</text:a> </text:p>
      <text:p text:style-name="P39"/>
      <text:p text:style-name="P39">"Superversion é un sistema distribuído de control de versións e multiusuario baseado en conxuntos de mudanzas. Pretende ser unha alternativa de software libre con calidade industrial ás solucións privativas, con idéntica facilidade de uso (ou aínda máis sinxelo) e de potencia similar. De feito, intuitividade e eficiencia na usabilidade foron as principais prioridades no desenvolvemento de Superversion desde a súa orixe."</text:p>
      <text:p text:style-name="P39"/>
      <text:h text:style-name="P173" text:outline-level="1"><text:span text:style-name="T141">Apéndice B. </text:span>Sistemas libres de xestión de erros (Bug Trackers) </text:h>
      <text:p text:style-name="P41"/>
      <text:p text:style-name="P41">Non importa que sistema de xestión de erros ("bug tracker") empregar un proxecto, sempre hai desenvolvedores que teñen queixa deles. Isto é máis notorio nos sistemas de xestión de erros que en calquera outra ferramenta habitual de desenvolvemento. Na miña opinión é debido a que os "bug trackers" son tan visuais e interactivos que é fácil imaxinar as melloras que a un mesmo lle gustaría <text:soft-page-break/>facer (se tiver tempo) e describir esas melloras abertamente. Acepta as inevitables queixas con filosofía, <text:s/>moitos dos sistemas que van ser presentados a seguir son moi bos. </text:p>
      <text:p text:style-name="P41"/>
      <text:p text:style-name="P41">Ao longo das seguintes listaxes a palabra "problema" ("<text:span text:style-name="T12">issue</text:span>" no orixinal) é empregada para referirse aos elementos que o sistema de notificación de erros rexistra. Mais recorda que cada sistema pode ter a súa propia terminoloxía sendo sinónimos "artefacto" ou "erro" ("artifact" ou "bug" no orixinal) entre outros (como pode ser “incidencia”). </text:p>
      <text:p text:style-name="P41"/>
      <text:p text:style-name="P41"><text:span text:style-name="T29">Bugzilla </text:span>- <text:a xlink:type="simple" xlink:href="http://www.bugzilla.org/">http://www.bugzilla.org/</text:a> </text:p>
      <text:p text:style-name="P41"/>
      <text:p text:style-name="P41">Bugzilla é moi popular, conta con soporte activo e os seus usuarios parecen estar satisfeitos. Eu traballei cunha versión modificada durante catro anos e gústame. Non é demasiado personalizable, o que en certa maneira pode considerarse unha das súas características; as instalacións de Bugzilla acostuman a ser moi semellantes en todas partes, polo que moitos desenvolvedores están xa afeitos á súa interface e vanse sentir nun terreo coñecido. </text:p>
      <text:p text:style-name="P41"/>
      <text:p text:style-name="P41"/>
      <text:p text:style-name="P41"><text:span text:style-name="T29">GNATS </text:span><text:a xlink:type="simple" xlink:href="http://www.gnu.org/software/gnats/">http://www.gnu.org/software/gnats/</text:a> </text:p>
      <text:p text:style-name="P41"/>
      <text:p text:style-name="P41">GNU GNATS é un dos sistemas máis vellos de xestión de erros e é empregado amplamente. Os seus puntos fortes son a diversidade de interfaces (pode ser usado non só mediante un navegador web, senón tamén a través do correo electrónico ou de ferramentas de liña de comandos) e a almacenaxe dos erros en texto plano. Ter todos os erros en texto plano no disco facilita a tarefa de escribir ferramentas adaptadas para puxar e parsear os datos (por exemplo, para xerar informes estatísticos). GNATS pode tamén acceder a mensaxes de correo electrónico de diversas maneiras e anexalas aos temas correspondentes en función de padróns existentes nos cabezallos das mensaxes; isto facilita en gran medida o rexistro das conversacións entre usuarios e desenvolvedores. </text:p>
      <text:p text:style-name="P41"/>
      <text:p text:style-name="P41"/>
      <text:p text:style-name="P41"><text:span text:style-name="T29">RequestTracker (RT)</text:span> - <text:a xlink:type="simple" xlink:href="http://www.bestpractical.com/rt/">http://www.bestpractical.com/rt/</text:a> </text:p>
      <text:p text:style-name="P41"/>
      <text:p text:style-name="P41">A páxina web de RT di o seguinte: "RT é un sistema de tickets de nivel profesional que permite a un grupo de persoas xerir con eficacia e habilidade tarefas, problemas e peticións enviadas por unha comunidade de usuarios" e, resumindo, iso é o que fai. RT posúe unha interface web bastante pulida e parece ter unha ampla base de instalacións. O seu aspecto visual é algo complexo, mais tórnase menos molesto cando estás afeito a empregalo. RT, está rexistrado baixo licenza GNU GPL (por algunha razón, o sitio web non aclara este punto). </text:p>
      <text:p text:style-name="P41"/>
      <text:p text:style-name="P41"/>
      <text:p text:style-name="P41"><text:span text:style-name="T29">Trac</text:span> - <text:a xlink:type="simple" xlink:href="http://trac.edgewall.com/">http://trac.edgewall.com/</text:a> </text:p>
      <text:p text:style-name="P41"/>
      <text:p text:style-name="P41"><text:span text:style-name="T1">Trac é máis que un sistema de reporte de erros, en realidade é un sistema que integra wiki e un "bug tracker". Emprega wiki links para ligar temas, arquivos, grupos de mudanzas de control de versións e páxinas wiki simples. É bastante sinxelo de configurar e pódese integrar con Subversion (ver a sección </text:span><text:span text:style-name="T21">“</text:span><text:span text:style-name="T14">Sistemas Libres de Control de Versións</text:span><text:span text:style-name="T25">”</text:span><text:span text:style-name="T14"> </text:span><text:span text:style-name="T25">no </text:span><text:span text:style-name="T14">Apéndice A</text:span><text:span text:style-name="T1">). </text:span></text:p>
      <text:p text:style-name="P41"/>
      <text:p text:style-name="P41"/>
      <text:p text:style-name="P41"><text:span text:style-name="T29">Roundup </text:span>- <text:a xlink:type="simple" xlink:href="http://roundup.sourceforge.net/">http://roundup.sourceforge.net/</text:a> </text:p>
      <text:p text:style-name="P41"/>
      <text:p text:style-name="P41"><text:soft-page-break/>Roundup é bastante sinxelo de instalar (só é necesario un Python 2.1 o superior) e fácil de usar. Ten tanto interface web, coma interface email e en liña de comandos. O molde ("template") de datos dos erros e a interface web son personalizables, así como parte da lóxica de transición de estados. </text:p>
      <text:p text:style-name="P41"/>
      <text:p text:style-name="P41"/>
      <text:p text:style-name="P41"><text:span text:style-name="T29">Mantis </text:span>- <text:a xlink:type="simple" xlink:href="http://www.mantisbt.org/">http://www.mantisbt.org/</text:a> </text:p>
      <text:p text:style-name="P41"/>
      <text:p text:style-name="P41">Mantis é un sistema de xestión de erros en web, escrito en PHP e que emprega MySQL como base de datos de almacenaxe. Presenta as características que calquera esperaría deste tipo de programas. Persoalmente, acho a súa interface web atractiva, elegante e intuitiva. </text:p>
      <text:p text:style-name="P41"/>
      <text:p text:style-name="P41"/>
      <text:p text:style-name="P41"><text:span text:style-name="T29">Flyspray </text:span>- <text:a xlink:type="simple" xlink:href="http://www.flyspray.org/">http://www.flyspray.org/</text:a> </text:p>
      <text:p text:style-name="P41"/>
      <text:p text:style-name="P41">Flyspray é un sistema web de xestión de erros escrito en PHP. Segundo a súa páxina web é un sistema "pouco complicado" que inclúe as seguintes funcionalidades: soporte para diferentes bases de datos (nesta altura MySQL e PGSQL), xestión de múltiples proxectos, monitoramento de tarefas con notificacións de mudanzas (vía email ou jabber), histórico de tarefas exhaustivo, deseño CSS, ficheiros adxuntos, ferramentas avanzadas de procura (mais sinxelas de manexar), sindicación vía RSS/Atom, admite entradas en wiki ou texto plano, mecanismos de votacións e gráficos de dependencia. </text:p>
      <text:p text:style-name="P41"/>
      <text:p text:style-name="P41"/>
      <text:p text:style-name="P41"><text:span text:style-name="T29">Scarab </text:span>- <text:a xlink:type="simple" xlink:href="http://scarab.tigris.org/">http://scarab.tigris.org/</text:a> </text:p>
      <text:p text:style-name="P41"/>
      <text:p text:style-name="P41">A idea principal de Scarab é operar como un sistema completo de xestión de erros, altamente adaptable, que ofrece, máis ou menos, a unión das ferramentas que ofrecen outros sistemas de este tipo: entrada de datos, consultas, informes, notificacións ás partes interesadas, almacenaxe de comentarios colaborativos e rexistro de dependencias. </text:p>
      <text:p text:style-name="P41"/>
      <text:p text:style-name="P41">Pode ser personalizado mediante páxinas web de administración. Permite ter activos, nunha única instalación de Scarab, varios "módulos" (proxectos) simultaneamente. Dentro de cada módulo é posible crear novos tipos de elementos (soporte de peticións, defectos, melloras, tarefas, etc.) e engadir outros atributos arbitrarios. Todo isto permite adaptar o sistema aos requisitos determinados de cada proxecto. </text:p>
      <text:p text:style-name="P41"/>
      <text:p text:style-name="P41">A finais de 2004 estaba a punto de ser publicada a versión 1.0 de Scarab. </text:p>
      <text:p text:style-name="P41"/>
      <text:p text:style-name="P41"/>
      <text:p text:style-name="P41"><text:span text:style-name="T29">Debian Bug Tracking System (DBTS) - </text:span><text:a xlink:type="simple" xlink:href="http://www.chiark.greenend.org.uk/~ian/debbugs/">http://www.chiark.greenend.org.uk/~ian/debbugs/</text:a> </text:p>
      <text:p text:style-name="P41"><text:s/></text:p>
      <text:p text:style-name="P41"><text:span text:style-name="T1">O Debian Bug Tracking System é inusitado en tanto que toda a introdución e manipulación de erros se fai vía email: cada erro recibe o seu propio enderezo de email. O DBTS escala bastante ben: por </text:span><text:span text:style-name="T1">exemplo. </text:span><text:a xlink:type="simple" xlink:href="http://bugs.debian.org/"><text:span text:style-name="T1">http://bugs.debian.org</text:span></text:a><text:span text:style-name="T1"> <text:s/>ten 277.741 erros. </text:span></text:p>
      <text:p text:style-name="P41"/>
      <text:p text:style-name="P41">Dado que a interacción é feita mediante clientes de email, un entorno facilmente accesible e ao que están afeitos moitos usuarios, o DBTS é bo para manexar, clasificar e responder rapidamente a un gran volume de notificacións de erro. Por suposto, ten desvantaxes tamén. Os desenvolvedores deben investir tempo para aprenderen o sistema de comandos de email e os usuarios deben escribir os informes de erro sen un formulario que os guíe na información que hai que incluír. Existen ferramentas para axudar os usuarios a escribiren mellores informes de erros tales como un programa en liña de <text:soft-page-break/>comandos <text:span text:style-name="T12">reportbug</text:span> ou o pacote <text:span text:style-name="T12">debbugs-el</text:span> para Emacs. A maioría da xente non usa estas ferramentas xa que prefire escribir os emails manualmente, e pode que cumpran ou non as regras sobre notificación do proxecto. </text:p>
      <text:p text:style-name="P41"/>
      <text:p text:style-name="P41">O DBTS ten unha interface web exclusivamente de lectura para visualizar e consultar erros. </text:p>
      <text:p text:style-name="P41"/>
      <text:p text:style-name="P41"/>
      <text:p text:style-name="P41"><text:span text:style-name="T29">Sistemas de rexistro de tickets de problemas (</text:span><text:span text:style-name="T23">Trouble-Ticket Trackers</text:span><text:span text:style-name="T29">)</text:span></text:p>
      <text:p text:style-name="P41"/>
      <text:p text:style-name="P41">Estes sistemas están máis orientados á xestión de tickets de axuda que á xestión de erros en programas de software. Embora un sistema "bugtracker" normal poida ser o máis adecuado, estes sistemas inclúense nesta obra en prol dun traballo o máis completo posible. Porén, en algúns proxectos poden ser máis axeitados que os tradicionais sistemas de xestión de erros. </text:p>
      <text:p text:style-name="P41"/>
      <text:list xml:id="list1716382757" text:style-name="L42">
        <text:list-item>
          <text:p text:style-name="P159"><text:span text:style-name="T29">WebCall - </text:span>http://myrapid.com/webcall/</text:p>
        </text:list-item>
      </text:list>
      <text:p text:style-name="P41"/>
      <text:p text:style-name="P41"/>
      <text:p text:style-name="P41"><text:span text:style-name="T29">Bluetail Ticket Tracker (BTT) - </text:span><text:a xlink:type="simple" xlink:href="http://btt.sourceforge.net/">http://btt.sourceforge.net/</text:a> </text:p>
      <text:p text:style-name="P41"/>
      <text:p text:style-name="P41">BTT é unha mestura entre un sistema de rexistro de tickets e un xestor de erros. Ofrece mecanismos de privacidade que non son frecuentes entre os xestores de erros. Os usuarios do sistema son clasificados en categorías: empregado (staff), amigo (friend), cliente (customer) ou anónimo. Esta clasificación define o nivel de acceso a máis ou menos datos en función da categoría de cada usuario. Ofrece unha certa integración co correo electrónico, unha interface de liña de comandos e mecanismos para a conversión de mensaxes de correo electrónico en tickets. Tamén pode xestionar certa información non vinculada directamente a un ticket específico, como documentación interna ou preguntas frecuentes.</text:p>
      <text:p text:style-name="P41"/>
      <text:h text:style-name="P174" text:outline-level="1"><text:span text:style-name="T141">Apéndice C. </text:span>Por que me debería preocupar pola cor do garaxe da bicicleta? </text:h>
      <text:p text:style-name="P42"/>
      <text:p text:style-name="P42">O certo é que non deberías. Seguro que tes mellores cousas coas que perder o tempo. </text:p>
      <text:p text:style-name="P42"/>
      <text:p text:style-name="P42">O famoso artigo de Poul Henning Kamp sobre "o garaxe da bicicleta" (un resumo do mesmo pode atoparse no <text:span text:style-name="T12">Capítulo 6 Comunicacións</text:span>) é unha excelente disquisición sobre o que acostuma a ir mal nas conversas en listas de correo. O texto completo é reproducido aquí co seu permiso. A URL orixinal é <text:s/><text:a xlink:type="simple" xlink:href="http://www.freebsd.org/cgi/getmsg.cgi?fetch=506636+517178+/usr/local/www/db/text/1999/freebsd-hackers/19991003.freebsd-hackers">http://www.freebsd.org/cgi/getmsg.cgi?fetch=506636+517178+/usr/local/www/db/text/1999/freebsd-hackers/19991003.freebsd-hackers</text:a> (para unha ligazón máis sinxela, tamén o podes atopar en <text:a xlink:type="simple" xlink:href="http://bikeshed.com/">http://bikeshed.com</text:a>)</text:p>
      <text:p text:style-name="P42"/>
      <text:p text:style-name="P84">Asunto: A cor do garaxe da bicicleta (calquera que for a súa cor) na herba máis verde... </text:p>
      <text:p text:style-name="P84">De: Poul-Henning Kamp &lt;phk@freebsd.org&gt; </text:p>
      <text:p text:style-name="P84">Data: sab, 02 out 1999 16:14:10 +0200 </text:p>
      <text:p text:style-name="P84">ID da mensaxe: &lt;18238.938873650@critter.freebsd.dk&gt;</text:p>
      <text:p text:style-name="P84">Remitente: phk@critter.freebsd.dk </text:p>
      <text:p text:style-name="P84">Copia oculta: Blind Distribution List: ; </text:p>
      <text:p text:style-name="P84">MIME-Version: 1.0 </text:p>
      <text:p text:style-name="P84"/>
      <text:p text:style-name="P84"><text:soft-page-break/>[bcc'ed to committers, hackers] </text:p>
      <text:p text:style-name="P84"/>
      <text:p text:style-name="P84">O meu último panfleto tivo unha acollida o bastante boa como para non ter medo de enviar outro, e hoxe teño tempo e motivación para facelo </text:p>
      <text:p text:style-name="P84"/>
      <text:p text:style-name="P84">Non foi fácil decidir a quen enviar este tipo de mensaxes, nesta ocasión vai con copia oculta para committers e hackers, que é probablemente o mellor que podo facer... Eu non estou subscrito a hackers mais xa falarei sobre isto despois. </text:p>
      <text:p text:style-name="P84"/>
      <text:p text:style-name="P84">O que me provocou nesta ocasión foi o fío "debería sleep(1) admitir </text:p>
      <text:p text:style-name="P84">segundos fraccionarios", que xa leva amolando tempo de abondo, probablemente un par semanas xa, mais nin sequera me vou molestar en comprobalo. </text:p>
      <text:p text:style-name="P84"><text:s/></text:p>
      <text:p text:style-name="P84">Para aqueles que non seguísedes ese fío en particular: parabéns </text:p>
      <text:p text:style-name="P84"/>
      <text:p text:style-name="P84">Era unha proposta para que sleep(1) "fixera o correcto" se se lle pasaba un argumento non enteiro que prendese a mecha deste problema. Non vou dicir nada máis ao respecto, porque é un asunto moito menos importante do que un podería esperarse dada a lonxitude do fío e xa recibiu moita máis atención que algúns dos *problemas* que temos por aquí. </text:p>
      <text:p text:style-name="P84"/>
      <text:p text:style-name="P84">A saga do "sleep"(1) é o exemplo máis patente dunha típica "discusión sobre o garaxe da bicicleta" que vin en FreeBSD. A proposta estaba ben pensada, gañariamos compatibilidade con OpenBSD e NetBSD e, porén, seguiriamos tendo compatibilidade con calquera código que xa estivese escrito. </text:p>
      <text:p text:style-name="P84"/>
      <text:p text:style-name="P84">Mais foron formuladas e enviadas tantas obxeccións, propostas e mudanzas que <text:s text:c="2"/>un podería pensar que a mudanza acabaría cos buracos do queixo suízo, ou que <text:s/>mudaría o sabor da Coca Cola ou que atinxiría algo de igual magnitude. </text:p>
      <text:p text:style-name="P84"/>
      <text:p text:style-name="P84">"De que vai esta discusión sobre a cor do garaxe?", preguntástesme algúns. </text:p>
      <text:p text:style-name="P84"/>
      <text:p text:style-name="P84">É unha longa historia, ou mellor dito, unha vella historia que en realidade é bastante curta. C. Northcote Parkinson escribiu un libro a principios dos anos 60 chamado "As leis de Parkinson" que afonda nas dinámicas da xestión. </text:p>
      <text:p text:style-name="P84"/>
      <text:p text:style-name="P84">Podedes atopalo en Amazon, e talvez na biblioteca dos vosos pais. Está ben de prezo e lese rápido. Se che gusta Dilbert, gustarache Parkinson. </text:p>
      <text:p text:style-name="P84"/>
      <text:p text:style-name="P84">Alguén díxome hai pouco que o leu e que se decatou de que soamente máis ou menos 50% era aplicable hoxe en día. Iso é asombroso, diría eu, a maioría <text:s/>dos libros de xestión modernos teñen porcentaxes de acerto moi por debaixo <text:s/>diso, e este ten máis de 35 anos. </text:p>
      <text:p text:style-name="P84"/>
      <text:p text:style-name="P84">No exemplo concreto referido ao garaxe da bicicleta, o outro compoñente <text:s/>vital é una central nuclear, supoño que isto dá unha idea da antigüidade do libro. </text:p>
      <text:p text:style-name="P84"><text:s/></text:p>
      <text:p text:style-name="P84">Parkinson mostra como podes falar cun consello directivo e conseguir que <text:s/>aproben a construción dunha central nuclear de centos, mesmo de miles de millóns, mais se o que queres é construír un garaxe veraste enredado nunha discusión sen fin. </text:p>
      <text:p text:style-name="P84"/>
      <text:p text:style-name="P84">Parkinson explica que isto sucede porque unha central nuclear é tan enorme, <text:s/>cara e complicada que fica fóra da capacidade de comprensión da xente, <text:s/>e en lugar de tentaren entender o asunto dan por sentado que alguén xa revisou todos os detalles con anterioridade. </text:p>
      <text:p text:style-name="P84">Richard P. Feynman dá unha serie de exemplos referidos a "Los Álamos" nos <text:soft-page-break/>seus libros, exemplos máis interesantes e máis relacionados co tema. </text:p>
      <text:p text:style-name="P84"/>
      <text:p text:style-name="P84">Por outra banda temos o garaxe da bicicleta. Calquera pode construír un destes nun fin de semana e aínda vai ter tempo para ver o partido na TV. Xa que logo, non importa se a túa proposta é razoable ou está ben preparada, alguén aproveitará a oportunidade para demostrar que está facendo o seu traballo, que está prestando atención, que está *presente*. </text:p>
      <text:p text:style-name="P84"/>
      <text:p text:style-name="P84">En Dinamarca chamámolo "deixar a túa pegada". É unha cuestión de orgullo persoal e prestixio, de poder sinalar algo e dicir, "Ei, *eu* fixen iso" É un <text:s/>trazo moi marcado nos políticos, e presente na maioría da xente cando aparece a oportunidade. Non tedes máis que pensar nas pegadas no cemento fresco. </text:p>
      <text:p text:style-name="P84"/>
      <text:p text:style-name="P84">Sinto moito respecto por quen fixo a proposta inicial, porque se mantivo firme embora todo o que choveu sobre el, conseguindo que mudanza sexa hoxe unha realidade no noso código. </text:p>
      <text:p text:style-name="P84"/>
      <text:p text:style-name="P84">E isto lévame, como prometín antes, a explicar por que non estou subscrito a hackers: </text:p>
      <text:p text:style-name="P84"/>
      <text:p text:style-name="P84">Deime de baixa de hackers hai varios anos porque o número de correos non me <text:s/>permitía manterme ao día. Desde entón deixei varias listas máis pola mesma <text:s/>razón. </text:p>
      <text:p text:style-name="P84"><text:s/></text:p>
      <text:p text:style-name="P84">E, porén, recibo unha morea de correo. Unha gran parte é encamiñado directamente a /dev/null por medio de filtros: Xente como [omitido] nunca terá acceso á miña pantalla, así como commits a documentos en linguaxes que non entendo, ou commits a ports que non me interesan. Todo isto, e máis, vai parar ao fondo do caixón sen que chegue a saber que existen. </text:p>
      <text:p text:style-name="P84"/>
      <text:p text:style-name="P84">Mais a pesar desta trituradora sigo a recibir demasiadas mensaxes na miña caixa de correo. </text:p>
      <text:p text:style-name="P84"/>
      <text:p text:style-name="P84">E aquí é onde comeza o que quería dicir. </text:p>
      <text:p text:style-name="P84"/>
      <text:p text:style-name="P84">Oxalá puideramos diminuír o ruído nas nosas listas, e oxalá puideramos deixar a xente construíren un garaxe de cando en vez, e non me importaría de que cor o pintasen. </text:p>
      <text:p text:style-name="P84"/>
      <text:p text:style-name="P84">O primeiro destes desexos é sermos cívicos, sensibles e intelixentes no uso do correo electrónico. </text:p>
      <text:p text:style-name="P84"/>
      <text:p text:style-name="P84">Se eu puidese, de forma concisa e precisa, establecer un conxunto de criterios de cando se debe e cando non se debe responder a un correo electrónico que todos acordaran e respectaran, sería feliz, mais son demasiado intelixente sequera para intentalo. </text:p>
      <text:p text:style-name="P84"/>
      <text:p text:style-name="P84">Mais permitídeme suxerir algunhas xanelas emerxentes que me gustaría que os clientes de correo lanzasen sempre que alguén enviara ou respondera un email a unha lista de correo á que estiver subscrito. </text:p>
      <text:p text:style-name="P84"/>
      <text:p text:style-name="P84"><text:s text:c="6"/>+------------------------------------------------------------+ </text:p>
      <text:p text:style-name="P84"><text:s text:c="6"/>| O seu email está a punto de ser enviado a centos de <text:s text:c="3"/><text:tab/> <text:s/>| </text:p>
      <text:p text:style-name="P84"><text:s text:c="6"/>| miles de persoas, que terán que perder polo menos 10 <text:s text:c="6"/>| </text:p>
      <text:p text:style-name="P84"><text:s text:c="6"/>| segundos para decidir se é . Polo menos dúas semanas de <text:s text:c="3"/>|</text:p>
      <text:p text:style-name="P84"><text:tab/>| traballo vanse perder en ler o seu correo. Moitos dos <text:tab/> <text:s/>|</text:p>
      <text:p text:style-name="P84"><text:tab/>| receptores terán que pagar para descarregar o seu correo <text:s text:c="2"/>| </text:p>
      <text:p text:style-name="P84"><text:s text:c="6"/>| <text:s text:c="59"/>| </text:p>
      <text:p text:style-name="P84"><text:s text:c="6"/>| Está absolutamente seguro de que o seu correo electrónico é| </text:p>
      <text:p text:style-name="P84"><text:soft-page-break/><text:s text:c="6"/>| suficientemente importante como para molestar a todas esas | </text:p>
      <text:p text:style-name="P84"><text:s text:c="6"/>| persoas? <text:s text:c="50"/>| </text:p>
      <text:p text:style-name="P84"><text:s text:c="6"/>| <text:s text:c="59"/>| </text:p>
      <text:p text:style-name="P84"><text:s text:c="6"/>| <text:s text:c="14"/>[Si] [Revisar] [Cancelar] <text:s text:c="19"/>| </text:p>
      <text:p text:style-name="P84"><text:s text:c="6"/>+------------------------------------------------------------+ </text:p>
      <text:p text:style-name="P84"/>
      <text:p text:style-name="P84"/>
      <text:p text:style-name="P84"><text:s text:c="6"/>+------------------------------------------------------------+ </text:p>
      <text:p text:style-name="P84"><text:s text:c="6"/>| Aviso: aínda non leu todos os correos deste fío. Pode que <text:s/>| </text:p>
      <text:p text:style-name="P84"><text:s text:c="6"/>| alguén xa dixera o que vostede está a piques de <text:s text:c="7"/><text:tab/> <text:s/>| </text:p>
      <text:p text:style-name="P84"><text:s text:c="6"/>| escribir. Pór favor, lea todo o fío antes de responder a <text:s text:c="2"/>| </text:p>
      <text:p text:style-name="P84"><text:s text:c="6"/>| unha mensaxe do mesmo <text:s text:c="37"/>| </text:p>
      <text:p text:style-name="P84"><text:s text:c="6"/>| <text:s text:c="21"/>[Cancelar] <text:s text:c="27"/>| </text:p>
      <text:p text:style-name="P84"><text:s text:c="6"/>+------------------------------------------------------------+ </text:p>
      <text:p text:style-name="P84"/>
      <text:p text:style-name="P84"/>
      <text:p text:style-name="P84"><text:s text:c="6"/>+------------------------------------------------------------+ </text:p>
      <text:p text:style-name="P84"><text:s text:c="6"/>| Aviso: O seu cliente de correo aínda non mostrou a mensaxe | </text:p>
      <text:p text:style-name="P84"><text:s text:c="6"/>| enteira. Loxicamente, pódese deducir que probablemente <text:tab/> <text:s/>|</text:p>
      <text:p text:style-name="P84"><text:s text:c="6"/>| vostede non o leu de principio a fin e o comprendeu <text:s text:c="7"/>| </text:p>
      <text:p text:style-name="P84"><text:s text:c="6"/>| <text:s text:c="59"/>| </text:p>
      <text:p text:style-name="P84"><text:s text:c="6"/>| Non é de boa educación responder a un correo ata que non o |</text:p>
      <text:p text:style-name="P90"><text:tab/> <text:s text:c="5"/>| lea enteiro e reflexione <text:s text:c="34"/>| <text:s text:c="7"/><text:tab/> <text:s text:c="5"/><text:tab/> <text:s text:c="5"/>| <text:s text:c="59"/>| </text:p>
      <text:p text:style-name="P84"><text:s text:c="6"/>| Un temporizador vai impedir que <text:s/>responda a calquera <text:tab/> <text:s/>|</text:p>
      <text:p text:style-name="P84"><text:s text:c="6"/>| correo deste fío durante a próxima hora <text:s text:c="5"/><text:tab/><text:tab/><text:tab/> <text:s/>| </text:p>
      <text:p text:style-name="P84"><text:s text:c="6"/>| <text:s text:c="59"/>| </text:p>
      <text:p text:style-name="P84"><text:s text:c="6"/>| <text:s text:c="21"/>[Cancelar] <text:s text:c="27"/>| </text:p>
      <text:p text:style-name="P84"><text:s text:c="6"/>+------------------------------------------------------------+ </text:p>
      <text:p text:style-name="P84"/>
      <text:p text:style-name="P84"><text:s/></text:p>
      <text:p text:style-name="P84"><text:s text:c="6"/>+------------------------------------------------------------+ </text:p>
      <text:p text:style-name="P84"><text:s text:c="6"/>| Escribiu este correo a un ritmo superior a N.NN ppm <text:s text:c="7"/>| </text:p>
      <text:p text:style-name="P84"><text:s text:c="6"/>| Xeralmente non é posible pensar e teclear a un ritmo <text:s text:c="6"/>| </text:p>
      <text:p text:style-name="P84"><text:s text:c="6"/>| superior a A.AA ppm, e, polo tanto, é probable que a súa <text:s text:c="2"/>| </text:p>
      <text:p text:style-name="P84"><text:s text:c="6"/>| resposta sexa incoherente, estea mal pensada e/ou <text:tab/><text:tab/> <text:s/>|</text:p>
      <text:p text:style-name="P84"><text:s text:c="6"/>| sexa emocional <text:s text:c="5"/><text:tab/><text:tab/><text:tab/><text:tab/><text:tab/><text:tab/><text:tab/> <text:s/>| </text:p>
      <text:p text:style-name="P84"><text:s text:c="6"/>| <text:s text:c="59"/>| </text:p>
      <text:p text:style-name="P84"><text:s text:c="6"/>| Un temporizador impediralle o envío de calquera <text:s/><text:tab/><text:tab/> <text:s/>| </text:p>
      <text:p text:style-name="P84"><text:s text:c="6"/>| correo durante a seguinte hora <text:s text:c="28"/>| </text:p>
      <text:p text:style-name="P84"><text:s text:c="6"/>| <text:s text:c="59"/>| </text:p>
      <text:p text:style-name="P84"><text:s text:c="6"/>| <text:s text:c="18"/>[Cancelar] <text:s text:c="30"/>| </text:p>
      <text:p text:style-name="P84"><text:s text:c="6"/>+------------------------------------------------------------+ </text:p>
      <text:p text:style-name="P84"/>
      <text:p text:style-name="P84">A segunda parte do meu desexo é máis emocional. Obviamente, nunca fixemos uso das capacidades que mostramos no desagradable debate sobre sleep(1) para tomarmos esta pequena iniciativa, a pesar dos moitos anos que leva no proxecto. Entón, por que se enfadan de súpeto cando alguén con moita menos experiencia trata agora de solucionalo? </text:p>
      <text:p text:style-name="P84"/>
      <text:p text:style-name="P84">Ogallá o soubera </text:p>
      <text:p text:style-name="P84"/>
      <text:p text:style-name="P84">Sei que o meu razoamento non poderá impedir este "conservadorismo reaccionario". Talvez esas persoas estean frustradas porque non fixeron contribucións tanxibles recentemente, ou pode tratarse dun caso grave de"estamos vellos e de mal humor, NÓS sabemos como se ten que comportar a xuventude". </text:p>
      <text:p text:style-name="P84"/>
      <text:p text:style-name="P84">De calquera xeito, é algo moi improdutivo para o proxecto, mais non teño <text:soft-page-break/>suxestións de como paralo. O mellor que podo suxerir é que vos absteñades de alimentar os monstros que espreitan nas listas de correo: ignorádeos, non lles respondades, esquecede que están aí. </text:p>
      <text:p text:style-name="P84"/>
      <text:p text:style-name="P84">Espero que poidamos ter unha base máis forte e máis ampla de colaboradores en <text:s/>FreeBSD, e espero que xuntos poidamos impedir que os vellos rosmóns e os [omitido]do mundo lles dean tralla e os asusten antes que poidan pór un pe no chan.</text:p>
      <text:p text:style-name="P84"/>
      <text:p text:style-name="P84">Para as persoas que estiveron á espreita, temorosos de colaboraren por culpa das gárgolas: soamente podo pedirvos desculpas e animarvos a participardes de todas maneiras. Este non é o ambiente que quero para o proxecto. </text:p>
      <text:p text:style-name="P84"/>
      <text:p text:style-name="P84">Poul-Henning</text:p>
      <text:p text:style-name="P90"/>
      <text:h text:style-name="P172" text:outline-level="1"><text:span text:style-name="T140">Apéndice </text:span><text:span text:style-name="T141">D</text:span><text:span text:style-name="T140">. </text:span>Exemplo de instrucións para informar da presenza de erros ("bugs")</text:h>
      <text:p text:style-name="P23"/>
      <text:p text:style-name="P23">A presente é unha copia lixeiramente modificada das instrucións en liña para novos usuarios do proxecto Subversion sobre como informar da presenza de erros. Mira a sección “<text:span text:style-name="T12">Trata a cada usuario como a un potencial voluntario</text:span>” do <text:span text:style-name="T12">Capítulo 8 Xestionando voluntarios</text:span> para entender por que é importante que un proxecto teña tales instrucións. O documento orixinal atópase en <text:s/><text:a xlink:type="simple" xlink:href="http://svn.collab.net/repos/svn/trunk/www/bugs.html">http://svn.collab.net/repos/svn/trunk/www/bugs.html</text:a> </text:p>
      <text:p text:style-name="P23"/>
      <text:p text:style-name="P82">Como informar da presencia de erros en Subversion </text:p>
      <text:p text:style-name="P81"/>
      <text:p text:style-name="P81">Este documento conta como e onde informar da presenza dun erro. (Non se trata dunha lista dos erros pendentes — podes ver esa lista aquí.) </text:p>
      <text:p text:style-name="P81"/>
      <text:p text:style-name="P81">Onde informar da presenza dun erro </text:p>
      <text:p text:style-name="P81">-------------------------------------------------- </text:p>
      <text:p text:style-name="P81"/>
      <text:p text:style-name="P81"><text:s text:c="4"/>* Se o erro estiver localizado no propio Subversion, envía un correo a users@subversion.tigris.org. unha vez for confirmado que se trata dun erro, unha persoa, polo xeral ti, pode introducilo no sistema de notificación de erros. (Se estiveres moi seguro de que é un erro, envíao directamente á nosa lista de desenvolvemento <text:s/>dev@subversion.tigris.org. Mais, se non estiveres seguro, é mellor que escribas a users@ en primeiro lugar; algún dos usuarios pode dicirche se o comportamento que atopaches é o esperado ou non. </text:p>
      <text:p text:style-name="P81"/>
      <text:p text:style-name="P81"><text:s text:c="4"/>* Se o erro estiver localizado na biblioteca APR, por favor, informa sobre el nas seguintes listas de correo: dev@apr.apache.org, dev@subversion.tigris.org. </text:p>
      <text:p text:style-name="P81"/>
      <text:p text:style-name="P81"><text:s text:c="4"/>* Se o erro estiver localizado na biblioteca Neon-HTTP, por favor, informa sobre o mesmo en: neon@webdav.org, dev@subversion.tigris.org. </text:p>
      <text:p text:style-name="P81"><text:soft-page-break/></text:p>
      <text:p text:style-name="P81"><text:s text:c="4"/>* Se o erro estiver localizado en Apache HTTPD 2.0, por favor informa sobre el nas seguintes dúas listas de correo: dev@httpd.apache.org, dev@subversion.tigris.org. A lista de desenvolvedores Apache httpd ten moito tráfego, polo que existe a posibilidade de que o teu informe de erro non sexa atendido. Tamén tes a posibilidade de preencheres un informe de erro en http://httpd.apache.org/bug_report.html. </text:p>
      <text:p text:style-name="P81"/>
      <text:p text:style-name="P81"><text:s text:c="4"/>* Se o erro estiver no teu tellado, colle un par de tellas e ponte a reparalo<text:note text:id="ftn29" text:note-class="footnote"><text:note-citation>29</text:note-citation><text:note-body><text:p text:style-name="P51">Nota do tradutor: tradución libre do orixinal en inglés "<text:span text:style-name="T12">if the bug is in your rug, please give it a hug and </text:span></text:p><text:p text:style-name="P51"><text:span text:style-name="T12">keep it snug</text:span>", sen equivalente exacto en galego por tratarse dunha rima popular en lingua inglesa</text:p></text:note-body></text:note> </text:p>
      <text:p text:style-name="P81"/>
      <text:p text:style-name="P81">Como informar da presenza dun erro </text:p>
      <text:p text:style-name="P81">------------------------------------------------- </text:p>
      <text:p text:style-name="P81"/>
      <text:p text:style-name="P81">En primeiro lugar, asegúrate de que realmente é un erro. Se Subversion non se comportar do modo que esperas, procura na documentación e nos arquivos da lista de correo probas de que debería comportarse do xeito que supós. <text:s/>Por suposto, se for unha cousa de senso común coma que Subversion destruíu os teus datos e fixo saír fume da túa pantalla, entón, podes fiarte do teu xuízo. Mais se non estiveres seguro, pregunta primeiro na lista de correo de usuarios users@subversion.tigris.org ou no IRC, irc.freenode.net, channel #svn. </text:p>
      <text:p text:style-name="P81"/>
      <text:p text:style-name="P81">Unha vez decidiches que é un erro, o máis importante é propoñeres unha descrición simple e indicacións de como reproducilo. Por exemplo, se o erro tal como o atopaches inicialmente implica cinco ficheiros sobre dez <text:span text:style-name="T12">commits</text:span>, tenta reproducilo con soamente un ficheiro e un <text:span text:style-name="T12">commit</text:span>. Canto máis sinxela for a "receita" para reproducilo, máis probable será que un desenvolvedor reproduza o erro e o corrixa con éxito. </text:p>
      <text:p text:style-name="P81"/>
      <text:p text:style-name="P81">Cando escribires a receita para reproducilo, non escribas unha descrición prosaica do que fixeches para para que acontecera o erro. Pola contra, fornece unha transcrición literal da serie exacta de comandos que executaches e a súa saída. Emprega cortar-e-pegar para facelo. Se houber ficheiros implicados, asegúrate de incluíres os seus nomes e mesmo o seu contido, se pensares que pode ser relevante. O mellor de todo sería que empacotases a túa receita para reproducir o erro coma un script. Iso axúdanos moitísimo. </text:p>
      <text:p text:style-name="P81"/>
      <text:p text:style-name="P83">Comprobación rápida de integridade: Estás a executar a versión máis recente de Subversion, verdade? :-) Poida que o erro xa fose corrixido; deberías probar a súa receita para reproducir o erro sobre a versión máis recente da árbore de desenvolvemento <text:soft-page-break/>de Subversion.</text:p>
      <text:p text:style-name="P81"/>
      <text:p text:style-name="P81">Ademais da receita para reproducilo, tamén necesitaremos unha completa descrición do entorno onde se reproduciu o erro. Isto é: </text:p>
      <text:p text:style-name="P81"/>
      <text:p text:style-name="P81"><text:s text:c="4"/>* O teu sistema operativo </text:p>
      <text:p text:style-name="P81"><text:s text:c="4"/>* A versión publicada e/ou revisión de Subversion </text:p>
      <text:p text:style-name="P81"><text:s text:c="4"/>* O compilador e as opcións de configuración que usaches para construír Subversion </text:p>
      <text:p text:style-name="P81"><text:s text:c="4"/>* Calquera modificación persoal que fixeras ao teu Subversion </text:p>
      <text:p text:style-name="P81"><text:s text:c="4"/>* A versión da BD de Berkeley coa que estás a usar Subversion, se é que a usar</text:p>
      <text:p text:style-name="P81"><text:s text:c="4"/>* Calquera outra cousa que poida ser relevante. Mellor ter información de mais que de menos. </text:p>
      <text:p text:style-name="P81"/>
      <text:p text:style-name="P81">Unha vez tiveres todo isto, xa estarás preparado para redactar o informe. Comeza cunha descrición clara do erro en si. É dicir, di como esperabas que se comportara Subversion e contrástao con como se comportou realmente. Aínda que o erro poida parecerche obvio, pode que non sexa tan obvio para outra persoa, polo tanto é mellor evitar xogar ás adiviñas. Continúa coa descrición do entorno e a receita de reprodución do erro. Se tamén quixeres incluír algunha especulación sobre a causa e mesmo un remendo/parche para resolver o problema, aínda mellor.— Consulta http://svn.collab.net/repos/svn/trunk/www/hacking.html#patches para obteres instrucións de como mandar remendos. </text:p>
      <text:p text:style-name="P81"/>
      <text:p text:style-name="P81">Envía toda esta información a dev@subversion.tigris.org ou se xa o fixeches e che pediron que preencheses unha notificación, vai ao sistema de notificación de erros e segue as instrucións. </text:p>
      <text:p text:style-name="P81"/>
      <text:p text:style-name="P81">Agradecémoscho. Sabemos que preencher un bo informe de erros dá moito traballo, mais un bo informe pode aforrarlle moitas horas ao desenvolvedor e fai que o erro teña moitas máis probabilidades de ser corrixido.</text:p>
      <text:p text:style-name="P81"/>
      <text:h text:style-name="P176" text:outline-level="1"><text:span text:style-name="T141">Apéndice E. </text:span>Copyright<text:note text:id="ftn30" text:note-class="footnote"><text:note-citation>30</text:note-citation><text:note-body><text:p text:style-name="P23"><text:s/>Nota do tradutor: O texto orixinal da licenza atópase en <text:a xlink:type="simple" xlink:href="http://creativecommons.org/licenses/by-sa/3.0/">http://creativecommons.org/licenses/by-sa/3.0/</text:a> <text:s/>Esta tradución engádese soamente a título informativo. </text:p></text:note-body></text:note></text:h>
      <text:p text:style-name="P23"/>
      <text:p text:style-name="P81">Este traballo está publicado baixo unha licenza Creative Commons Recoñecemento-CompartirIgual 3.0. Para ver unha copia desta licenza visite http://creativecommons.org/licenses/by-sa/3.0/ ou envíe unha carta a Creative Commons, 559 Nathan Abbott Way, Stanford, California 94305, USA. Un resumo da licenza é <text:soft-page-break/>fornecido debaixo, seguido do texto legal completo. Se desexar distribuír a parte ou a todo este traballo baixo diferentes termos legais, por favor contacte co autor, Karl Fogel </text:p>
      <text:p text:style-name="P81">&lt;kfogel@red-bean.com&gt;</text:p>
      <text:p text:style-name="P81"/>
      <text:p text:style-name="P81">-*- -*- -*- -*- -*- -*- -*- -*- -*- -*- -*- -*- -*- -*- -*- -*- </text:p>
      <text:p text:style-name="P81"/>
      <text:p text:style-name="P81">Vostede é libre de: </text:p>
      <text:p text:style-name="P81"/>
      <text:p text:style-name="P81"><text:s text:c="4"/>* copiar, distribuír e comunicar publicamente a obra </text:p>
      <text:p text:style-name="P81"><text:s text:c="4"/>* facer obras derivadas </text:p>
      <text:p text:style-name="P81"/>
      <text:p text:style-name="P81">Baixo ás condicións seguintes: </text:p>
      <text:p text:style-name="P81"/>
      <text:p text:style-name="P81"><text:s text:c="6"/>* Recoñecemento — Debe recoñecer os créditos da obra do xeito especificado polo autor ou polo licenciador (mais non de xeito que suxira que ten o seu apoio ou apoian o uso que fan da súa obra). </text:p>
      <text:p text:style-name="P81"/>
      <text:p text:style-name="P81"><text:s text:c="6"/>* Compartir baixo a mesma licenza. — Se transformar ou modificar esta obra para crear unha obra derivada, só pode distribuír a obra resultante baixo a mesma licenza, unha similar ou unha compatíbel. </text:p>
      <text:p text:style-name="P81"/>
      <text:p text:style-name="P81"><text:s text:c="6"/>* Ao reutilizar ou distribuír a obra, ten que deixar ben claro os termos da licenza desta obra. O mellor xeito de facer isto é incluír unha ligazón a esta páxina web </text:p>
      <text:p text:style-name="P81"/>
      <text:p text:style-name="P81"><text:s text:c="6"/>* Calquera das condicións anteriores pode ser alterada se vostede obtiver permiso do posuidor do copyright </text:p>
      <text:p text:style-name="P81"/>
      <text:p text:style-name="P81"><text:s text:c="6"/>* Nada nesta licenza restrinxe ou dana os dereitos morais do autor. </text:p>
      <text:p text:style-name="P81"/>
      <text:p text:style-name="P81">-*- -*- -*- -*- -*- -*- -*- -*- -*- -*- -*- -*- -*- -*- -*- -*- </text:p>
      <text:p text:style-name="P81"/>
      <text:p text:style-name="P81"/>
      <text:p text:style-name="P82">Código Legal de Creative Commons: Recoñecemento-CompartirIgual 3.0 España </text:p>
      <text:p text:style-name="P81"/>
      <text:p text:style-name="P81">CREATIVE COMMONS CORPORATION NON É UN GABINETE DE AVOGADOS E NON PROPORCIONA SERVIZOS XURÍDICOS. A DISTRIBUCIÓN DESTA LICENZA NON CREA UNHA RELACIÓN AVOGADO-CLIENTE. CREATIVE COMMONS PROPORCIONA ESTA INFORMACIÓN SEN MUDANZAS (ON AN "AS-IS" BASIS). CREATIVE COMMONS NON CONFIRE NINGUNHA GARANTÍA A RESPECTO DA INFORMACIÓN PROPORCIONADA, NIN ASUME NINGUNHA RESPONSABILIDADE POR DANOS PRODUCIDOS COMO CONSECUENCIA DO SEU USO. </text:p>
      <text:p text:style-name="P81"/>
      <text:p text:style-name="P81">Licenza </text:p>
      <text:p text:style-name="P81"><text:soft-page-break/></text:p>
      <text:p text:style-name="P81"><text:span text:style-name="T1">A OBRA OU A PRESTACIÓN (SEGUNDO SE DEFINE MÁIS ADIANTE) PROPORCIONASE </text:span><text:span text:style-name="T1">BAIXO OS TERMOS DESTA LICENZA PÚBLICA DE CREATIVE COMMONS (CCPL OU LICENZA). A OBRA OU A PRESTACIÓN ESTÁ PROTEXIDA POLA LEI ESPAÑOLA DE PROPIEDADE INTELECTUAL E/OU CALQUERA OUTRA NORMA QUE FOR APLICABLE. ESTÁ PROHIBIDO CALQUERA USO DA OBRA OU PRESTACIÓN DIFERENTE AO AUTORIZADO POR ESTA LICENZA OU AO DISPOSTO NA LEI DE PROPIEDADE INTELECTUAL. </text:span></text:p>
      <text:p text:style-name="P81"/>
      <text:p text:style-name="P81">POR MEDIO DO EXERCICIO DE CALQUERA DEREITO SOBRE A OBRA OU A PRESTACIÓN, VOSTEDE ACEPTA E CONSENTE AS LIMITACIÓNS E OBRIGAS DESTA LICENZA, SEN PREXUÍZO DA NECESIDADE DE CONSENTIMENTO EXPRESO EN CASO DE VIOLACIÓN PREVIA DOS SEUS TERMOS. O LICENCIADOR CÉDELLE OS DEREITOS CONTIDOS NESTA LICENZA, SEMPRE QUE VOSTEDE ACEPTAR AS PRESENTES CLÁUSULAS. </text:p>
      <text:p text:style-name="P81"/>
      <text:p text:style-name="P81">1. Definicións </text:p>
      <text:p text:style-name="P81"/>
      <text:p text:style-name="P81"><text:s text:c="3"/>1. A obra é a creación literaria, artística ou científica ofrecida nos termos desta licenza. </text:p>
      <text:p text:style-name="P81"><text:s text:c="3"/>2. Nesta licenza considérase unha prestación calquera interpretación, execución, fonograma, gravación audiovisual, emisión ou transmisión, simple fotografía ou outros obxectos protexidos pola lexislación de propiedade intelectual vixente aplicábel. </text:p>
      <text:p text:style-name="P81"><text:s text:c="3"/>3. A aplicación desta licenza a unha colección (definida máis adiante) afectaralle unicamente á súa estrutura en canto forma de expresión da selección ou disposición dos seus contidos, mais non é extensiva a estes. Neste caso a colección terá a consideración de obra para os efectos desta licenza. </text:p>
      <text:p text:style-name="P81"><text:s text:c="3"/>4. O titular orixinario é: </text:p>
      <text:p text:style-name="P81"><text:s text:c="9"/>1. No caso dunha obra literaria, artística ou científica, a persoa natural ou grupo de persoas que creou a obra. </text:p>
      <text:p text:style-name="P81"><text:s text:c="9"/>2. No caso dunha obra colectiva, a persoa que a editar e divulgar baixo o seu nome, salvo pacto contrario. </text:p>
      <text:p text:style-name="P81"><text:s text:c="9"/>3. No caso dunha interpretación ou execución, o actor, cantante, músico, ou calquera outra persoa que representar, cantar, ler, recitar, interpretar ou executar de calquera forma unha obra. </text:p>
      <text:p text:style-name="P81"><text:s text:c="9"/>4. No caso dun fonograma, o produtor fonográfico, é dicir, a persoa natural ou xurídica baixo a iniciativa e responsabilidade da cal se realiza por primeira vez unha fixación exclusivamente sonora da execución dunha obra ou doutros sons. </text:p>
      <text:p text:style-name="P81"><text:s text:c="9"/>5. No caso dunha gravación audiovisual, o produtor da gravación, é dicir, a persoa natural ou xurídica que teña a iniciativa e asuma a responsabilidade das fixacións dun plano ou secuencia de imaxes, con ou sen son. </text:p>
      <text:p text:style-name="P81"><text:soft-page-break/><text:s text:c="9"/>6. No caso dunha emisión ou dunha transmisión, a entidade de radiodifusión. </text:p>
      <text:p text:style-name="P81"><text:s text:c="9"/>7. No caso dunha simple fotografía, aquela persoa que a realizou. </text:p>
      <text:p text:style-name="P81"><text:s text:c="9"/>8. No caso doutros obxectos protexidos pola lexislación de propiedade intelectual vixente, a persoa que esta indicar. </text:p>
      <text:p text:style-name="P81"><text:s text:c="3"/>5. Consideraranse obras derivadas aquelas obras creadas a partir da licenciada, como por exemplo: as traducións e adaptacións; as revisións, actualizacións e anotacións; os compendios, resumos e extractos; os arranxos musicais e, en xeral, calquera transformación dunha obra literaria, artística ou científica. Para evitar a dúbida, se a obra consistir nunha composición musical ou gravación de sons, a sincronización temporal da obra cunha imaxe en movemento (synching) será considerada como unha obra derivada para os efectos desta licenza. </text:p>
      <text:p text:style-name="P81"><text:s text:c="3"/>6. Terán a consideración de coleccións a compilación de obras alleas, de datos ou doutros elementos independentes como as antoloxías e as bases de datos que pola selección ou disposición dos seus contidos constitúan creacións intelectuais. A simple incorporación dunha obra nunha colección non dará lugar a unha derivada para os efectos desta licenza. </text:p>
      <text:p text:style-name="P81"><text:s text:c="3"/>7. O licenciador é a persoa ou a entidade que ofrece a obra ou prestación nos termos desta licenza e lle concede os seus dereitos de explotación conforme o disposto nela. </text:p>
      <text:p text:style-name="P81"><text:s text:c="3"/>8. Vostede é a persoa ou a entidade que exerce os dereitos concedidos mediante esta licenza e que non violou previamente os seus termos a respecto da obra ou da prestación, ou que recibiu o permiso expreso do licenciador para exercer os dereitos concedidos mediante esta licenza a pesar dunha violación anterior. </text:p>
      <text:p text:style-name="P81"><text:s text:c="3"/>9. A transformación dunha obra comprende a súa tradución, adaptación e calquera outra modificación na súa forma da que se derive unha obra diferente. A creación resultante da transformación dunha obra terá a consideración de obra derivada. </text:p>
      <text:p text:style-name="P81"><text:s text:c="2"/>10. Enténdese por reprodución a fixación directa ou indirecta, provisional ou permanente, por calquera medio e en calquera forma, de toda a obra ou a prestación ou de parte dela, que permitir a súa comunicación ou a obtención de copias. </text:p>
      <text:p text:style-name="P81"><text:s text:c="2"/>11. Enténdese por distribución a posta a disposición do público do orixinal ou das copias da obra ou da prestación, nun soporte tanxible, mediante a súa venda, alugueiro, préstamo ou de calquera outra forma. </text:p>
      <text:p text:style-name="P81"><text:s text:c="2"/>12. Enténdese por comunicación pública todo acto polo cal unha pluralidade de persoas, que non pertenceren ao ámbito doméstico de quen a levar a cabo, poida ter acceso á obra ou á prestación sen previa distribución de exemplares a cada unha delas. Considérase comunicación pública a posta a disposición do público de obras ou prestacións por procedementos con fíos ou <text:soft-page-break/>sen fíos, de tal forma que calquera persoa poida acceder a elas desde o lugar e no momento que escoller. </text:p>
      <text:p text:style-name="P81"><text:s text:c="2"/>13. A explotación da obra ou a prestación comprende a reprodución, a distribución, a comunicación pública e, no seu caso, a transformación. </text:p>
      <text:p text:style-name="P81"><text:s text:c="2"/>14. Os elementos da licenza son as características principais da licenza segundo a selección efectuada polo licenciador e indicadas no título desta licenza: Recoñecemento, CompartirIgual. </text:p>
      <text:p text:style-name="P81"><text:s text:c="2"/>15. Unha licenza equivalente é: </text:p>
      <text:p text:style-name="P81"><text:s text:c="9"/>1. Unha versión posterior desta licenza de Creative Commons cos mesmos elementos de licenza. </text:p>
      <text:p text:style-name="P81"><text:s text:c="9"/>2. A mesma versión ou unha versión posterior desta licenza de calquera outra xurisdición recoñecida por Creative Commons cos mesmos elementos da licenza (exemplo: Recoñecemento-CompartirIgual 3.0 Xapón). </text:p>
      <text:p text:style-name="P81"><text:s text:c="9"/>3. A mesma versión ou unha versión posterior da licenza de Creative Commons non adaptada a ningunha xurisdición (Unported) cos mesmos elementos da licenza. </text:p>
      <text:p text:style-name="P81"><text:s text:c="9"/>4. Unha das licenzas compatibles que aparece en http://creativecommons.org/compatiblelicenses e que foi aprobada por Creative Commons como esencialmente equivalente a esta licenza porque, como mínimo: </text:p>
      <text:p text:style-name="P81"><text:s text:c="15"/>1. Contén termos co mesmo propósito, o mesmo significado e o mesmo efecto que os elementos desta licenza. </text:p>
      <text:p text:style-name="P81"><text:s text:c="15"/>2. Permite explicitamente que as obras derivadas de obras suxeitas a ela poidan ser distribuídas mediante esta licenza, a licenza de Creative Commons non adaptada a ningunha xurisdición (Unported) ou unha licenza de calquera outra xurisdición recoñecida por Creative Commons, cos seus mesmos elementos de licenza. </text:p>
      <text:p text:style-name="P81"/>
      <text:p text:style-name="P81">2. Límites dos dereitos. Nada nesta licenza pretende reducir ou restrinxir calquera dos límites legais dos dereitos exclusivos do titular dos dereitos de propiedade intelectual de acordo coa Lei de Propiedade Intelectual ou calquera outra lei aplicábel, foren derivados de usos lexítimos, tales como a copia privada ou a cita, ou outras limitacións como o resultante da primeira venda de exemplares (esgotamento). </text:p>
      <text:p text:style-name="P81"/>
      <text:p text:style-name="P81"><text:span text:style-name="T1">3. Concesión de licenza. Conforme os termos e ás condicións desta licenza, o licenciador concede, polo prazo de protección dos dereitos de propiedade intelectual e a título gratuíto, unha licenza de ámbito </text:span><text:span text:style-name="T1">mundial non exclusiva que inclúe os seguintes dereitos: </text:span></text:p>
      <text:p text:style-name="P81"/>
      <text:p text:style-name="P81"><text:s text:c="3"/>1. Dereito de reprodución, distribución e comunicación pública da obra ou da prestación. </text:p>
      <text:p text:style-name="P81"><text:s text:c="3"/>2. Dereito a incorporar a obra ou a prestación nunha ou máis <text:soft-page-break/>coleccións. </text:p>
      <text:p text:style-name="P81"><text:s text:c="3"/>3. Dereito de reprodución, distribución e comunicación pública da obra ou da prestación licitamente incorporada nunha colección. </text:p>
      <text:p text:style-name="P81"><text:s text:c="3"/>4. Dereito de transformación da obra para crear unha obra derivada sempre e cando se incluír nesta unha indicación da transformación ou modificación efectuada. </text:p>
      <text:p text:style-name="P81"><text:s text:c="3"/>5. Dereito de reprodución, distribución e comunicación pública de obras derivadas creadas a partir da obra licenciada. </text:p>
      <text:p text:style-name="P81"><text:s text:c="3"/>6. Dereito a extraer e reutilizar a obra ou a prestación dunha base de datos. </text:p>
      <text:p text:style-name="P81"><text:s text:c="3"/>7. Para evitar calquera dúbida, o titular orixinario: </text:p>
      <text:p text:style-name="P81"><text:s text:c="9"/>1. Conserva o dereito a percibir as remuneracións ou compensacións previstas por actos de explotación da obra ou prestación, cualificadas pola lei como irrenunciábeis e inalienábeis e suxeitas a xestión colectiva obrigatoria. </text:p>
      <text:p text:style-name="P81"><text:s text:c="9"/>2. Renuncia ao dereito exclusivo a percibir, tanto individualmente como mediante unha entidade de xestión colectiva de dereitos, calquera remuneración derivada de actos de explotación da obra ou prestación que vostede realizar. </text:p>
      <text:p text:style-name="P81"/>
      <text:p text:style-name="P81">Estes dereitos pódense exercer en todos os medios e formatos, tanxíbeis ou intanxíbeis, coñecidos no momento da concesión desta licenza. Os dereitos mencionados inclúen o dereito a efectuar as modificacións que foren precisas tecnicamente para o exercicio dos dereitos noutros medios e formatos. Todos os dereitos non concedidos expresamente polo licenciador quedan reservados, incluíndo a título enunciativo mais non limitativo, os dereitos morais irrenunciábeis recoñecidos pola lei aplicábel. Na medida en que o licenciador tiver dereitos exclusivos previstos pola lei nacional vixente que implementa a directiva europea en materia de dereito sui generis sobre bases de datos, renuncia expresamente aos devanditos dereitos exclusivos. </text:p>
      <text:p text:style-name="P81"/>
      <text:p text:style-name="P81">4. Restricións. A concesión de dereitos que supón esta licenza atópase suxeita e limitada ás restricións seguintes: </text:p>
      <text:p text:style-name="P81"/>
      <text:p text:style-name="P81"><text:s text:c="3"/>1. Vostede pode reproducir, distribuír ou comunicar publicamente a obra ou prestación soamente baixo os termos desta licenza e debe incluír unha copia dela, ou o seu Identificador Uniforme de Recurso (URI). Vostede non pode ofrecer ou impoñer ningunha condición sobre a obra ou prestación que alterar ou restrinxir os termos desta licenza ou o exercicio dos seus dereitos por parte dos seus concesionarios. Vostede non pode sublicenciar a obra ou prestación. Vostede debe manter intactos todos os avisos que se referiren a esta licenza e á ausencia de garantías. Vostede non pode reproducir, distribuír ou comunicar publicamente a obra ou prestación con medidas tecnolóxicas que <text:soft-page-break/>controlen o acceso ou o uso dun xeito contrario aos termos desta licenza. Esta sección 4.a tamén afecta á obra ou prestación incorporada nunha colección, mais iso non implica que esta no seu conxunto fique automaticamente ou deba ficar suxeita aos seus termos. No caso que lle for requirido, logo de comunicación do licenciador, se vostede incorporar a obra nunha colección e/ou crear unha obra derivada, deberá quitar calquera crédito requirido no apartado 4.c, na medida do posíbel. </text:p>
      <text:p text:style-name="P81"><text:span text:style-name="T1"><text:s text:c="3"/>2. Vostede pode distribuír ou comunicar publicamente unha obra derivada no sentido desta licenza soamente baixo os seus termos ou outra licenza equivalente. Se vostede empregar esta mesma licenza debe incluír unha copia ou ben o seu URI, con cada obra derivada que vostede distribuír ou comunicar publicamente. Vostede non pode ofrecer ou impoñer ningún termo respecto á obra derivada que altere ou restrinxa os termos desta licenza ou o exercicio dos seus dereitos por parte dos seus concesionarios. Vostede debe manter intactos todos os avisos que se referiren a esta licenza e á ausencia de garantías </text:span><text:span text:style-name="T1">cando distribuír ou comunicar publicamente a obra derivada. Vostede non pode ofrecer ou impoñer ningún termo a respecto das obras derivadas ou das súas transformacións que alteraren ou restrinxiren os termos desta licenza ou o exercicio dos seus dereitos por parte dos seus concesionarios. Vostede non pode reproducir, distribuír ou comunicar publicamente a obra derivada con medidas tecnolóxicas que controlaren o acceso ou o uso da obra dun xeito contrario aos termos desta licenza. Se empregar unha licenza equivalente debe cumprir cos requisitos que esta establecer cando distribuír ou comunicar publicamente a obra derivada. Todas estas condicións aplícanse a unha obra derivada en tanto que incorporada a unha colección, mais non implica que esta teña que estar suxeita aos termos desta licenza. </text:span></text:p>
      <text:p text:style-name="P81"><text:s text:c="3"/>3. Se vostede reproducir, distribuír ou comunicar publicamente a obra ou a prestación, unha colección que a incorporar ou calquera obra derivada, debe manter intactos todos os avisos sobre a propiedade intelectual e indicar, de xeito razoábel conforme ao medio ou aos medios que vostede estiver a empregar: </text:p>
      <text:p text:style-name="P81"><text:s text:c="9"/>1. O nome do autor orixinal, ou o pseudónimo se for o caso, así como o do titular orixinario, se lle for facilitado. </text:p>
      <text:p text:style-name="P81"><text:s text:c="9"/>2. O nome daquelas partes (por exemplo: institución, publicación, revista) que o titular orixinario e/ou o licenciador designaren para ser recoñecido no aviso legal, as condicións de uso, ou de calquera outro xeito razoábel. </text:p>
      <text:p text:style-name="P81"><text:s text:c="9"/>3. O título da obra ou da prestación se lle for facilitado. </text:p>
      <text:p text:style-name="P81"><text:s text:c="9"/>4. O URI, se existir, que o licenciador especificar para ser vinculado á obra ou á prestación, a menos que tal URI non se referir ao aviso legal ou á información sobre a licenza da obra ou a prestación. </text:p>
      <text:p text:style-name="P81"><text:soft-page-break/><text:s text:c="9"/>5. No caso dunha obra derivada, un aviso que identifique a transformación da obra na obra derivada (p. ex., "tradución galega da obra de Autor Orixinal, ou "guión baseado en obra orixinal de Autor Orixinal"). </text:p>
      <text:p text:style-name="P81"><text:s text:c="6"/>Este recoñecemento debe facerse de xeito razoábel. No caso dunha obra derivada ou incorporación nunha colección estes créditos deberán aparecer como mínimo no mesmo lugar onde se acharen os correspondentes a outros autores ou titulares e de forma comparábel a estes. Para evitar a dúbida, os créditos requiridos nesta sección só serán empregados para os efectos de atribución da obra ou a prestación no xeito especificado anteriormente. Sen un permiso previo por escrito, vostede non pode afirmar nin dar a entender implicitamente nin explicitamente ningunha conexión, patrocinio ou aprobación por parte do titular orixinario, o licenciador e/ou as partes recoñecidas cara a vostede ou cara ao uso que fai da obra ou a prestación. </text:p>
      <text:p text:style-name="P81"><text:s text:c="3"/>4. Para evitar calquera dúbida, debe facerse notar que as restricións anteriores (parágrafos 4.a, 4.b e 4.c) non son de aplicación a aquelas partes da obra ou á prestación obxecto desta licenza que unicamente poidan ser protexidas mediante o dereito sui generis sobre bases de datos recollido pola lei nacional vixente que traspoña a directiva europea de bases de datos. </text:p>
      <text:p text:style-name="P81"/>
      <text:p text:style-name="P81">5. Exención de responsabilidade </text:p>
      <text:p text:style-name="P81"/>
      <text:p text:style-name="P81">SALVO QUE FOR ACORDADO MUTUAMENTE DOUTRO XEITO POLAS PARTES, O LICENCIADOR OFRECE A OBRA OU A PRESTACIÓN SEN MODIFICACIÓNS (ON AN "AS-IS" BASIS) E NON CONFIRE NINGUNHA GARANTÍA DE NINGÚN TIPO A RESPECTO DA OBRA OU DA PRESTACIÓN OU DA PRESENZA OU AUSENCIA DE ERROS QUE PUIDEREN OU NON SER DESCUBERTOS. ALGUNHAS XURISDICIÓNS NON PERMITEN A EXCLUSIÓN DAS DEVANDITAS GARANTÍAS, POLO QUE TAL EXCLUSIÓN PODE NON SERLLE DE APLICACIÓN A VOSTEDE. </text:p>
      <text:p text:style-name="P81"/>
      <text:p text:style-name="P81"><text:span text:style-name="T1">6. Limitación de responsabilidade. SALVO QUE O DISPUXER EXPRESA E IMPERATIVAMENTE </text:span><text:span text:style-name="T1">A LEI APLICÁBEL, EN NINGÚN CASO O LICENCIADOR SERÁ RESPONSÁBEL ANTE VOSTEDE POR CALQUERA DANO RESULTANTE, </text:span><text:span text:style-name="T1">XERAL OU ESPECIAL (INCLUÍDO O DANO EMERXENTE E O LUCRO CESANTE), FORTUÍTO OU CAUSAL, DIRECTO OU INDIRECTOS PRODUCIDO EN CONEXIÓN CON ESTA LICENZA OU O USO DA OBRA OU A PRESTACIÓN, MESMO SE O LICENCIADOR FOR INFORMADO DA POSIBILIDADE DE TALES DANOS. </text:span></text:p>
      <text:p text:style-name="P81"/>
      <text:p text:style-name="P81">7. Finalización da licenza </text:p>
      <text:p text:style-name="P81"/>
      <text:p text:style-name="P81"><text:s text:c="3"/>1. Esta licenza e a concesión dos dereitos que contén rematarán automaticamente en caso de calquera incumprimento dos seus termos. As persoas ou entidades que recibiran de vostede obras derivadas ou coleccións baixo esta licenza, non obstante, <text:soft-page-break/>non verán as súas licenzas finalizadas, sempre que tales persoas ou entidades se mantiveren no cumprimento íntegro desta licenza. As seccións 1, 2, 5, 6, 7 e 8 permanecerán vixentes malia calquera finalización desta licenza. </text:p>
      <text:p text:style-name="P81"><text:s text:c="3"/>2. De conformidade coas condicións e termos anteriores, a concesión de dereitos desta licenza é vixente por todo o prazo de protección dos dereitos de propiedade intelectual segundo a lei aplicábel. Sen prexuízo do anterior, o licenciador resérvase o dereito a divulgar ou publicar a obra ou a prestación en condicións distintas ás presentes, ou de retirar a obra ou a prestación en calquera momento. Non obstante, iso non suporá dar por concluída esta licenza (ou calquera outra licenza que fose concedida, ou sexa necesario ser concedida, baixo os termos desta licenza), que continuará vixente e con efectos completos a non ser que finalizara consonte o establecido anteriormente, sen prexuízo do dereito moral de arrepentimento nos termos recoñecidos pola Lei de Propiedade Intelectual aplicábel. </text:p>
      <text:p text:style-name="P81"/>
      <text:p text:style-name="P81">8. Miscelánea </text:p>
      <text:p text:style-name="P81"/>
      <text:p text:style-name="P81"><text:s text:c="3"/>1. Cada vez que vostede realice calquera tipo de explotación da obra ou a prestación, ou dunha colección que a incorpore, o licenciador ofrece aos terceiros e sucesivos licenciatarios a concesión de dereitos sobre a obra ou a prestación nas mesmas condicións e termos que a licenza concedida a vostede. </text:p>
      <text:p text:style-name="P81"><text:s text:c="3"/>2. Cada vez que vostede realizar calquera tipo de explotación dunha obra derivada, o licenciador ofreceralle aos terceiros e sucesivos licenciatarios a concesión de dereitos sobre a obra obxecto desta licenza nas mesmas condicións e termos que a licenza concedida a vostede. </text:p>
      <text:p text:style-name="P81"><text:s text:c="3"/>3. Se algunha disposición desta licenza resultar inválida ou inaplicábel segundo a Lei vixente, iso non afectará a validez ou aplicabilidade do resto das cláusulas desta licenza e, sen ningunha acción adicional por calquera das partes deste acordo, tal disposición entenderase reformada no estritamente necesario para facer que tal disposición sexa válida e executiva. </text:p>
      <text:p text:style-name="P81"><text:s text:c="3"/>4. Non se entenderá que existe renuncia a respecto de ningún termo ou disposición desta licenza, nin que se consente ningunha violación desta, a menos que tal renuncia ou consentimento figurar por escrito e levar a sinatura da parte que renunciar ou consentir. </text:p>
      <text:p text:style-name="P81"><text:s text:c="3"/>5. Esta licenza constitúe o acordo pleno entre as partes a respecto da obra ou da prestación obxecto da licenza. Non caben interpretacións, acordos ou condicións con respecto á obra ou a prestación que non se atopen expresamente especificados na presente licenza. O licenciador non estará obrigado por ningunha disposición complementaria que poida aparecer en calquera comunicación que faga chegar vostede. Esta licenza non se pode modificar sen o mutuo acordo por escrito entre o licenciador e <text:soft-page-break/>vostede. </text:p>
      <text:p text:style-name="P81"><text:s/></text:p>
      <text:p text:style-name="P81"><text:s text:c="4"/>Aviso de Creative Commons </text:p>
      <text:p text:style-name="P81"/>
      <text:p text:style-name="P81">Creative Commons non é parte desta licenza, e non ofrece ningunha garantía en relación coa obra ou a prestación. Creative Commons non será responsábel fronte a vostede ou calquera parte, por calquera danos resultantes, incluíndo, mais non limitando danos xerais ou especiais (incluído o dano emerxente e o lucro cesante), fortuítos ou causais, en conexión con esta licenza. Sen prexuízo das dúas (2) oracións anteriores, se Creative Commons se identificou expresamente como o licenciador, terá todos os dereitos e obrigas do licenciador. </text:p>
      <text:p text:style-name="P81"/>
      <text:p text:style-name="P81">Excepto para o propósito limitado de indicar ao público que a obra ou a prestación está licenciada baixo a CCPL, ningunha parte empregará a marca rexistrada "Creative Commons" ou calquera marca rexistrada ou insignia relacionada con "Creative Commons" sen o seu consentimento por escrito. Calquera uso permitido farase de conformidade coas pautas vixentes en cada momento sobre o uso da marca rexistrada por "Creative Commons", en tanto que sexan publicadas no seu sitio web (website) ou sexan proporcionadas por pedimento previo. Para evitar calquera dúbida, estas restricións no uso da marca non forman parte desta licenza. </text:p>
      <text:p text:style-name="P81"/>
      <text:p text:style-name="P81">Pode contactar con Creative Commons en: <text:a xlink:type="simple" xlink:href="http://creativecommons.org/">http://creativecommons.org/</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helvetica, sans-serif"/>
    <style:font-face style:name="Courier 10 Pitch" svg:font-family="'Courier 10 Pitch'" style:font-pitch="fixed"/>
    <style:font-face style:name="Courier" svg:font-family="Courier" style:font-family-generic="modern" style:font-pitch="fixed"/>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_20_6" style:next-style-name="Text_20_body" style:default-outline-level="5" style:list-style-name="" style:class="text">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fo:font-size="75%" fo:font-style="italic"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de" style:family="paragraph" style:parent-style-name="Standard">
      <style:paragraph-properties fo:margin-left="0.4925in" fo:margin-right="0in" fo:text-align="justify" style:justify-single-word="false" fo:text-indent="0in" style:auto-text-indent="false">
        <style:tab-stops/>
      </style:paragraph-properties>
      <style:text-properties style:font-name="Courier 10 Pitch"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date>2010-11-16T00:14:53</dc:date>
    <dc:creator>Andrés Maneiro</dc:creator>
    <meta:editing-duration>PT02H57M18S</meta:editing-duration>
    <meta:editing-cycles>107</meta:editing-cycles>
    <meta:document-statistic meta:table-count="0" meta:image-count="0" meta:object-count="0" meta:page-count="220" meta:paragraph-count="2329" meta:word-count="123423" meta:character-count="777031"/>
  </office:meta>
</office:document-meta>
</file>